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1493" calcext:value-type="float">
            <text:p>11493.0</text:p>
          </table:table-cell>
          <table:table-cell office:value-type="float" office:value="21320" calcext:value-type="float">
            <text:p>21320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1604" calcext:value-type="float">
            <text:p>11604.0</text:p>
          </table:table-cell>
          <table:table-cell office:value-type="float" office:value="20813" calcext:value-type="float">
            <text:p>20813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12122" calcext:value-type="float">
            <text:p>12122.0</text:p>
          </table:table-cell>
          <table:table-cell office:value-type="float" office:value="21198" calcext:value-type="float">
            <text:p>21198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11456" calcext:value-type="float">
            <text:p>11456.0</text:p>
          </table:table-cell>
          <table:table-cell office:value-type="float" office:value="21474" calcext:value-type="float">
            <text:p>21474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11646" calcext:value-type="float">
            <text:p>11646.0</text:p>
          </table:table-cell>
          <table:table-cell office:value-type="float" office:value="20768" calcext:value-type="float">
            <text:p>20768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169" calcext:value-type="float">
            <text:p>12169.0</text:p>
          </table:table-cell>
          <table:table-cell office:value-type="float" office:value="21180" calcext:value-type="float">
            <text:p>21180.0</text:p>
          </table:table-cell>
          <table:table-cell office:value-type="float" office:value="83" calcext:value-type="float">
            <text:p>83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11993" calcext:value-type="float">
            <text:p>11993.0</text:p>
          </table:table-cell>
          <table:table-cell office:value-type="float" office:value="21105" calcext:value-type="float">
            <text:p>21105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11456" calcext:value-type="float">
            <text:p>11456.0</text:p>
          </table:table-cell>
          <table:table-cell office:value-type="float" office:value="21470" calcext:value-type="float">
            <text:p>21470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11651" calcext:value-type="float">
            <text:p>11651.0</text:p>
          </table:table-cell>
          <table:table-cell office:value-type="float" office:value="20722" calcext:value-type="float">
            <text:p>20722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12178" calcext:value-type="float">
            <text:p>12178.0</text:p>
          </table:table-cell>
          <table:table-cell office:value-type="float" office:value="21173" calcext:value-type="float">
            <text:p>21173.0</text:p>
          </table:table-cell>
          <table:table-cell office:value-type="float" office:value="85" calcext:value-type="float">
            <text:p>85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12007" calcext:value-type="float">
            <text:p>12007.0</text:p>
          </table:table-cell>
          <table:table-cell office:value-type="float" office:value="21013" calcext:value-type="float">
            <text:p>21013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11432" calcext:value-type="float">
            <text:p>11432.0</text:p>
          </table:table-cell>
          <table:table-cell office:value-type="float" office:value="21467" calcext:value-type="float">
            <text:p>21467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11646" calcext:value-type="float">
            <text:p>11646.0</text:p>
          </table:table-cell>
          <table:table-cell office:value-type="float" office:value="20612" calcext:value-type="float">
            <text:p>20612.0</text:p>
          </table:table-cell>
          <table:table-cell office:value-type="float" office:value="37" calcext:value-type="float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12193" calcext:value-type="float">
            <text:p>12193.0</text:p>
          </table:table-cell>
          <table:table-cell office:value-type="float" office:value="21170" calcext:value-type="float">
            <text:p>21170.0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2019" calcext:value-type="float">
            <text:p>12019.0</text:p>
          </table:table-cell>
          <table:table-cell office:value-type="float" office:value="20943" calcext:value-type="float">
            <text:p>20943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413" calcext:value-type="float">
            <text:p>11413.0</text:p>
          </table:table-cell>
          <table:table-cell office:value-type="float" office:value="21454" calcext:value-type="float">
            <text:p>21454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636" calcext:value-type="float">
            <text:p>11636.0</text:p>
          </table:table-cell>
          <table:table-cell office:value-type="float" office:value="20578" calcext:value-type="float">
            <text:p>20578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2217" calcext:value-type="float">
            <text:p>12217.0</text:p>
          </table:table-cell>
          <table:table-cell office:value-type="float" office:value="21167" calcext:value-type="float">
            <text:p>21167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2029" calcext:value-type="float">
            <text:p>12029.0</text:p>
          </table:table-cell>
          <table:table-cell office:value-type="float" office:value="20911" calcext:value-type="float">
            <text:p>20911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1405" calcext:value-type="float">
            <text:p>11405.0</text:p>
          </table:table-cell>
          <table:table-cell office:value-type="float" office:value="21448" calcext:value-type="float">
            <text:p>21448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1634" calcext:value-type="float">
            <text:p>11634.0</text:p>
          </table:table-cell>
          <table:table-cell office:value-type="float" office:value="20563" calcext:value-type="float">
            <text:p>20563.0</text:p>
          </table:table-cell>
          <table:table-cell office:value-type="float" office:value="40" calcext:value-type="float">
            <text:p>40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2238" calcext:value-type="float">
            <text:p>12238.0</text:p>
          </table:table-cell>
          <table:table-cell office:value-type="float" office:value="21160" calcext:value-type="float">
            <text:p>21160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2047" calcext:value-type="float">
            <text:p>12047.0</text:p>
          </table:table-cell>
          <table:table-cell office:value-type="float" office:value="20869" calcext:value-type="float">
            <text:p>20869.0</text:p>
          </table:table-cell>
          <table:table-cell office:value-type="float" office:value="72" calcext:value-type="float">
            <text:p>72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1394" calcext:value-type="float">
            <text:p>11394.0</text:p>
          </table:table-cell>
          <table:table-cell office:value-type="float" office:value="21442" calcext:value-type="float">
            <text:p>21442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1641" calcext:value-type="float">
            <text:p>11641.0</text:p>
          </table:table-cell>
          <table:table-cell office:value-type="float" office:value="20531" calcext:value-type="float">
            <text:p>20531.0</text:p>
          </table:table-cell>
          <table:table-cell office:value-type="float" office:value="42" calcext:value-type="float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2239" calcext:value-type="float">
            <text:p>12239.0</text:p>
          </table:table-cell>
          <table:table-cell office:value-type="float" office:value="21155" calcext:value-type="float">
            <text:p>21155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12067" calcext:value-type="float">
            <text:p>12067.0</text:p>
          </table:table-cell>
          <table:table-cell office:value-type="float" office:value="20835" calcext:value-type="float">
            <text:p>20835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1390" calcext:value-type="float">
            <text:p>11390.0</text:p>
          </table:table-cell>
          <table:table-cell office:value-type="float" office:value="21426" calcext:value-type="float">
            <text:p>21426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1643" calcext:value-type="float">
            <text:p>11643.0</text:p>
          </table:table-cell>
          <table:table-cell office:value-type="float" office:value="20526" calcext:value-type="float">
            <text:p>20526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2246" calcext:value-type="float">
            <text:p>12246.0</text:p>
          </table:table-cell>
          <table:table-cell office:value-type="float" office:value="21158" calcext:value-type="float">
            <text:p>21158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1379" calcext:value-type="float">
            <text:p>11379.0</text:p>
          </table:table-cell>
          <table:table-cell office:value-type="float" office:value="21417" calcext:value-type="float">
            <text:p>21417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11668" calcext:value-type="float">
            <text:p>11668.0</text:p>
          </table:table-cell>
          <table:table-cell office:value-type="float" office:value="20483" calcext:value-type="float">
            <text:p>20483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12275" calcext:value-type="float">
            <text:p>12275.0</text:p>
          </table:table-cell>
          <table:table-cell office:value-type="float" office:value="21137" calcext:value-type="float">
            <text:p>21137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11383" calcext:value-type="float">
            <text:p>11383.0</text:p>
          </table:table-cell>
          <table:table-cell office:value-type="float" office:value="21410" calcext:value-type="float">
            <text:p>21410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11698" calcext:value-type="float">
            <text:p>11698.0</text:p>
          </table:table-cell>
          <table:table-cell office:value-type="float" office:value="20446" calcext:value-type="float">
            <text:p>20446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12297" calcext:value-type="float">
            <text:p>12297.0</text:p>
          </table:table-cell>
          <table:table-cell office:value-type="float" office:value="21133" calcext:value-type="float">
            <text:p>21133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11379" calcext:value-type="float">
            <text:p>11379.0</text:p>
          </table:table-cell>
          <table:table-cell office:value-type="float" office:value="21409" calcext:value-type="float">
            <text:p>21409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11717" calcext:value-type="float">
            <text:p>11717.0</text:p>
          </table:table-cell>
          <table:table-cell office:value-type="float" office:value="20421" calcext:value-type="float">
            <text:p>20421.0</text:p>
          </table:table-cell>
          <table:table-cell office:value-type="float" office:value="46" calcext:value-type="float">
            <text:p>46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12309" calcext:value-type="float">
            <text:p>12309.0</text:p>
          </table:table-cell>
          <table:table-cell office:value-type="float" office:value="21123" calcext:value-type="float">
            <text:p>21123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11378" calcext:value-type="float">
            <text:p>11378.0</text:p>
          </table:table-cell>
          <table:table-cell office:value-type="float" office:value="21403" calcext:value-type="float">
            <text:p>21403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11731" calcext:value-type="float">
            <text:p>11731.0</text:p>
          </table:table-cell>
          <table:table-cell office:value-type="float" office:value="20394" calcext:value-type="float">
            <text:p>20394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12318" calcext:value-type="float">
            <text:p>12318.0</text:p>
          </table:table-cell>
          <table:table-cell office:value-type="float" office:value="21117" calcext:value-type="float">
            <text:p>21117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11378" calcext:value-type="float">
            <text:p>11378.0</text:p>
          </table:table-cell>
          <table:table-cell office:value-type="float" office:value="21403" calcext:value-type="float">
            <text:p>21403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11752" calcext:value-type="float">
            <text:p>11752.0</text:p>
          </table:table-cell>
          <table:table-cell office:value-type="float" office:value="20348" calcext:value-type="float">
            <text:p>20348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12338" calcext:value-type="float">
            <text:p>12338.0</text:p>
          </table:table-cell>
          <table:table-cell office:value-type="float" office:value="21117" calcext:value-type="float">
            <text:p>21117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378" calcext:value-type="float">
            <text:p>11378.0</text:p>
          </table:table-cell>
          <table:table-cell office:value-type="float" office:value="21403" calcext:value-type="float">
            <text:p>21403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11778" calcext:value-type="float">
            <text:p>11778.0</text:p>
          </table:table-cell>
          <table:table-cell office:value-type="float" office:value="20290" calcext:value-type="float">
            <text:p>20290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12359" calcext:value-type="float">
            <text:p>12359.0</text:p>
          </table:table-cell>
          <table:table-cell office:value-type="float" office:value="21103" calcext:value-type="float">
            <text:p>21103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11377" calcext:value-type="float">
            <text:p>11377.0</text:p>
          </table:table-cell>
          <table:table-cell office:value-type="float" office:value="21414" calcext:value-type="float">
            <text:p>21414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11780" calcext:value-type="float">
            <text:p>11780.0</text:p>
          </table:table-cell>
          <table:table-cell office:value-type="float" office:value="20291" calcext:value-type="float">
            <text:p>20291.0</text:p>
          </table:table-cell>
          <table:table-cell office:value-type="float" office:value="48" calcext:value-type="float">
            <text:p>48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12381" calcext:value-type="float">
            <text:p>12381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11378" calcext:value-type="float">
            <text:p>11378.0</text:p>
          </table:table-cell>
          <table:table-cell office:value-type="float" office:value="21427" calcext:value-type="float">
            <text:p>21427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11782" calcext:value-type="float">
            <text:p>11782.0</text:p>
          </table:table-cell>
          <table:table-cell office:value-type="float" office:value="20273" calcext:value-type="float">
            <text:p>20273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12393" calcext:value-type="float">
            <text:p>12393.0</text:p>
          </table:table-cell>
          <table:table-cell office:value-type="float" office:value="21087" calcext:value-type="float">
            <text:p>21087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11375" calcext:value-type="float">
            <text:p>11375.0</text:p>
          </table:table-cell>
          <table:table-cell office:value-type="float" office:value="21425" calcext:value-type="float">
            <text:p>21425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11813" calcext:value-type="float">
            <text:p>11813.0</text:p>
          </table:table-cell>
          <table:table-cell office:value-type="float" office:value="20270" calcext:value-type="float">
            <text:p>20270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12410" calcext:value-type="float">
            <text:p>12410.0</text:p>
          </table:table-cell>
          <table:table-cell office:value-type="float" office:value="21084" calcext:value-type="float">
            <text:p>21084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11371" calcext:value-type="float">
            <text:p>11371.0</text:p>
          </table:table-cell>
          <table:table-cell office:value-type="float" office:value="21424" calcext:value-type="float">
            <text:p>21424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11813" calcext:value-type="float">
            <text:p>11813.0</text:p>
          </table:table-cell>
          <table:table-cell office:value-type="float" office:value="20263" calcext:value-type="float">
            <text:p>20263.0</text:p>
          </table:table-cell>
          <table:table-cell office:value-type="float" office:value="51" calcext:value-type="float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12436" calcext:value-type="float">
            <text:p>12436.0</text:p>
          </table:table-cell>
          <table:table-cell office:value-type="float" office:value="21064" calcext:value-type="float">
            <text:p>21064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11362" calcext:value-type="float">
            <text:p>11362.0</text:p>
          </table:table-cell>
          <table:table-cell office:value-type="float" office:value="21414" calcext:value-type="float">
            <text:p>21414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11817" calcext:value-type="float">
            <text:p>11817.0</text:p>
          </table:table-cell>
          <table:table-cell office:value-type="float" office:value="20257" calcext:value-type="float">
            <text:p>20257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12465" calcext:value-type="float">
            <text:p>12465.0</text:p>
          </table:table-cell>
          <table:table-cell office:value-type="float" office:value="21043" calcext:value-type="float">
            <text:p>21043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11354" calcext:value-type="float">
            <text:p>11354.0</text:p>
          </table:table-cell>
          <table:table-cell office:value-type="float" office:value="21400" calcext:value-type="float">
            <text:p>21400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11823" calcext:value-type="float">
            <text:p>11823.0</text:p>
          </table:table-cell>
          <table:table-cell office:value-type="float" office:value="20249" calcext:value-type="float">
            <text:p>20249.0</text:p>
          </table:table-cell>
          <table:table-cell office:value-type="float" office:value="53" calcext:value-type="float">
            <text:p>53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12486" calcext:value-type="float">
            <text:p>12486.0</text:p>
          </table:table-cell>
          <table:table-cell office:value-type="float" office:value="21030" calcext:value-type="float">
            <text:p>21030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11354" calcext:value-type="float">
            <text:p>11354.0</text:p>
          </table:table-cell>
          <table:table-cell office:value-type="float" office:value="21389" calcext:value-type="float">
            <text:p>21389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11833" calcext:value-type="float">
            <text:p>11833.0</text:p>
          </table:table-cell>
          <table:table-cell office:value-type="float" office:value="20232" calcext:value-type="float">
            <text:p>20232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12505" calcext:value-type="float">
            <text:p>12505.0</text:p>
          </table:table-cell>
          <table:table-cell office:value-type="float" office:value="21021" calcext:value-type="float">
            <text:p>21021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11348" calcext:value-type="float">
            <text:p>11348.0</text:p>
          </table:table-cell>
          <table:table-cell office:value-type="float" office:value="21382" calcext:value-type="float">
            <text:p>21382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11845" calcext:value-type="float">
            <text:p>11845.0</text:p>
          </table:table-cell>
          <table:table-cell office:value-type="float" office:value="20214" calcext:value-type="float">
            <text:p>20214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12524" calcext:value-type="float">
            <text:p>12524.0</text:p>
          </table:table-cell>
          <table:table-cell office:value-type="float" office:value="21007" calcext:value-type="float">
            <text:p>21007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11344" calcext:value-type="float">
            <text:p>11344.0</text:p>
          </table:table-cell>
          <table:table-cell office:value-type="float" office:value="21372" calcext:value-type="float">
            <text:p>21372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11879" calcext:value-type="float">
            <text:p>11879.0</text:p>
          </table:table-cell>
          <table:table-cell office:value-type="float" office:value="20184" calcext:value-type="float">
            <text:p>20184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12537" calcext:value-type="float">
            <text:p>12537.0</text:p>
          </table:table-cell>
          <table:table-cell office:value-type="float" office:value="21011" calcext:value-type="float">
            <text:p>21011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11339" calcext:value-type="float">
            <text:p>11339.0</text:p>
          </table:table-cell>
          <table:table-cell office:value-type="float" office:value="21357" calcext:value-type="float">
            <text:p>21357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11897" calcext:value-type="float">
            <text:p>11897.0</text:p>
          </table:table-cell>
          <table:table-cell office:value-type="float" office:value="20176" calcext:value-type="float">
            <text:p>20176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12544" calcext:value-type="float">
            <text:p>12544.0</text:p>
          </table:table-cell>
          <table:table-cell office:value-type="float" office:value="21009" calcext:value-type="float">
            <text:p>21009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11333" calcext:value-type="float">
            <text:p>11333.0</text:p>
          </table:table-cell>
          <table:table-cell office:value-type="float" office:value="21351" calcext:value-type="float">
            <text:p>21351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11945" calcext:value-type="float">
            <text:p>11945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59" calcext:value-type="float">
            <text:p>59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12578" calcext:value-type="float">
            <text:p>12578.0</text:p>
          </table:table-cell>
          <table:table-cell office:value-type="float" office:value="21003" calcext:value-type="float">
            <text:p>21003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11331" calcext:value-type="float">
            <text:p>11331.0</text:p>
          </table:table-cell>
          <table:table-cell office:value-type="float" office:value="21340" calcext:value-type="float">
            <text:p>21340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964" calcext:value-type="float">
            <text:p>11964.0</text:p>
          </table:table-cell>
          <table:table-cell office:value-type="float" office:value="20138" calcext:value-type="float">
            <text:p>20138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12600" calcext:value-type="float">
            <text:p>12600.0</text:p>
          </table:table-cell>
          <table:table-cell office:value-type="float" office:value="20996" calcext:value-type="float">
            <text:p>20996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11329" calcext:value-type="float">
            <text:p>11329.0</text:p>
          </table:table-cell>
          <table:table-cell office:value-type="float" office:value="21336" calcext:value-type="float">
            <text:p>21336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010" calcext:value-type="float">
            <text:p>12010.0</text:p>
          </table:table-cell>
          <table:table-cell office:value-type="float" office:value="20109" calcext:value-type="float">
            <text:p>20109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11984" calcext:value-type="float">
            <text:p>11984.0</text:p>
          </table:table-cell>
          <table:table-cell office:value-type="float" office:value="20136" calcext:value-type="float">
            <text:p>20136.0</text:p>
          </table:table-cell>
          <table:table-cell office:value-type="float" office:value="64" calcext:value-type="float">
            <text:p>64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12601" calcext:value-type="float">
            <text:p>12601.0</text:p>
          </table:table-cell>
          <table:table-cell office:value-type="float" office:value="21007" calcext:value-type="float">
            <text:p>21007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11328" calcext:value-type="float">
            <text:p>11328.0</text:p>
          </table:table-cell>
          <table:table-cell office:value-type="float" office:value="21331" calcext:value-type="float">
            <text:p>21331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12025" calcext:value-type="float">
            <text:p>12025.0</text:p>
          </table:table-cell>
          <table:table-cell office:value-type="float" office:value="20103" calcext:value-type="float">
            <text:p>20103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006" calcext:value-type="float">
            <text:p>12006.0</text:p>
          </table:table-cell>
          <table:table-cell office:value-type="float" office:value="20128" calcext:value-type="float">
            <text:p>20128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12641" calcext:value-type="float">
            <text:p>12641.0</text:p>
          </table:table-cell>
          <table:table-cell office:value-type="float" office:value="21000" calcext:value-type="float">
            <text:p>21000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11320" calcext:value-type="float">
            <text:p>11320.0</text:p>
          </table:table-cell>
          <table:table-cell office:value-type="float" office:value="21324" calcext:value-type="float">
            <text:p>21324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031" calcext:value-type="float">
            <text:p>12031.0</text:p>
          </table:table-cell>
          <table:table-cell office:value-type="float" office:value="20103" calcext:value-type="float">
            <text:p>20103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2671" calcext:value-type="float">
            <text:p>12671.0</text:p>
          </table:table-cell>
          <table:table-cell office:value-type="float" office:value="20994" calcext:value-type="float">
            <text:p>20994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11317" calcext:value-type="float">
            <text:p>11317.0</text:p>
          </table:table-cell>
          <table:table-cell office:value-type="float" office:value="21320" calcext:value-type="float">
            <text:p>21320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12042" calcext:value-type="float">
            <text:p>12042.0</text:p>
          </table:table-cell>
          <table:table-cell office:value-type="float" office:value="20104" calcext:value-type="float">
            <text:p>20104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12678" calcext:value-type="float">
            <text:p>12678.0</text:p>
          </table:table-cell>
          <table:table-cell office:value-type="float" office:value="21000" calcext:value-type="float">
            <text:p>21000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11311" calcext:value-type="float">
            <text:p>11311.0</text:p>
          </table:table-cell>
          <table:table-cell office:value-type="float" office:value="21320" calcext:value-type="float">
            <text:p>21320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12038" calcext:value-type="float">
            <text:p>12038.0</text:p>
          </table:table-cell>
          <table:table-cell office:value-type="float" office:value="20106" calcext:value-type="float">
            <text:p>20106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12703" calcext:value-type="float">
            <text:p>12703.0</text:p>
          </table:table-cell>
          <table:table-cell office:value-type="float" office:value="20996" calcext:value-type="float">
            <text:p>20996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11308" calcext:value-type="float">
            <text:p>11308.0</text:p>
          </table:table-cell>
          <table:table-cell office:value-type="float" office:value="21316" calcext:value-type="float">
            <text:p>21316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12035" calcext:value-type="float">
            <text:p>12035.0</text:p>
          </table:table-cell>
          <table:table-cell office:value-type="float" office:value="20116" calcext:value-type="float">
            <text:p>20116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12713" calcext:value-type="float">
            <text:p>12713.0</text:p>
          </table:table-cell>
          <table:table-cell office:value-type="float" office:value="20986" calcext:value-type="float">
            <text:p>20986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11301" calcext:value-type="float">
            <text:p>11301.0</text:p>
          </table:table-cell>
          <table:table-cell office:value-type="float" office:value="21313" calcext:value-type="float">
            <text:p>21313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12717" calcext:value-type="float">
            <text:p>12717.0</text:p>
          </table:table-cell>
          <table:table-cell office:value-type="float" office:value="20966" calcext:value-type="float">
            <text:p>20966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11291" calcext:value-type="float">
            <text:p>11291.0</text:p>
          </table:table-cell>
          <table:table-cell office:value-type="float" office:value="21302" calcext:value-type="float">
            <text:p>21302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12727" calcext:value-type="float">
            <text:p>12727.0</text:p>
          </table:table-cell>
          <table:table-cell office:value-type="float" office:value="20972" calcext:value-type="float">
            <text:p>20972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11292" calcext:value-type="float">
            <text:p>11292.0</text:p>
          </table:table-cell>
          <table:table-cell office:value-type="float" office:value="21293" calcext:value-type="float">
            <text:p>21293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12740" calcext:value-type="float">
            <text:p>12740.0</text:p>
          </table:table-cell>
          <table:table-cell office:value-type="float" office:value="20963" calcext:value-type="float">
            <text:p>20963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11278" calcext:value-type="float">
            <text:p>11278.0</text:p>
          </table:table-cell>
          <table:table-cell office:value-type="float" office:value="21288" calcext:value-type="float">
            <text:p>21288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12752" calcext:value-type="float">
            <text:p>12752.0</text:p>
          </table:table-cell>
          <table:table-cell office:value-type="float" office:value="20950" calcext:value-type="float">
            <text:p>20950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11277" calcext:value-type="float">
            <text:p>11277.0</text:p>
          </table:table-cell>
          <table:table-cell office:value-type="float" office:value="21275" calcext:value-type="float">
            <text:p>21275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12761" calcext:value-type="float">
            <text:p>12761.0</text:p>
          </table:table-cell>
          <table:table-cell office:value-type="float" office:value="20944" calcext:value-type="float">
            <text:p>20944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11268" calcext:value-type="float">
            <text:p>11268.0</text:p>
          </table:table-cell>
          <table:table-cell office:value-type="float" office:value="21260" calcext:value-type="float">
            <text:p>21260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12755" calcext:value-type="float">
            <text:p>12755.0</text:p>
          </table:table-cell>
          <table:table-cell office:value-type="float" office:value="20935" calcext:value-type="float">
            <text:p>20935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11265" calcext:value-type="float">
            <text:p>11265.0</text:p>
          </table:table-cell>
          <table:table-cell office:value-type="float" office:value="21244" calcext:value-type="float">
            <text:p>21244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12756" calcext:value-type="float">
            <text:p>12756.0</text:p>
          </table:table-cell>
          <table:table-cell office:value-type="float" office:value="20935" calcext:value-type="float">
            <text:p>20935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264" calcext:value-type="float">
            <text:p>11264.0</text:p>
          </table:table-cell>
          <table:table-cell office:value-type="float" office:value="21230" calcext:value-type="float">
            <text:p>21230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12768" calcext:value-type="float">
            <text:p>12768.0</text:p>
          </table:table-cell>
          <table:table-cell office:value-type="float" office:value="20931" calcext:value-type="float">
            <text:p>20931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11255" calcext:value-type="float">
            <text:p>11255.0</text:p>
          </table:table-cell>
          <table:table-cell office:value-type="float" office:value="21227" calcext:value-type="float">
            <text:p>21227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12754" calcext:value-type="float">
            <text:p>12754.0</text:p>
          </table:table-cell>
          <table:table-cell office:value-type="float" office:value="20964" calcext:value-type="float">
            <text:p>20964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12770" calcext:value-type="float">
            <text:p>12770.0</text:p>
          </table:table-cell>
          <table:table-cell office:value-type="float" office:value="20904" calcext:value-type="float">
            <text:p>20904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11252" calcext:value-type="float">
            <text:p>11252.0</text:p>
          </table:table-cell>
          <table:table-cell office:value-type="float" office:value="21211" calcext:value-type="float">
            <text:p>21211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/>
          <table:table-cell office:value-type="float" office:value="12727" calcext:value-type="float">
            <text:p>12727.0</text:p>
          </table:table-cell>
          <table:table-cell office:value-type="float" office:value="21036" calcext:value-type="float">
            <text:p>21036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774" calcext:value-type="float">
            <text:p>12774.0</text:p>
          </table:table-cell>
          <table:table-cell office:value-type="float" office:value="20891" calcext:value-type="float">
            <text:p>20891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11251" calcext:value-type="float">
            <text:p>11251.0</text:p>
          </table:table-cell>
          <table:table-cell office:value-type="float" office:value="21192" calcext:value-type="float">
            <text:p>21192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12722" calcext:value-type="float">
            <text:p>12722.0</text:p>
          </table:table-cell>
          <table:table-cell office:value-type="float" office:value="21066" calcext:value-type="float">
            <text:p>21066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12775" calcext:value-type="float">
            <text:p>12775.0</text:p>
          </table:table-cell>
          <table:table-cell office:value-type="float" office:value="20872" calcext:value-type="float">
            <text:p>20872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1242" calcext:value-type="float">
            <text:p>11242.0</text:p>
          </table:table-cell>
          <table:table-cell office:value-type="float" office:value="21176" calcext:value-type="float">
            <text:p>21176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12721" calcext:value-type="float">
            <text:p>12721.0</text:p>
          </table:table-cell>
          <table:table-cell office:value-type="float" office:value="21081" calcext:value-type="float">
            <text:p>21081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12782" calcext:value-type="float">
            <text:p>12782.0</text:p>
          </table:table-cell>
          <table:table-cell office:value-type="float" office:value="20832" calcext:value-type="float">
            <text:p>20832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11243" calcext:value-type="float">
            <text:p>11243.0</text:p>
          </table:table-cell>
          <table:table-cell office:value-type="float" office:value="21178" calcext:value-type="float">
            <text:p>21178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717" calcext:value-type="float">
            <text:p>12717.0</text:p>
          </table:table-cell>
          <table:table-cell office:value-type="float" office:value="21081" calcext:value-type="float">
            <text:p>21081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12794" calcext:value-type="float">
            <text:p>12794.0</text:p>
          </table:table-cell>
          <table:table-cell office:value-type="float" office:value="20813" calcext:value-type="float">
            <text:p>20813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11237" calcext:value-type="float">
            <text:p>11237.0</text:p>
          </table:table-cell>
          <table:table-cell office:value-type="float" office:value="21171" calcext:value-type="float">
            <text:p>21171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12804" calcext:value-type="float">
            <text:p>12804.0</text:p>
          </table:table-cell>
          <table:table-cell office:value-type="float" office:value="20787" calcext:value-type="float">
            <text:p>20787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11236" calcext:value-type="float">
            <text:p>11236.0</text:p>
          </table:table-cell>
          <table:table-cell office:value-type="float" office:value="21164" calcext:value-type="float">
            <text:p>21164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12821" calcext:value-type="float">
            <text:p>12821.0</text:p>
          </table:table-cell>
          <table:table-cell office:value-type="float" office:value="20756" calcext:value-type="float">
            <text:p>20756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11219" calcext:value-type="float">
            <text:p>11219.0</text:p>
          </table:table-cell>
          <table:table-cell office:value-type="float" office:value="21153" calcext:value-type="float">
            <text:p>21153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12868" calcext:value-type="float">
            <text:p>12868.0</text:p>
          </table:table-cell>
          <table:table-cell office:value-type="float" office:value="20741" calcext:value-type="float">
            <text:p>20741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11222" calcext:value-type="float">
            <text:p>11222.0</text:p>
          </table:table-cell>
          <table:table-cell office:value-type="float" office:value="21140" calcext:value-type="float">
            <text:p>21140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12913" calcext:value-type="float">
            <text:p>12913.0</text:p>
          </table:table-cell>
          <table:table-cell office:value-type="float" office:value="20712" calcext:value-type="float">
            <text:p>20712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11217" calcext:value-type="float">
            <text:p>11217.0</text:p>
          </table:table-cell>
          <table:table-cell office:value-type="float" office:value="21139" calcext:value-type="float">
            <text:p>21139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12985" calcext:value-type="float">
            <text:p>12985.0</text:p>
          </table:table-cell>
          <table:table-cell office:value-type="float" office:value="20654" calcext:value-type="float">
            <text:p>20654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11213" calcext:value-type="float">
            <text:p>11213.0</text:p>
          </table:table-cell>
          <table:table-cell office:value-type="float" office:value="21125" calcext:value-type="float">
            <text:p>21125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12988" calcext:value-type="float">
            <text:p>12988.0</text:p>
          </table:table-cell>
          <table:table-cell office:value-type="float" office:value="20650" calcext:value-type="float">
            <text:p>20650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11219" calcext:value-type="float">
            <text:p>11219.0</text:p>
          </table:table-cell>
          <table:table-cell office:value-type="float" office:value="21108" calcext:value-type="float">
            <text:p>21108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12989" calcext:value-type="float">
            <text:p>12989.0</text:p>
          </table:table-cell>
          <table:table-cell office:value-type="float" office:value="20648" calcext:value-type="float">
            <text:p>2064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11214" calcext:value-type="float">
            <text:p>11214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12988" calcext:value-type="float">
            <text:p>12988.0</text:p>
          </table:table-cell>
          <table:table-cell office:value-type="float" office:value="20641" calcext:value-type="float">
            <text:p>20641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11217" calcext:value-type="float">
            <text:p>11217.0</text:p>
          </table:table-cell>
          <table:table-cell office:value-type="float" office:value="21093" calcext:value-type="float">
            <text:p>21093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13046" calcext:value-type="float">
            <text:p>13046.0</text:p>
          </table:table-cell>
          <table:table-cell office:value-type="float" office:value="20560" calcext:value-type="float">
            <text:p>20560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12998" calcext:value-type="float">
            <text:p>12998.0</text:p>
          </table:table-cell>
          <table:table-cell office:value-type="float" office:value="20651" calcext:value-type="float">
            <text:p>20651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11204" calcext:value-type="float">
            <text:p>11204.0</text:p>
          </table:table-cell>
          <table:table-cell office:value-type="float" office:value="21083" calcext:value-type="float">
            <text:p>21083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13139" calcext:value-type="float">
            <text:p>13139.0</text:p>
          </table:table-cell>
          <table:table-cell office:value-type="float" office:value="20459" calcext:value-type="float">
            <text:p>20459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12980" calcext:value-type="float">
            <text:p>12980.0</text:p>
          </table:table-cell>
          <table:table-cell office:value-type="float" office:value="20669" calcext:value-type="float">
            <text:p>20669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11203" calcext:value-type="float">
            <text:p>11203.0</text:p>
          </table:table-cell>
          <table:table-cell office:value-type="float" office:value="21072" calcext:value-type="float">
            <text:p>21072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13157" calcext:value-type="float">
            <text:p>13157.0</text:p>
          </table:table-cell>
          <table:table-cell office:value-type="float" office:value="20413" calcext:value-type="float">
            <text:p>20413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12949" calcext:value-type="float">
            <text:p>12949.0</text:p>
          </table:table-cell>
          <table:table-cell office:value-type="float" office:value="20662" calcext:value-type="float">
            <text:p>2066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11206" calcext:value-type="float">
            <text:p>11206.0</text:p>
          </table:table-cell>
          <table:table-cell office:value-type="float" office:value="21060" calcext:value-type="float">
            <text:p>21060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13166" calcext:value-type="float">
            <text:p>13166.0</text:p>
          </table:table-cell>
          <table:table-cell office:value-type="float" office:value="20410" calcext:value-type="float">
            <text:p>20410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/>
          <table:table-cell office:value-type="float" office:value="12955" calcext:value-type="float">
            <text:p>12955.0</text:p>
          </table:table-cell>
          <table:table-cell office:value-type="float" office:value="20636" calcext:value-type="float">
            <text:p>20636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11199" calcext:value-type="float">
            <text:p>11199.0</text:p>
          </table:table-cell>
          <table:table-cell office:value-type="float" office:value="21040" calcext:value-type="float">
            <text:p>21040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13172" calcext:value-type="float">
            <text:p>13172.0</text:p>
          </table:table-cell>
          <table:table-cell office:value-type="float" office:value="20409" calcext:value-type="float">
            <text:p>20409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12943" calcext:value-type="float">
            <text:p>12943.0</text:p>
          </table:table-cell>
          <table:table-cell office:value-type="float" office:value="20666" calcext:value-type="float">
            <text:p>20666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11202" calcext:value-type="float">
            <text:p>11202.0</text:p>
          </table:table-cell>
          <table:table-cell office:value-type="float" office:value="21036" calcext:value-type="float">
            <text:p>21036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13205" calcext:value-type="float">
            <text:p>13205.0</text:p>
          </table:table-cell>
          <table:table-cell office:value-type="float" office:value="20376" calcext:value-type="float">
            <text:p>20376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13140" calcext:value-type="float">
            <text:p>13140.0</text:p>
          </table:table-cell>
          <table:table-cell office:value-type="float" office:value="20453" calcext:value-type="float">
            <text:p>20453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13000" calcext:value-type="float">
            <text:p>13000.0</text:p>
          </table:table-cell>
          <table:table-cell office:value-type="float" office:value="20729" calcext:value-type="float">
            <text:p>20729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11202" calcext:value-type="float">
            <text:p>11202.0</text:p>
          </table:table-cell>
          <table:table-cell office:value-type="float" office:value="21030" calcext:value-type="float">
            <text:p>21030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13218" calcext:value-type="float">
            <text:p>13218.0</text:p>
          </table:table-cell>
          <table:table-cell office:value-type="float" office:value="20327" calcext:value-type="float">
            <text:p>20327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13132" calcext:value-type="float">
            <text:p>13132.0</text:p>
          </table:table-cell>
          <table:table-cell office:value-type="float" office:value="20466" calcext:value-type="float">
            <text:p>20466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13051" calcext:value-type="float">
            <text:p>13051.0</text:p>
          </table:table-cell>
          <table:table-cell office:value-type="float" office:value="20753" calcext:value-type="float">
            <text:p>20753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11210" calcext:value-type="float">
            <text:p>11210.0</text:p>
          </table:table-cell>
          <table:table-cell office:value-type="float" office:value="21021" calcext:value-type="float">
            <text:p>21021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13236" calcext:value-type="float">
            <text:p>13236.0</text:p>
          </table:table-cell>
          <table:table-cell office:value-type="float" office:value="20262" calcext:value-type="float">
            <text:p>20262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129" calcext:value-type="float">
            <text:p>13129.0</text:p>
          </table:table-cell>
          <table:table-cell office:value-type="float" office:value="20483" calcext:value-type="float">
            <text:p>20483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13101" calcext:value-type="float">
            <text:p>13101.0</text:p>
          </table:table-cell>
          <table:table-cell office:value-type="float" office:value="20776" calcext:value-type="float">
            <text:p>20776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11211" calcext:value-type="float">
            <text:p>11211.0</text:p>
          </table:table-cell>
          <table:table-cell office:value-type="float" office:value="21014" calcext:value-type="float">
            <text:p>21014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13261" calcext:value-type="float">
            <text:p>13261.0</text:p>
          </table:table-cell>
          <table:table-cell office:value-type="float" office:value="20225" calcext:value-type="float">
            <text:p>20225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228" calcext:value-type="float">
            <text:p>13228.0</text:p>
          </table:table-cell>
          <table:table-cell office:value-type="float" office:value="20282" calcext:value-type="float">
            <text:p>20282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13147" calcext:value-type="float">
            <text:p>13147.0</text:p>
          </table:table-cell>
          <table:table-cell office:value-type="float" office:value="20813" calcext:value-type="float">
            <text:p>20813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11211" calcext:value-type="float">
            <text:p>11211.0</text:p>
          </table:table-cell>
          <table:table-cell office:value-type="float" office:value="21009" calcext:value-type="float">
            <text:p>21009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13282" calcext:value-type="float">
            <text:p>13282.0</text:p>
          </table:table-cell>
          <table:table-cell office:value-type="float" office:value="20150" calcext:value-type="float">
            <text:p>20150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13228" calcext:value-type="float">
            <text:p>13228.0</text:p>
          </table:table-cell>
          <table:table-cell office:value-type="float" office:value="20286" calcext:value-type="float">
            <text:p>20286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13176" calcext:value-type="float">
            <text:p>13176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11214" calcext:value-type="float">
            <text:p>11214.0</text:p>
          </table:table-cell>
          <table:table-cell office:value-type="float" office:value="21004" calcext:value-type="float">
            <text:p>21004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13322" calcext:value-type="float">
            <text:p>13322.0</text:p>
          </table:table-cell>
          <table:table-cell office:value-type="float" office:value="20077" calcext:value-type="float">
            <text:p>20077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13228" calcext:value-type="float">
            <text:p>13228.0</text:p>
          </table:table-cell>
          <table:table-cell office:value-type="float" office:value="20286" calcext:value-type="float">
            <text:p>20286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13178" calcext:value-type="float">
            <text:p>13178.0</text:p>
          </table:table-cell>
          <table:table-cell office:value-type="float" office:value="20880" calcext:value-type="float">
            <text:p>20880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11219" calcext:value-type="float">
            <text:p>11219.0</text:p>
          </table:table-cell>
          <table:table-cell office:value-type="float" office:value="21005" calcext:value-type="float">
            <text:p>21005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13347" calcext:value-type="float">
            <text:p>13347.0</text:p>
          </table:table-cell>
          <table:table-cell office:value-type="float" office:value="19995" calcext:value-type="float">
            <text:p>19995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13227" calcext:value-type="float">
            <text:p>13227.0</text:p>
          </table:table-cell>
          <table:table-cell office:value-type="float" office:value="20330" calcext:value-type="float">
            <text:p>20330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3176" calcext:value-type="float">
            <text:p>13176.0</text:p>
          </table:table-cell>
          <table:table-cell office:value-type="float" office:value="20899" calcext:value-type="float">
            <text:p>20899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11216" calcext:value-type="float">
            <text:p>11216.0</text:p>
          </table:table-cell>
          <table:table-cell office:value-type="float" office:value="21000" calcext:value-type="float">
            <text:p>21000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3371" calcext:value-type="float">
            <text:p>13371.0</text:p>
          </table:table-cell>
          <table:table-cell office:value-type="float" office:value="19924" calcext:value-type="float">
            <text:p>19924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13228" calcext:value-type="float">
            <text:p>13228.0</text:p>
          </table:table-cell>
          <table:table-cell office:value-type="float" office:value="20320" calcext:value-type="float">
            <text:p>20320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3176" calcext:value-type="float">
            <text:p>13176.0</text:p>
          </table:table-cell>
          <table:table-cell office:value-type="float" office:value="20936" calcext:value-type="float">
            <text:p>20936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11218" calcext:value-type="float">
            <text:p>11218.0</text:p>
          </table:table-cell>
          <table:table-cell office:value-type="float" office:value="20981" calcext:value-type="float">
            <text:p>20981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13395" calcext:value-type="float">
            <text:p>13395.0</text:p>
          </table:table-cell>
          <table:table-cell office:value-type="float" office:value="19783" calcext:value-type="float">
            <text:p>19783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13244" calcext:value-type="float">
            <text:p>13244.0</text:p>
          </table:table-cell>
          <table:table-cell office:value-type="float" office:value="20308" calcext:value-type="float">
            <text:p>20308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13184" calcext:value-type="float">
            <text:p>13184.0</text:p>
          </table:table-cell>
          <table:table-cell office:value-type="float" office:value="20981" calcext:value-type="float">
            <text:p>20981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11212" calcext:value-type="float">
            <text:p>11212.0</text:p>
          </table:table-cell>
          <table:table-cell office:value-type="float" office:value="20981" calcext:value-type="float">
            <text:p>20981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3398" calcext:value-type="float">
            <text:p>13398.0</text:p>
          </table:table-cell>
          <table:table-cell office:value-type="float" office:value="19772" calcext:value-type="float">
            <text:p>19772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13255" calcext:value-type="float">
            <text:p>13255.0</text:p>
          </table:table-cell>
          <table:table-cell office:value-type="float" office:value="20295" calcext:value-type="float">
            <text:p>20295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13190" calcext:value-type="float">
            <text:p>13190.0</text:p>
          </table:table-cell>
          <table:table-cell office:value-type="float" office:value="21048" calcext:value-type="float">
            <text:p>21048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/>
          <table:table-cell office:value-type="float" office:value="11211" calcext:value-type="float">
            <text:p>11211.0</text:p>
          </table:table-cell>
          <table:table-cell office:value-type="float" office:value="20969" calcext:value-type="float">
            <text:p>20969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13418" calcext:value-type="float">
            <text:p>13418.0</text:p>
          </table:table-cell>
          <table:table-cell office:value-type="float" office:value="19731" calcext:value-type="float">
            <text:p>19731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13252" calcext:value-type="float">
            <text:p>13252.0</text:p>
          </table:table-cell>
          <table:table-cell office:value-type="float" office:value="20293" calcext:value-type="float">
            <text:p>20293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3203" calcext:value-type="float">
            <text:p>13203.0</text:p>
          </table:table-cell>
          <table:table-cell office:value-type="float" office:value="21068" calcext:value-type="float">
            <text:p>21068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11218" calcext:value-type="float">
            <text:p>11218.0</text:p>
          </table:table-cell>
          <table:table-cell office:value-type="float" office:value="20970" calcext:value-type="float">
            <text:p>20970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3434" calcext:value-type="float">
            <text:p>13434.0</text:p>
          </table:table-cell>
          <table:table-cell office:value-type="float" office:value="19698" calcext:value-type="float">
            <text:p>19698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13256" calcext:value-type="float">
            <text:p>13256.0</text:p>
          </table:table-cell>
          <table:table-cell office:value-type="float" office:value="20296" calcext:value-type="float">
            <text:p>20296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3195" calcext:value-type="float">
            <text:p>13195.0</text:p>
          </table:table-cell>
          <table:table-cell office:value-type="float" office:value="21095" calcext:value-type="float">
            <text:p>21095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11218" calcext:value-type="float">
            <text:p>11218.0</text:p>
          </table:table-cell>
          <table:table-cell office:value-type="float" office:value="20970" calcext:value-type="float">
            <text:p>20970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3435" calcext:value-type="float">
            <text:p>13435.0</text:p>
          </table:table-cell>
          <table:table-cell office:value-type="float" office:value="19691" calcext:value-type="float">
            <text:p>19691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3200" calcext:value-type="float">
            <text:p>13200.0</text:p>
          </table:table-cell>
          <table:table-cell office:value-type="float" office:value="21138" calcext:value-type="float">
            <text:p>21138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11225" calcext:value-type="float">
            <text:p>11225.0</text:p>
          </table:table-cell>
          <table:table-cell office:value-type="float" office:value="20969" calcext:value-type="float">
            <text:p>20969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13457" calcext:value-type="float">
            <text:p>13457.0</text:p>
          </table:table-cell>
          <table:table-cell office:value-type="float" office:value="19663" calcext:value-type="float">
            <text:p>19663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13201" calcext:value-type="float">
            <text:p>13201.0</text:p>
          </table:table-cell>
          <table:table-cell office:value-type="float" office:value="21154" calcext:value-type="float">
            <text:p>21154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11226" calcext:value-type="float">
            <text:p>11226.0</text:p>
          </table:table-cell>
          <table:table-cell office:value-type="float" office:value="20962" calcext:value-type="float">
            <text:p>20962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475" calcext:value-type="float">
            <text:p>13475.0</text:p>
          </table:table-cell>
          <table:table-cell office:value-type="float" office:value="19644" calcext:value-type="float">
            <text:p>19644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13191" calcext:value-type="float">
            <text:p>13191.0</text:p>
          </table:table-cell>
          <table:table-cell office:value-type="float" office:value="21178" calcext:value-type="float">
            <text:p>21178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1225" calcext:value-type="float">
            <text:p>11225.0</text:p>
          </table:table-cell>
          <table:table-cell office:value-type="float" office:value="20953" calcext:value-type="float">
            <text:p>20953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13488" calcext:value-type="float">
            <text:p>13488.0</text:p>
          </table:table-cell>
          <table:table-cell office:value-type="float" office:value="19630" calcext:value-type="float">
            <text:p>19630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13179" calcext:value-type="float">
            <text:p>13179.0</text:p>
          </table:table-cell>
          <table:table-cell office:value-type="float" office:value="21216" calcext:value-type="float">
            <text:p>21216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11225" calcext:value-type="float">
            <text:p>11225.0</text:p>
          </table:table-cell>
          <table:table-cell office:value-type="float" office:value="20949" calcext:value-type="float">
            <text:p>20949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3518" calcext:value-type="float">
            <text:p>13518.0</text:p>
          </table:table-cell>
          <table:table-cell office:value-type="float" office:value="19613" calcext:value-type="float">
            <text:p>19613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13468" calcext:value-type="float">
            <text:p>13468.0</text:p>
          </table:table-cell>
          <table:table-cell office:value-type="float" office:value="19622" calcext:value-type="float">
            <text:p>1962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3167" calcext:value-type="float">
            <text:p>13167.0</text:p>
          </table:table-cell>
          <table:table-cell office:value-type="float" office:value="21268" calcext:value-type="float">
            <text:p>21268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11223" calcext:value-type="float">
            <text:p>11223.0</text:p>
          </table:table-cell>
          <table:table-cell office:value-type="float" office:value="20935" calcext:value-type="float">
            <text:p>20935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3537" calcext:value-type="float">
            <text:p>13537.0</text:p>
          </table:table-cell>
          <table:table-cell office:value-type="float" office:value="19597" calcext:value-type="float">
            <text:p>19597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467" calcext:value-type="float">
            <text:p>13467.0</text:p>
          </table:table-cell>
          <table:table-cell office:value-type="float" office:value="19616" calcext:value-type="float">
            <text:p>19616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3164" calcext:value-type="float">
            <text:p>13164.0</text:p>
          </table:table-cell>
          <table:table-cell office:value-type="float" office:value="21285" calcext:value-type="float">
            <text:p>21285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11223" calcext:value-type="float">
            <text:p>11223.0</text:p>
          </table:table-cell>
          <table:table-cell office:value-type="float" office:value="20925" calcext:value-type="float">
            <text:p>20925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13538" calcext:value-type="float">
            <text:p>13538.0</text:p>
          </table:table-cell>
          <table:table-cell office:value-type="float" office:value="19593" calcext:value-type="float">
            <text:p>19593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13161" calcext:value-type="float">
            <text:p>13161.0</text:p>
          </table:table-cell>
          <table:table-cell office:value-type="float" office:value="21331" calcext:value-type="float">
            <text:p>21331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1224" calcext:value-type="float">
            <text:p>11224.0</text:p>
          </table:table-cell>
          <table:table-cell office:value-type="float" office:value="20925" calcext:value-type="float">
            <text:p>2092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13545" calcext:value-type="float">
            <text:p>13545.0</text:p>
          </table:table-cell>
          <table:table-cell office:value-type="float" office:value="19581" calcext:value-type="float">
            <text:p>19581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/>
          <table:table-cell office:value-type="float" office:value="13150" calcext:value-type="float">
            <text:p>13150.0</text:p>
          </table:table-cell>
          <table:table-cell office:value-type="float" office:value="21360" calcext:value-type="float">
            <text:p>21360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11215" calcext:value-type="float">
            <text:p>11215.0</text:p>
          </table:table-cell>
          <table:table-cell office:value-type="float" office:value="20917" calcext:value-type="float">
            <text:p>20917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3569" calcext:value-type="float">
            <text:p>13569.0</text:p>
          </table:table-cell>
          <table:table-cell office:value-type="float" office:value="19555" calcext:value-type="float">
            <text:p>19555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13113" calcext:value-type="float">
            <text:p>13113.0</text:p>
          </table:table-cell>
          <table:table-cell office:value-type="float" office:value="21422" calcext:value-type="float">
            <text:p>21422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1208" calcext:value-type="float">
            <text:p>11208.0</text:p>
          </table:table-cell>
          <table:table-cell office:value-type="float" office:value="20910" calcext:value-type="float">
            <text:p>2091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3595" calcext:value-type="float">
            <text:p>13595.0</text:p>
          </table:table-cell>
          <table:table-cell office:value-type="float" office:value="19509" calcext:value-type="float">
            <text:p>1950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13115" calcext:value-type="float">
            <text:p>13115.0</text:p>
          </table:table-cell>
          <table:table-cell office:value-type="float" office:value="21433" calcext:value-type="float">
            <text:p>21433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11207" calcext:value-type="float">
            <text:p>11207.0</text:p>
          </table:table-cell>
          <table:table-cell office:value-type="float" office:value="20907" calcext:value-type="float">
            <text:p>20907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3620" calcext:value-type="float">
            <text:p>13620.0</text:p>
          </table:table-cell>
          <table:table-cell office:value-type="float" office:value="19477" calcext:value-type="float">
            <text:p>19477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13595" calcext:value-type="float">
            <text:p>13595.0</text:p>
          </table:table-cell>
          <table:table-cell office:value-type="float" office:value="19517" calcext:value-type="float">
            <text:p>19517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3105" calcext:value-type="float">
            <text:p>13105.0</text:p>
          </table:table-cell>
          <table:table-cell office:value-type="float" office:value="21452" calcext:value-type="float">
            <text:p>21452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11203" calcext:value-type="float">
            <text:p>11203.0</text:p>
          </table:table-cell>
          <table:table-cell office:value-type="float" office:value="20907" calcext:value-type="float">
            <text:p>20907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/>
          <table:table-cell office:value-type="float" office:value="13633" calcext:value-type="float">
            <text:p>13633.0</text:p>
          </table:table-cell>
          <table:table-cell office:value-type="float" office:value="19474" calcext:value-type="float">
            <text:p>19474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13600" calcext:value-type="float">
            <text:p>13600.0</text:p>
          </table:table-cell>
          <table:table-cell office:value-type="float" office:value="19518" calcext:value-type="float">
            <text:p>19518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3093" calcext:value-type="float">
            <text:p>13093.0</text:p>
          </table:table-cell>
          <table:table-cell office:value-type="float" office:value="21466" calcext:value-type="float">
            <text:p>21466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11201" calcext:value-type="float">
            <text:p>11201.0</text:p>
          </table:table-cell>
          <table:table-cell office:value-type="float" office:value="20916" calcext:value-type="float">
            <text:p>20916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3635" calcext:value-type="float">
            <text:p>13635.0</text:p>
          </table:table-cell>
          <table:table-cell office:value-type="float" office:value="19474" calcext:value-type="float">
            <text:p>19474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13606" calcext:value-type="float">
            <text:p>13606.0</text:p>
          </table:table-cell>
          <table:table-cell office:value-type="float" office:value="19527" calcext:value-type="float">
            <text:p>19527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77" calcext:value-type="float">
            <text:p>13077.0</text:p>
          </table:table-cell>
          <table:table-cell office:value-type="float" office:value="21468" calcext:value-type="float">
            <text:p>21468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11186" calcext:value-type="float">
            <text:p>11186.0</text:p>
          </table:table-cell>
          <table:table-cell office:value-type="float" office:value="20903" calcext:value-type="float">
            <text:p>20903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3590" calcext:value-type="float">
            <text:p>13590.0</text:p>
          </table:table-cell>
          <table:table-cell office:value-type="float" office:value="19399" calcext:value-type="float">
            <text:p>19399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13646" calcext:value-type="float">
            <text:p>13646.0</text:p>
          </table:table-cell>
          <table:table-cell office:value-type="float" office:value="19475" calcext:value-type="float">
            <text:p>19475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3619" calcext:value-type="float">
            <text:p>13619.0</text:p>
          </table:table-cell>
          <table:table-cell office:value-type="float" office:value="19526" calcext:value-type="float">
            <text:p>19526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13065" calcext:value-type="float">
            <text:p>13065.0</text:p>
          </table:table-cell>
          <table:table-cell office:value-type="float" office:value="21475" calcext:value-type="float">
            <text:p>21475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/>
          <table:table-cell office:value-type="float" office:value="11182" calcext:value-type="float">
            <text:p>11182.0</text:p>
          </table:table-cell>
          <table:table-cell office:value-type="float" office:value="20900" calcext:value-type="float">
            <text:p>20900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13575" calcext:value-type="float">
            <text:p>13575.0</text:p>
          </table:table-cell>
          <table:table-cell office:value-type="float" office:value="19378" calcext:value-type="float">
            <text:p>19378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3658" calcext:value-type="float">
            <text:p>13658.0</text:p>
          </table:table-cell>
          <table:table-cell office:value-type="float" office:value="19475" calcext:value-type="float">
            <text:p>19475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13623" calcext:value-type="float">
            <text:p>13623.0</text:p>
          </table:table-cell>
          <table:table-cell office:value-type="float" office:value="19516" calcext:value-type="float">
            <text:p>19516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3062" calcext:value-type="float">
            <text:p>13062.0</text:p>
          </table:table-cell>
          <table:table-cell office:value-type="float" office:value="21488" calcext:value-type="float">
            <text:p>21488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/>
          <table:table-cell office:value-type="float" office:value="11179" calcext:value-type="float">
            <text:p>11179.0</text:p>
          </table:table-cell>
          <table:table-cell office:value-type="float" office:value="20899" calcext:value-type="float">
            <text:p>20899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3551" calcext:value-type="float">
            <text:p>13551.0</text:p>
          </table:table-cell>
          <table:table-cell office:value-type="float" office:value="19297" calcext:value-type="float">
            <text:p>19297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3658" calcext:value-type="float">
            <text:p>13658.0</text:p>
          </table:table-cell>
          <table:table-cell office:value-type="float" office:value="19483" calcext:value-type="float">
            <text:p>19483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13635" calcext:value-type="float">
            <text:p>13635.0</text:p>
          </table:table-cell>
          <table:table-cell office:value-type="float" office:value="19489" calcext:value-type="float">
            <text:p>19489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/>
          <table:table-cell office:value-type="float" office:value="13053" calcext:value-type="float">
            <text:p>13053.0</text:p>
          </table:table-cell>
          <table:table-cell office:value-type="float" office:value="21500" calcext:value-type="float">
            <text:p>21500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1174" calcext:value-type="float">
            <text:p>11174.0</text:p>
          </table:table-cell>
          <table:table-cell office:value-type="float" office:value="20888" calcext:value-type="float">
            <text:p>20888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3521" calcext:value-type="float">
            <text:p>13521.0</text:p>
          </table:table-cell>
          <table:table-cell office:value-type="float" office:value="19266" calcext:value-type="float">
            <text:p>19266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3670" calcext:value-type="float">
            <text:p>13670.0</text:p>
          </table:table-cell>
          <table:table-cell office:value-type="float" office:value="19489" calcext:value-type="float">
            <text:p>19489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13644" calcext:value-type="float">
            <text:p>13644.0</text:p>
          </table:table-cell>
          <table:table-cell office:value-type="float" office:value="19479" calcext:value-type="float">
            <text:p>19479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13044" calcext:value-type="float">
            <text:p>13044.0</text:p>
          </table:table-cell>
          <table:table-cell office:value-type="float" office:value="21516" calcext:value-type="float">
            <text:p>21516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1171" calcext:value-type="float">
            <text:p>11171.0</text:p>
          </table:table-cell>
          <table:table-cell office:value-type="float" office:value="20890" calcext:value-type="float">
            <text:p>20890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3508" calcext:value-type="float">
            <text:p>13508.0</text:p>
          </table:table-cell>
          <table:table-cell office:value-type="float" office:value="19233" calcext:value-type="float">
            <text:p>19233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/>
          <table:table-cell office:value-type="float" office:value="13708" calcext:value-type="float">
            <text:p>13708.0</text:p>
          </table:table-cell>
          <table:table-cell office:value-type="float" office:value="19504" calcext:value-type="float">
            <text:p>19504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13635" calcext:value-type="float">
            <text:p>13635.0</text:p>
          </table:table-cell>
          <table:table-cell office:value-type="float" office:value="19472" calcext:value-type="float">
            <text:p>19472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3027" calcext:value-type="float">
            <text:p>13027.0</text:p>
          </table:table-cell>
          <table:table-cell office:value-type="float" office:value="21544" calcext:value-type="float">
            <text:p>21544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11166" calcext:value-type="float">
            <text:p>11166.0</text:p>
          </table:table-cell>
          <table:table-cell office:value-type="float" office:value="20886" calcext:value-type="float">
            <text:p>2088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3505" calcext:value-type="float">
            <text:p>13505.0</text:p>
          </table:table-cell>
          <table:table-cell office:value-type="float" office:value="19185" calcext:value-type="float">
            <text:p>19185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3732" calcext:value-type="float">
            <text:p>13732.0</text:p>
          </table:table-cell>
          <table:table-cell office:value-type="float" office:value="19505" calcext:value-type="float">
            <text:p>19505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13646" calcext:value-type="float">
            <text:p>13646.0</text:p>
          </table:table-cell>
          <table:table-cell office:value-type="float" office:value="19457" calcext:value-type="float">
            <text:p>19457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13024" calcext:value-type="float">
            <text:p>13024.0</text:p>
          </table:table-cell>
          <table:table-cell office:value-type="float" office:value="21578" calcext:value-type="float">
            <text:p>21578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11165" calcext:value-type="float">
            <text:p>11165.0</text:p>
          </table:table-cell>
          <table:table-cell office:value-type="float" office:value="20890" calcext:value-type="float">
            <text:p>20890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13467" calcext:value-type="float">
            <text:p>13467.0</text:p>
          </table:table-cell>
          <table:table-cell office:value-type="float" office:value="19140" calcext:value-type="float">
            <text:p>19140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13739" calcext:value-type="float">
            <text:p>13739.0</text:p>
          </table:table-cell>
          <table:table-cell office:value-type="float" office:value="19519" calcext:value-type="float">
            <text:p>19519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3653" calcext:value-type="float">
            <text:p>13653.0</text:p>
          </table:table-cell>
          <table:table-cell office:value-type="float" office:value="19436" calcext:value-type="float">
            <text:p>19436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13022" calcext:value-type="float">
            <text:p>13022.0</text:p>
          </table:table-cell>
          <table:table-cell office:value-type="float" office:value="21617" calcext:value-type="float">
            <text:p>21617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11159" calcext:value-type="float">
            <text:p>11159.0</text:p>
          </table:table-cell>
          <table:table-cell office:value-type="float" office:value="20891" calcext:value-type="float">
            <text:p>2089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3398" calcext:value-type="float">
            <text:p>13398.0</text:p>
          </table:table-cell>
          <table:table-cell office:value-type="float" office:value="19080" calcext:value-type="float">
            <text:p>19080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13741" calcext:value-type="float">
            <text:p>13741.0</text:p>
          </table:table-cell>
          <table:table-cell office:value-type="float" office:value="19529" calcext:value-type="float">
            <text:p>19529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3661" calcext:value-type="float">
            <text:p>13661.0</text:p>
          </table:table-cell>
          <table:table-cell office:value-type="float" office:value="19428" calcext:value-type="float">
            <text:p>19428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3011" calcext:value-type="float">
            <text:p>13011.0</text:p>
          </table:table-cell>
          <table:table-cell office:value-type="float" office:value="21637" calcext:value-type="float">
            <text:p>21637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1156" calcext:value-type="float">
            <text:p>11156.0</text:p>
          </table:table-cell>
          <table:table-cell office:value-type="float" office:value="20890" calcext:value-type="float">
            <text:p>20890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13345" calcext:value-type="float">
            <text:p>13345.0</text:p>
          </table:table-cell>
          <table:table-cell office:value-type="float" office:value="19027" calcext:value-type="float">
            <text:p>19027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/>
          <table:table-cell office:value-type="float" office:value="13743" calcext:value-type="float">
            <text:p>13743.0</text:p>
          </table:table-cell>
          <table:table-cell office:value-type="float" office:value="19526" calcext:value-type="float">
            <text:p>19526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3675" calcext:value-type="float">
            <text:p>13675.0</text:p>
          </table:table-cell>
          <table:table-cell office:value-type="float" office:value="19413" calcext:value-type="float">
            <text:p>1941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13004" calcext:value-type="float">
            <text:p>13004.0</text:p>
          </table:table-cell>
          <table:table-cell office:value-type="float" office:value="21648" calcext:value-type="float">
            <text:p>21648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11154" calcext:value-type="float">
            <text:p>11154.0</text:p>
          </table:table-cell>
          <table:table-cell office:value-type="float" office:value="20892" calcext:value-type="float">
            <text:p>20892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/>
          <table:table-cell office:value-type="float" office:value="13321" calcext:value-type="float">
            <text:p>13321.0</text:p>
          </table:table-cell>
          <table:table-cell office:value-type="float" office:value="18957" calcext:value-type="float">
            <text:p>18957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13747" calcext:value-type="float">
            <text:p>13747.0</text:p>
          </table:table-cell>
          <table:table-cell office:value-type="float" office:value="19528" calcext:value-type="float">
            <text:p>19528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13680" calcext:value-type="float">
            <text:p>13680.0</text:p>
          </table:table-cell>
          <table:table-cell office:value-type="float" office:value="19394" calcext:value-type="float">
            <text:p>19394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12992" calcext:value-type="float">
            <text:p>12992.0</text:p>
          </table:table-cell>
          <table:table-cell office:value-type="float" office:value="21652" calcext:value-type="float">
            <text:p>21652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11145" calcext:value-type="float">
            <text:p>11145.0</text:p>
          </table:table-cell>
          <table:table-cell office:value-type="float" office:value="20879" calcext:value-type="float">
            <text:p>20879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13321" calcext:value-type="float">
            <text:p>13321.0</text:p>
          </table:table-cell>
          <table:table-cell office:value-type="float" office:value="18952" calcext:value-type="float">
            <text:p>1895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13325" calcext:value-type="float">
            <text:p>13325.0</text:p>
          </table:table-cell>
          <table:table-cell office:value-type="float" office:value="18975" calcext:value-type="float">
            <text:p>18975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3754" calcext:value-type="float">
            <text:p>13754.0</text:p>
          </table:table-cell>
          <table:table-cell office:value-type="float" office:value="19528" calcext:value-type="float">
            <text:p>19528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13703" calcext:value-type="float">
            <text:p>13703.0</text:p>
          </table:table-cell>
          <table:table-cell office:value-type="float" office:value="19365" calcext:value-type="float">
            <text:p>19365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12993" calcext:value-type="float">
            <text:p>12993.0</text:p>
          </table:table-cell>
          <table:table-cell office:value-type="float" office:value="21661" calcext:value-type="float">
            <text:p>21661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1127" calcext:value-type="float">
            <text:p>11127.0</text:p>
          </table:table-cell>
          <table:table-cell office:value-type="float" office:value="20868" calcext:value-type="float">
            <text:p>20868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3314" calcext:value-type="float">
            <text:p>13314.0</text:p>
          </table:table-cell>
          <table:table-cell office:value-type="float" office:value="18940" calcext:value-type="float">
            <text:p>18940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13325" calcext:value-type="float">
            <text:p>13325.0</text:p>
          </table:table-cell>
          <table:table-cell office:value-type="float" office:value="18995" calcext:value-type="float">
            <text:p>18995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13768" calcext:value-type="float">
            <text:p>13768.0</text:p>
          </table:table-cell>
          <table:table-cell office:value-type="float" office:value="19531" calcext:value-type="float">
            <text:p>19531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3704" calcext:value-type="float">
            <text:p>13704.0</text:p>
          </table:table-cell>
          <table:table-cell office:value-type="float" office:value="19361" calcext:value-type="float">
            <text:p>19361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12979" calcext:value-type="float">
            <text:p>12979.0</text:p>
          </table:table-cell>
          <table:table-cell office:value-type="float" office:value="21676" calcext:value-type="float">
            <text:p>21676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1117" calcext:value-type="float">
            <text:p>11117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13314" calcext:value-type="float">
            <text:p>13314.0</text:p>
          </table:table-cell>
          <table:table-cell office:value-type="float" office:value="18940" calcext:value-type="float">
            <text:p>18940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3316" calcext:value-type="float">
            <text:p>13316.0</text:p>
          </table:table-cell>
          <table:table-cell office:value-type="float" office:value="19008" calcext:value-type="float">
            <text:p>19008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"/>
          <table:table-cell office:value-type="float" office:value="13773" calcext:value-type="float">
            <text:p>13773.0</text:p>
          </table:table-cell>
          <table:table-cell office:value-type="float" office:value="19529" calcext:value-type="float">
            <text:p>19529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13714" calcext:value-type="float">
            <text:p>13714.0</text:p>
          </table:table-cell>
          <table:table-cell office:value-type="float" office:value="19352" calcext:value-type="float">
            <text:p>19352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12969" calcext:value-type="float">
            <text:p>12969.0</text:p>
          </table:table-cell>
          <table:table-cell office:value-type="float" office:value="21687" calcext:value-type="float">
            <text:p>21687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1103" calcext:value-type="float">
            <text:p>11103.0</text:p>
          </table:table-cell>
          <table:table-cell office:value-type="float" office:value="20851" calcext:value-type="float">
            <text:p>2085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13307" calcext:value-type="float">
            <text:p>13307.0</text:p>
          </table:table-cell>
          <table:table-cell office:value-type="float" office:value="18918" calcext:value-type="float">
            <text:p>18918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289" calcext:value-type="float">
            <text:p>13289.0</text:p>
          </table:table-cell>
          <table:table-cell office:value-type="float" office:value="19036" calcext:value-type="float">
            <text:p>19036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13775" calcext:value-type="float">
            <text:p>13775.0</text:p>
          </table:table-cell>
          <table:table-cell office:value-type="float" office:value="19528" calcext:value-type="float">
            <text:p>19528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3724" calcext:value-type="float">
            <text:p>13724.0</text:p>
          </table:table-cell>
          <table:table-cell office:value-type="float" office:value="19348" calcext:value-type="float">
            <text:p>19348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2972" calcext:value-type="float">
            <text:p>12972.0</text:p>
          </table:table-cell>
          <table:table-cell office:value-type="float" office:value="21697" calcext:value-type="float">
            <text:p>21697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11089" calcext:value-type="float">
            <text:p>11089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13304" calcext:value-type="float">
            <text:p>13304.0</text:p>
          </table:table-cell>
          <table:table-cell office:value-type="float" office:value="18901" calcext:value-type="float">
            <text:p>18901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13277" calcext:value-type="float">
            <text:p>13277.0</text:p>
          </table:table-cell>
          <table:table-cell office:value-type="float" office:value="19042" calcext:value-type="float">
            <text:p>19042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3781" calcext:value-type="float">
            <text:p>13781.0</text:p>
          </table:table-cell>
          <table:table-cell office:value-type="float" office:value="19526" calcext:value-type="float">
            <text:p>19526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3739" calcext:value-type="float">
            <text:p>13739.0</text:p>
          </table:table-cell>
          <table:table-cell office:value-type="float" office:value="19346" calcext:value-type="float">
            <text:p>19346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12966" calcext:value-type="float">
            <text:p>12966.0</text:p>
          </table:table-cell>
          <table:table-cell office:value-type="float" office:value="21719" calcext:value-type="float">
            <text:p>2171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1071" calcext:value-type="float">
            <text:p>11071.0</text:p>
          </table:table-cell>
          <table:table-cell office:value-type="float" office:value="20852" calcext:value-type="float">
            <text:p>20852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13300" calcext:value-type="float">
            <text:p>13300.0</text:p>
          </table:table-cell>
          <table:table-cell office:value-type="float" office:value="18885" calcext:value-type="float">
            <text:p>18885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3265" calcext:value-type="float">
            <text:p>13265.0</text:p>
          </table:table-cell>
          <table:table-cell office:value-type="float" office:value="19055" calcext:value-type="float">
            <text:p>19055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13785" calcext:value-type="float">
            <text:p>13785.0</text:p>
          </table:table-cell>
          <table:table-cell office:value-type="float" office:value="19533" calcext:value-type="float">
            <text:p>19533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3760" calcext:value-type="float">
            <text:p>13760.0</text:p>
          </table:table-cell>
          <table:table-cell office:value-type="float" office:value="19343" calcext:value-type="float">
            <text:p>19343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12959" calcext:value-type="float">
            <text:p>12959.0</text:p>
          </table:table-cell>
          <table:table-cell office:value-type="float" office:value="21743" calcext:value-type="float">
            <text:p>21743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1064" calcext:value-type="float">
            <text:p>11064.0</text:p>
          </table:table-cell>
          <table:table-cell office:value-type="float" office:value="20849" calcext:value-type="float">
            <text:p>2084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13290" calcext:value-type="float">
            <text:p>13290.0</text:p>
          </table:table-cell>
          <table:table-cell office:value-type="float" office:value="18879" calcext:value-type="float">
            <text:p>18879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13262" calcext:value-type="float">
            <text:p>13262.0</text:p>
          </table:table-cell>
          <table:table-cell office:value-type="float" office:value="19061" calcext:value-type="float">
            <text:p>19061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13795" calcext:value-type="float">
            <text:p>13795.0</text:p>
          </table:table-cell>
          <table:table-cell office:value-type="float" office:value="19532" calcext:value-type="float">
            <text:p>19532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3775" calcext:value-type="float">
            <text:p>13775.0</text:p>
          </table:table-cell>
          <table:table-cell office:value-type="float" office:value="19346" calcext:value-type="float">
            <text:p>19346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/>
          <table:table-cell office:value-type="float" office:value="12945" calcext:value-type="float">
            <text:p>12945.0</text:p>
          </table:table-cell>
          <table:table-cell office:value-type="float" office:value="21769" calcext:value-type="float">
            <text:p>21769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11050" calcext:value-type="float">
            <text:p>11050.0</text:p>
          </table:table-cell>
          <table:table-cell office:value-type="float" office:value="20852" calcext:value-type="float">
            <text:p>20852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3279" calcext:value-type="float">
            <text:p>13279.0</text:p>
          </table:table-cell>
          <table:table-cell office:value-type="float" office:value="18860" calcext:value-type="float">
            <text:p>18860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13827" calcext:value-type="float">
            <text:p>13827.0</text:p>
          </table:table-cell>
          <table:table-cell office:value-type="float" office:value="19509" calcext:value-type="float">
            <text:p>19509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13787" calcext:value-type="float">
            <text:p>13787.0</text:p>
          </table:table-cell>
          <table:table-cell office:value-type="float" office:value="19343" calcext:value-type="float">
            <text:p>19343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12940" calcext:value-type="float">
            <text:p>12940.0</text:p>
          </table:table-cell>
          <table:table-cell office:value-type="float" office:value="21794" calcext:value-type="float">
            <text:p>21794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11042" calcext:value-type="float">
            <text:p>11042.0</text:p>
          </table:table-cell>
          <table:table-cell office:value-type="float" office:value="20840" calcext:value-type="float">
            <text:p>20840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3267" calcext:value-type="float">
            <text:p>13267.0</text:p>
          </table:table-cell>
          <table:table-cell office:value-type="float" office:value="18856" calcext:value-type="float">
            <text:p>18856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13857" calcext:value-type="float">
            <text:p>13857.0</text:p>
          </table:table-cell>
          <table:table-cell office:value-type="float" office:value="19493" calcext:value-type="float">
            <text:p>19493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13807" calcext:value-type="float">
            <text:p>13807.0</text:p>
          </table:table-cell>
          <table:table-cell office:value-type="float" office:value="19340" calcext:value-type="float">
            <text:p>19340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2907" calcext:value-type="float">
            <text:p>12907.0</text:p>
          </table:table-cell>
          <table:table-cell office:value-type="float" office:value="21830" calcext:value-type="float">
            <text:p>21830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11033" calcext:value-type="float">
            <text:p>11033.0</text:p>
          </table:table-cell>
          <table:table-cell office:value-type="float" office:value="20839" calcext:value-type="float">
            <text:p>20839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13266" calcext:value-type="float">
            <text:p>13266.0</text:p>
          </table:table-cell>
          <table:table-cell office:value-type="float" office:value="18852" calcext:value-type="float">
            <text:p>18852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3867" calcext:value-type="float">
            <text:p>13867.0</text:p>
          </table:table-cell>
          <table:table-cell office:value-type="float" office:value="19506" calcext:value-type="float">
            <text:p>19506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/>
          <table:table-cell office:value-type="float" office:value="13818" calcext:value-type="float">
            <text:p>13818.0</text:p>
          </table:table-cell>
          <table:table-cell office:value-type="float" office:value="19346" calcext:value-type="float">
            <text:p>19346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2872" calcext:value-type="float">
            <text:p>12872.0</text:p>
          </table:table-cell>
          <table:table-cell office:value-type="float" office:value="21896" calcext:value-type="float">
            <text:p>21896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11027" calcext:value-type="float">
            <text:p>11027.0</text:p>
          </table:table-cell>
          <table:table-cell office:value-type="float" office:value="20840" calcext:value-type="float">
            <text:p>20840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13263" calcext:value-type="float">
            <text:p>13263.0</text:p>
          </table:table-cell>
          <table:table-cell office:value-type="float" office:value="18839" calcext:value-type="float">
            <text:p>18839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3886" calcext:value-type="float">
            <text:p>13886.0</text:p>
          </table:table-cell>
          <table:table-cell office:value-type="float" office:value="19535" calcext:value-type="float">
            <text:p>19535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3834" calcext:value-type="float">
            <text:p>13834.0</text:p>
          </table:table-cell>
          <table:table-cell office:value-type="float" office:value="19352" calcext:value-type="float">
            <text:p>19352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2863" calcext:value-type="float">
            <text:p>12863.0</text:p>
          </table:table-cell>
          <table:table-cell office:value-type="float" office:value="21911" calcext:value-type="float">
            <text:p>21911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11017" calcext:value-type="float">
            <text:p>11017.0</text:p>
          </table:table-cell>
          <table:table-cell office:value-type="float" office:value="20832" calcext:value-type="float">
            <text:p>20832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3266" calcext:value-type="float">
            <text:p>13266.0</text:p>
          </table:table-cell>
          <table:table-cell office:value-type="float" office:value="18829" calcext:value-type="float">
            <text:p>18829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3894" calcext:value-type="float">
            <text:p>13894.0</text:p>
          </table:table-cell>
          <table:table-cell office:value-type="float" office:value="19542" calcext:value-type="float">
            <text:p>19542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13848" calcext:value-type="float">
            <text:p>13848.0</text:p>
          </table:table-cell>
          <table:table-cell office:value-type="float" office:value="19352" calcext:value-type="float">
            <text:p>19352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862" calcext:value-type="float">
            <text:p>12862.0</text:p>
          </table:table-cell>
          <table:table-cell office:value-type="float" office:value="21914" calcext:value-type="float">
            <text:p>21914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1007" calcext:value-type="float">
            <text:p>11007.0</text:p>
          </table:table-cell>
          <table:table-cell office:value-type="float" office:value="20835" calcext:value-type="float">
            <text:p>20835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3257" calcext:value-type="float">
            <text:p>13257.0</text:p>
          </table:table-cell>
          <table:table-cell office:value-type="float" office:value="18819" calcext:value-type="float">
            <text:p>18819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13897" calcext:value-type="float">
            <text:p>13897.0</text:p>
          </table:table-cell>
          <table:table-cell office:value-type="float" office:value="19538" calcext:value-type="float">
            <text:p>19538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13876" calcext:value-type="float">
            <text:p>13876.0</text:p>
          </table:table-cell>
          <table:table-cell office:value-type="float" office:value="19353" calcext:value-type="float">
            <text:p>1935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12850" calcext:value-type="float">
            <text:p>12850.0</text:p>
          </table:table-cell>
          <table:table-cell office:value-type="float" office:value="21918" calcext:value-type="float">
            <text:p>21918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10994" calcext:value-type="float">
            <text:p>10994.0</text:p>
          </table:table-cell>
          <table:table-cell office:value-type="float" office:value="20831" calcext:value-type="float">
            <text:p>20831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3261" calcext:value-type="float">
            <text:p>13261.0</text:p>
          </table:table-cell>
          <table:table-cell office:value-type="float" office:value="18796" calcext:value-type="float">
            <text:p>18796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13912" calcext:value-type="float">
            <text:p>13912.0</text:p>
          </table:table-cell>
          <table:table-cell office:value-type="float" office:value="19540" calcext:value-type="float">
            <text:p>19540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13901" calcext:value-type="float">
            <text:p>13901.0</text:p>
          </table:table-cell>
          <table:table-cell office:value-type="float" office:value="19341" calcext:value-type="float">
            <text:p>19341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2831" calcext:value-type="float">
            <text:p>12831.0</text:p>
          </table:table-cell>
          <table:table-cell office:value-type="float" office:value="21926" calcext:value-type="float">
            <text:p>21926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0984" calcext:value-type="float">
            <text:p>10984.0</text:p>
          </table:table-cell>
          <table:table-cell office:value-type="float" office:value="20829" calcext:value-type="float">
            <text:p>20829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13258" calcext:value-type="float">
            <text:p>13258.0</text:p>
          </table:table-cell>
          <table:table-cell office:value-type="float" office:value="18789" calcext:value-type="float">
            <text:p>18789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13920" calcext:value-type="float">
            <text:p>13920.0</text:p>
          </table:table-cell>
          <table:table-cell office:value-type="float" office:value="19541" calcext:value-type="float">
            <text:p>19541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13910" calcext:value-type="float">
            <text:p>13910.0</text:p>
          </table:table-cell>
          <table:table-cell office:value-type="float" office:value="19337" calcext:value-type="float">
            <text:p>19337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12793" calcext:value-type="float">
            <text:p>12793.0</text:p>
          </table:table-cell>
          <table:table-cell office:value-type="float" office:value="21960" calcext:value-type="float">
            <text:p>21960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0980" calcext:value-type="float">
            <text:p>10980.0</text:p>
          </table:table-cell>
          <table:table-cell office:value-type="float" office:value="20829" calcext:value-type="float">
            <text:p>20829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13256" calcext:value-type="float">
            <text:p>13256.0</text:p>
          </table:table-cell>
          <table:table-cell office:value-type="float" office:value="18771" calcext:value-type="float">
            <text:p>18771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13927" calcext:value-type="float">
            <text:p>13927.0</text:p>
          </table:table-cell>
          <table:table-cell office:value-type="float" office:value="19541" calcext:value-type="float">
            <text:p>19541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13936" calcext:value-type="float">
            <text:p>13936.0</text:p>
          </table:table-cell>
          <table:table-cell office:value-type="float" office:value="19351" calcext:value-type="float">
            <text:p>19351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2779" calcext:value-type="float">
            <text:p>12779.0</text:p>
          </table:table-cell>
          <table:table-cell office:value-type="float" office:value="21970" calcext:value-type="float">
            <text:p>21970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10977" calcext:value-type="float">
            <text:p>10977.0</text:p>
          </table:table-cell>
          <table:table-cell office:value-type="float" office:value="20834" calcext:value-type="float">
            <text:p>20834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13251" calcext:value-type="float">
            <text:p>13251.0</text:p>
          </table:table-cell>
          <table:table-cell office:value-type="float" office:value="18758" calcext:value-type="float">
            <text:p>18758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13956" calcext:value-type="float">
            <text:p>13956.0</text:p>
          </table:table-cell>
          <table:table-cell office:value-type="float" office:value="19547" calcext:value-type="float">
            <text:p>19547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13961" calcext:value-type="float">
            <text:p>13961.0</text:p>
          </table:table-cell>
          <table:table-cell office:value-type="float" office:value="19359" calcext:value-type="float">
            <text:p>19359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2763" calcext:value-type="float">
            <text:p>12763.0</text:p>
          </table:table-cell>
          <table:table-cell office:value-type="float" office:value="21976" calcext:value-type="float">
            <text:p>21976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0975" calcext:value-type="float">
            <text:p>10975.0</text:p>
          </table:table-cell>
          <table:table-cell office:value-type="float" office:value="20836" calcext:value-type="float">
            <text:p>20836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13257" calcext:value-type="float">
            <text:p>13257.0</text:p>
          </table:table-cell>
          <table:table-cell office:value-type="float" office:value="18729" calcext:value-type="float">
            <text:p>18729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14015" calcext:value-type="float">
            <text:p>14015.0</text:p>
          </table:table-cell>
          <table:table-cell office:value-type="float" office:value="19537" calcext:value-type="float">
            <text:p>19537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3982" calcext:value-type="float">
            <text:p>13982.0</text:p>
          </table:table-cell>
          <table:table-cell office:value-type="float" office:value="19364" calcext:value-type="float">
            <text:p>19364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12759" calcext:value-type="float">
            <text:p>12759.0</text:p>
          </table:table-cell>
          <table:table-cell office:value-type="float" office:value="21971" calcext:value-type="float">
            <text:p>21971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10967" calcext:value-type="float">
            <text:p>10967.0</text:p>
          </table:table-cell>
          <table:table-cell office:value-type="float" office:value="20841" calcext:value-type="float">
            <text:p>20841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3256" calcext:value-type="float">
            <text:p>13256.0</text:p>
          </table:table-cell>
          <table:table-cell office:value-type="float" office:value="18717" calcext:value-type="float">
            <text:p>18717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14078" calcext:value-type="float">
            <text:p>14078.0</text:p>
          </table:table-cell>
          <table:table-cell office:value-type="float" office:value="19516" calcext:value-type="float">
            <text:p>19516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14030" calcext:value-type="float">
            <text:p>14030.0</text:p>
          </table:table-cell>
          <table:table-cell office:value-type="float" office:value="19367" calcext:value-type="float">
            <text:p>19367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2747" calcext:value-type="float">
            <text:p>12747.0</text:p>
          </table:table-cell>
          <table:table-cell office:value-type="float" office:value="21969" calcext:value-type="float">
            <text:p>21969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0971" calcext:value-type="float">
            <text:p>10971.0</text:p>
          </table:table-cell>
          <table:table-cell office:value-type="float" office:value="20833" calcext:value-type="float">
            <text:p>20833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3254" calcext:value-type="float">
            <text:p>13254.0</text:p>
          </table:table-cell>
          <table:table-cell office:value-type="float" office:value="18693" calcext:value-type="float">
            <text:p>18693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14133" calcext:value-type="float">
            <text:p>14133.0</text:p>
          </table:table-cell>
          <table:table-cell office:value-type="float" office:value="19495" calcext:value-type="float">
            <text:p>19495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4079" calcext:value-type="float">
            <text:p>14079.0</text:p>
          </table:table-cell>
          <table:table-cell office:value-type="float" office:value="19352" calcext:value-type="float">
            <text:p>19352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2738" calcext:value-type="float">
            <text:p>12738.0</text:p>
          </table:table-cell>
          <table:table-cell office:value-type="float" office:value="21969" calcext:value-type="float">
            <text:p>21969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10973" calcext:value-type="float">
            <text:p>10973.0</text:p>
          </table:table-cell>
          <table:table-cell office:value-type="float" office:value="20830" calcext:value-type="float">
            <text:p>2083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13257" calcext:value-type="float">
            <text:p>13257.0</text:p>
          </table:table-cell>
          <table:table-cell office:value-type="float" office:value="18683" calcext:value-type="float">
            <text:p>18683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14146" calcext:value-type="float">
            <text:p>14146.0</text:p>
          </table:table-cell>
          <table:table-cell office:value-type="float" office:value="19489" calcext:value-type="float">
            <text:p>19489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14095" calcext:value-type="float">
            <text:p>14095.0</text:p>
          </table:table-cell>
          <table:table-cell office:value-type="float" office:value="19342" calcext:value-type="float">
            <text:p>19342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2723" calcext:value-type="float">
            <text:p>12723.0</text:p>
          </table:table-cell>
          <table:table-cell office:value-type="float" office:value="21967" calcext:value-type="float">
            <text:p>21967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10969" calcext:value-type="float">
            <text:p>10969.0</text:p>
          </table:table-cell>
          <table:table-cell office:value-type="float" office:value="20840" calcext:value-type="float">
            <text:p>20840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3249" calcext:value-type="float">
            <text:p>13249.0</text:p>
          </table:table-cell>
          <table:table-cell office:value-type="float" office:value="18649" calcext:value-type="float">
            <text:p>18649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1"/>
          <table:table-cell office:value-type="float" office:value="14170" calcext:value-type="float">
            <text:p>14170.0</text:p>
          </table:table-cell>
          <table:table-cell office:value-type="float" office:value="19490" calcext:value-type="float">
            <text:p>19490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4109" calcext:value-type="float">
            <text:p>14109.0</text:p>
          </table:table-cell>
          <table:table-cell office:value-type="float" office:value="19342" calcext:value-type="float">
            <text:p>19342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12708" calcext:value-type="float">
            <text:p>12708.0</text:p>
          </table:table-cell>
          <table:table-cell office:value-type="float" office:value="21976" calcext:value-type="float">
            <text:p>21976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10966" calcext:value-type="float">
            <text:p>10966.0</text:p>
          </table:table-cell>
          <table:table-cell office:value-type="float" office:value="20862" calcext:value-type="float">
            <text:p>20862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3237" calcext:value-type="float">
            <text:p>13237.0</text:p>
          </table:table-cell>
          <table:table-cell office:value-type="float" office:value="18634" calcext:value-type="float">
            <text:p>18634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14175" calcext:value-type="float">
            <text:p>14175.0</text:p>
          </table:table-cell>
          <table:table-cell office:value-type="float" office:value="19503" calcext:value-type="float">
            <text:p>19503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14181" calcext:value-type="float">
            <text:p>14181.0</text:p>
          </table:table-cell>
          <table:table-cell office:value-type="float" office:value="19293" calcext:value-type="float">
            <text:p>19293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14091" calcext:value-type="float">
            <text:p>14091.0</text:p>
          </table:table-cell>
          <table:table-cell office:value-type="float" office:value="19370" calcext:value-type="float">
            <text:p>19370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2691" calcext:value-type="float">
            <text:p>12691.0</text:p>
          </table:table-cell>
          <table:table-cell office:value-type="float" office:value="21981" calcext:value-type="float">
            <text:p>21981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0930" calcext:value-type="float">
            <text:p>10930.0</text:p>
          </table:table-cell>
          <table:table-cell office:value-type="float" office:value="20901" calcext:value-type="float">
            <text:p>20901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1"/>
          <table:table-cell office:value-type="float" office:value="13217" calcext:value-type="float">
            <text:p>13217.0</text:p>
          </table:table-cell>
          <table:table-cell office:value-type="float" office:value="18603" calcext:value-type="float">
            <text:p>18603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14177" calcext:value-type="float">
            <text:p>14177.0</text:p>
          </table:table-cell>
          <table:table-cell office:value-type="float" office:value="19502" calcext:value-type="float">
            <text:p>19502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4201" calcext:value-type="float">
            <text:p>14201.0</text:p>
          </table:table-cell>
          <table:table-cell office:value-type="float" office:value="19276" calcext:value-type="float">
            <text:p>19276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4094" calcext:value-type="float">
            <text:p>14094.0</text:p>
          </table:table-cell>
          <table:table-cell office:value-type="float" office:value="19375" calcext:value-type="float">
            <text:p>19375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2675" calcext:value-type="float">
            <text:p>12675.0</text:p>
          </table:table-cell>
          <table:table-cell office:value-type="float" office:value="21983" calcext:value-type="float">
            <text:p>2198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10915" calcext:value-type="float">
            <text:p>10915.0</text:p>
          </table:table-cell>
          <table:table-cell office:value-type="float" office:value="20917" calcext:value-type="float">
            <text:p>2091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13215" calcext:value-type="float">
            <text:p>13215.0</text:p>
          </table:table-cell>
          <table:table-cell office:value-type="float" office:value="18593" calcext:value-type="float">
            <text:p>18593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1"/>
          <table:table-cell office:value-type="float" office:value="14192" calcext:value-type="float">
            <text:p>14192.0</text:p>
          </table:table-cell>
          <table:table-cell office:value-type="float" office:value="19500" calcext:value-type="float">
            <text:p>19500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4211" calcext:value-type="float">
            <text:p>14211.0</text:p>
          </table:table-cell>
          <table:table-cell office:value-type="float" office:value="19259" calcext:value-type="float">
            <text:p>19259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14101" calcext:value-type="float">
            <text:p>14101.0</text:p>
          </table:table-cell>
          <table:table-cell office:value-type="float" office:value="19384" calcext:value-type="float">
            <text:p>19384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12670" calcext:value-type="float">
            <text:p>12670.0</text:p>
          </table:table-cell>
          <table:table-cell office:value-type="float" office:value="21985" calcext:value-type="float">
            <text:p>21985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10888" calcext:value-type="float">
            <text:p>10888.0</text:p>
          </table:table-cell>
          <table:table-cell office:value-type="float" office:value="20924" calcext:value-type="float">
            <text:p>20924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3201" calcext:value-type="float">
            <text:p>13201.0</text:p>
          </table:table-cell>
          <table:table-cell office:value-type="float" office:value="18564" calcext:value-type="float">
            <text:p>18564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14193" calcext:value-type="float">
            <text:p>14193.0</text:p>
          </table:table-cell>
          <table:table-cell office:value-type="float" office:value="19499" calcext:value-type="float">
            <text:p>19499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4238" calcext:value-type="float">
            <text:p>14238.0</text:p>
          </table:table-cell>
          <table:table-cell office:value-type="float" office:value="19233" calcext:value-type="float">
            <text:p>19233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4120" calcext:value-type="float">
            <text:p>14120.0</text:p>
          </table:table-cell>
          <table:table-cell office:value-type="float" office:value="19413" calcext:value-type="float">
            <text:p>19413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12662" calcext:value-type="float">
            <text:p>12662.0</text:p>
          </table:table-cell>
          <table:table-cell office:value-type="float" office:value="21980" calcext:value-type="float">
            <text:p>21980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10865" calcext:value-type="float">
            <text:p>10865.0</text:p>
          </table:table-cell>
          <table:table-cell office:value-type="float" office:value="20930" calcext:value-type="float">
            <text:p>20930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13198" calcext:value-type="float">
            <text:p>13198.0</text:p>
          </table:table-cell>
          <table:table-cell office:value-type="float" office:value="18527" calcext:value-type="float">
            <text:p>18527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14203" calcext:value-type="float">
            <text:p>14203.0</text:p>
          </table:table-cell>
          <table:table-cell office:value-type="float" office:value="19494" calcext:value-type="float">
            <text:p>19494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4296" calcext:value-type="float">
            <text:p>14296.0</text:p>
          </table:table-cell>
          <table:table-cell office:value-type="float" office:value="19151" calcext:value-type="float">
            <text:p>19151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14148" calcext:value-type="float">
            <text:p>14148.0</text:p>
          </table:table-cell>
          <table:table-cell office:value-type="float" office:value="19429" calcext:value-type="float">
            <text:p>1942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12655" calcext:value-type="float">
            <text:p>12655.0</text:p>
          </table:table-cell>
          <table:table-cell office:value-type="float" office:value="21985" calcext:value-type="float">
            <text:p>21985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10844" calcext:value-type="float">
            <text:p>10844.0</text:p>
          </table:table-cell>
          <table:table-cell office:value-type="float" office:value="20929" calcext:value-type="float">
            <text:p>2092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13200" calcext:value-type="float">
            <text:p>13200.0</text:p>
          </table:table-cell>
          <table:table-cell office:value-type="float" office:value="18494" calcext:value-type="float">
            <text:p>18494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14214" calcext:value-type="float">
            <text:p>14214.0</text:p>
          </table:table-cell>
          <table:table-cell office:value-type="float" office:value="19494" calcext:value-type="float">
            <text:p>19494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4302" calcext:value-type="float">
            <text:p>14302.0</text:p>
          </table:table-cell>
          <table:table-cell office:value-type="float" office:value="19129" calcext:value-type="float">
            <text:p>19129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4208" calcext:value-type="float">
            <text:p>14208.0</text:p>
          </table:table-cell>
          <table:table-cell office:value-type="float" office:value="19475" calcext:value-type="float">
            <text:p>19475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12655" calcext:value-type="float">
            <text:p>12655.0</text:p>
          </table:table-cell>
          <table:table-cell office:value-type="float" office:value="21985" calcext:value-type="float">
            <text:p>21985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10810" calcext:value-type="float">
            <text:p>10810.0</text:p>
          </table:table-cell>
          <table:table-cell office:value-type="float" office:value="20936" calcext:value-type="float">
            <text:p>20936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13203" calcext:value-type="float">
            <text:p>13203.0</text:p>
          </table:table-cell>
          <table:table-cell office:value-type="float" office:value="18484" calcext:value-type="float">
            <text:p>18484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4219" calcext:value-type="float">
            <text:p>14219.0</text:p>
          </table:table-cell>
          <table:table-cell office:value-type="float" office:value="19494" calcext:value-type="float">
            <text:p>19494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4302" calcext:value-type="float">
            <text:p>14302.0</text:p>
          </table:table-cell>
          <table:table-cell office:value-type="float" office:value="19129" calcext:value-type="float">
            <text:p>19129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14261" calcext:value-type="float">
            <text:p>14261.0</text:p>
          </table:table-cell>
          <table:table-cell office:value-type="float" office:value="19549" calcext:value-type="float">
            <text:p>19549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2654" calcext:value-type="float">
            <text:p>12654.0</text:p>
          </table:table-cell>
          <table:table-cell office:value-type="float" office:value="21985" calcext:value-type="float">
            <text:p>21985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0744" calcext:value-type="float">
            <text:p>10744.0</text:p>
          </table:table-cell>
          <table:table-cell office:value-type="float" office:value="20960" calcext:value-type="float">
            <text:p>20960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13209" calcext:value-type="float">
            <text:p>13209.0</text:p>
          </table:table-cell>
          <table:table-cell office:value-type="float" office:value="18465" calcext:value-type="float">
            <text:p>18465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14237" calcext:value-type="float">
            <text:p>14237.0</text:p>
          </table:table-cell>
          <table:table-cell office:value-type="float" office:value="19505" calcext:value-type="float">
            <text:p>19505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19122" calcext:value-type="float">
            <text:p>19122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38" calcext:value-type="float">
            <text:p>14338.0</text:p>
          </table:table-cell>
          <table:table-cell office:value-type="float" office:value="19654" calcext:value-type="float">
            <text:p>19654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14297" calcext:value-type="float">
            <text:p>14297.0</text:p>
          </table:table-cell>
          <table:table-cell office:value-type="float" office:value="19625" calcext:value-type="float">
            <text:p>19625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621" calcext:value-type="float">
            <text:p>12621.0</text:p>
          </table:table-cell>
          <table:table-cell office:value-type="float" office:value="21998" calcext:value-type="float">
            <text:p>21998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0683" calcext:value-type="float">
            <text:p>10683.0</text:p>
          </table:table-cell>
          <table:table-cell office:value-type="float" office:value="20974" calcext:value-type="float">
            <text:p>2097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13207" calcext:value-type="float">
            <text:p>13207.0</text:p>
          </table:table-cell>
          <table:table-cell office:value-type="float" office:value="18455" calcext:value-type="float">
            <text:p>18455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4261" calcext:value-type="float">
            <text:p>14261.0</text:p>
          </table:table-cell>
          <table:table-cell office:value-type="float" office:value="19500" calcext:value-type="float">
            <text:p>19500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14319" calcext:value-type="float">
            <text:p>14319.0</text:p>
          </table:table-cell>
          <table:table-cell office:value-type="float" office:value="19111" calcext:value-type="float">
            <text:p>19111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14322" calcext:value-type="float">
            <text:p>14322.0</text:p>
          </table:table-cell>
          <table:table-cell office:value-type="float" office:value="19640" calcext:value-type="float">
            <text:p>19640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4296" calcext:value-type="float">
            <text:p>14296.0</text:p>
          </table:table-cell>
          <table:table-cell office:value-type="float" office:value="19624" calcext:value-type="float">
            <text:p>19624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2610" calcext:value-type="float">
            <text:p>12610.0</text:p>
          </table:table-cell>
          <table:table-cell office:value-type="float" office:value="21998" calcext:value-type="float">
            <text:p>21998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10627" calcext:value-type="float">
            <text:p>10627.0</text:p>
          </table:table-cell>
          <table:table-cell office:value-type="float" office:value="20984" calcext:value-type="float">
            <text:p>2098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3202" calcext:value-type="float">
            <text:p>13202.0</text:p>
          </table:table-cell>
          <table:table-cell office:value-type="float" office:value="18440" calcext:value-type="float">
            <text:p>18440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14288" calcext:value-type="float">
            <text:p>14288.0</text:p>
          </table:table-cell>
          <table:table-cell office:value-type="float" office:value="19495" calcext:value-type="float">
            <text:p>19495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4370" calcext:value-type="float">
            <text:p>14370.0</text:p>
          </table:table-cell>
          <table:table-cell office:value-type="float" office:value="19064" calcext:value-type="float">
            <text:p>1906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14324" calcext:value-type="float">
            <text:p>14324.0</text:p>
          </table:table-cell>
          <table:table-cell office:value-type="float" office:value="19653" calcext:value-type="float">
            <text:p>19653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4300" calcext:value-type="float">
            <text:p>14300.0</text:p>
          </table:table-cell>
          <table:table-cell office:value-type="float" office:value="19626" calcext:value-type="float">
            <text:p>19626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2609" calcext:value-type="float">
            <text:p>12609.0</text:p>
          </table:table-cell>
          <table:table-cell office:value-type="float" office:value="21999" calcext:value-type="float">
            <text:p>21999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10560" calcext:value-type="float">
            <text:p>10560.0</text:p>
          </table:table-cell>
          <table:table-cell office:value-type="float" office:value="21007" calcext:value-type="float">
            <text:p>21007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13202" calcext:value-type="float">
            <text:p>13202.0</text:p>
          </table:table-cell>
          <table:table-cell office:value-type="float" office:value="18414" calcext:value-type="float">
            <text:p>18414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14301" calcext:value-type="float">
            <text:p>14301.0</text:p>
          </table:table-cell>
          <table:table-cell office:value-type="float" office:value="19496" calcext:value-type="float">
            <text:p>19496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4429" calcext:value-type="float">
            <text:p>14429.0</text:p>
          </table:table-cell>
          <table:table-cell office:value-type="float" office:value="19004" calcext:value-type="float">
            <text:p>1900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1"/>
          <table:table-cell office:value-type="float" office:value="14309" calcext:value-type="float">
            <text:p>14309.0</text:p>
          </table:table-cell>
          <table:table-cell office:value-type="float" office:value="19665" calcext:value-type="float">
            <text:p>19665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14307" calcext:value-type="float">
            <text:p>14307.0</text:p>
          </table:table-cell>
          <table:table-cell office:value-type="float" office:value="19640" calcext:value-type="float">
            <text:p>19640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12577" calcext:value-type="float">
            <text:p>12577.0</text:p>
          </table:table-cell>
          <table:table-cell office:value-type="float" office:value="22024" calcext:value-type="float">
            <text:p>22024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10469" calcext:value-type="float">
            <text:p>10469.0</text:p>
          </table:table-cell>
          <table:table-cell office:value-type="float" office:value="21057" calcext:value-type="float">
            <text:p>21057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13211" calcext:value-type="float">
            <text:p>13211.0</text:p>
          </table:table-cell>
          <table:table-cell office:value-type="float" office:value="18398" calcext:value-type="float">
            <text:p>18398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491" calcext:value-type="float">
            <text:p>19491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4487" calcext:value-type="float">
            <text:p>14487.0</text:p>
          </table:table-cell>
          <table:table-cell office:value-type="float" office:value="18959" calcext:value-type="float">
            <text:p>18959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/>
          <table:table-cell office:value-type="float" office:value="14294" calcext:value-type="float">
            <text:p>14294.0</text:p>
          </table:table-cell>
          <table:table-cell office:value-type="float" office:value="19669" calcext:value-type="float">
            <text:p>19669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28" calcext:value-type="float">
            <text:p>19628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12546" calcext:value-type="float">
            <text:p>12546.0</text:p>
          </table:table-cell>
          <table:table-cell office:value-type="float" office:value="22049" calcext:value-type="float">
            <text:p>22049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0453" calcext:value-type="float">
            <text:p>10453.0</text:p>
          </table:table-cell>
          <table:table-cell office:value-type="float" office:value="21047" calcext:value-type="float">
            <text:p>2104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3214" calcext:value-type="float">
            <text:p>13214.0</text:p>
          </table:table-cell>
          <table:table-cell office:value-type="float" office:value="18389" calcext:value-type="float">
            <text:p>18389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14332" calcext:value-type="float">
            <text:p>14332.0</text:p>
          </table:table-cell>
          <table:table-cell office:value-type="float" office:value="19488" calcext:value-type="float">
            <text:p>19488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4539" calcext:value-type="float">
            <text:p>14539.0</text:p>
          </table:table-cell>
          <table:table-cell office:value-type="float" office:value="18893" calcext:value-type="float">
            <text:p>1889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14287" calcext:value-type="float">
            <text:p>14287.0</text:p>
          </table:table-cell>
          <table:table-cell office:value-type="float" office:value="19677" calcext:value-type="float">
            <text:p>1967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44" calcext:value-type="float">
            <text:p>19644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2542" calcext:value-type="float">
            <text:p>12542.0</text:p>
          </table:table-cell>
          <table:table-cell office:value-type="float" office:value="22038" calcext:value-type="float">
            <text:p>22038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10438" calcext:value-type="float">
            <text:p>10438.0</text:p>
          </table:table-cell>
          <table:table-cell office:value-type="float" office:value="21053" calcext:value-type="float">
            <text:p>21053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3219" calcext:value-type="float">
            <text:p>13219.0</text:p>
          </table:table-cell>
          <table:table-cell office:value-type="float" office:value="18375" calcext:value-type="float">
            <text:p>18375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/>
          <table:table-cell office:value-type="float" office:value="14336" calcext:value-type="float">
            <text:p>14336.0</text:p>
          </table:table-cell>
          <table:table-cell office:value-type="float" office:value="19495" calcext:value-type="float">
            <text:p>19495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4586" calcext:value-type="float">
            <text:p>14586.0</text:p>
          </table:table-cell>
          <table:table-cell office:value-type="float" office:value="18821" calcext:value-type="float">
            <text:p>18821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4286" calcext:value-type="float">
            <text:p>14286.0</text:p>
          </table:table-cell>
          <table:table-cell office:value-type="float" office:value="19694" calcext:value-type="float">
            <text:p>19694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14323" calcext:value-type="float">
            <text:p>14323.0</text:p>
          </table:table-cell>
          <table:table-cell office:value-type="float" office:value="19649" calcext:value-type="float">
            <text:p>1964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12530" calcext:value-type="float">
            <text:p>12530.0</text:p>
          </table:table-cell>
          <table:table-cell office:value-type="float" office:value="22100" calcext:value-type="float">
            <text:p>22100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0438" calcext:value-type="float">
            <text:p>10438.0</text:p>
          </table:table-cell>
          <table:table-cell office:value-type="float" office:value="21053" calcext:value-type="float">
            <text:p>21053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3226" calcext:value-type="float">
            <text:p>13226.0</text:p>
          </table:table-cell>
          <table:table-cell office:value-type="float" office:value="18351" calcext:value-type="float">
            <text:p>18351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14346" calcext:value-type="float">
            <text:p>14346.0</text:p>
          </table:table-cell>
          <table:table-cell office:value-type="float" office:value="19495" calcext:value-type="float">
            <text:p>19495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14611" calcext:value-type="float">
            <text:p>14611.0</text:p>
          </table:table-cell>
          <table:table-cell office:value-type="float" office:value="18781" calcext:value-type="float">
            <text:p>18781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19697" calcext:value-type="float">
            <text:p>19697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14326" calcext:value-type="float">
            <text:p>14326.0</text:p>
          </table:table-cell>
          <table:table-cell office:value-type="float" office:value="19658" calcext:value-type="float">
            <text:p>19658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2531" calcext:value-type="float">
            <text:p>12531.0</text:p>
          </table:table-cell>
          <table:table-cell office:value-type="float" office:value="22118" calcext:value-type="float">
            <text:p>22118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0419" calcext:value-type="float">
            <text:p>10419.0</text:p>
          </table:table-cell>
          <table:table-cell office:value-type="float" office:value="21079" calcext:value-type="float">
            <text:p>21079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13215" calcext:value-type="float">
            <text:p>13215.0</text:p>
          </table:table-cell>
          <table:table-cell office:value-type="float" office:value="18344" calcext:value-type="float">
            <text:p>18344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4357" calcext:value-type="float">
            <text:p>14357.0</text:p>
          </table:table-cell>
          <table:table-cell office:value-type="float" office:value="19492" calcext:value-type="float">
            <text:p>19492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4644" calcext:value-type="float">
            <text:p>14644.0</text:p>
          </table:table-cell>
          <table:table-cell office:value-type="float" office:value="18718" calcext:value-type="float">
            <text:p>18718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14286" calcext:value-type="float">
            <text:p>14286.0</text:p>
          </table:table-cell>
          <table:table-cell office:value-type="float" office:value="19705" calcext:value-type="float">
            <text:p>19705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19665" calcext:value-type="float">
            <text:p>19665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12599" calcext:value-type="float">
            <text:p>12599.0</text:p>
          </table:table-cell>
          <table:table-cell office:value-type="float" office:value="22159" calcext:value-type="float">
            <text:p>22159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12500" calcext:value-type="float">
            <text:p>12500.0</text:p>
          </table:table-cell>
          <table:table-cell office:value-type="float" office:value="22121" calcext:value-type="float">
            <text:p>22121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10405" calcext:value-type="float">
            <text:p>10405.0</text:p>
          </table:table-cell>
          <table:table-cell office:value-type="float" office:value="21094" calcext:value-type="float">
            <text:p>2109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3216" calcext:value-type="float">
            <text:p>13216.0</text:p>
          </table:table-cell>
          <table:table-cell office:value-type="float" office:value="18318" calcext:value-type="float">
            <text:p>18318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14363" calcext:value-type="float">
            <text:p>14363.0</text:p>
          </table:table-cell>
          <table:table-cell office:value-type="float" office:value="19491" calcext:value-type="float">
            <text:p>19491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14654" calcext:value-type="float">
            <text:p>14654.0</text:p>
          </table:table-cell>
          <table:table-cell office:value-type="float" office:value="18670" calcext:value-type="float">
            <text:p>18670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19717" calcext:value-type="float">
            <text:p>19717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14352" calcext:value-type="float">
            <text:p>14352.0</text:p>
          </table:table-cell>
          <table:table-cell office:value-type="float" office:value="19672" calcext:value-type="float">
            <text:p>19672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2610" calcext:value-type="float">
            <text:p>12610.0</text:p>
          </table:table-cell>
          <table:table-cell office:value-type="float" office:value="22175" calcext:value-type="float">
            <text:p>22175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2497" calcext:value-type="float">
            <text:p>12497.0</text:p>
          </table:table-cell>
          <table:table-cell office:value-type="float" office:value="22121" calcext:value-type="float">
            <text:p>22121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10364" calcext:value-type="float">
            <text:p>10364.0</text:p>
          </table:table-cell>
          <table:table-cell office:value-type="float" office:value="21121" calcext:value-type="float">
            <text:p>21121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3222" calcext:value-type="float">
            <text:p>13222.0</text:p>
          </table:table-cell>
          <table:table-cell office:value-type="float" office:value="18293" calcext:value-type="float">
            <text:p>18293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4374" calcext:value-type="float">
            <text:p>14374.0</text:p>
          </table:table-cell>
          <table:table-cell office:value-type="float" office:value="19483" calcext:value-type="float">
            <text:p>19483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14709" calcext:value-type="float">
            <text:p>14709.0</text:p>
          </table:table-cell>
          <table:table-cell office:value-type="float" office:value="18619" calcext:value-type="float">
            <text:p>18619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14287" calcext:value-type="float">
            <text:p>14287.0</text:p>
          </table:table-cell>
          <table:table-cell office:value-type="float" office:value="19725" calcext:value-type="float">
            <text:p>19725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14352" calcext:value-type="float">
            <text:p>14352.0</text:p>
          </table:table-cell>
          <table:table-cell office:value-type="float" office:value="19679" calcext:value-type="float">
            <text:p>19679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12622" calcext:value-type="float">
            <text:p>12622.0</text:p>
          </table:table-cell>
          <table:table-cell office:value-type="float" office:value="22195" calcext:value-type="float">
            <text:p>22195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2466" calcext:value-type="float">
            <text:p>12466.0</text:p>
          </table:table-cell>
          <table:table-cell office:value-type="float" office:value="22119" calcext:value-type="float">
            <text:p>22119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1"/>
          <table:table-cell office:value-type="float" office:value="10302" calcext:value-type="float">
            <text:p>10302.0</text:p>
          </table:table-cell>
          <table:table-cell office:value-type="float" office:value="21152" calcext:value-type="float">
            <text:p>2115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13220" calcext:value-type="float">
            <text:p>13220.0</text:p>
          </table:table-cell>
          <table:table-cell office:value-type="float" office:value="18278" calcext:value-type="float">
            <text:p>18278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4393" calcext:value-type="float">
            <text:p>14393.0</text:p>
          </table:table-cell>
          <table:table-cell office:value-type="float" office:value="19484" calcext:value-type="float">
            <text:p>19484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4752" calcext:value-type="float">
            <text:p>14752.0</text:p>
          </table:table-cell>
          <table:table-cell office:value-type="float" office:value="18597" calcext:value-type="float">
            <text:p>18597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14283" calcext:value-type="float">
            <text:p>14283.0</text:p>
          </table:table-cell>
          <table:table-cell office:value-type="float" office:value="19732" calcext:value-type="float">
            <text:p>19732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4360" calcext:value-type="float">
            <text:p>14360.0</text:p>
          </table:table-cell>
          <table:table-cell office:value-type="float" office:value="19673" calcext:value-type="float">
            <text:p>19673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12629" calcext:value-type="float">
            <text:p>12629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12441" calcext:value-type="float">
            <text:p>12441.0</text:p>
          </table:table-cell>
          <table:table-cell office:value-type="float" office:value="22125" calcext:value-type="float">
            <text:p>22125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0252" calcext:value-type="float">
            <text:p>10252.0</text:p>
          </table:table-cell>
          <table:table-cell office:value-type="float" office:value="21175" calcext:value-type="float">
            <text:p>21175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3211" calcext:value-type="float">
            <text:p>13211.0</text:p>
          </table:table-cell>
          <table:table-cell office:value-type="float" office:value="18263" calcext:value-type="float">
            <text:p>18263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14409" calcext:value-type="float">
            <text:p>14409.0</text:p>
          </table:table-cell>
          <table:table-cell office:value-type="float" office:value="19479" calcext:value-type="float">
            <text:p>19479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4813" calcext:value-type="float">
            <text:p>14813.0</text:p>
          </table:table-cell>
          <table:table-cell office:value-type="float" office:value="18573" calcext:value-type="float">
            <text:p>18573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14288" calcext:value-type="float">
            <text:p>14288.0</text:p>
          </table:table-cell>
          <table:table-cell office:value-type="float" office:value="19744" calcext:value-type="float">
            <text:p>19744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14381" calcext:value-type="float">
            <text:p>14381.0</text:p>
          </table:table-cell>
          <table:table-cell office:value-type="float" office:value="19672" calcext:value-type="float">
            <text:p>19672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53" calcext:value-type="float">
            <text:p>19653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2632" calcext:value-type="float">
            <text:p>12632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12428" calcext:value-type="float">
            <text:p>12428.0</text:p>
          </table:table-cell>
          <table:table-cell office:value-type="float" office:value="22133" calcext:value-type="float">
            <text:p>22133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0209" calcext:value-type="float">
            <text:p>10209.0</text:p>
          </table:table-cell>
          <table:table-cell office:value-type="float" office:value="21202" calcext:value-type="float">
            <text:p>21202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3215" calcext:value-type="float">
            <text:p>13215.0</text:p>
          </table:table-cell>
          <table:table-cell office:value-type="float" office:value="18243" calcext:value-type="float">
            <text:p>1824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14421" calcext:value-type="float">
            <text:p>14421.0</text:p>
          </table:table-cell>
          <table:table-cell office:value-type="float" office:value="19473" calcext:value-type="float">
            <text:p>19473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14871" calcext:value-type="float">
            <text:p>14871.0</text:p>
          </table:table-cell>
          <table:table-cell office:value-type="float" office:value="18559" calcext:value-type="float">
            <text:p>18559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14290" calcext:value-type="float">
            <text:p>14290.0</text:p>
          </table:table-cell>
          <table:table-cell office:value-type="float" office:value="19752" calcext:value-type="float">
            <text:p>19752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14428" calcext:value-type="float">
            <text:p>14428.0</text:p>
          </table:table-cell>
          <table:table-cell office:value-type="float" office:value="19702" calcext:value-type="float">
            <text:p>19702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19656" calcext:value-type="float">
            <text:p>19656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2630" calcext:value-type="float">
            <text:p>12630.0</text:p>
          </table:table-cell>
          <table:table-cell office:value-type="float" office:value="22189" calcext:value-type="float">
            <text:p>22189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12414" calcext:value-type="float">
            <text:p>12414.0</text:p>
          </table:table-cell>
          <table:table-cell office:value-type="float" office:value="22147" calcext:value-type="float">
            <text:p>22147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0170" calcext:value-type="float">
            <text:p>10170.0</text:p>
          </table:table-cell>
          <table:table-cell office:value-type="float" office:value="21227" calcext:value-type="float">
            <text:p>2122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13215" calcext:value-type="float">
            <text:p>13215.0</text:p>
          </table:table-cell>
          <table:table-cell office:value-type="float" office:value="18219" calcext:value-type="float">
            <text:p>18219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14490" calcext:value-type="float">
            <text:p>14490.0</text:p>
          </table:table-cell>
          <table:table-cell office:value-type="float" office:value="19463" calcext:value-type="float">
            <text:p>19463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14929" calcext:value-type="float">
            <text:p>14929.0</text:p>
          </table:table-cell>
          <table:table-cell office:value-type="float" office:value="18559" calcext:value-type="float">
            <text:p>18559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4294" calcext:value-type="float">
            <text:p>14294.0</text:p>
          </table:table-cell>
          <table:table-cell office:value-type="float" office:value="19775" calcext:value-type="float">
            <text:p>1977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14443" calcext:value-type="float">
            <text:p>14443.0</text:p>
          </table:table-cell>
          <table:table-cell office:value-type="float" office:value="19705" calcext:value-type="float">
            <text:p>19705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19656" calcext:value-type="float">
            <text:p>19656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2623" calcext:value-type="float">
            <text:p>12623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12398" calcext:value-type="float">
            <text:p>12398.0</text:p>
          </table:table-cell>
          <table:table-cell office:value-type="float" office:value="22163" calcext:value-type="float">
            <text:p>22163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10168" calcext:value-type="float">
            <text:p>10168.0</text:p>
          </table:table-cell>
          <table:table-cell office:value-type="float" office:value="21237" calcext:value-type="float">
            <text:p>21237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3203" calcext:value-type="float">
            <text:p>13203.0</text:p>
          </table:table-cell>
          <table:table-cell office:value-type="float" office:value="18192" calcext:value-type="float">
            <text:p>18192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14534" calcext:value-type="float">
            <text:p>14534.0</text:p>
          </table:table-cell>
          <table:table-cell office:value-type="float" office:value="19443" calcext:value-type="float">
            <text:p>19443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14500" calcext:value-type="float">
            <text:p>14500.0</text:p>
          </table:table-cell>
          <table:table-cell office:value-type="float" office:value="19482" calcext:value-type="float">
            <text:p>19482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983" calcext:value-type="float">
            <text:p>14983.0</text:p>
          </table:table-cell>
          <table:table-cell office:value-type="float" office:value="18525" calcext:value-type="float">
            <text:p>18525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14294" calcext:value-type="float">
            <text:p>14294.0</text:p>
          </table:table-cell>
          <table:table-cell office:value-type="float" office:value="19787" calcext:value-type="float">
            <text:p>19787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14450" calcext:value-type="float">
            <text:p>14450.0</text:p>
          </table:table-cell>
          <table:table-cell office:value-type="float" office:value="19717" calcext:value-type="float">
            <text:p>19717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19656" calcext:value-type="float">
            <text:p>19656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12620" calcext:value-type="float">
            <text:p>12620.0</text:p>
          </table:table-cell>
          <table:table-cell office:value-type="float" office:value="22188" calcext:value-type="float">
            <text:p>22188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2388" calcext:value-type="float">
            <text:p>12388.0</text:p>
          </table:table-cell>
          <table:table-cell office:value-type="float" office:value="22176" calcext:value-type="float">
            <text:p>22176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0145" calcext:value-type="float">
            <text:p>10145.0</text:p>
          </table:table-cell>
          <table:table-cell office:value-type="float" office:value="21236" calcext:value-type="float">
            <text:p>21236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13188" calcext:value-type="float">
            <text:p>13188.0</text:p>
          </table:table-cell>
          <table:table-cell office:value-type="float" office:value="18171" calcext:value-type="float">
            <text:p>18171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14627" calcext:value-type="float">
            <text:p>14627.0</text:p>
          </table:table-cell>
          <table:table-cell office:value-type="float" office:value="19354" calcext:value-type="float">
            <text:p>19354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14499" calcext:value-type="float">
            <text:p>14499.0</text:p>
          </table:table-cell>
          <table:table-cell office:value-type="float" office:value="19489" calcext:value-type="float">
            <text:p>19489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14991" calcext:value-type="float">
            <text:p>14991.0</text:p>
          </table:table-cell>
          <table:table-cell office:value-type="float" office:value="18513" calcext:value-type="float">
            <text:p>18513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4297" calcext:value-type="float">
            <text:p>14297.0</text:p>
          </table:table-cell>
          <table:table-cell office:value-type="float" office:value="19803" calcext:value-type="float">
            <text:p>19803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14449" calcext:value-type="float">
            <text:p>14449.0</text:p>
          </table:table-cell>
          <table:table-cell office:value-type="float" office:value="19738" calcext:value-type="float">
            <text:p>19738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19661" calcext:value-type="float">
            <text:p>19661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2616" calcext:value-type="float">
            <text:p>12616.0</text:p>
          </table:table-cell>
          <table:table-cell office:value-type="float" office:value="22189" calcext:value-type="float">
            <text:p>2218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12363" calcext:value-type="float">
            <text:p>12363.0</text:p>
          </table:table-cell>
          <table:table-cell office:value-type="float" office:value="22187" calcext:value-type="float">
            <text:p>22187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10075" calcext:value-type="float">
            <text:p>10075.0</text:p>
          </table:table-cell>
          <table:table-cell office:value-type="float" office:value="21237" calcext:value-type="float">
            <text:p>2123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13175" calcext:value-type="float">
            <text:p>13175.0</text:p>
          </table:table-cell>
          <table:table-cell office:value-type="float" office:value="18137" calcext:value-type="float">
            <text:p>18137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4652" calcext:value-type="float">
            <text:p>14652.0</text:p>
          </table:table-cell>
          <table:table-cell office:value-type="float" office:value="19331" calcext:value-type="float">
            <text:p>19331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14499" calcext:value-type="float">
            <text:p>14499.0</text:p>
          </table:table-cell>
          <table:table-cell office:value-type="float" office:value="19490" calcext:value-type="float">
            <text:p>19490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18498" calcext:value-type="float">
            <text:p>18498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"/>
          <table:table-cell office:value-type="float" office:value="14292" calcext:value-type="float">
            <text:p>14292.0</text:p>
          </table:table-cell>
          <table:table-cell office:value-type="float" office:value="19825" calcext:value-type="float">
            <text:p>19825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19747" calcext:value-type="float">
            <text:p>1974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19661" calcext:value-type="float">
            <text:p>19661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2617" calcext:value-type="float">
            <text:p>12617.0</text:p>
          </table:table-cell>
          <table:table-cell office:value-type="float" office:value="22188" calcext:value-type="float">
            <text:p>22188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12352" calcext:value-type="float">
            <text:p>12352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0036" calcext:value-type="float">
            <text:p>10036.0</text:p>
          </table:table-cell>
          <table:table-cell office:value-type="float" office:value="21258" calcext:value-type="float">
            <text:p>21258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3177" calcext:value-type="float">
            <text:p>13177.0</text:p>
          </table:table-cell>
          <table:table-cell office:value-type="float" office:value="18121" calcext:value-type="float">
            <text:p>1812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14666" calcext:value-type="float">
            <text:p>14666.0</text:p>
          </table:table-cell>
          <table:table-cell office:value-type="float" office:value="19314" calcext:value-type="float">
            <text:p>19314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14509" calcext:value-type="float">
            <text:p>14509.0</text:p>
          </table:table-cell>
          <table:table-cell office:value-type="float" office:value="19519" calcext:value-type="float">
            <text:p>19519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15019" calcext:value-type="float">
            <text:p>15019.0</text:p>
          </table:table-cell>
          <table:table-cell office:value-type="float" office:value="18495" calcext:value-type="float">
            <text:p>18495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4290" calcext:value-type="float">
            <text:p>14290.0</text:p>
          </table:table-cell>
          <table:table-cell office:value-type="float" office:value="19848" calcext:value-type="float">
            <text:p>19848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4456" calcext:value-type="float">
            <text:p>14456.0</text:p>
          </table:table-cell>
          <table:table-cell office:value-type="float" office:value="19767" calcext:value-type="float">
            <text:p>19767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19661" calcext:value-type="float">
            <text:p>19661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/>
          <table:table-cell office:value-type="float" office:value="12624" calcext:value-type="float">
            <text:p>12624.0</text:p>
          </table:table-cell>
          <table:table-cell office:value-type="float" office:value="22189" calcext:value-type="float">
            <text:p>22189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2345" calcext:value-type="float">
            <text:p>12345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0004" calcext:value-type="float">
            <text:p>10004.0</text:p>
          </table:table-cell>
          <table:table-cell office:value-type="float" office:value="21269" calcext:value-type="float">
            <text:p>2126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13168" calcext:value-type="float">
            <text:p>13168.0</text:p>
          </table:table-cell>
          <table:table-cell office:value-type="float" office:value="18090" calcext:value-type="float">
            <text:p>18090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4718" calcext:value-type="float">
            <text:p>14718.0</text:p>
          </table:table-cell>
          <table:table-cell office:value-type="float" office:value="19285" calcext:value-type="float">
            <text:p>19285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4527" calcext:value-type="float">
            <text:p>14527.0</text:p>
          </table:table-cell>
          <table:table-cell office:value-type="float" office:value="19531" calcext:value-type="float">
            <text:p>19531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18485" calcext:value-type="float">
            <text:p>18485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4295" calcext:value-type="float">
            <text:p>14295.0</text:p>
          </table:table-cell>
          <table:table-cell office:value-type="float" office:value="19861" calcext:value-type="float">
            <text:p>19861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4463" calcext:value-type="float">
            <text:p>14463.0</text:p>
          </table:table-cell>
          <table:table-cell office:value-type="float" office:value="19779" calcext:value-type="float">
            <text:p>19779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19661" calcext:value-type="float">
            <text:p>19661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12636" calcext:value-type="float">
            <text:p>12636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2335" calcext:value-type="float">
            <text:p>12335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9989" calcext:value-type="float">
            <text:p>9989.0</text:p>
          </table:table-cell>
          <table:table-cell office:value-type="float" office:value="21281" calcext:value-type="float">
            <text:p>21281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3154" calcext:value-type="float">
            <text:p>13154.0</text:p>
          </table:table-cell>
          <table:table-cell office:value-type="float" office:value="18064" calcext:value-type="float">
            <text:p>18064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4727" calcext:value-type="float">
            <text:p>14727.0</text:p>
          </table:table-cell>
          <table:table-cell office:value-type="float" office:value="19274" calcext:value-type="float">
            <text:p>19274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4547" calcext:value-type="float">
            <text:p>14547.0</text:p>
          </table:table-cell>
          <table:table-cell office:value-type="float" office:value="19565" calcext:value-type="float">
            <text:p>19565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5030" calcext:value-type="float">
            <text:p>15030.0</text:p>
          </table:table-cell>
          <table:table-cell office:value-type="float" office:value="18474" calcext:value-type="float">
            <text:p>18474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14300" calcext:value-type="float">
            <text:p>14300.0</text:p>
          </table:table-cell>
          <table:table-cell office:value-type="float" office:value="19891" calcext:value-type="float">
            <text:p>19891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4470" calcext:value-type="float">
            <text:p>14470.0</text:p>
          </table:table-cell>
          <table:table-cell office:value-type="float" office:value="19789" calcext:value-type="float">
            <text:p>19789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66" calcext:value-type="float">
            <text:p>19666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2647" calcext:value-type="float">
            <text:p>12647.0</text:p>
          </table:table-cell>
          <table:table-cell office:value-type="float" office:value="22186" calcext:value-type="float">
            <text:p>22186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12280" calcext:value-type="float">
            <text:p>12280.0</text:p>
          </table:table-cell>
          <table:table-cell office:value-type="float" office:value="22236" calcext:value-type="float">
            <text:p>22236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2328" calcext:value-type="float">
            <text:p>12328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9979" calcext:value-type="float">
            <text:p>9979.0</text:p>
          </table:table-cell>
          <table:table-cell office:value-type="float" office:value="21287" calcext:value-type="float">
            <text:p>2128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13144" calcext:value-type="float">
            <text:p>13144.0</text:p>
          </table:table-cell>
          <table:table-cell office:value-type="float" office:value="18036" calcext:value-type="float">
            <text:p>18036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/>
          <table:table-cell office:value-type="float" office:value="14743" calcext:value-type="float">
            <text:p>14743.0</text:p>
          </table:table-cell>
          <table:table-cell office:value-type="float" office:value="19265" calcext:value-type="float">
            <text:p>19265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4566" calcext:value-type="float">
            <text:p>14566.0</text:p>
          </table:table-cell>
          <table:table-cell office:value-type="float" office:value="19603" calcext:value-type="float">
            <text:p>19603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5047" calcext:value-type="float">
            <text:p>15047.0</text:p>
          </table:table-cell>
          <table:table-cell office:value-type="float" office:value="18458" calcext:value-type="float">
            <text:p>18458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4290" calcext:value-type="float">
            <text:p>14290.0</text:p>
          </table:table-cell>
          <table:table-cell office:value-type="float" office:value="19912" calcext:value-type="float">
            <text:p>19912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4471" calcext:value-type="float">
            <text:p>14471.0</text:p>
          </table:table-cell>
          <table:table-cell office:value-type="float" office:value="19803" calcext:value-type="float">
            <text:p>19803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66" calcext:value-type="float">
            <text:p>19666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12666" calcext:value-type="float">
            <text:p>12666.0</text:p>
          </table:table-cell>
          <table:table-cell office:value-type="float" office:value="22196" calcext:value-type="float">
            <text:p>22196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2275" calcext:value-type="float">
            <text:p>12275.0</text:p>
          </table:table-cell>
          <table:table-cell office:value-type="float" office:value="22252" calcext:value-type="float">
            <text:p>22252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12321" calcext:value-type="float">
            <text:p>12321.0</text:p>
          </table:table-cell>
          <table:table-cell office:value-type="float" office:value="22196" calcext:value-type="float">
            <text:p>22196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9951" calcext:value-type="float">
            <text:p>9951.0</text:p>
          </table:table-cell>
          <table:table-cell office:value-type="float" office:value="21294" calcext:value-type="float">
            <text:p>21294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3145" calcext:value-type="float">
            <text:p>13145.0</text:p>
          </table:table-cell>
          <table:table-cell office:value-type="float" office:value="18029" calcext:value-type="float">
            <text:p>1802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4758" calcext:value-type="float">
            <text:p>14758.0</text:p>
          </table:table-cell>
          <table:table-cell office:value-type="float" office:value="19260" calcext:value-type="float">
            <text:p>19260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14579" calcext:value-type="float">
            <text:p>14579.0</text:p>
          </table:table-cell>
          <table:table-cell office:value-type="float" office:value="19634" calcext:value-type="float">
            <text:p>19634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5048" calcext:value-type="float">
            <text:p>15048.0</text:p>
          </table:table-cell>
          <table:table-cell office:value-type="float" office:value="18444" calcext:value-type="float">
            <text:p>18444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88" calcext:value-type="float">
            <text:p>14288.0</text:p>
          </table:table-cell>
          <table:table-cell office:value-type="float" office:value="19945" calcext:value-type="float">
            <text:p>19945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4471" calcext:value-type="float">
            <text:p>14471.0</text:p>
          </table:table-cell>
          <table:table-cell office:value-type="float" office:value="19819" calcext:value-type="float">
            <text:p>19819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66" calcext:value-type="float">
            <text:p>1966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/>
          <table:table-cell office:value-type="float" office:value="12677" calcext:value-type="float">
            <text:p>12677.0</text:p>
          </table:table-cell>
          <table:table-cell office:value-type="float" office:value="22206" calcext:value-type="float">
            <text:p>22206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12275" calcext:value-type="float">
            <text:p>12275.0</text:p>
          </table:table-cell>
          <table:table-cell office:value-type="float" office:value="22257" calcext:value-type="float">
            <text:p>22257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2300" calcext:value-type="float">
            <text:p>12300.0</text:p>
          </table:table-cell>
          <table:table-cell office:value-type="float" office:value="22196" calcext:value-type="float">
            <text:p>22196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9935" calcext:value-type="float">
            <text:p>9935.0</text:p>
          </table:table-cell>
          <table:table-cell office:value-type="float" office:value="21302" calcext:value-type="float">
            <text:p>21302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133" calcext:value-type="float">
            <text:p>13133.0</text:p>
          </table:table-cell>
          <table:table-cell office:value-type="float" office:value="18011" calcext:value-type="float">
            <text:p>18011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4769" calcext:value-type="float">
            <text:p>14769.0</text:p>
          </table:table-cell>
          <table:table-cell office:value-type="float" office:value="19243" calcext:value-type="float">
            <text:p>19243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4601" calcext:value-type="float">
            <text:p>14601.0</text:p>
          </table:table-cell>
          <table:table-cell office:value-type="float" office:value="19657" calcext:value-type="float">
            <text:p>19657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15060" calcext:value-type="float">
            <text:p>15060.0</text:p>
          </table:table-cell>
          <table:table-cell office:value-type="float" office:value="18412" calcext:value-type="float">
            <text:p>18412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4273" calcext:value-type="float">
            <text:p>14273.0</text:p>
          </table:table-cell>
          <table:table-cell office:value-type="float" office:value="19952" calcext:value-type="float">
            <text:p>19952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4472" calcext:value-type="float">
            <text:p>14472.0</text:p>
          </table:table-cell>
          <table:table-cell office:value-type="float" office:value="19858" calcext:value-type="float">
            <text:p>19858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4330" calcext:value-type="float">
            <text:p>14330.0</text:p>
          </table:table-cell>
          <table:table-cell office:value-type="float" office:value="19652" calcext:value-type="float">
            <text:p>1965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2699" calcext:value-type="float">
            <text:p>12699.0</text:p>
          </table:table-cell>
          <table:table-cell office:value-type="float" office:value="22218" calcext:value-type="float">
            <text:p>22218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2277" calcext:value-type="float">
            <text:p>12277.0</text:p>
          </table:table-cell>
          <table:table-cell office:value-type="float" office:value="22263" calcext:value-type="float">
            <text:p>22263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12284" calcext:value-type="float">
            <text:p>12284.0</text:p>
          </table:table-cell>
          <table:table-cell office:value-type="float" office:value="22193" calcext:value-type="float">
            <text:p>22193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9878" calcext:value-type="float">
            <text:p>9878.0</text:p>
          </table:table-cell>
          <table:table-cell office:value-type="float" office:value="21296" calcext:value-type="float">
            <text:p>21296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3117" calcext:value-type="float">
            <text:p>13117.0</text:p>
          </table:table-cell>
          <table:table-cell office:value-type="float" office:value="17988" calcext:value-type="float">
            <text:p>17988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4783" calcext:value-type="float">
            <text:p>14783.0</text:p>
          </table:table-cell>
          <table:table-cell office:value-type="float" office:value="19236" calcext:value-type="float">
            <text:p>19236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4622" calcext:value-type="float">
            <text:p>14622.0</text:p>
          </table:table-cell>
          <table:table-cell office:value-type="float" office:value="19666" calcext:value-type="float">
            <text:p>19666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15063" calcext:value-type="float">
            <text:p>15063.0</text:p>
          </table:table-cell>
          <table:table-cell office:value-type="float" office:value="18395" calcext:value-type="float">
            <text:p>18395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4274" calcext:value-type="float">
            <text:p>14274.0</text:p>
          </table:table-cell>
          <table:table-cell office:value-type="float" office:value="19962" calcext:value-type="float">
            <text:p>19962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4473" calcext:value-type="float">
            <text:p>14473.0</text:p>
          </table:table-cell>
          <table:table-cell office:value-type="float" office:value="19865" calcext:value-type="float">
            <text:p>19865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4329" calcext:value-type="float">
            <text:p>14329.0</text:p>
          </table:table-cell>
          <table:table-cell office:value-type="float" office:value="19654" calcext:value-type="float">
            <text:p>19654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2710" calcext:value-type="float">
            <text:p>12710.0</text:p>
          </table:table-cell>
          <table:table-cell office:value-type="float" office:value="22222" calcext:value-type="float">
            <text:p>22222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12276" calcext:value-type="float">
            <text:p>12276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9838" calcext:value-type="float">
            <text:p>9838.0</text:p>
          </table:table-cell>
          <table:table-cell office:value-type="float" office:value="21288" calcext:value-type="float">
            <text:p>21288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13113" calcext:value-type="float">
            <text:p>13113.0</text:p>
          </table:table-cell>
          <table:table-cell office:value-type="float" office:value="17989" calcext:value-type="float">
            <text:p>17989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4810" calcext:value-type="float">
            <text:p>14810.0</text:p>
          </table:table-cell>
          <table:table-cell office:value-type="float" office:value="19236" calcext:value-type="float">
            <text:p>19236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4639" calcext:value-type="float">
            <text:p>14639.0</text:p>
          </table:table-cell>
          <table:table-cell office:value-type="float" office:value="19673" calcext:value-type="float">
            <text:p>19673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15069" calcext:value-type="float">
            <text:p>15069.0</text:p>
          </table:table-cell>
          <table:table-cell office:value-type="float" office:value="18339" calcext:value-type="float">
            <text:p>18339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4274" calcext:value-type="float">
            <text:p>14274.0</text:p>
          </table:table-cell>
          <table:table-cell office:value-type="float" office:value="19962" calcext:value-type="float">
            <text:p>19962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4480" calcext:value-type="float">
            <text:p>14480.0</text:p>
          </table:table-cell>
          <table:table-cell office:value-type="float" office:value="19886" calcext:value-type="float">
            <text:p>19886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4324" calcext:value-type="float">
            <text:p>14324.0</text:p>
          </table:table-cell>
          <table:table-cell office:value-type="float" office:value="19649" calcext:value-type="float">
            <text:p>1964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2737" calcext:value-type="float">
            <text:p>12737.0</text:p>
          </table:table-cell>
          <table:table-cell office:value-type="float" office:value="22229" calcext:value-type="float">
            <text:p>22229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12267" calcext:value-type="float">
            <text:p>12267.0</text:p>
          </table:table-cell>
          <table:table-cell office:value-type="float" office:value="22192" calcext:value-type="float">
            <text:p>22192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9797" calcext:value-type="float">
            <text:p>9797.0</text:p>
          </table:table-cell>
          <table:table-cell office:value-type="float" office:value="21275" calcext:value-type="float">
            <text:p>21275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3105" calcext:value-type="float">
            <text:p>13105.0</text:p>
          </table:table-cell>
          <table:table-cell office:value-type="float" office:value="17980" calcext:value-type="float">
            <text:p>17980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4867" calcext:value-type="float">
            <text:p>14867.0</text:p>
          </table:table-cell>
          <table:table-cell office:value-type="float" office:value="19242" calcext:value-type="float">
            <text:p>19242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4653" calcext:value-type="float">
            <text:p>14653.0</text:p>
          </table:table-cell>
          <table:table-cell office:value-type="float" office:value="19695" calcext:value-type="float">
            <text:p>19695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15084" calcext:value-type="float">
            <text:p>15084.0</text:p>
          </table:table-cell>
          <table:table-cell office:value-type="float" office:value="18279" calcext:value-type="float">
            <text:p>18279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4274" calcext:value-type="float">
            <text:p>14274.0</text:p>
          </table:table-cell>
          <table:table-cell office:value-type="float" office:value="19962" calcext:value-type="float">
            <text:p>19962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4492" calcext:value-type="float">
            <text:p>14492.0</text:p>
          </table:table-cell>
          <table:table-cell office:value-type="float" office:value="19918" calcext:value-type="float">
            <text:p>19918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4322" calcext:value-type="float">
            <text:p>14322.0</text:p>
          </table:table-cell>
          <table:table-cell office:value-type="float" office:value="19644" calcext:value-type="float">
            <text:p>19644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2772" calcext:value-type="float">
            <text:p>12772.0</text:p>
          </table:table-cell>
          <table:table-cell office:value-type="float" office:value="22260" calcext:value-type="float">
            <text:p>22260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246" calcext:value-type="float">
            <text:p>12246.0</text:p>
          </table:table-cell>
          <table:table-cell office:value-type="float" office:value="22196" calcext:value-type="float">
            <text:p>22196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9773" calcext:value-type="float">
            <text:p>9773.0</text:p>
          </table:table-cell>
          <table:table-cell office:value-type="float" office:value="21266" calcext:value-type="float">
            <text:p>21266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3092" calcext:value-type="float">
            <text:p>13092.0</text:p>
          </table:table-cell>
          <table:table-cell office:value-type="float" office:value="17957" calcext:value-type="float">
            <text:p>17957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4919" calcext:value-type="float">
            <text:p>14919.0</text:p>
          </table:table-cell>
          <table:table-cell office:value-type="float" office:value="19248" calcext:value-type="float">
            <text:p>19248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4667" calcext:value-type="float">
            <text:p>14667.0</text:p>
          </table:table-cell>
          <table:table-cell office:value-type="float" office:value="19707" calcext:value-type="float">
            <text:p>19707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5103" calcext:value-type="float">
            <text:p>15103.0</text:p>
          </table:table-cell>
          <table:table-cell office:value-type="float" office:value="18227" calcext:value-type="float">
            <text:p>18227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5084" calcext:value-type="float">
            <text:p>15084.0</text:p>
          </table:table-cell>
          <table:table-cell office:value-type="float" office:value="18276" calcext:value-type="float">
            <text:p>18276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14274" calcext:value-type="float">
            <text:p>14274.0</text:p>
          </table:table-cell>
          <table:table-cell office:value-type="float" office:value="19969" calcext:value-type="float">
            <text:p>19969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14503" calcext:value-type="float">
            <text:p>14503.0</text:p>
          </table:table-cell>
          <table:table-cell office:value-type="float" office:value="19931" calcext:value-type="float">
            <text:p>19931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22" calcext:value-type="float">
            <text:p>14322.0</text:p>
          </table:table-cell>
          <table:table-cell office:value-type="float" office:value="19644" calcext:value-type="float">
            <text:p>19644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2773" calcext:value-type="float">
            <text:p>12773.0</text:p>
          </table:table-cell>
          <table:table-cell office:value-type="float" office:value="22271" calcext:value-type="float">
            <text:p>22271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2223" calcext:value-type="float">
            <text:p>12223.0</text:p>
          </table:table-cell>
          <table:table-cell office:value-type="float" office:value="22191" calcext:value-type="float">
            <text:p>22191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9760" calcext:value-type="float">
            <text:p>9760.0</text:p>
          </table:table-cell>
          <table:table-cell office:value-type="float" office:value="21247" calcext:value-type="float">
            <text:p>2124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3058" calcext:value-type="float">
            <text:p>13058.0</text:p>
          </table:table-cell>
          <table:table-cell office:value-type="float" office:value="17930" calcext:value-type="float">
            <text:p>1793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15001" calcext:value-type="float">
            <text:p>15001.0</text:p>
          </table:table-cell>
          <table:table-cell office:value-type="float" office:value="19204" calcext:value-type="float">
            <text:p>19204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4673" calcext:value-type="float">
            <text:p>14673.0</text:p>
          </table:table-cell>
          <table:table-cell office:value-type="float" office:value="19714" calcext:value-type="float">
            <text:p>19714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5157" calcext:value-type="float">
            <text:p>15157.0</text:p>
          </table:table-cell>
          <table:table-cell office:value-type="float" office:value="18158" calcext:value-type="float">
            <text:p>18158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15085" calcext:value-type="float">
            <text:p>15085.0</text:p>
          </table:table-cell>
          <table:table-cell office:value-type="float" office:value="18266" calcext:value-type="float">
            <text:p>18266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1"/>
          <table:table-cell office:value-type="float" office:value="14270" calcext:value-type="float">
            <text:p>14270.0</text:p>
          </table:table-cell>
          <table:table-cell office:value-type="float" office:value="19978" calcext:value-type="float">
            <text:p>19978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4520" calcext:value-type="float">
            <text:p>14520.0</text:p>
          </table:table-cell>
          <table:table-cell office:value-type="float" office:value="19951" calcext:value-type="float">
            <text:p>19951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14320" calcext:value-type="float">
            <text:p>14320.0</text:p>
          </table:table-cell>
          <table:table-cell office:value-type="float" office:value="19638" calcext:value-type="float">
            <text:p>1963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12784" calcext:value-type="float">
            <text:p>12784.0</text:p>
          </table:table-cell>
          <table:table-cell office:value-type="float" office:value="22278" calcext:value-type="float">
            <text:p>22278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2187" calcext:value-type="float">
            <text:p>12187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9739" calcext:value-type="float">
            <text:p>9739.0</text:p>
          </table:table-cell>
          <table:table-cell office:value-type="float" office:value="21242" calcext:value-type="float">
            <text:p>21242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2997" calcext:value-type="float">
            <text:p>12997.0</text:p>
          </table:table-cell>
          <table:table-cell office:value-type="float" office:value="17890" calcext:value-type="float">
            <text:p>17890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5008" calcext:value-type="float">
            <text:p>15008.0</text:p>
          </table:table-cell>
          <table:table-cell office:value-type="float" office:value="19193" calcext:value-type="float">
            <text:p>19193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14674" calcext:value-type="float">
            <text:p>14674.0</text:p>
          </table:table-cell>
          <table:table-cell office:value-type="float" office:value="19717" calcext:value-type="float">
            <text:p>19717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5200" calcext:value-type="float">
            <text:p>15200.0</text:p>
          </table:table-cell>
          <table:table-cell office:value-type="float" office:value="18124" calcext:value-type="float">
            <text:p>18124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5085" calcext:value-type="float">
            <text:p>15085.0</text:p>
          </table:table-cell>
          <table:table-cell office:value-type="float" office:value="18266" calcext:value-type="float">
            <text:p>18266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14269" calcext:value-type="float">
            <text:p>14269.0</text:p>
          </table:table-cell>
          <table:table-cell office:value-type="float" office:value="19984" calcext:value-type="float">
            <text:p>19984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4539" calcext:value-type="float">
            <text:p>14539.0</text:p>
          </table:table-cell>
          <table:table-cell office:value-type="float" office:value="19965" calcext:value-type="float">
            <text:p>19965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4320" calcext:value-type="float">
            <text:p>14320.0</text:p>
          </table:table-cell>
          <table:table-cell office:value-type="float" office:value="19638" calcext:value-type="float">
            <text:p>1963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2789" calcext:value-type="float">
            <text:p>12789.0</text:p>
          </table:table-cell>
          <table:table-cell office:value-type="float" office:value="22295" calcext:value-type="float">
            <text:p>22295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2159" calcext:value-type="float">
            <text:p>12159.0</text:p>
          </table:table-cell>
          <table:table-cell office:value-type="float" office:value="22186" calcext:value-type="float">
            <text:p>22186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9709" calcext:value-type="float">
            <text:p>9709.0</text:p>
          </table:table-cell>
          <table:table-cell office:value-type="float" office:value="21228" calcext:value-type="float">
            <text:p>21228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990" calcext:value-type="float">
            <text:p>12990.0</text:p>
          </table:table-cell>
          <table:table-cell office:value-type="float" office:value="17826" calcext:value-type="float">
            <text:p>17826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15009" calcext:value-type="float">
            <text:p>15009.0</text:p>
          </table:table-cell>
          <table:table-cell office:value-type="float" office:value="19193" calcext:value-type="float">
            <text:p>19193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81" calcext:value-type="float">
            <text:p>14681.0</text:p>
          </table:table-cell>
          <table:table-cell office:value-type="float" office:value="19725" calcext:value-type="float">
            <text:p>19725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5217" calcext:value-type="float">
            <text:p>15217.0</text:p>
          </table:table-cell>
          <table:table-cell office:value-type="float" office:value="18102" calcext:value-type="float">
            <text:p>18102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4260" calcext:value-type="float">
            <text:p>14260.0</text:p>
          </table:table-cell>
          <table:table-cell office:value-type="float" office:value="20003" calcext:value-type="float">
            <text:p>2000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4594" calcext:value-type="float">
            <text:p>14594.0</text:p>
          </table:table-cell>
          <table:table-cell office:value-type="float" office:value="19993" calcext:value-type="float">
            <text:p>19993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21" calcext:value-type="float">
            <text:p>14321.0</text:p>
          </table:table-cell>
          <table:table-cell office:value-type="float" office:value="19638" calcext:value-type="float">
            <text:p>19638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1"/>
          <table:table-cell office:value-type="float" office:value="12797" calcext:value-type="float">
            <text:p>12797.0</text:p>
          </table:table-cell>
          <table:table-cell office:value-type="float" office:value="22305" calcext:value-type="float">
            <text:p>22305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2131" calcext:value-type="float">
            <text:p>12131.0</text:p>
          </table:table-cell>
          <table:table-cell office:value-type="float" office:value="22176" calcext:value-type="float">
            <text:p>22176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9699" calcext:value-type="float">
            <text:p>9699.0</text:p>
          </table:table-cell>
          <table:table-cell office:value-type="float" office:value="21214" calcext:value-type="float">
            <text:p>2121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12988" calcext:value-type="float">
            <text:p>12988.0</text:p>
          </table:table-cell>
          <table:table-cell office:value-type="float" office:value="17825" calcext:value-type="float">
            <text:p>17825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2990" calcext:value-type="float">
            <text:p>12990.0</text:p>
          </table:table-cell>
          <table:table-cell office:value-type="float" office:value="17836" calcext:value-type="float">
            <text:p>17836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5018" calcext:value-type="float">
            <text:p>15018.0</text:p>
          </table:table-cell>
          <table:table-cell office:value-type="float" office:value="19182" calcext:value-type="float">
            <text:p>19182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4706" calcext:value-type="float">
            <text:p>14706.0</text:p>
          </table:table-cell>
          <table:table-cell office:value-type="float" office:value="19750" calcext:value-type="float">
            <text:p>19750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5231" calcext:value-type="float">
            <text:p>15231.0</text:p>
          </table:table-cell>
          <table:table-cell office:value-type="float" office:value="18092" calcext:value-type="float">
            <text:p>18092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4257" calcext:value-type="float">
            <text:p>14257.0</text:p>
          </table:table-cell>
          <table:table-cell office:value-type="float" office:value="20006" calcext:value-type="float">
            <text:p>20006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14604" calcext:value-type="float">
            <text:p>14604.0</text:p>
          </table:table-cell>
          <table:table-cell office:value-type="float" office:value="19999" calcext:value-type="float">
            <text:p>1999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4316" calcext:value-type="float">
            <text:p>14316.0</text:p>
          </table:table-cell>
          <table:table-cell office:value-type="float" office:value="19633" calcext:value-type="float">
            <text:p>19633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12838" calcext:value-type="float">
            <text:p>12838.0</text:p>
          </table:table-cell>
          <table:table-cell office:value-type="float" office:value="22340" calcext:value-type="float">
            <text:p>22340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2064" calcext:value-type="float">
            <text:p>12064.0</text:p>
          </table:table-cell>
          <table:table-cell office:value-type="float" office:value="22140" calcext:value-type="float">
            <text:p>22140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9659" calcext:value-type="float">
            <text:p>9659.0</text:p>
          </table:table-cell>
          <table:table-cell office:value-type="float" office:value="21192" calcext:value-type="float">
            <text:p>21192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2984" calcext:value-type="float">
            <text:p>12984.0</text:p>
          </table:table-cell>
          <table:table-cell office:value-type="float" office:value="17820" calcext:value-type="float">
            <text:p>17820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2990" calcext:value-type="float">
            <text:p>12990.0</text:p>
          </table:table-cell>
          <table:table-cell office:value-type="float" office:value="17836" calcext:value-type="float">
            <text:p>17836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15034" calcext:value-type="float">
            <text:p>15034.0</text:p>
          </table:table-cell>
          <table:table-cell office:value-type="float" office:value="19173" calcext:value-type="float">
            <text:p>19173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4721" calcext:value-type="float">
            <text:p>14721.0</text:p>
          </table:table-cell>
          <table:table-cell office:value-type="float" office:value="19775" calcext:value-type="float">
            <text:p>19775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5237" calcext:value-type="float">
            <text:p>15237.0</text:p>
          </table:table-cell>
          <table:table-cell office:value-type="float" office:value="18072" calcext:value-type="float">
            <text:p>18072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4250" calcext:value-type="float">
            <text:p>14250.0</text:p>
          </table:table-cell>
          <table:table-cell office:value-type="float" office:value="20017" calcext:value-type="float">
            <text:p>20017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4606" calcext:value-type="float">
            <text:p>14606.0</text:p>
          </table:table-cell>
          <table:table-cell office:value-type="float" office:value="20003" calcext:value-type="float">
            <text:p>20003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4311" calcext:value-type="float">
            <text:p>14311.0</text:p>
          </table:table-cell>
          <table:table-cell office:value-type="float" office:value="19635" calcext:value-type="float">
            <text:p>1963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2876" calcext:value-type="float">
            <text:p>12876.0</text:p>
          </table:table-cell>
          <table:table-cell office:value-type="float" office:value="22379" calcext:value-type="float">
            <text:p>22379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055" calcext:value-type="float">
            <text:p>12055.0</text:p>
          </table:table-cell>
          <table:table-cell office:value-type="float" office:value="22135" calcext:value-type="float">
            <text:p>22135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9636" calcext:value-type="float">
            <text:p>9636.0</text:p>
          </table:table-cell>
          <table:table-cell office:value-type="float" office:value="21187" calcext:value-type="float">
            <text:p>21187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2982" calcext:value-type="float">
            <text:p>12982.0</text:p>
          </table:table-cell>
          <table:table-cell office:value-type="float" office:value="17806" calcext:value-type="float">
            <text:p>17806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2997" calcext:value-type="float">
            <text:p>12997.0</text:p>
          </table:table-cell>
          <table:table-cell office:value-type="float" office:value="17846" calcext:value-type="float">
            <text:p>17846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5055" calcext:value-type="float">
            <text:p>15055.0</text:p>
          </table:table-cell>
          <table:table-cell office:value-type="float" office:value="19162" calcext:value-type="float">
            <text:p>19162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4722" calcext:value-type="float">
            <text:p>14722.0</text:p>
          </table:table-cell>
          <table:table-cell office:value-type="float" office:value="19790" calcext:value-type="float">
            <text:p>19790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32" calcext:value-type="float">
            <text:p>15232.0</text:p>
          </table:table-cell>
          <table:table-cell office:value-type="float" office:value="18074" calcext:value-type="float">
            <text:p>18074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14253" calcext:value-type="float">
            <text:p>14253.0</text:p>
          </table:table-cell>
          <table:table-cell office:value-type="float" office:value="20019" calcext:value-type="float">
            <text:p>20019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4607" calcext:value-type="float">
            <text:p>14607.0</text:p>
          </table:table-cell>
          <table:table-cell office:value-type="float" office:value="20005" calcext:value-type="float">
            <text:p>20005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4307" calcext:value-type="float">
            <text:p>14307.0</text:p>
          </table:table-cell>
          <table:table-cell office:value-type="float" office:value="19634" calcext:value-type="float">
            <text:p>19634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2910" calcext:value-type="float">
            <text:p>12910.0</text:p>
          </table:table-cell>
          <table:table-cell office:value-type="float" office:value="22421" calcext:value-type="float">
            <text:p>22421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2042" calcext:value-type="float">
            <text:p>12042.0</text:p>
          </table:table-cell>
          <table:table-cell office:value-type="float" office:value="22129" calcext:value-type="float">
            <text:p>22129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9611" calcext:value-type="float">
            <text:p>9611.0</text:p>
          </table:table-cell>
          <table:table-cell office:value-type="float" office:value="21187" calcext:value-type="float">
            <text:p>21187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2978" calcext:value-type="float">
            <text:p>12978.0</text:p>
          </table:table-cell>
          <table:table-cell office:value-type="float" office:value="17799" calcext:value-type="float">
            <text:p>17799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13008" calcext:value-type="float">
            <text:p>13008.0</text:p>
          </table:table-cell>
          <table:table-cell office:value-type="float" office:value="17860" calcext:value-type="float">
            <text:p>17860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5118" calcext:value-type="float">
            <text:p>15118.0</text:p>
          </table:table-cell>
          <table:table-cell office:value-type="float" office:value="19142" calcext:value-type="float">
            <text:p>19142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1"/>
          <table:table-cell office:value-type="float" office:value="14730" calcext:value-type="float">
            <text:p>14730.0</text:p>
          </table:table-cell>
          <table:table-cell office:value-type="float" office:value="19826" calcext:value-type="float">
            <text:p>19826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5238" calcext:value-type="float">
            <text:p>15238.0</text:p>
          </table:table-cell>
          <table:table-cell office:value-type="float" office:value="18056" calcext:value-type="float">
            <text:p>18056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4245" calcext:value-type="float">
            <text:p>14245.0</text:p>
          </table:table-cell>
          <table:table-cell office:value-type="float" office:value="20054" calcext:value-type="float">
            <text:p>20054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4307" calcext:value-type="float">
            <text:p>14307.0</text:p>
          </table:table-cell>
          <table:table-cell office:value-type="float" office:value="19634" calcext:value-type="float">
            <text:p>19634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2952" calcext:value-type="float">
            <text:p>12952.0</text:p>
          </table:table-cell>
          <table:table-cell office:value-type="float" office:value="22449" calcext:value-type="float">
            <text:p>22449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2030" calcext:value-type="float">
            <text:p>12030.0</text:p>
          </table:table-cell>
          <table:table-cell office:value-type="float" office:value="22115" calcext:value-type="float">
            <text:p>22115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9592" calcext:value-type="float">
            <text:p>9592.0</text:p>
          </table:table-cell>
          <table:table-cell office:value-type="float" office:value="21186" calcext:value-type="float">
            <text:p>21186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2981" calcext:value-type="float">
            <text:p>12981.0</text:p>
          </table:table-cell>
          <table:table-cell office:value-type="float" office:value="17790" calcext:value-type="float">
            <text:p>17790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3010" calcext:value-type="float">
            <text:p>13010.0</text:p>
          </table:table-cell>
          <table:table-cell office:value-type="float" office:value="17874" calcext:value-type="float">
            <text:p>17874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5126" calcext:value-type="float">
            <text:p>15126.0</text:p>
          </table:table-cell>
          <table:table-cell office:value-type="float" office:value="19142" calcext:value-type="float">
            <text:p>19142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4746" calcext:value-type="float">
            <text:p>14746.0</text:p>
          </table:table-cell>
          <table:table-cell office:value-type="float" office:value="19914" calcext:value-type="float">
            <text:p>19914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5247" calcext:value-type="float">
            <text:p>15247.0</text:p>
          </table:table-cell>
          <table:table-cell office:value-type="float" office:value="18036" calcext:value-type="float">
            <text:p>18036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14245" calcext:value-type="float">
            <text:p>14245.0</text:p>
          </table:table-cell>
          <table:table-cell office:value-type="float" office:value="20065" calcext:value-type="float">
            <text:p>20065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4310" calcext:value-type="float">
            <text:p>14310.0</text:p>
          </table:table-cell>
          <table:table-cell office:value-type="float" office:value="19638" calcext:value-type="float">
            <text:p>19638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12982" calcext:value-type="float">
            <text:p>12982.0</text:p>
          </table:table-cell>
          <table:table-cell office:value-type="float" office:value="22472" calcext:value-type="float">
            <text:p>22472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2019" calcext:value-type="float">
            <text:p>12019.0</text:p>
          </table:table-cell>
          <table:table-cell office:value-type="float" office:value="22110" calcext:value-type="float">
            <text:p>22110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9570" calcext:value-type="float">
            <text:p>9570.0</text:p>
          </table:table-cell>
          <table:table-cell office:value-type="float" office:value="21176" calcext:value-type="float">
            <text:p>21176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2990" calcext:value-type="float">
            <text:p>12990.0</text:p>
          </table:table-cell>
          <table:table-cell office:value-type="float" office:value="17778" calcext:value-type="float">
            <text:p>17778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017" calcext:value-type="float">
            <text:p>13017.0</text:p>
          </table:table-cell>
          <table:table-cell office:value-type="float" office:value="17904" calcext:value-type="float">
            <text:p>17904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1"/>
          <table:table-cell office:value-type="float" office:value="15142" calcext:value-type="float">
            <text:p>15142.0</text:p>
          </table:table-cell>
          <table:table-cell office:value-type="float" office:value="19141" calcext:value-type="float">
            <text:p>19141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4796" calcext:value-type="float">
            <text:p>14796.0</text:p>
          </table:table-cell>
          <table:table-cell office:value-type="float" office:value="19985" calcext:value-type="float">
            <text:p>19985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5261" calcext:value-type="float">
            <text:p>15261.0</text:p>
          </table:table-cell>
          <table:table-cell office:value-type="float" office:value="18014" calcext:value-type="float">
            <text:p>18014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14241" calcext:value-type="float">
            <text:p>14241.0</text:p>
          </table:table-cell>
          <table:table-cell office:value-type="float" office:value="20065" calcext:value-type="float">
            <text:p>20065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4308" calcext:value-type="float">
            <text:p>14308.0</text:p>
          </table:table-cell>
          <table:table-cell office:value-type="float" office:value="19634" calcext:value-type="float">
            <text:p>19634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3043" calcext:value-type="float">
            <text:p>13043.0</text:p>
          </table:table-cell>
          <table:table-cell office:value-type="float" office:value="22509" calcext:value-type="float">
            <text:p>22509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1997" calcext:value-type="float">
            <text:p>11997.0</text:p>
          </table:table-cell>
          <table:table-cell office:value-type="float" office:value="22093" calcext:value-type="float">
            <text:p>22093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1"/>
          <table:table-cell office:value-type="float" office:value="9545" calcext:value-type="float">
            <text:p>9545.0</text:p>
          </table:table-cell>
          <table:table-cell office:value-type="float" office:value="21170" calcext:value-type="float">
            <text:p>21170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2990" calcext:value-type="float">
            <text:p>12990.0</text:p>
          </table:table-cell>
          <table:table-cell office:value-type="float" office:value="17769" calcext:value-type="float">
            <text:p>17769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15152" calcext:value-type="float">
            <text:p>15152.0</text:p>
          </table:table-cell>
          <table:table-cell office:value-type="float" office:value="19135" calcext:value-type="float">
            <text:p>19135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4841" calcext:value-type="float">
            <text:p>14841.0</text:p>
          </table:table-cell>
          <table:table-cell office:value-type="float" office:value="20039" calcext:value-type="float">
            <text:p>20039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15261" calcext:value-type="float">
            <text:p>15261.0</text:p>
          </table:table-cell>
          <table:table-cell office:value-type="float" office:value="18008" calcext:value-type="float">
            <text:p>18008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4240" calcext:value-type="float">
            <text:p>14240.0</text:p>
          </table:table-cell>
          <table:table-cell office:value-type="float" office:value="20067" calcext:value-type="float">
            <text:p>20067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4312" calcext:value-type="float">
            <text:p>14312.0</text:p>
          </table:table-cell>
          <table:table-cell office:value-type="float" office:value="19643" calcext:value-type="float">
            <text:p>1964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3074" calcext:value-type="float">
            <text:p>13074.0</text:p>
          </table:table-cell>
          <table:table-cell office:value-type="float" office:value="22550" calcext:value-type="float">
            <text:p>22550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1969" calcext:value-type="float">
            <text:p>11969.0</text:p>
          </table:table-cell>
          <table:table-cell office:value-type="float" office:value="22079" calcext:value-type="float">
            <text:p>22079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9532" calcext:value-type="float">
            <text:p>9532.0</text:p>
          </table:table-cell>
          <table:table-cell office:value-type="float" office:value="21165" calcext:value-type="float">
            <text:p>21165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3009" calcext:value-type="float">
            <text:p>13009.0</text:p>
          </table:table-cell>
          <table:table-cell office:value-type="float" office:value="17736" calcext:value-type="float">
            <text:p>17736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5165" calcext:value-type="float">
            <text:p>15165.0</text:p>
          </table:table-cell>
          <table:table-cell office:value-type="float" office:value="19130" calcext:value-type="float">
            <text:p>19130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14876" calcext:value-type="float">
            <text:p>14876.0</text:p>
          </table:table-cell>
          <table:table-cell office:value-type="float" office:value="20071" calcext:value-type="float">
            <text:p>20071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5257" calcext:value-type="float">
            <text:p>15257.0</text:p>
          </table:table-cell>
          <table:table-cell office:value-type="float" office:value="17991" calcext:value-type="float">
            <text:p>17991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4241" calcext:value-type="float">
            <text:p>14241.0</text:p>
          </table:table-cell>
          <table:table-cell office:value-type="float" office:value="20071" calcext:value-type="float">
            <text:p>20071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4319" calcext:value-type="float">
            <text:p>14319.0</text:p>
          </table:table-cell>
          <table:table-cell office:value-type="float" office:value="19650" calcext:value-type="float">
            <text:p>19650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3078" calcext:value-type="float">
            <text:p>13078.0</text:p>
          </table:table-cell>
          <table:table-cell office:value-type="float" office:value="22557" calcext:value-type="float">
            <text:p>22557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1925" calcext:value-type="float">
            <text:p>11925.0</text:p>
          </table:table-cell>
          <table:table-cell office:value-type="float" office:value="22069" calcext:value-type="float">
            <text:p>22069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9500" calcext:value-type="float">
            <text:p>9500.0</text:p>
          </table:table-cell>
          <table:table-cell office:value-type="float" office:value="21160" calcext:value-type="float">
            <text:p>21160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13011" calcext:value-type="float">
            <text:p>13011.0</text:p>
          </table:table-cell>
          <table:table-cell office:value-type="float" office:value="17690" calcext:value-type="float">
            <text:p>1769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5187" calcext:value-type="float">
            <text:p>15187.0</text:p>
          </table:table-cell>
          <table:table-cell office:value-type="float" office:value="19116" calcext:value-type="float">
            <text:p>19116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4912" calcext:value-type="float">
            <text:p>14912.0</text:p>
          </table:table-cell>
          <table:table-cell office:value-type="float" office:value="20104" calcext:value-type="float">
            <text:p>20104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5236" calcext:value-type="float">
            <text:p>15236.0</text:p>
          </table:table-cell>
          <table:table-cell office:value-type="float" office:value="17950" calcext:value-type="float">
            <text:p>17950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5275" calcext:value-type="float">
            <text:p>15275.0</text:p>
          </table:table-cell>
          <table:table-cell office:value-type="float" office:value="18031" calcext:value-type="float">
            <text:p>18031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4244" calcext:value-type="float">
            <text:p>14244.0</text:p>
          </table:table-cell>
          <table:table-cell office:value-type="float" office:value="20091" calcext:value-type="float">
            <text:p>20091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52" calcext:value-type="float">
            <text:p>19652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End</text:p>
          </table:table-cell>
          <table:table-cell office:value-type="float" office:value="13093" calcext:value-type="float">
            <text:p>13093.0</text:p>
          </table:table-cell>
          <table:table-cell office:value-type="float" office:value="22579" calcext:value-type="float">
            <text:p>22579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11911" calcext:value-type="float">
            <text:p>11911.0</text:p>
          </table:table-cell>
          <table:table-cell office:value-type="float" office:value="22058" calcext:value-type="float">
            <text:p>22058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9490" calcext:value-type="float">
            <text:p>9490.0</text:p>
          </table:table-cell>
          <table:table-cell office:value-type="float" office:value="21153" calcext:value-type="float">
            <text:p>21153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3010" calcext:value-type="float">
            <text:p>13010.0</text:p>
          </table:table-cell>
          <table:table-cell office:value-type="float" office:value="17651" calcext:value-type="float">
            <text:p>17651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15203" calcext:value-type="float">
            <text:p>15203.0</text:p>
          </table:table-cell>
          <table:table-cell office:value-type="float" office:value="19096" calcext:value-type="float">
            <text:p>19096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4936" calcext:value-type="float">
            <text:p>14936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5228" calcext:value-type="float">
            <text:p>15228.0</text:p>
          </table:table-cell>
          <table:table-cell office:value-type="float" office:value="17927" calcext:value-type="float">
            <text:p>17927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5275" calcext:value-type="float">
            <text:p>15275.0</text:p>
          </table:table-cell>
          <table:table-cell office:value-type="float" office:value="18031" calcext:value-type="float">
            <text:p>18031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14230" calcext:value-type="float">
            <text:p>14230.0</text:p>
          </table:table-cell>
          <table:table-cell office:value-type="float" office:value="20093" calcext:value-type="float">
            <text:p>20093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4313" calcext:value-type="float">
            <text:p>14313.0</text:p>
          </table:table-cell>
          <table:table-cell office:value-type="float" office:value="19633" calcext:value-type="float">
            <text:p>19633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1867" calcext:value-type="float">
            <text:p>11867.0</text:p>
          </table:table-cell>
          <table:table-cell office:value-type="float" office:value="22053" calcext:value-type="float">
            <text:p>22053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9486" calcext:value-type="float">
            <text:p>9486.0</text:p>
          </table:table-cell>
          <table:table-cell office:value-type="float" office:value="21148" calcext:value-type="float">
            <text:p>21148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13003" calcext:value-type="float">
            <text:p>13003.0</text:p>
          </table:table-cell>
          <table:table-cell office:value-type="float" office:value="17653" calcext:value-type="float">
            <text:p>17653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3009" calcext:value-type="float">
            <text:p>13009.0</text:p>
          </table:table-cell>
          <table:table-cell office:value-type="float" office:value="17641" calcext:value-type="float">
            <text:p>1764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5234" calcext:value-type="float">
            <text:p>15234.0</text:p>
          </table:table-cell>
          <table:table-cell office:value-type="float" office:value="19092" calcext:value-type="float">
            <text:p>19092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921" calcext:value-type="float">
            <text:p>14921.0</text:p>
          </table:table-cell>
          <table:table-cell office:value-type="float" office:value="20179" calcext:value-type="float">
            <text:p>20179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14936" calcext:value-type="float">
            <text:p>14936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5231" calcext:value-type="float">
            <text:p>15231.0</text:p>
          </table:table-cell>
          <table:table-cell office:value-type="float" office:value="17917" calcext:value-type="float">
            <text:p>17917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5291" calcext:value-type="float">
            <text:p>15291.0</text:p>
          </table:table-cell>
          <table:table-cell office:value-type="float" office:value="18021" calcext:value-type="float">
            <text:p>18021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4232" calcext:value-type="float">
            <text:p>14232.0</text:p>
          </table:table-cell>
          <table:table-cell office:value-type="float" office:value="20117" calcext:value-type="float">
            <text:p>20117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10" calcext:value-type="float">
            <text:p>14310.0</text:p>
          </table:table-cell>
          <table:table-cell office:value-type="float" office:value="19639" calcext:value-type="float">
            <text:p>1963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11838" calcext:value-type="float">
            <text:p>11838.0</text:p>
          </table:table-cell>
          <table:table-cell office:value-type="float" office:value="22047" calcext:value-type="float">
            <text:p>22047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11916" calcext:value-type="float">
            <text:p>11916.0</text:p>
          </table:table-cell>
          <table:table-cell office:value-type="float" office:value="22049" calcext:value-type="float">
            <text:p>2204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9469" calcext:value-type="float">
            <text:p>9469.0</text:p>
          </table:table-cell>
          <table:table-cell office:value-type="float" office:value="21138" calcext:value-type="float">
            <text:p>2113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13004" calcext:value-type="float">
            <text:p>13004.0</text:p>
          </table:table-cell>
          <table:table-cell office:value-type="float" office:value="17665" calcext:value-type="float">
            <text:p>17665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3003" calcext:value-type="float">
            <text:p>13003.0</text:p>
          </table:table-cell>
          <table:table-cell office:value-type="float" office:value="17641" calcext:value-type="float">
            <text:p>17641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5268" calcext:value-type="float">
            <text:p>15268.0</text:p>
          </table:table-cell>
          <table:table-cell office:value-type="float" office:value="19094" calcext:value-type="float">
            <text:p>19094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4918" calcext:value-type="float">
            <text:p>14918.0</text:p>
          </table:table-cell>
          <table:table-cell office:value-type="float" office:value="20183" calcext:value-type="float">
            <text:p>20183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14954" calcext:value-type="float">
            <text:p>14954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15236" calcext:value-type="float">
            <text:p>15236.0</text:p>
          </table:table-cell>
          <table:table-cell office:value-type="float" office:value="17903" calcext:value-type="float">
            <text:p>17903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85" calcext:value-type="float">
            <text:p>15285.0</text:p>
          </table:table-cell>
          <table:table-cell office:value-type="float" office:value="18018" calcext:value-type="float">
            <text:p>18018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4226" calcext:value-type="float">
            <text:p>14226.0</text:p>
          </table:table-cell>
          <table:table-cell office:value-type="float" office:value="20132" calcext:value-type="float">
            <text:p>20132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19640" calcext:value-type="float">
            <text:p>19640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1791" calcext:value-type="float">
            <text:p>11791.0</text:p>
          </table:table-cell>
          <table:table-cell office:value-type="float" office:value="22042" calcext:value-type="float">
            <text:p>22042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1911" calcext:value-type="float">
            <text:p>11911.0</text:p>
          </table:table-cell>
          <table:table-cell office:value-type="float" office:value="22044" calcext:value-type="float">
            <text:p>22044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9460" calcext:value-type="float">
            <text:p>9460.0</text:p>
          </table:table-cell>
          <table:table-cell office:value-type="float" office:value="21125" calcext:value-type="float">
            <text:p>21125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13005" calcext:value-type="float">
            <text:p>13005.0</text:p>
          </table:table-cell>
          <table:table-cell office:value-type="float" office:value="17659" calcext:value-type="float">
            <text:p>1765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13000" calcext:value-type="float">
            <text:p>13000.0</text:p>
          </table:table-cell>
          <table:table-cell office:value-type="float" office:value="17628" calcext:value-type="float">
            <text:p>17628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5279" calcext:value-type="float">
            <text:p>15279.0</text:p>
          </table:table-cell>
          <table:table-cell office:value-type="float" office:value="19096" calcext:value-type="float">
            <text:p>19096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4913" calcext:value-type="float">
            <text:p>14913.0</text:p>
          </table:table-cell>
          <table:table-cell office:value-type="float" office:value="20190" calcext:value-type="float">
            <text:p>20190.0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14954" calcext:value-type="float">
            <text:p>14954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5243" calcext:value-type="float">
            <text:p>15243.0</text:p>
          </table:table-cell>
          <table:table-cell office:value-type="float" office:value="17892" calcext:value-type="float">
            <text:p>17892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5278" calcext:value-type="float">
            <text:p>15278.0</text:p>
          </table:table-cell>
          <table:table-cell office:value-type="float" office:value="18012" calcext:value-type="float">
            <text:p>18012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4225" calcext:value-type="float">
            <text:p>14225.0</text:p>
          </table:table-cell>
          <table:table-cell office:value-type="float" office:value="20149" calcext:value-type="float">
            <text:p>20149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14321" calcext:value-type="float">
            <text:p>14321.0</text:p>
          </table:table-cell>
          <table:table-cell office:value-type="float" office:value="19650" calcext:value-type="float">
            <text:p>19650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11767" calcext:value-type="float">
            <text:p>11767.0</text:p>
          </table:table-cell>
          <table:table-cell office:value-type="float" office:value="22039" calcext:value-type="float">
            <text:p>22039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9444" calcext:value-type="float">
            <text:p>9444.0</text:p>
          </table:table-cell>
          <table:table-cell office:value-type="float" office:value="21108" calcext:value-type="float">
            <text:p>21108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2995" calcext:value-type="float">
            <text:p>12995.0</text:p>
          </table:table-cell>
          <table:table-cell office:value-type="float" office:value="17608" calcext:value-type="float">
            <text:p>17608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15293" calcext:value-type="float">
            <text:p>15293.0</text:p>
          </table:table-cell>
          <table:table-cell office:value-type="float" office:value="19094" calcext:value-type="float">
            <text:p>19094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4912" calcext:value-type="float">
            <text:p>14912.0</text:p>
          </table:table-cell>
          <table:table-cell office:value-type="float" office:value="20196" calcext:value-type="float">
            <text:p>20196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4954" calcext:value-type="float">
            <text:p>14954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5240" calcext:value-type="float">
            <text:p>15240.0</text:p>
          </table:table-cell>
          <table:table-cell office:value-type="float" office:value="17876" calcext:value-type="float">
            <text:p>17876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15277" calcext:value-type="float">
            <text:p>15277.0</text:p>
          </table:table-cell>
          <table:table-cell office:value-type="float" office:value="17997" calcext:value-type="float">
            <text:p>17997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14227" calcext:value-type="float">
            <text:p>14227.0</text:p>
          </table:table-cell>
          <table:table-cell office:value-type="float" office:value="20167" calcext:value-type="float">
            <text:p>20167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4323" calcext:value-type="float">
            <text:p>14323.0</text:p>
          </table:table-cell>
          <table:table-cell office:value-type="float" office:value="19668" calcext:value-type="float">
            <text:p>19668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1742" calcext:value-type="float">
            <text:p>11742.0</text:p>
          </table:table-cell>
          <table:table-cell office:value-type="float" office:value="22043" calcext:value-type="float">
            <text:p>22043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9435" calcext:value-type="float">
            <text:p>9435.0</text:p>
          </table:table-cell>
          <table:table-cell office:value-type="float" office:value="21102" calcext:value-type="float">
            <text:p>21102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997" calcext:value-type="float">
            <text:p>12997.0</text:p>
          </table:table-cell>
          <table:table-cell office:value-type="float" office:value="17588" calcext:value-type="float">
            <text:p>17588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15328" calcext:value-type="float">
            <text:p>15328.0</text:p>
          </table:table-cell>
          <table:table-cell office:value-type="float" office:value="19095" calcext:value-type="float">
            <text:p>19095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4910" calcext:value-type="float">
            <text:p>14910.0</text:p>
          </table:table-cell>
          <table:table-cell office:value-type="float" office:value="20196" calcext:value-type="float">
            <text:p>20196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4954" calcext:value-type="float">
            <text:p>14954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15237" calcext:value-type="float">
            <text:p>15237.0</text:p>
          </table:table-cell>
          <table:table-cell office:value-type="float" office:value="17866" calcext:value-type="float">
            <text:p>17866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5279" calcext:value-type="float">
            <text:p>15279.0</text:p>
          </table:table-cell>
          <table:table-cell office:value-type="float" office:value="17983" calcext:value-type="float">
            <text:p>17983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4229" calcext:value-type="float">
            <text:p>14229.0</text:p>
          </table:table-cell>
          <table:table-cell office:value-type="float" office:value="20182" calcext:value-type="float">
            <text:p>20182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4327" calcext:value-type="float">
            <text:p>14327.0</text:p>
          </table:table-cell>
          <table:table-cell office:value-type="float" office:value="19672" calcext:value-type="float">
            <text:p>19672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1721" calcext:value-type="float">
            <text:p>11721.0</text:p>
          </table:table-cell>
          <table:table-cell office:value-type="float" office:value="22052" calcext:value-type="float">
            <text:p>22052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9433" calcext:value-type="float">
            <text:p>9433.0</text:p>
          </table:table-cell>
          <table:table-cell office:value-type="float" office:value="21099" calcext:value-type="float">
            <text:p>21099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2995" calcext:value-type="float">
            <text:p>12995.0</text:p>
          </table:table-cell>
          <table:table-cell office:value-type="float" office:value="17586" calcext:value-type="float">
            <text:p>17586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15332" calcext:value-type="float">
            <text:p>15332.0</text:p>
          </table:table-cell>
          <table:table-cell office:value-type="float" office:value="19096" calcext:value-type="float">
            <text:p>19096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4901" calcext:value-type="float">
            <text:p>14901.0</text:p>
          </table:table-cell>
          <table:table-cell office:value-type="float" office:value="20194" calcext:value-type="float">
            <text:p>20194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14952" calcext:value-type="float">
            <text:p>14952.0</text:p>
          </table:table-cell>
          <table:table-cell office:value-type="float" office:value="20171" calcext:value-type="float">
            <text:p>20171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5233" calcext:value-type="float">
            <text:p>15233.0</text:p>
          </table:table-cell>
          <table:table-cell office:value-type="float" office:value="17860" calcext:value-type="float">
            <text:p>1786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5280" calcext:value-type="float">
            <text:p>15280.0</text:p>
          </table:table-cell>
          <table:table-cell office:value-type="float" office:value="17962" calcext:value-type="float">
            <text:p>17962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4237" calcext:value-type="float">
            <text:p>14237.0</text:p>
          </table:table-cell>
          <table:table-cell office:value-type="float" office:value="20225" calcext:value-type="float">
            <text:p>20225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4331" calcext:value-type="float">
            <text:p>14331.0</text:p>
          </table:table-cell>
          <table:table-cell office:value-type="float" office:value="19675" calcext:value-type="float">
            <text:p>1967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1696" calcext:value-type="float">
            <text:p>11696.0</text:p>
          </table:table-cell>
          <table:table-cell office:value-type="float" office:value="22055" calcext:value-type="float">
            <text:p>22055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9434" calcext:value-type="float">
            <text:p>9434.0</text:p>
          </table:table-cell>
          <table:table-cell office:value-type="float" office:value="21096" calcext:value-type="float">
            <text:p>21096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2990" calcext:value-type="float">
            <text:p>12990.0</text:p>
          </table:table-cell>
          <table:table-cell office:value-type="float" office:value="17571" calcext:value-type="float">
            <text:p>17571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5356" calcext:value-type="float">
            <text:p>15356.0</text:p>
          </table:table-cell>
          <table:table-cell office:value-type="float" office:value="19095" calcext:value-type="float">
            <text:p>19095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14880" calcext:value-type="float">
            <text:p>14880.0</text:p>
          </table:table-cell>
          <table:table-cell office:value-type="float" office:value="20191" calcext:value-type="float">
            <text:p>20191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4952" calcext:value-type="float">
            <text:p>14952.0</text:p>
          </table:table-cell>
          <table:table-cell office:value-type="float" office:value="20171" calcext:value-type="float">
            <text:p>20171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17827" calcext:value-type="float">
            <text:p>17827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5278" calcext:value-type="float">
            <text:p>15278.0</text:p>
          </table:table-cell>
          <table:table-cell office:value-type="float" office:value="17950" calcext:value-type="float">
            <text:p>17950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69" calcext:value-type="float">
            <text:p>14269.0</text:p>
          </table:table-cell>
          <table:table-cell office:value-type="float" office:value="20305" calcext:value-type="float">
            <text:p>20305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14333" calcext:value-type="float">
            <text:p>14333.0</text:p>
          </table:table-cell>
          <table:table-cell office:value-type="float" office:value="19669" calcext:value-type="float">
            <text:p>19669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1690" calcext:value-type="float">
            <text:p>11690.0</text:p>
          </table:table-cell>
          <table:table-cell office:value-type="float" office:value="22059" calcext:value-type="float">
            <text:p>2205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9431" calcext:value-type="float">
            <text:p>9431.0</text:p>
          </table:table-cell>
          <table:table-cell office:value-type="float" office:value="21099" calcext:value-type="float">
            <text:p>21099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12978" calcext:value-type="float">
            <text:p>12978.0</text:p>
          </table:table-cell>
          <table:table-cell office:value-type="float" office:value="17547" calcext:value-type="float">
            <text:p>1754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360" calcext:value-type="float">
            <text:p>15360.0</text:p>
          </table:table-cell>
          <table:table-cell office:value-type="float" office:value="19080" calcext:value-type="float">
            <text:p>1908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4837" calcext:value-type="float">
            <text:p>14837.0</text:p>
          </table:table-cell>
          <table:table-cell office:value-type="float" office:value="20190" calcext:value-type="float">
            <text:p>20190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4953" calcext:value-type="float">
            <text:p>14953.0</text:p>
          </table:table-cell>
          <table:table-cell office:value-type="float" office:value="20182" calcext:value-type="float">
            <text:p>20182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17827" calcext:value-type="float">
            <text:p>17827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5278" calcext:value-type="float">
            <text:p>15278.0</text:p>
          </table:table-cell>
          <table:table-cell office:value-type="float" office:value="17942" calcext:value-type="float">
            <text:p>1794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4280" calcext:value-type="float">
            <text:p>14280.0</text:p>
          </table:table-cell>
          <table:table-cell office:value-type="float" office:value="20303" calcext:value-type="float">
            <text:p>20303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4332" calcext:value-type="float">
            <text:p>14332.0</text:p>
          </table:table-cell>
          <table:table-cell office:value-type="float" office:value="19669" calcext:value-type="float">
            <text:p>19669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1689" calcext:value-type="float">
            <text:p>11689.0</text:p>
          </table:table-cell>
          <table:table-cell office:value-type="float" office:value="22060" calcext:value-type="float">
            <text:p>22060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9415" calcext:value-type="float">
            <text:p>9415.0</text:p>
          </table:table-cell>
          <table:table-cell office:value-type="float" office:value="21092" calcext:value-type="float">
            <text:p>21092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957" calcext:value-type="float">
            <text:p>12957.0</text:p>
          </table:table-cell>
          <table:table-cell office:value-type="float" office:value="17523" calcext:value-type="float">
            <text:p>17523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5351" calcext:value-type="float">
            <text:p>15351.0</text:p>
          </table:table-cell>
          <table:table-cell office:value-type="float" office:value="19064" calcext:value-type="float">
            <text:p>19064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4790" calcext:value-type="float">
            <text:p>14790.0</text:p>
          </table:table-cell>
          <table:table-cell office:value-type="float" office:value="20167" calcext:value-type="float">
            <text:p>20167.0</text:p>
          </table:table-cell>
          <table:table-cell office:value-type="float" office:value="101" calcext:value-type="float">
            <text:p>101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954" calcext:value-type="float">
            <text:p>14954.0</text:p>
          </table:table-cell>
          <table:table-cell office:value-type="float" office:value="20199" calcext:value-type="float">
            <text:p>20199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5216" calcext:value-type="float">
            <text:p>15216.0</text:p>
          </table:table-cell>
          <table:table-cell office:value-type="float" office:value="17819" calcext:value-type="float">
            <text:p>1781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4284" calcext:value-type="float">
            <text:p>14284.0</text:p>
          </table:table-cell>
          <table:table-cell office:value-type="float" office:value="20309" calcext:value-type="float">
            <text:p>20309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14338" calcext:value-type="float">
            <text:p>14338.0</text:p>
          </table:table-cell>
          <table:table-cell office:value-type="float" office:value="19664" calcext:value-type="float">
            <text:p>19664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1695" calcext:value-type="float">
            <text:p>11695.0</text:p>
          </table:table-cell>
          <table:table-cell office:value-type="float" office:value="22048" calcext:value-type="float">
            <text:p>22048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9402" calcext:value-type="float">
            <text:p>9402.0</text:p>
          </table:table-cell>
          <table:table-cell office:value-type="float" office:value="21084" calcext:value-type="float">
            <text:p>2108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12940" calcext:value-type="float">
            <text:p>12940.0</text:p>
          </table:table-cell>
          <table:table-cell office:value-type="float" office:value="17492" calcext:value-type="float">
            <text:p>1749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5351" calcext:value-type="float">
            <text:p>15351.0</text:p>
          </table:table-cell>
          <table:table-cell office:value-type="float" office:value="19064" calcext:value-type="float">
            <text:p>19064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4769" calcext:value-type="float">
            <text:p>14769.0</text:p>
          </table:table-cell>
          <table:table-cell office:value-type="float" office:value="20144" calcext:value-type="float">
            <text:p>20144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4964" calcext:value-type="float">
            <text:p>14964.0</text:p>
          </table:table-cell>
          <table:table-cell office:value-type="float" office:value="20198" calcext:value-type="float">
            <text:p>20198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5199" calcext:value-type="float">
            <text:p>15199.0</text:p>
          </table:table-cell>
          <table:table-cell office:value-type="float" office:value="17803" calcext:value-type="float">
            <text:p>17803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4286" calcext:value-type="float">
            <text:p>14286.0</text:p>
          </table:table-cell>
          <table:table-cell office:value-type="float" office:value="20311" calcext:value-type="float">
            <text:p>20311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4343" calcext:value-type="float">
            <text:p>14343.0</text:p>
          </table:table-cell>
          <table:table-cell office:value-type="float" office:value="19663" calcext:value-type="float">
            <text:p>1966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1701" calcext:value-type="float">
            <text:p>11701.0</text:p>
          </table:table-cell>
          <table:table-cell office:value-type="float" office:value="22050" calcext:value-type="float">
            <text:p>22050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9402" calcext:value-type="float">
            <text:p>9402.0</text:p>
          </table:table-cell>
          <table:table-cell office:value-type="float" office:value="21085" calcext:value-type="float">
            <text:p>21085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12927" calcext:value-type="float">
            <text:p>12927.0</text:p>
          </table:table-cell>
          <table:table-cell office:value-type="float" office:value="17455" calcext:value-type="float">
            <text:p>17455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5361" calcext:value-type="float">
            <text:p>15361.0</text:p>
          </table:table-cell>
          <table:table-cell office:value-type="float" office:value="19058" calcext:value-type="float">
            <text:p>19058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4753" calcext:value-type="float">
            <text:p>14753.0</text:p>
          </table:table-cell>
          <table:table-cell office:value-type="float" office:value="20139" calcext:value-type="float">
            <text:p>20139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4957" calcext:value-type="float">
            <text:p>14957.0</text:p>
          </table:table-cell>
          <table:table-cell office:value-type="float" office:value="20202" calcext:value-type="float">
            <text:p>20202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5192" calcext:value-type="float">
            <text:p>15192.0</text:p>
          </table:table-cell>
          <table:table-cell office:value-type="float" office:value="17781" calcext:value-type="float">
            <text:p>17781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20324" calcext:value-type="float">
            <text:p>20324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4343" calcext:value-type="float">
            <text:p>14343.0</text:p>
          </table:table-cell>
          <table:table-cell office:value-type="float" office:value="19663" calcext:value-type="float">
            <text:p>19663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11704" calcext:value-type="float">
            <text:p>11704.0</text:p>
          </table:table-cell>
          <table:table-cell office:value-type="float" office:value="22050" calcext:value-type="float">
            <text:p>2205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9398" calcext:value-type="float">
            <text:p>9398.0</text:p>
          </table:table-cell>
          <table:table-cell office:value-type="float" office:value="21080" calcext:value-type="float">
            <text:p>21080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2903" calcext:value-type="float">
            <text:p>12903.0</text:p>
          </table:table-cell>
          <table:table-cell office:value-type="float" office:value="17378" calcext:value-type="float">
            <text:p>17378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5350" calcext:value-type="float">
            <text:p>15350.0</text:p>
          </table:table-cell>
          <table:table-cell office:value-type="float" office:value="19039" calcext:value-type="float">
            <text:p>19039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0139" calcext:value-type="float">
            <text:p>20139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4954" calcext:value-type="float">
            <text:p>14954.0</text:p>
          </table:table-cell>
          <table:table-cell office:value-type="float" office:value="20202" calcext:value-type="float">
            <text:p>20202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15188" calcext:value-type="float">
            <text:p>15188.0</text:p>
          </table:table-cell>
          <table:table-cell office:value-type="float" office:value="17767" calcext:value-type="float">
            <text:p>1776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4296" calcext:value-type="float">
            <text:p>14296.0</text:p>
          </table:table-cell>
          <table:table-cell office:value-type="float" office:value="20339" calcext:value-type="float">
            <text:p>20339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4346" calcext:value-type="float">
            <text:p>14346.0</text:p>
          </table:table-cell>
          <table:table-cell office:value-type="float" office:value="19664" calcext:value-type="float">
            <text:p>19664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9387" calcext:value-type="float">
            <text:p>9387.0</text:p>
          </table:table-cell>
          <table:table-cell office:value-type="float" office:value="21072" calcext:value-type="float">
            <text:p>21072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2890" calcext:value-type="float">
            <text:p>12890.0</text:p>
          </table:table-cell>
          <table:table-cell office:value-type="float" office:value="17367" calcext:value-type="float">
            <text:p>17367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2886" calcext:value-type="float">
            <text:p>12886.0</text:p>
          </table:table-cell>
          <table:table-cell office:value-type="float" office:value="17337" calcext:value-type="float">
            <text:p>17337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15350" calcext:value-type="float">
            <text:p>15350.0</text:p>
          </table:table-cell>
          <table:table-cell office:value-type="float" office:value="19034" calcext:value-type="float">
            <text:p>19034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0134" calcext:value-type="float">
            <text:p>20134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4961" calcext:value-type="float">
            <text:p>14961.0</text:p>
          </table:table-cell>
          <table:table-cell office:value-type="float" office:value="20194" calcext:value-type="float">
            <text:p>20194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166" calcext:value-type="float">
            <text:p>15166.0</text:p>
          </table:table-cell>
          <table:table-cell office:value-type="float" office:value="17741" calcext:value-type="float">
            <text:p>17741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20355" calcext:value-type="float">
            <text:p>20355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14350" calcext:value-type="float">
            <text:p>14350.0</text:p>
          </table:table-cell>
          <table:table-cell office:value-type="float" office:value="19662" calcext:value-type="float">
            <text:p>1966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9380" calcext:value-type="float">
            <text:p>9380.0</text:p>
          </table:table-cell>
          <table:table-cell office:value-type="float" office:value="21060" calcext:value-type="float">
            <text:p>2106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2890" calcext:value-type="float">
            <text:p>12890.0</text:p>
          </table:table-cell>
          <table:table-cell office:value-type="float" office:value="17367" calcext:value-type="float">
            <text:p>17367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5364" calcext:value-type="float">
            <text:p>15364.0</text:p>
          </table:table-cell>
          <table:table-cell office:value-type="float" office:value="19038" calcext:value-type="float">
            <text:p>19038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0134" calcext:value-type="float">
            <text:p>20134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14960" calcext:value-type="float">
            <text:p>14960.0</text:p>
          </table:table-cell>
          <table:table-cell office:value-type="float" office:value="20200" calcext:value-type="float">
            <text:p>20200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5133" calcext:value-type="float">
            <text:p>15133.0</text:p>
          </table:table-cell>
          <table:table-cell office:value-type="float" office:value="17683" calcext:value-type="float">
            <text:p>1768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4312" calcext:value-type="float">
            <text:p>14312.0</text:p>
          </table:table-cell>
          <table:table-cell office:value-type="float" office:value="20357" calcext:value-type="float">
            <text:p>20357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14357" calcext:value-type="float">
            <text:p>14357.0</text:p>
          </table:table-cell>
          <table:table-cell office:value-type="float" office:value="19660" calcext:value-type="float">
            <text:p>19660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9372" calcext:value-type="float">
            <text:p>9372.0</text:p>
          </table:table-cell>
          <table:table-cell office:value-type="float" office:value="21060" calcext:value-type="float">
            <text:p>21060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12890" calcext:value-type="float">
            <text:p>12890.0</text:p>
          </table:table-cell>
          <table:table-cell office:value-type="float" office:value="17367" calcext:value-type="float">
            <text:p>17367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5375" calcext:value-type="float">
            <text:p>15375.0</text:p>
          </table:table-cell>
          <table:table-cell office:value-type="float" office:value="19038" calcext:value-type="float">
            <text:p>19038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4740" calcext:value-type="float">
            <text:p>14740.0</text:p>
          </table:table-cell>
          <table:table-cell office:value-type="float" office:value="20122" calcext:value-type="float">
            <text:p>20122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064" calcext:value-type="float">
            <text:p>15064.0</text:p>
          </table:table-cell>
          <table:table-cell office:value-type="float" office:value="17601" calcext:value-type="float">
            <text:p>17601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4321" calcext:value-type="float">
            <text:p>14321.0</text:p>
          </table:table-cell>
          <table:table-cell office:value-type="float" office:value="20368" calcext:value-type="float">
            <text:p>20368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14362" calcext:value-type="float">
            <text:p>14362.0</text:p>
          </table:table-cell>
          <table:table-cell office:value-type="float" office:value="19658" calcext:value-type="float">
            <text:p>19658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9362" calcext:value-type="float">
            <text:p>9362.0</text:p>
          </table:table-cell>
          <table:table-cell office:value-type="float" office:value="21047" calcext:value-type="float">
            <text:p>21047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2889" calcext:value-type="float">
            <text:p>12889.0</text:p>
          </table:table-cell>
          <table:table-cell office:value-type="float" office:value="17375" calcext:value-type="float">
            <text:p>17375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5388" calcext:value-type="float">
            <text:p>15388.0</text:p>
          </table:table-cell>
          <table:table-cell office:value-type="float" office:value="19030" calcext:value-type="float">
            <text:p>19030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4742" calcext:value-type="float">
            <text:p>14742.0</text:p>
          </table:table-cell>
          <table:table-cell office:value-type="float" office:value="20128" calcext:value-type="float">
            <text:p>20128.0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15047" calcext:value-type="float">
            <text:p>15047.0</text:p>
          </table:table-cell>
          <table:table-cell office:value-type="float" office:value="17554" calcext:value-type="float">
            <text:p>17554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24" calcext:value-type="float">
            <text:p>14324.0</text:p>
          </table:table-cell>
          <table:table-cell office:value-type="float" office:value="20391" calcext:value-type="float">
            <text:p>20391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19654" calcext:value-type="float">
            <text:p>19654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9337" calcext:value-type="float">
            <text:p>9337.0</text:p>
          </table:table-cell>
          <table:table-cell office:value-type="float" office:value="21054" calcext:value-type="float">
            <text:p>21054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15399" calcext:value-type="float">
            <text:p>15399.0</text:p>
          </table:table-cell>
          <table:table-cell office:value-type="float" office:value="19025" calcext:value-type="float">
            <text:p>19025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14737" calcext:value-type="float">
            <text:p>14737.0</text:p>
          </table:table-cell>
          <table:table-cell office:value-type="float" office:value="20126" calcext:value-type="float">
            <text:p>20126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5008" calcext:value-type="float">
            <text:p>15008.0</text:p>
          </table:table-cell>
          <table:table-cell office:value-type="float" office:value="17494" calcext:value-type="float">
            <text:p>17494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15050" calcext:value-type="float">
            <text:p>15050.0</text:p>
          </table:table-cell>
          <table:table-cell office:value-type="float" office:value="17543" calcext:value-type="float">
            <text:p>1754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4350" calcext:value-type="float">
            <text:p>14350.0</text:p>
          </table:table-cell>
          <table:table-cell office:value-type="float" office:value="20424" calcext:value-type="float">
            <text:p>20424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14370" calcext:value-type="float">
            <text:p>14370.0</text:p>
          </table:table-cell>
          <table:table-cell office:value-type="float" office:value="19651" calcext:value-type="float">
            <text:p>19651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9325" calcext:value-type="float">
            <text:p>9325.0</text:p>
          </table:table-cell>
          <table:table-cell office:value-type="float" office:value="21069" calcext:value-type="float">
            <text:p>2106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15408" calcext:value-type="float">
            <text:p>15408.0</text:p>
          </table:table-cell>
          <table:table-cell office:value-type="float" office:value="19017" calcext:value-type="float">
            <text:p>19017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17455" calcext:value-type="float">
            <text:p>17455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1"/>
          <table:table-cell office:value-type="float" office:value="15042" calcext:value-type="float">
            <text:p>15042.0</text:p>
          </table:table-cell>
          <table:table-cell office:value-type="float" office:value="17533" calcext:value-type="float">
            <text:p>17533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4350" calcext:value-type="float">
            <text:p>14350.0</text:p>
          </table:table-cell>
          <table:table-cell office:value-type="float" office:value="20437" calcext:value-type="float">
            <text:p>20437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14376" calcext:value-type="float">
            <text:p>14376.0</text:p>
          </table:table-cell>
          <table:table-cell office:value-type="float" office:value="19649" calcext:value-type="float">
            <text:p>19649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9303" calcext:value-type="float">
            <text:p>9303.0</text:p>
          </table:table-cell>
          <table:table-cell office:value-type="float" office:value="21081" calcext:value-type="float">
            <text:p>21081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5408" calcext:value-type="float">
            <text:p>15408.0</text:p>
          </table:table-cell>
          <table:table-cell office:value-type="float" office:value="19018" calcext:value-type="float">
            <text:p>19018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5021" calcext:value-type="float">
            <text:p>15021.0</text:p>
          </table:table-cell>
          <table:table-cell office:value-type="float" office:value="17406" calcext:value-type="float">
            <text:p>17406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15028" calcext:value-type="float">
            <text:p>15028.0</text:p>
          </table:table-cell>
          <table:table-cell office:value-type="float" office:value="17521" calcext:value-type="float">
            <text:p>1752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14350" calcext:value-type="float">
            <text:p>14350.0</text:p>
          </table:table-cell>
          <table:table-cell office:value-type="float" office:value="20444" calcext:value-type="float">
            <text:p>20444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14383" calcext:value-type="float">
            <text:p>14383.0</text:p>
          </table:table-cell>
          <table:table-cell office:value-type="float" office:value="19648" calcext:value-type="float">
            <text:p>19648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9295" calcext:value-type="float">
            <text:p>9295.0</text:p>
          </table:table-cell>
          <table:table-cell office:value-type="float" office:value="21087" calcext:value-type="float">
            <text:p>21087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5415" calcext:value-type="float">
            <text:p>15415.0</text:p>
          </table:table-cell>
          <table:table-cell office:value-type="float" office:value="19007" calcext:value-type="float">
            <text:p>19007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5059" calcext:value-type="float">
            <text:p>15059.0</text:p>
          </table:table-cell>
          <table:table-cell office:value-type="float" office:value="17370" calcext:value-type="float">
            <text:p>17370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15028" calcext:value-type="float">
            <text:p>15028.0</text:p>
          </table:table-cell>
          <table:table-cell office:value-type="float" office:value="17529" calcext:value-type="float">
            <text:p>17529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4356" calcext:value-type="float">
            <text:p>14356.0</text:p>
          </table:table-cell>
          <table:table-cell office:value-type="float" office:value="20453" calcext:value-type="float">
            <text:p>20453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14385" calcext:value-type="float">
            <text:p>14385.0</text:p>
          </table:table-cell>
          <table:table-cell office:value-type="float" office:value="19640" calcext:value-type="float">
            <text:p>19640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9273" calcext:value-type="float">
            <text:p>9273.0</text:p>
          </table:table-cell>
          <table:table-cell office:value-type="float" office:value="21079" calcext:value-type="float">
            <text:p>21079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15416" calcext:value-type="float">
            <text:p>15416.0</text:p>
          </table:table-cell>
          <table:table-cell office:value-type="float" office:value="19004" calcext:value-type="float">
            <text:p>19004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15093" calcext:value-type="float">
            <text:p>15093.0</text:p>
          </table:table-cell>
          <table:table-cell office:value-type="float" office:value="17349" calcext:value-type="float">
            <text:p>17349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15030" calcext:value-type="float">
            <text:p>15030.0</text:p>
          </table:table-cell>
          <table:table-cell office:value-type="float" office:value="17526" calcext:value-type="float">
            <text:p>17526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4357" calcext:value-type="float">
            <text:p>14357.0</text:p>
          </table:table-cell>
          <table:table-cell office:value-type="float" office:value="20459" calcext:value-type="float">
            <text:p>20459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19637" calcext:value-type="float">
            <text:p>19637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1"/>
          <table:table-cell office:value-type="float" office:value="9259" calcext:value-type="float">
            <text:p>9259.0</text:p>
          </table:table-cell>
          <table:table-cell office:value-type="float" office:value="21078" calcext:value-type="float">
            <text:p>21078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15426" calcext:value-type="float">
            <text:p>15426.0</text:p>
          </table:table-cell>
          <table:table-cell office:value-type="float" office:value="19007" calcext:value-type="float">
            <text:p>19007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114" calcext:value-type="float">
            <text:p>15114.0</text:p>
          </table:table-cell>
          <table:table-cell office:value-type="float" office:value="17341" calcext:value-type="float">
            <text:p>17341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5018" calcext:value-type="float">
            <text:p>15018.0</text:p>
          </table:table-cell>
          <table:table-cell office:value-type="float" office:value="17553" calcext:value-type="float">
            <text:p>1755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20477" calcext:value-type="float">
            <text:p>20477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14388" calcext:value-type="float">
            <text:p>14388.0</text:p>
          </table:table-cell>
          <table:table-cell office:value-type="float" office:value="19631" calcext:value-type="float">
            <text:p>19631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9247" calcext:value-type="float">
            <text:p>9247.0</text:p>
          </table:table-cell>
          <table:table-cell office:value-type="float" office:value="21077" calcext:value-type="float">
            <text:p>2107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15425" calcext:value-type="float">
            <text:p>15425.0</text:p>
          </table:table-cell>
          <table:table-cell office:value-type="float" office:value="18999" calcext:value-type="float">
            <text:p>18999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15148" calcext:value-type="float">
            <text:p>15148.0</text:p>
          </table:table-cell>
          <table:table-cell office:value-type="float" office:value="17323" calcext:value-type="float">
            <text:p>17323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5010" calcext:value-type="float">
            <text:p>15010.0</text:p>
          </table:table-cell>
          <table:table-cell office:value-type="float" office:value="17560" calcext:value-type="float">
            <text:p>17560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4371" calcext:value-type="float">
            <text:p>14371.0</text:p>
          </table:table-cell>
          <table:table-cell office:value-type="float" office:value="20486" calcext:value-type="float">
            <text:p>20486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14388" calcext:value-type="float">
            <text:p>14388.0</text:p>
          </table:table-cell>
          <table:table-cell office:value-type="float" office:value="19625" calcext:value-type="float">
            <text:p>19625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9229" calcext:value-type="float">
            <text:p>9229.0</text:p>
          </table:table-cell>
          <table:table-cell office:value-type="float" office:value="21081" calcext:value-type="float">
            <text:p>21081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15434" calcext:value-type="float">
            <text:p>15434.0</text:p>
          </table:table-cell>
          <table:table-cell office:value-type="float" office:value="18998" calcext:value-type="float">
            <text:p>18998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15172" calcext:value-type="float">
            <text:p>15172.0</text:p>
          </table:table-cell>
          <table:table-cell office:value-type="float" office:value="17315" calcext:value-type="float">
            <text:p>17315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5002" calcext:value-type="float">
            <text:p>15002.0</text:p>
          </table:table-cell>
          <table:table-cell office:value-type="float" office:value="17568" calcext:value-type="float">
            <text:p>17568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4382" calcext:value-type="float">
            <text:p>14382.0</text:p>
          </table:table-cell>
          <table:table-cell office:value-type="float" office:value="20502" calcext:value-type="float">
            <text:p>20502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4390" calcext:value-type="float">
            <text:p>14390.0</text:p>
          </table:table-cell>
          <table:table-cell office:value-type="float" office:value="19623" calcext:value-type="float">
            <text:p>19623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1"/>
          <table:table-cell office:value-type="float" office:value="9217" calcext:value-type="float">
            <text:p>9217.0</text:p>
          </table:table-cell>
          <table:table-cell office:value-type="float" office:value="21081" calcext:value-type="float">
            <text:p>21081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15436" calcext:value-type="float">
            <text:p>15436.0</text:p>
          </table:table-cell>
          <table:table-cell office:value-type="float" office:value="18991" calcext:value-type="float">
            <text:p>18991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1"/>
          <table:table-cell office:value-type="float" office:value="15217" calcext:value-type="float">
            <text:p>15217.0</text:p>
          </table:table-cell>
          <table:table-cell office:value-type="float" office:value="17299" calcext:value-type="float">
            <text:p>1729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4991" calcext:value-type="float">
            <text:p>14991.0</text:p>
          </table:table-cell>
          <table:table-cell office:value-type="float" office:value="17587" calcext:value-type="float">
            <text:p>1758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4387" calcext:value-type="float">
            <text:p>14387.0</text:p>
          </table:table-cell>
          <table:table-cell office:value-type="float" office:value="20510" calcext:value-type="float">
            <text:p>20510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14390" calcext:value-type="float">
            <text:p>14390.0</text:p>
          </table:table-cell>
          <table:table-cell office:value-type="float" office:value="19623" calcext:value-type="float">
            <text:p>19623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9204" calcext:value-type="float">
            <text:p>9204.0</text:p>
          </table:table-cell>
          <table:table-cell office:value-type="float" office:value="21085" calcext:value-type="float">
            <text:p>21085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5441" calcext:value-type="float">
            <text:p>15441.0</text:p>
          </table:table-cell>
          <table:table-cell office:value-type="float" office:value="18977" calcext:value-type="float">
            <text:p>1897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5287" calcext:value-type="float">
            <text:p>15287.0</text:p>
          </table:table-cell>
          <table:table-cell office:value-type="float" office:value="17275" calcext:value-type="float">
            <text:p>17275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1"/>
          <table:table-cell office:value-type="float" office:value="14979" calcext:value-type="float">
            <text:p>14979.0</text:p>
          </table:table-cell>
          <table:table-cell office:value-type="float" office:value="17580" calcext:value-type="float">
            <text:p>17580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4396" calcext:value-type="float">
            <text:p>14396.0</text:p>
          </table:table-cell>
          <table:table-cell office:value-type="float" office:value="20523" calcext:value-type="float">
            <text:p>20523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4397" calcext:value-type="float">
            <text:p>14397.0</text:p>
          </table:table-cell>
          <table:table-cell office:value-type="float" office:value="19625" calcext:value-type="float">
            <text:p>19625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9180" calcext:value-type="float">
            <text:p>9180.0</text:p>
          </table:table-cell>
          <table:table-cell office:value-type="float" office:value="21083" calcext:value-type="float">
            <text:p>21083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15443" calcext:value-type="float">
            <text:p>15443.0</text:p>
          </table:table-cell>
          <table:table-cell office:value-type="float" office:value="18966" calcext:value-type="float">
            <text:p>18966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15350" calcext:value-type="float">
            <text:p>15350.0</text:p>
          </table:table-cell>
          <table:table-cell office:value-type="float" office:value="17254" calcext:value-type="float">
            <text:p>17254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4984" calcext:value-type="float">
            <text:p>14984.0</text:p>
          </table:table-cell>
          <table:table-cell office:value-type="float" office:value="17578" calcext:value-type="float">
            <text:p>17578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4398" calcext:value-type="float">
            <text:p>14398.0</text:p>
          </table:table-cell>
          <table:table-cell office:value-type="float" office:value="20537" calcext:value-type="float">
            <text:p>20537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4395" calcext:value-type="float">
            <text:p>14395.0</text:p>
          </table:table-cell>
          <table:table-cell office:value-type="float" office:value="19629" calcext:value-type="float">
            <text:p>19629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9158" calcext:value-type="float">
            <text:p>9158.0</text:p>
          </table:table-cell>
          <table:table-cell office:value-type="float" office:value="21084" calcext:value-type="float">
            <text:p>21084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5448" calcext:value-type="float">
            <text:p>15448.0</text:p>
          </table:table-cell>
          <table:table-cell office:value-type="float" office:value="18961" calcext:value-type="float">
            <text:p>18961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15372" calcext:value-type="float">
            <text:p>15372.0</text:p>
          </table:table-cell>
          <table:table-cell office:value-type="float" office:value="17242" calcext:value-type="float">
            <text:p>17242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14976" calcext:value-type="float">
            <text:p>14976.0</text:p>
          </table:table-cell>
          <table:table-cell office:value-type="float" office:value="17593" calcext:value-type="float">
            <text:p>17593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4400" calcext:value-type="float">
            <text:p>14400.0</text:p>
          </table:table-cell>
          <table:table-cell office:value-type="float" office:value="20543" calcext:value-type="float">
            <text:p>20543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4403" calcext:value-type="float">
            <text:p>14403.0</text:p>
          </table:table-cell>
          <table:table-cell office:value-type="float" office:value="19626" calcext:value-type="float">
            <text:p>19626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9100" calcext:value-type="float">
            <text:p>9100.0</text:p>
          </table:table-cell>
          <table:table-cell office:value-type="float" office:value="21096" calcext:value-type="float">
            <text:p>21096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5454" calcext:value-type="float">
            <text:p>15454.0</text:p>
          </table:table-cell>
          <table:table-cell office:value-type="float" office:value="18960" calcext:value-type="float">
            <text:p>18960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15397" calcext:value-type="float">
            <text:p>15397.0</text:p>
          </table:table-cell>
          <table:table-cell office:value-type="float" office:value="17230" calcext:value-type="float">
            <text:p>17230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4967" calcext:value-type="float">
            <text:p>14967.0</text:p>
          </table:table-cell>
          <table:table-cell office:value-type="float" office:value="17586" calcext:value-type="float">
            <text:p>17586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14407" calcext:value-type="float">
            <text:p>14407.0</text:p>
          </table:table-cell>
          <table:table-cell office:value-type="float" office:value="20564" calcext:value-type="float">
            <text:p>20564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4404" calcext:value-type="float">
            <text:p>14404.0</text:p>
          </table:table-cell>
          <table:table-cell office:value-type="float" office:value="19626" calcext:value-type="float">
            <text:p>1962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9065" calcext:value-type="float">
            <text:p>9065.0</text:p>
          </table:table-cell>
          <table:table-cell office:value-type="float" office:value="21093" calcext:value-type="float">
            <text:p>21093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5467" calcext:value-type="float">
            <text:p>15467.0</text:p>
          </table:table-cell>
          <table:table-cell office:value-type="float" office:value="18954" calcext:value-type="float">
            <text:p>18954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432" calcext:value-type="float">
            <text:p>15432.0</text:p>
          </table:table-cell>
          <table:table-cell office:value-type="float" office:value="17200" calcext:value-type="float">
            <text:p>17200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14963" calcext:value-type="float">
            <text:p>14963.0</text:p>
          </table:table-cell>
          <table:table-cell office:value-type="float" office:value="17593" calcext:value-type="float">
            <text:p>17593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4410" calcext:value-type="float">
            <text:p>14410.0</text:p>
          </table:table-cell>
          <table:table-cell office:value-type="float" office:value="20579" calcext:value-type="float">
            <text:p>20579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1"/>
          <table:table-cell office:value-type="float" office:value="14404" calcext:value-type="float">
            <text:p>14404.0</text:p>
          </table:table-cell>
          <table:table-cell office:value-type="float" office:value="19626" calcext:value-type="float">
            <text:p>19626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9002" calcext:value-type="float">
            <text:p>9002.0</text:p>
          </table:table-cell>
          <table:table-cell office:value-type="float" office:value="21094" calcext:value-type="float">
            <text:p>21094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5479" calcext:value-type="float">
            <text:p>15479.0</text:p>
          </table:table-cell>
          <table:table-cell office:value-type="float" office:value="18944" calcext:value-type="float">
            <text:p>18944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5517" calcext:value-type="float">
            <text:p>15517.0</text:p>
          </table:table-cell>
          <table:table-cell office:value-type="float" office:value="17157" calcext:value-type="float">
            <text:p>17157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14950" calcext:value-type="float">
            <text:p>14950.0</text:p>
          </table:table-cell>
          <table:table-cell office:value-type="float" office:value="17615" calcext:value-type="float">
            <text:p>17615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4431" calcext:value-type="float">
            <text:p>14431.0</text:p>
          </table:table-cell>
          <table:table-cell office:value-type="float" office:value="20630" calcext:value-type="float">
            <text:p>20630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14415" calcext:value-type="float">
            <text:p>14415.0</text:p>
          </table:table-cell>
          <table:table-cell office:value-type="float" office:value="19613" calcext:value-type="float">
            <text:p>19613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8976" calcext:value-type="float">
            <text:p>8976.0</text:p>
          </table:table-cell>
          <table:table-cell office:value-type="float" office:value="21090" calcext:value-type="float">
            <text:p>21090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18941" calcext:value-type="float">
            <text:p>18941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17153" calcext:value-type="float">
            <text:p>17153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5520" calcext:value-type="float">
            <text:p>15520.0</text:p>
          </table:table-cell>
          <table:table-cell office:value-type="float" office:value="17164" calcext:value-type="float">
            <text:p>17164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4942" calcext:value-type="float">
            <text:p>14942.0</text:p>
          </table:table-cell>
          <table:table-cell office:value-type="float" office:value="17620" calcext:value-type="float">
            <text:p>17620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14437" calcext:value-type="float">
            <text:p>14437.0</text:p>
          </table:table-cell>
          <table:table-cell office:value-type="float" office:value="20639" calcext:value-type="float">
            <text:p>20639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4421" calcext:value-type="float">
            <text:p>14421.0</text:p>
          </table:table-cell>
          <table:table-cell office:value-type="float" office:value="19616" calcext:value-type="float">
            <text:p>19616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8956" calcext:value-type="float">
            <text:p>8956.0</text:p>
          </table:table-cell>
          <table:table-cell office:value-type="float" office:value="21086" calcext:value-type="float">
            <text:p>21086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5493" calcext:value-type="float">
            <text:p>15493.0</text:p>
          </table:table-cell>
          <table:table-cell office:value-type="float" office:value="18941" calcext:value-type="float">
            <text:p>18941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15528" calcext:value-type="float">
            <text:p>15528.0</text:p>
          </table:table-cell>
          <table:table-cell office:value-type="float" office:value="17148" calcext:value-type="float">
            <text:p>17148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15516" calcext:value-type="float">
            <text:p>15516.0</text:p>
          </table:table-cell>
          <table:table-cell office:value-type="float" office:value="17166" calcext:value-type="float">
            <text:p>17166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14929" calcext:value-type="float">
            <text:p>14929.0</text:p>
          </table:table-cell>
          <table:table-cell office:value-type="float" office:value="17630" calcext:value-type="float">
            <text:p>17630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14438" calcext:value-type="float">
            <text:p>14438.0</text:p>
          </table:table-cell>
          <table:table-cell office:value-type="float" office:value="20663" calcext:value-type="float">
            <text:p>20663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4428" calcext:value-type="float">
            <text:p>14428.0</text:p>
          </table:table-cell>
          <table:table-cell office:value-type="float" office:value="19625" calcext:value-type="float">
            <text:p>19625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1"/>
          <table:table-cell office:value-type="float" office:value="8939" calcext:value-type="float">
            <text:p>8939.0</text:p>
          </table:table-cell>
          <table:table-cell office:value-type="float" office:value="21088" calcext:value-type="float">
            <text:p>21088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5497" calcext:value-type="float">
            <text:p>15497.0</text:p>
          </table:table-cell>
          <table:table-cell office:value-type="float" office:value="18938" calcext:value-type="float">
            <text:p>18938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5526" calcext:value-type="float">
            <text:p>15526.0</text:p>
          </table:table-cell>
          <table:table-cell office:value-type="float" office:value="17150" calcext:value-type="float">
            <text:p>17150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08" calcext:value-type="float">
            <text:p>15508.0</text:p>
          </table:table-cell>
          <table:table-cell office:value-type="float" office:value="17162" calcext:value-type="float">
            <text:p>17162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14920" calcext:value-type="float">
            <text:p>14920.0</text:p>
          </table:table-cell>
          <table:table-cell office:value-type="float" office:value="17636" calcext:value-type="float">
            <text:p>17636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14436" calcext:value-type="float">
            <text:p>14436.0</text:p>
          </table:table-cell>
          <table:table-cell office:value-type="float" office:value="20684" calcext:value-type="float">
            <text:p>20684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4445" calcext:value-type="float">
            <text:p>14445.0</text:p>
          </table:table-cell>
          <table:table-cell office:value-type="float" office:value="19628" calcext:value-type="float">
            <text:p>19628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8921" calcext:value-type="float">
            <text:p>8921.0</text:p>
          </table:table-cell>
          <table:table-cell office:value-type="float" office:value="21084" calcext:value-type="float">
            <text:p>21084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5505" calcext:value-type="float">
            <text:p>15505.0</text:p>
          </table:table-cell>
          <table:table-cell office:value-type="float" office:value="18937" calcext:value-type="float">
            <text:p>18937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15496" calcext:value-type="float">
            <text:p>15496.0</text:p>
          </table:table-cell>
          <table:table-cell office:value-type="float" office:value="17147" calcext:value-type="float">
            <text:p>17147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17164" calcext:value-type="float">
            <text:p>17164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4905" calcext:value-type="float">
            <text:p>14905.0</text:p>
          </table:table-cell>
          <table:table-cell office:value-type="float" office:value="17641" calcext:value-type="float">
            <text:p>17641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14444" calcext:value-type="float">
            <text:p>14444.0</text:p>
          </table:table-cell>
          <table:table-cell office:value-type="float" office:value="20712" calcext:value-type="float">
            <text:p>20712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14464" calcext:value-type="float">
            <text:p>14464.0</text:p>
          </table:table-cell>
          <table:table-cell office:value-type="float" office:value="19643" calcext:value-type="float">
            <text:p>19643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8909" calcext:value-type="float">
            <text:p>8909.0</text:p>
          </table:table-cell>
          <table:table-cell office:value-type="float" office:value="21066" calcext:value-type="float">
            <text:p>21066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5512" calcext:value-type="float">
            <text:p>15512.0</text:p>
          </table:table-cell>
          <table:table-cell office:value-type="float" office:value="18930" calcext:value-type="float">
            <text:p>18930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15485" calcext:value-type="float">
            <text:p>15485.0</text:p>
          </table:table-cell>
          <table:table-cell office:value-type="float" office:value="17150" calcext:value-type="float">
            <text:p>17150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15484" calcext:value-type="float">
            <text:p>15484.0</text:p>
          </table:table-cell>
          <table:table-cell office:value-type="float" office:value="17169" calcext:value-type="float">
            <text:p>17169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4894" calcext:value-type="float">
            <text:p>14894.0</text:p>
          </table:table-cell>
          <table:table-cell office:value-type="float" office:value="17657" calcext:value-type="float">
            <text:p>17657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14448" calcext:value-type="float">
            <text:p>14448.0</text:p>
          </table:table-cell>
          <table:table-cell office:value-type="float" office:value="20733" calcext:value-type="float">
            <text:p>20733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4481" calcext:value-type="float">
            <text:p>14481.0</text:p>
          </table:table-cell>
          <table:table-cell office:value-type="float" office:value="19646" calcext:value-type="float">
            <text:p>19646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8898" calcext:value-type="float">
            <text:p>8898.0</text:p>
          </table:table-cell>
          <table:table-cell office:value-type="float" office:value="21056" calcext:value-type="float">
            <text:p>2105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15512" calcext:value-type="float">
            <text:p>15512.0</text:p>
          </table:table-cell>
          <table:table-cell office:value-type="float" office:value="18935" calcext:value-type="float">
            <text:p>18935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17139" calcext:value-type="float">
            <text:p>17139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17163" calcext:value-type="float">
            <text:p>17163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4856" calcext:value-type="float">
            <text:p>14856.0</text:p>
          </table:table-cell>
          <table:table-cell office:value-type="float" office:value="17697" calcext:value-type="float">
            <text:p>1769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1"/>
          <table:table-cell office:value-type="float" office:value="14447" calcext:value-type="float">
            <text:p>14447.0</text:p>
          </table:table-cell>
          <table:table-cell office:value-type="float" office:value="20749" calcext:value-type="float">
            <text:p>20749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14496" calcext:value-type="float">
            <text:p>14496.0</text:p>
          </table:table-cell>
          <table:table-cell office:value-type="float" office:value="19633" calcext:value-type="float">
            <text:p>19633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8889" calcext:value-type="float">
            <text:p>8889.0</text:p>
          </table:table-cell>
          <table:table-cell office:value-type="float" office:value="21053" calcext:value-type="float">
            <text:p>21053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5519" calcext:value-type="float">
            <text:p>15519.0</text:p>
          </table:table-cell>
          <table:table-cell office:value-type="float" office:value="18925" calcext:value-type="float">
            <text:p>18925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5490" calcext:value-type="float">
            <text:p>15490.0</text:p>
          </table:table-cell>
          <table:table-cell office:value-type="float" office:value="17131" calcext:value-type="float">
            <text:p>17131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17155" calcext:value-type="float">
            <text:p>17155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4853" calcext:value-type="float">
            <text:p>14853.0</text:p>
          </table:table-cell>
          <table:table-cell office:value-type="float" office:value="17697" calcext:value-type="float">
            <text:p>17697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14449" calcext:value-type="float">
            <text:p>14449.0</text:p>
          </table:table-cell>
          <table:table-cell office:value-type="float" office:value="20769" calcext:value-type="float">
            <text:p>20769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14500" calcext:value-type="float">
            <text:p>14500.0</text:p>
          </table:table-cell>
          <table:table-cell office:value-type="float" office:value="19634" calcext:value-type="float">
            <text:p>1963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8884" calcext:value-type="float">
            <text:p>8884.0</text:p>
          </table:table-cell>
          <table:table-cell office:value-type="float" office:value="21050" calcext:value-type="float">
            <text:p>21050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5525" calcext:value-type="float">
            <text:p>15525.0</text:p>
          </table:table-cell>
          <table:table-cell office:value-type="float" office:value="18921" calcext:value-type="float">
            <text:p>18921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5481" calcext:value-type="float">
            <text:p>15481.0</text:p>
          </table:table-cell>
          <table:table-cell office:value-type="float" office:value="17133" calcext:value-type="float">
            <text:p>1713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5489" calcext:value-type="float">
            <text:p>15489.0</text:p>
          </table:table-cell>
          <table:table-cell office:value-type="float" office:value="17150" calcext:value-type="float">
            <text:p>17150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14848" calcext:value-type="float">
            <text:p>14848.0</text:p>
          </table:table-cell>
          <table:table-cell office:value-type="float" office:value="17707" calcext:value-type="float">
            <text:p>17707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20785" calcext:value-type="float">
            <text:p>20785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4503" calcext:value-type="float">
            <text:p>14503.0</text:p>
          </table:table-cell>
          <table:table-cell office:value-type="float" office:value="19636" calcext:value-type="float">
            <text:p>19636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8876" calcext:value-type="float">
            <text:p>8876.0</text:p>
          </table:table-cell>
          <table:table-cell office:value-type="float" office:value="21044" calcext:value-type="float">
            <text:p>21044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5526" calcext:value-type="float">
            <text:p>15526.0</text:p>
          </table:table-cell>
          <table:table-cell office:value-type="float" office:value="18917" calcext:value-type="float">
            <text:p>18917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5465" calcext:value-type="float">
            <text:p>15465.0</text:p>
          </table:table-cell>
          <table:table-cell office:value-type="float" office:value="17104" calcext:value-type="float">
            <text:p>17104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5491" calcext:value-type="float">
            <text:p>15491.0</text:p>
          </table:table-cell>
          <table:table-cell office:value-type="float" office:value="17157" calcext:value-type="float">
            <text:p>17157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14848" calcext:value-type="float">
            <text:p>14848.0</text:p>
          </table:table-cell>
          <table:table-cell office:value-type="float" office:value="17707" calcext:value-type="float">
            <text:p>17707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4450" calcext:value-type="float">
            <text:p>14450.0</text:p>
          </table:table-cell>
          <table:table-cell office:value-type="float" office:value="20810" calcext:value-type="float">
            <text:p>20810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4523" calcext:value-type="float">
            <text:p>14523.0</text:p>
          </table:table-cell>
          <table:table-cell office:value-type="float" office:value="19647" calcext:value-type="float">
            <text:p>19647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8861" calcext:value-type="float">
            <text:p>8861.0</text:p>
          </table:table-cell>
          <table:table-cell office:value-type="float" office:value="21038" calcext:value-type="float">
            <text:p>21038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18932" calcext:value-type="float">
            <text:p>18932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5467" calcext:value-type="float">
            <text:p>15467.0</text:p>
          </table:table-cell>
          <table:table-cell office:value-type="float" office:value="17100" calcext:value-type="float">
            <text:p>17100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15497" calcext:value-type="float">
            <text:p>15497.0</text:p>
          </table:table-cell>
          <table:table-cell office:value-type="float" office:value="17165" calcext:value-type="float">
            <text:p>1716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34" calcext:value-type="float">
            <text:p>14834.0</text:p>
          </table:table-cell>
          <table:table-cell office:value-type="float" office:value="17704" calcext:value-type="float">
            <text:p>1770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1"/>
          <table:table-cell office:value-type="float" office:value="14459" calcext:value-type="float">
            <text:p>14459.0</text:p>
          </table:table-cell>
          <table:table-cell office:value-type="float" office:value="20825" calcext:value-type="float">
            <text:p>20825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4540" calcext:value-type="float">
            <text:p>14540.0</text:p>
          </table:table-cell>
          <table:table-cell office:value-type="float" office:value="19654" calcext:value-type="float">
            <text:p>19654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8848" calcext:value-type="float">
            <text:p>8848.0</text:p>
          </table:table-cell>
          <table:table-cell office:value-type="float" office:value="21034" calcext:value-type="float">
            <text:p>2103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5571" calcext:value-type="float">
            <text:p>15571.0</text:p>
          </table:table-cell>
          <table:table-cell office:value-type="float" office:value="18981" calcext:value-type="float">
            <text:p>18981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15470" calcext:value-type="float">
            <text:p>15470.0</text:p>
          </table:table-cell>
          <table:table-cell office:value-type="float" office:value="17089" calcext:value-type="float">
            <text:p>1708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5502" calcext:value-type="float">
            <text:p>15502.0</text:p>
          </table:table-cell>
          <table:table-cell office:value-type="float" office:value="17168" calcext:value-type="float">
            <text:p>1716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4827" calcext:value-type="float">
            <text:p>14827.0</text:p>
          </table:table-cell>
          <table:table-cell office:value-type="float" office:value="17692" calcext:value-type="float">
            <text:p>17692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20845" calcext:value-type="float">
            <text:p>20845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4593" calcext:value-type="float">
            <text:p>14593.0</text:p>
          </table:table-cell>
          <table:table-cell office:value-type="float" office:value="19655" calcext:value-type="float">
            <text:p>19655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8836" calcext:value-type="float">
            <text:p>8836.0</text:p>
          </table:table-cell>
          <table:table-cell office:value-type="float" office:value="21034" calcext:value-type="float">
            <text:p>21034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15601" calcext:value-type="float">
            <text:p>15601.0</text:p>
          </table:table-cell>
          <table:table-cell office:value-type="float" office:value="19025" calcext:value-type="float">
            <text:p>19025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5469" calcext:value-type="float">
            <text:p>15469.0</text:p>
          </table:table-cell>
          <table:table-cell office:value-type="float" office:value="17076" calcext:value-type="float">
            <text:p>17076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5515" calcext:value-type="float">
            <text:p>15515.0</text:p>
          </table:table-cell>
          <table:table-cell office:value-type="float" office:value="17179" calcext:value-type="float">
            <text:p>17179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26" calcext:value-type="float">
            <text:p>14826.0</text:p>
          </table:table-cell>
          <table:table-cell office:value-type="float" office:value="17686" calcext:value-type="float">
            <text:p>17686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14451" calcext:value-type="float">
            <text:p>14451.0</text:p>
          </table:table-cell>
          <table:table-cell office:value-type="float" office:value="20859" calcext:value-type="float">
            <text:p>20859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4608" calcext:value-type="float">
            <text:p>14608.0</text:p>
          </table:table-cell>
          <table:table-cell office:value-type="float" office:value="19655" calcext:value-type="float">
            <text:p>19655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8830" calcext:value-type="float">
            <text:p>8830.0</text:p>
          </table:table-cell>
          <table:table-cell office:value-type="float" office:value="21031" calcext:value-type="float">
            <text:p>21031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5603" calcext:value-type="float">
            <text:p>15603.0</text:p>
          </table:table-cell>
          <table:table-cell office:value-type="float" office:value="19028" calcext:value-type="float">
            <text:p>19028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5464" calcext:value-type="float">
            <text:p>15464.0</text:p>
          </table:table-cell>
          <table:table-cell office:value-type="float" office:value="17057" calcext:value-type="float">
            <text:p>17057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5521" calcext:value-type="float">
            <text:p>15521.0</text:p>
          </table:table-cell>
          <table:table-cell office:value-type="float" office:value="17172" calcext:value-type="float">
            <text:p>17172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4832" calcext:value-type="float">
            <text:p>14832.0</text:p>
          </table:table-cell>
          <table:table-cell office:value-type="float" office:value="17690" calcext:value-type="float">
            <text:p>17690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14444" calcext:value-type="float">
            <text:p>14444.0</text:p>
          </table:table-cell>
          <table:table-cell office:value-type="float" office:value="20865" calcext:value-type="float">
            <text:p>20865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14623" calcext:value-type="float">
            <text:p>14623.0</text:p>
          </table:table-cell>
          <table:table-cell office:value-type="float" office:value="19648" calcext:value-type="float">
            <text:p>19648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8812" calcext:value-type="float">
            <text:p>8812.0</text:p>
          </table:table-cell>
          <table:table-cell office:value-type="float" office:value="21023" calcext:value-type="float">
            <text:p>21023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5603" calcext:value-type="float">
            <text:p>15603.0</text:p>
          </table:table-cell>
          <table:table-cell office:value-type="float" office:value="19026" calcext:value-type="float">
            <text:p>19026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5469" calcext:value-type="float">
            <text:p>15469.0</text:p>
          </table:table-cell>
          <table:table-cell office:value-type="float" office:value="17050" calcext:value-type="float">
            <text:p>17050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5523" calcext:value-type="float">
            <text:p>15523.0</text:p>
          </table:table-cell>
          <table:table-cell office:value-type="float" office:value="17171" calcext:value-type="float">
            <text:p>17171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14891" calcext:value-type="float">
            <text:p>14891.0</text:p>
          </table:table-cell>
          <table:table-cell office:value-type="float" office:value="17680" calcext:value-type="float">
            <text:p>17680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14810" calcext:value-type="float">
            <text:p>14810.0</text:p>
          </table:table-cell>
          <table:table-cell office:value-type="float" office:value="17705" calcext:value-type="float">
            <text:p>17705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4440" calcext:value-type="float">
            <text:p>14440.0</text:p>
          </table:table-cell>
          <table:table-cell office:value-type="float" office:value="20876" calcext:value-type="float">
            <text:p>20876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4633" calcext:value-type="float">
            <text:p>14633.0</text:p>
          </table:table-cell>
          <table:table-cell office:value-type="float" office:value="19641" calcext:value-type="float">
            <text:p>19641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8798" calcext:value-type="float">
            <text:p>8798.0</text:p>
          </table:table-cell>
          <table:table-cell office:value-type="float" office:value="21015" calcext:value-type="float">
            <text:p>21015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5599" calcext:value-type="float">
            <text:p>15599.0</text:p>
          </table:table-cell>
          <table:table-cell office:value-type="float" office:value="19013" calcext:value-type="float">
            <text:p>19013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15474" calcext:value-type="float">
            <text:p>15474.0</text:p>
          </table:table-cell>
          <table:table-cell office:value-type="float" office:value="17017" calcext:value-type="float">
            <text:p>17017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15529" calcext:value-type="float">
            <text:p>15529.0</text:p>
          </table:table-cell>
          <table:table-cell office:value-type="float" office:value="17159" calcext:value-type="float">
            <text:p>1715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4912" calcext:value-type="float">
            <text:p>14912.0</text:p>
          </table:table-cell>
          <table:table-cell office:value-type="float" office:value="17675" calcext:value-type="float">
            <text:p>17675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4805" calcext:value-type="float">
            <text:p>14805.0</text:p>
          </table:table-cell>
          <table:table-cell office:value-type="float" office:value="17707" calcext:value-type="float">
            <text:p>17707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4438" calcext:value-type="float">
            <text:p>14438.0</text:p>
          </table:table-cell>
          <table:table-cell office:value-type="float" office:value="20890" calcext:value-type="float">
            <text:p>20890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4649" calcext:value-type="float">
            <text:p>14649.0</text:p>
          </table:table-cell>
          <table:table-cell office:value-type="float" office:value="19631" calcext:value-type="float">
            <text:p>1963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8782" calcext:value-type="float">
            <text:p>8782.0</text:p>
          </table:table-cell>
          <table:table-cell office:value-type="float" office:value="21012" calcext:value-type="float">
            <text:p>21012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15600" calcext:value-type="float">
            <text:p>15600.0</text:p>
          </table:table-cell>
          <table:table-cell office:value-type="float" office:value="19002" calcext:value-type="float">
            <text:p>19002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GapJunction</text:p>
          </table:table-cell>
          <table:table-cell office:value-type="float" office:value="15483" calcext:value-type="float">
            <text:p>15483.0</text:p>
          </table:table-cell>
          <table:table-cell office:value-type="float" office:value="16984" calcext:value-type="float">
            <text:p>16984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5533" calcext:value-type="float">
            <text:p>15533.0</text:p>
          </table:table-cell>
          <table:table-cell office:value-type="float" office:value="17155" calcext:value-type="float">
            <text:p>17155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4790" calcext:value-type="float">
            <text:p>14790.0</text:p>
          </table:table-cell>
          <table:table-cell office:value-type="float" office:value="17710" calcext:value-type="float">
            <text:p>17710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4431" calcext:value-type="float">
            <text:p>14431.0</text:p>
          </table:table-cell>
          <table:table-cell office:value-type="float" office:value="20903" calcext:value-type="float">
            <text:p>20903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4658" calcext:value-type="float">
            <text:p>14658.0</text:p>
          </table:table-cell>
          <table:table-cell office:value-type="float" office:value="19623" calcext:value-type="float">
            <text:p>1962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8767" calcext:value-type="float">
            <text:p>8767.0</text:p>
          </table:table-cell>
          <table:table-cell office:value-type="float" office:value="21008" calcext:value-type="float">
            <text:p>21008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5599" calcext:value-type="float">
            <text:p>15599.0</text:p>
          </table:table-cell>
          <table:table-cell office:value-type="float" office:value="19000" calcext:value-type="float">
            <text:p>19000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1"/>
          <table:table-cell office:value-type="float" office:value="15482" calcext:value-type="float">
            <text:p>15482.0</text:p>
          </table:table-cell>
          <table:table-cell office:value-type="float" office:value="16976" calcext:value-type="float">
            <text:p>16976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5535" calcext:value-type="float">
            <text:p>15535.0</text:p>
          </table:table-cell>
          <table:table-cell office:value-type="float" office:value="17153" calcext:value-type="float">
            <text:p>17153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4774" calcext:value-type="float">
            <text:p>14774.0</text:p>
          </table:table-cell>
          <table:table-cell office:value-type="float" office:value="17721" calcext:value-type="float">
            <text:p>17721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4426" calcext:value-type="float">
            <text:p>14426.0</text:p>
          </table:table-cell>
          <table:table-cell office:value-type="float" office:value="20926" calcext:value-type="float">
            <text:p>20926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14676" calcext:value-type="float">
            <text:p>14676.0</text:p>
          </table:table-cell>
          <table:table-cell office:value-type="float" office:value="19620" calcext:value-type="float">
            <text:p>1962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8756" calcext:value-type="float">
            <text:p>8756.0</text:p>
          </table:table-cell>
          <table:table-cell office:value-type="float" office:value="20998" calcext:value-type="float">
            <text:p>20998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602" calcext:value-type="float">
            <text:p>15602.0</text:p>
          </table:table-cell>
          <table:table-cell office:value-type="float" office:value="18991" calcext:value-type="float">
            <text:p>18991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5493" calcext:value-type="float">
            <text:p>15493.0</text:p>
          </table:table-cell>
          <table:table-cell office:value-type="float" office:value="16962" calcext:value-type="float">
            <text:p>16962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5525" calcext:value-type="float">
            <text:p>15525.0</text:p>
          </table:table-cell>
          <table:table-cell office:value-type="float" office:value="17139" calcext:value-type="float">
            <text:p>17139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4766" calcext:value-type="float">
            <text:p>14766.0</text:p>
          </table:table-cell>
          <table:table-cell office:value-type="float" office:value="17730" calcext:value-type="float">
            <text:p>17730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1"/>
          <table:table-cell office:value-type="float" office:value="14397" calcext:value-type="float">
            <text:p>14397.0</text:p>
          </table:table-cell>
          <table:table-cell office:value-type="float" office:value="20969" calcext:value-type="float">
            <text:p>20969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4687" calcext:value-type="float">
            <text:p>14687.0</text:p>
          </table:table-cell>
          <table:table-cell office:value-type="float" office:value="19613" calcext:value-type="float">
            <text:p>19613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8754" calcext:value-type="float">
            <text:p>8754.0</text:p>
          </table:table-cell>
          <table:table-cell office:value-type="float" office:value="20986" calcext:value-type="float">
            <text:p>20986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5587" calcext:value-type="float">
            <text:p>15587.0</text:p>
          </table:table-cell>
          <table:table-cell office:value-type="float" office:value="18920" calcext:value-type="float">
            <text:p>18920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5501" calcext:value-type="float">
            <text:p>15501.0</text:p>
          </table:table-cell>
          <table:table-cell office:value-type="float" office:value="16941" calcext:value-type="float">
            <text:p>16941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19" calcext:value-type="float">
            <text:p>15519.0</text:p>
          </table:table-cell>
          <table:table-cell office:value-type="float" office:value="17156" calcext:value-type="float">
            <text:p>17156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4756" calcext:value-type="float">
            <text:p>14756.0</text:p>
          </table:table-cell>
          <table:table-cell office:value-type="float" office:value="17756" calcext:value-type="float">
            <text:p>17756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4392" calcext:value-type="float">
            <text:p>14392.0</text:p>
          </table:table-cell>
          <table:table-cell office:value-type="float" office:value="20978" calcext:value-type="float">
            <text:p>20978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4703" calcext:value-type="float">
            <text:p>14703.0</text:p>
          </table:table-cell>
          <table:table-cell office:value-type="float" office:value="19602" calcext:value-type="float">
            <text:p>19602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8738" calcext:value-type="float">
            <text:p>8738.0</text:p>
          </table:table-cell>
          <table:table-cell office:value-type="float" office:value="20977" calcext:value-type="float">
            <text:p>2097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5616" calcext:value-type="float">
            <text:p>15616.0</text:p>
          </table:table-cell>
          <table:table-cell office:value-type="float" office:value="18895" calcext:value-type="float">
            <text:p>18895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5514" calcext:value-type="float">
            <text:p>15514.0</text:p>
          </table:table-cell>
          <table:table-cell office:value-type="float" office:value="16921" calcext:value-type="float">
            <text:p>16921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1"/>
          <table:table-cell office:value-type="float" office:value="15516" calcext:value-type="float">
            <text:p>15516.0</text:p>
          </table:table-cell>
          <table:table-cell office:value-type="float" office:value="17157" calcext:value-type="float">
            <text:p>1715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17758" calcext:value-type="float">
            <text:p>17758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4385" calcext:value-type="float">
            <text:p>14385.0</text:p>
          </table:table-cell>
          <table:table-cell office:value-type="float" office:value="20989" calcext:value-type="float">
            <text:p>20989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14715" calcext:value-type="float">
            <text:p>14715.0</text:p>
          </table:table-cell>
          <table:table-cell office:value-type="float" office:value="19601" calcext:value-type="float">
            <text:p>19601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8726" calcext:value-type="float">
            <text:p>8726.0</text:p>
          </table:table-cell>
          <table:table-cell office:value-type="float" office:value="20965" calcext:value-type="float">
            <text:p>20965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5616" calcext:value-type="float">
            <text:p>15616.0</text:p>
          </table:table-cell>
          <table:table-cell office:value-type="float" office:value="18876" calcext:value-type="float">
            <text:p>18876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5521" calcext:value-type="float">
            <text:p>15521.0</text:p>
          </table:table-cell>
          <table:table-cell office:value-type="float" office:value="16893" calcext:value-type="float">
            <text:p>1689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5508" calcext:value-type="float">
            <text:p>15508.0</text:p>
          </table:table-cell>
          <table:table-cell office:value-type="float" office:value="17154" calcext:value-type="float">
            <text:p>17154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4769" calcext:value-type="float">
            <text:p>14769.0</text:p>
          </table:table-cell>
          <table:table-cell office:value-type="float" office:value="17763" calcext:value-type="float">
            <text:p>17763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4374" calcext:value-type="float">
            <text:p>14374.0</text:p>
          </table:table-cell>
          <table:table-cell office:value-type="float" office:value="21018" calcext:value-type="float">
            <text:p>21018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4738" calcext:value-type="float">
            <text:p>14738.0</text:p>
          </table:table-cell>
          <table:table-cell office:value-type="float" office:value="19595" calcext:value-type="float">
            <text:p>1959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8720" calcext:value-type="float">
            <text:p>8720.0</text:p>
          </table:table-cell>
          <table:table-cell office:value-type="float" office:value="20960" calcext:value-type="float">
            <text:p>20960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5652" calcext:value-type="float">
            <text:p>15652.0</text:p>
          </table:table-cell>
          <table:table-cell office:value-type="float" office:value="18873" calcext:value-type="float">
            <text:p>18873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5531" calcext:value-type="float">
            <text:p>15531.0</text:p>
          </table:table-cell>
          <table:table-cell office:value-type="float" office:value="16857" calcext:value-type="float">
            <text:p>16857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4775" calcext:value-type="float">
            <text:p>14775.0</text:p>
          </table:table-cell>
          <table:table-cell office:value-type="float" office:value="17763" calcext:value-type="float">
            <text:p>17763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21060" calcext:value-type="float">
            <text:p>21060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4749" calcext:value-type="float">
            <text:p>14749.0</text:p>
          </table:table-cell>
          <table:table-cell office:value-type="float" office:value="19593" calcext:value-type="float">
            <text:p>19593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8708" calcext:value-type="float">
            <text:p>8708.0</text:p>
          </table:table-cell>
          <table:table-cell office:value-type="float" office:value="20956" calcext:value-type="float">
            <text:p>20956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5712" calcext:value-type="float">
            <text:p>15712.0</text:p>
          </table:table-cell>
          <table:table-cell office:value-type="float" office:value="18894" calcext:value-type="float">
            <text:p>18894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5533" calcext:value-type="float">
            <text:p>15533.0</text:p>
          </table:table-cell>
          <table:table-cell office:value-type="float" office:value="16829" calcext:value-type="float">
            <text:p>16829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4783" calcext:value-type="float">
            <text:p>14783.0</text:p>
          </table:table-cell>
          <table:table-cell office:value-type="float" office:value="17772" calcext:value-type="float">
            <text:p>17772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4369" calcext:value-type="float">
            <text:p>14369.0</text:p>
          </table:table-cell>
          <table:table-cell office:value-type="float" office:value="21079" calcext:value-type="float">
            <text:p>21079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19597" calcext:value-type="float">
            <text:p>19597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8683" calcext:value-type="float">
            <text:p>8683.0</text:p>
          </table:table-cell>
          <table:table-cell office:value-type="float" office:value="20954" calcext:value-type="float">
            <text:p>20954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15781" calcext:value-type="float">
            <text:p>15781.0</text:p>
          </table:table-cell>
          <table:table-cell office:value-type="float" office:value="18933" calcext:value-type="float">
            <text:p>18933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5537" calcext:value-type="float">
            <text:p>15537.0</text:p>
          </table:table-cell>
          <table:table-cell office:value-type="float" office:value="16825" calcext:value-type="float">
            <text:p>16825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4793" calcext:value-type="float">
            <text:p>14793.0</text:p>
          </table:table-cell>
          <table:table-cell office:value-type="float" office:value="17739" calcext:value-type="float">
            <text:p>17739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14366" calcext:value-type="float">
            <text:p>14366.0</text:p>
          </table:table-cell>
          <table:table-cell office:value-type="float" office:value="21103" calcext:value-type="float">
            <text:p>21103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4776" calcext:value-type="float">
            <text:p>14776.0</text:p>
          </table:table-cell>
          <table:table-cell office:value-type="float" office:value="19597" calcext:value-type="float">
            <text:p>1959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8650" calcext:value-type="float">
            <text:p>8650.0</text:p>
          </table:table-cell>
          <table:table-cell office:value-type="float" office:value="20945" calcext:value-type="float">
            <text:p>20945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15847" calcext:value-type="float">
            <text:p>15847.0</text:p>
          </table:table-cell>
          <table:table-cell office:value-type="float" office:value="18992" calcext:value-type="float">
            <text:p>18992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5527" calcext:value-type="float">
            <text:p>15527.0</text:p>
          </table:table-cell>
          <table:table-cell office:value-type="float" office:value="16787" calcext:value-type="float">
            <text:p>1678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4786" calcext:value-type="float">
            <text:p>14786.0</text:p>
          </table:table-cell>
          <table:table-cell office:value-type="float" office:value="17724" calcext:value-type="float">
            <text:p>17724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65" calcext:value-type="float">
            <text:p>14365.0</text:p>
          </table:table-cell>
          <table:table-cell office:value-type="float" office:value="21108" calcext:value-type="float">
            <text:p>21108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4783" calcext:value-type="float">
            <text:p>14783.0</text:p>
          </table:table-cell>
          <table:table-cell office:value-type="float" office:value="19601" calcext:value-type="float">
            <text:p>1960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8650" calcext:value-type="float">
            <text:p>8650.0</text:p>
          </table:table-cell>
          <table:table-cell office:value-type="float" office:value="20945" calcext:value-type="float">
            <text:p>20945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15885" calcext:value-type="float">
            <text:p>15885.0</text:p>
          </table:table-cell>
          <table:table-cell office:value-type="float" office:value="19025" calcext:value-type="float">
            <text:p>19025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16755" calcext:value-type="float">
            <text:p>16755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21133" calcext:value-type="float">
            <text:p>21133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4787" calcext:value-type="float">
            <text:p>14787.0</text:p>
          </table:table-cell>
          <table:table-cell office:value-type="float" office:value="19597" calcext:value-type="float">
            <text:p>19597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1"/>
          <table:table-cell office:value-type="float" office:value="8629" calcext:value-type="float">
            <text:p>8629.0</text:p>
          </table:table-cell>
          <table:table-cell office:value-type="float" office:value="20922" calcext:value-type="float">
            <text:p>20922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5918" calcext:value-type="float">
            <text:p>15918.0</text:p>
          </table:table-cell>
          <table:table-cell office:value-type="float" office:value="19067" calcext:value-type="float">
            <text:p>19067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5519" calcext:value-type="float">
            <text:p>15519.0</text:p>
          </table:table-cell>
          <table:table-cell office:value-type="float" office:value="16729" calcext:value-type="float">
            <text:p>16729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4347" calcext:value-type="float">
            <text:p>14347.0</text:p>
          </table:table-cell>
          <table:table-cell office:value-type="float" office:value="21158" calcext:value-type="float">
            <text:p>21158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14789" calcext:value-type="float">
            <text:p>14789.0</text:p>
          </table:table-cell>
          <table:table-cell office:value-type="float" office:value="19591" calcext:value-type="float">
            <text:p>19591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8594" calcext:value-type="float">
            <text:p>8594.0</text:p>
          </table:table-cell>
          <table:table-cell office:value-type="float" office:value="20883" calcext:value-type="float">
            <text:p>20883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5933" calcext:value-type="float">
            <text:p>15933.0</text:p>
          </table:table-cell>
          <table:table-cell office:value-type="float" office:value="19107" calcext:value-type="float">
            <text:p>19107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5506" calcext:value-type="float">
            <text:p>15506.0</text:p>
          </table:table-cell>
          <table:table-cell office:value-type="float" office:value="16704" calcext:value-type="float">
            <text:p>16704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4344" calcext:value-type="float">
            <text:p>14344.0</text:p>
          </table:table-cell>
          <table:table-cell office:value-type="float" office:value="21175" calcext:value-type="float">
            <text:p>21175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19584" calcext:value-type="float">
            <text:p>19584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8560" calcext:value-type="float">
            <text:p>8560.0</text:p>
          </table:table-cell>
          <table:table-cell office:value-type="float" office:value="20862" calcext:value-type="float">
            <text:p>20862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5954" calcext:value-type="float">
            <text:p>15954.0</text:p>
          </table:table-cell>
          <table:table-cell office:value-type="float" office:value="19156" calcext:value-type="float">
            <text:p>19156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5499" calcext:value-type="float">
            <text:p>15499.0</text:p>
          </table:table-cell>
          <table:table-cell office:value-type="float" office:value="16683" calcext:value-type="float">
            <text:p>16683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4334" calcext:value-type="float">
            <text:p>14334.0</text:p>
          </table:table-cell>
          <table:table-cell office:value-type="float" office:value="21190" calcext:value-type="float">
            <text:p>21190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4803" calcext:value-type="float">
            <text:p>14803.0</text:p>
          </table:table-cell>
          <table:table-cell office:value-type="float" office:value="19575" calcext:value-type="float">
            <text:p>19575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8524" calcext:value-type="float">
            <text:p>8524.0</text:p>
          </table:table-cell>
          <table:table-cell office:value-type="float" office:value="20845" calcext:value-type="float">
            <text:p>2084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5991" calcext:value-type="float">
            <text:p>15991.0</text:p>
          </table:table-cell>
          <table:table-cell office:value-type="float" office:value="19195" calcext:value-type="float">
            <text:p>19195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5486" calcext:value-type="float">
            <text:p>15486.0</text:p>
          </table:table-cell>
          <table:table-cell office:value-type="float" office:value="16637" calcext:value-type="float">
            <text:p>16637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4324" calcext:value-type="float">
            <text:p>14324.0</text:p>
          </table:table-cell>
          <table:table-cell office:value-type="float" office:value="21198" calcext:value-type="float">
            <text:p>21198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4807" calcext:value-type="float">
            <text:p>14807.0</text:p>
          </table:table-cell>
          <table:table-cell office:value-type="float" office:value="19577" calcext:value-type="float">
            <text:p>1957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8506" calcext:value-type="float">
            <text:p>8506.0</text:p>
          </table:table-cell>
          <table:table-cell office:value-type="float" office:value="20821" calcext:value-type="float">
            <text:p>20821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6042" calcext:value-type="float">
            <text:p>16042.0</text:p>
          </table:table-cell>
          <table:table-cell office:value-type="float" office:value="19236" calcext:value-type="float">
            <text:p>19236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5478" calcext:value-type="float">
            <text:p>15478.0</text:p>
          </table:table-cell>
          <table:table-cell office:value-type="float" office:value="16609" calcext:value-type="float">
            <text:p>16609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4305" calcext:value-type="float">
            <text:p>14305.0</text:p>
          </table:table-cell>
          <table:table-cell office:value-type="float" office:value="21210" calcext:value-type="float">
            <text:p>21210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4813" calcext:value-type="float">
            <text:p>14813.0</text:p>
          </table:table-cell>
          <table:table-cell office:value-type="float" office:value="19570" calcext:value-type="float">
            <text:p>1957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8487" calcext:value-type="float">
            <text:p>8487.0</text:p>
          </table:table-cell>
          <table:table-cell office:value-type="float" office:value="20806" calcext:value-type="float">
            <text:p>20806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6109" calcext:value-type="float">
            <text:p>16109.0</text:p>
          </table:table-cell>
          <table:table-cell office:value-type="float" office:value="19249" calcext:value-type="float">
            <text:p>19249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5463" calcext:value-type="float">
            <text:p>15463.0</text:p>
          </table:table-cell>
          <table:table-cell office:value-type="float" office:value="16585" calcext:value-type="float">
            <text:p>16585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4292" calcext:value-type="float">
            <text:p>14292.0</text:p>
          </table:table-cell>
          <table:table-cell office:value-type="float" office:value="21218" calcext:value-type="float">
            <text:p>21218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4813" calcext:value-type="float">
            <text:p>14813.0</text:p>
          </table:table-cell>
          <table:table-cell office:value-type="float" office:value="19566" calcext:value-type="float">
            <text:p>19566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8462" calcext:value-type="float">
            <text:p>8462.0</text:p>
          </table:table-cell>
          <table:table-cell office:value-type="float" office:value="20790" calcext:value-type="float">
            <text:p>20790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6157" calcext:value-type="float">
            <text:p>16157.0</text:p>
          </table:table-cell>
          <table:table-cell office:value-type="float" office:value="19274" calcext:value-type="float">
            <text:p>19274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5442" calcext:value-type="float">
            <text:p>15442.0</text:p>
          </table:table-cell>
          <table:table-cell office:value-type="float" office:value="16553" calcext:value-type="float">
            <text:p>16553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4283" calcext:value-type="float">
            <text:p>14283.0</text:p>
          </table:table-cell>
          <table:table-cell office:value-type="float" office:value="21221" calcext:value-type="float">
            <text:p>21221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4822" calcext:value-type="float">
            <text:p>14822.0</text:p>
          </table:table-cell>
          <table:table-cell office:value-type="float" office:value="19566" calcext:value-type="float">
            <text:p>1956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8435" calcext:value-type="float">
            <text:p>8435.0</text:p>
          </table:table-cell>
          <table:table-cell office:value-type="float" office:value="20766" calcext:value-type="float">
            <text:p>20766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16212" calcext:value-type="float">
            <text:p>16212.0</text:p>
          </table:table-cell>
          <table:table-cell office:value-type="float" office:value="19341" calcext:value-type="float">
            <text:p>1934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15437" calcext:value-type="float">
            <text:p>15437.0</text:p>
          </table:table-cell>
          <table:table-cell office:value-type="float" office:value="16528" calcext:value-type="float">
            <text:p>1652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4271" calcext:value-type="float">
            <text:p>14271.0</text:p>
          </table:table-cell>
          <table:table-cell office:value-type="float" office:value="21233" calcext:value-type="float">
            <text:p>21233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1"/>
          <table:table-cell office:value-type="float" office:value="14829" calcext:value-type="float">
            <text:p>14829.0</text:p>
          </table:table-cell>
          <table:table-cell office:value-type="float" office:value="19564" calcext:value-type="float">
            <text:p>19564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8416" calcext:value-type="float">
            <text:p>8416.0</text:p>
          </table:table-cell>
          <table:table-cell office:value-type="float" office:value="20750" calcext:value-type="float">
            <text:p>20750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6233" calcext:value-type="float">
            <text:p>16233.0</text:p>
          </table:table-cell>
          <table:table-cell office:value-type="float" office:value="19390" calcext:value-type="float">
            <text:p>19390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5428" calcext:value-type="float">
            <text:p>15428.0</text:p>
          </table:table-cell>
          <table:table-cell office:value-type="float" office:value="16506" calcext:value-type="float">
            <text:p>16506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4248" calcext:value-type="float">
            <text:p>14248.0</text:p>
          </table:table-cell>
          <table:table-cell office:value-type="float" office:value="21240" calcext:value-type="float">
            <text:p>21240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4839" calcext:value-type="float">
            <text:p>14839.0</text:p>
          </table:table-cell>
          <table:table-cell office:value-type="float" office:value="19568" calcext:value-type="float">
            <text:p>19568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8401" calcext:value-type="float">
            <text:p>8401.0</text:p>
          </table:table-cell>
          <table:table-cell office:value-type="float" office:value="20737" calcext:value-type="float">
            <text:p>20737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6252" calcext:value-type="float">
            <text:p>16252.0</text:p>
          </table:table-cell>
          <table:table-cell office:value-type="float" office:value="19417" calcext:value-type="float">
            <text:p>19417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5433" calcext:value-type="float">
            <text:p>15433.0</text:p>
          </table:table-cell>
          <table:table-cell office:value-type="float" office:value="16474" calcext:value-type="float">
            <text:p>16474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4240" calcext:value-type="float">
            <text:p>14240.0</text:p>
          </table:table-cell>
          <table:table-cell office:value-type="float" office:value="21247" calcext:value-type="float">
            <text:p>21247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4851" calcext:value-type="float">
            <text:p>14851.0</text:p>
          </table:table-cell>
          <table:table-cell office:value-type="float" office:value="19580" calcext:value-type="float">
            <text:p>19580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8392" calcext:value-type="float">
            <text:p>8392.0</text:p>
          </table:table-cell>
          <table:table-cell office:value-type="float" office:value="20725" calcext:value-type="float">
            <text:p>20725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6261" calcext:value-type="float">
            <text:p>16261.0</text:p>
          </table:table-cell>
          <table:table-cell office:value-type="float" office:value="19431" calcext:value-type="float">
            <text:p>19431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15430" calcext:value-type="float">
            <text:p>15430.0</text:p>
          </table:table-cell>
          <table:table-cell office:value-type="float" office:value="16454" calcext:value-type="float">
            <text:p>16454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4215" calcext:value-type="float">
            <text:p>14215.0</text:p>
          </table:table-cell>
          <table:table-cell office:value-type="float" office:value="21259" calcext:value-type="float">
            <text:p>21259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4865" calcext:value-type="float">
            <text:p>14865.0</text:p>
          </table:table-cell>
          <table:table-cell office:value-type="float" office:value="19585" calcext:value-type="float">
            <text:p>19585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319" calcext:value-type="float">
            <text:p>1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8383" calcext:value-type="float">
            <text:p>8383.0</text:p>
          </table:table-cell>
          <table:table-cell office:value-type="float" office:value="20702" calcext:value-type="float">
            <text:p>20702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6274" calcext:value-type="float">
            <text:p>16274.0</text:p>
          </table:table-cell>
          <table:table-cell office:value-type="float" office:value="19453" calcext:value-type="float">
            <text:p>19453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5411" calcext:value-type="float">
            <text:p>15411.0</text:p>
          </table:table-cell>
          <table:table-cell office:value-type="float" office:value="16424" calcext:value-type="float">
            <text:p>16424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4196" calcext:value-type="float">
            <text:p>14196.0</text:p>
          </table:table-cell>
          <table:table-cell office:value-type="float" office:value="21270" calcext:value-type="float">
            <text:p>21270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4886" calcext:value-type="float">
            <text:p>14886.0</text:p>
          </table:table-cell>
          <table:table-cell office:value-type="float" office:value="19604" calcext:value-type="float">
            <text:p>19604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8369" calcext:value-type="float">
            <text:p>8369.0</text:p>
          </table:table-cell>
          <table:table-cell office:value-type="float" office:value="20688" calcext:value-type="float">
            <text:p>20688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6272" calcext:value-type="float">
            <text:p>16272.0</text:p>
          </table:table-cell>
          <table:table-cell office:value-type="float" office:value="19463" calcext:value-type="float">
            <text:p>19463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5408" calcext:value-type="float">
            <text:p>15408.0</text:p>
          </table:table-cell>
          <table:table-cell office:value-type="float" office:value="16395" calcext:value-type="float">
            <text:p>16395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4164" calcext:value-type="float">
            <text:p>14164.0</text:p>
          </table:table-cell>
          <table:table-cell office:value-type="float" office:value="21287" calcext:value-type="float">
            <text:p>21287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4902" calcext:value-type="float">
            <text:p>14902.0</text:p>
          </table:table-cell>
          <table:table-cell office:value-type="float" office:value="19607" calcext:value-type="float">
            <text:p>19607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8360" calcext:value-type="float">
            <text:p>8360.0</text:p>
          </table:table-cell>
          <table:table-cell office:value-type="float" office:value="20676" calcext:value-type="float">
            <text:p>20676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6271" calcext:value-type="float">
            <text:p>16271.0</text:p>
          </table:table-cell>
          <table:table-cell office:value-type="float" office:value="19507" calcext:value-type="float">
            <text:p>19507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5402" calcext:value-type="float">
            <text:p>15402.0</text:p>
          </table:table-cell>
          <table:table-cell office:value-type="float" office:value="16378" calcext:value-type="float">
            <text:p>16378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1"/>
          <table:table-cell office:value-type="float" office:value="14127" calcext:value-type="float">
            <text:p>14127.0</text:p>
          </table:table-cell>
          <table:table-cell office:value-type="float" office:value="21304" calcext:value-type="float">
            <text:p>21304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4936" calcext:value-type="float">
            <text:p>14936.0</text:p>
          </table:table-cell>
          <table:table-cell office:value-type="float" office:value="19613" calcext:value-type="float">
            <text:p>1961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8344" calcext:value-type="float">
            <text:p>8344.0</text:p>
          </table:table-cell>
          <table:table-cell office:value-type="float" office:value="20668" calcext:value-type="float">
            <text:p>20668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6274" calcext:value-type="float">
            <text:p>16274.0</text:p>
          </table:table-cell>
          <table:table-cell office:value-type="float" office:value="19535" calcext:value-type="float">
            <text:p>19535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5399" calcext:value-type="float">
            <text:p>15399.0</text:p>
          </table:table-cell>
          <table:table-cell office:value-type="float" office:value="16348" calcext:value-type="float">
            <text:p>16348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4114" calcext:value-type="float">
            <text:p>14114.0</text:p>
          </table:table-cell>
          <table:table-cell office:value-type="float" office:value="21320" calcext:value-type="float">
            <text:p>21320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1338" calcext:value-type="float">
            <text:p>1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5008" calcext:value-type="float">
            <text:p>15008.0</text:p>
          </table:table-cell>
          <table:table-cell office:value-type="float" office:value="19673" calcext:value-type="float">
            <text:p>1967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8327" calcext:value-type="float">
            <text:p>8327.0</text:p>
          </table:table-cell>
          <table:table-cell office:value-type="float" office:value="20654" calcext:value-type="float">
            <text:p>20654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6279" calcext:value-type="float">
            <text:p>16279.0</text:p>
          </table:table-cell>
          <table:table-cell office:value-type="float" office:value="19578" calcext:value-type="float">
            <text:p>19578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5393" calcext:value-type="float">
            <text:p>15393.0</text:p>
          </table:table-cell>
          <table:table-cell office:value-type="float" office:value="16316" calcext:value-type="float">
            <text:p>16316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14108" calcext:value-type="float">
            <text:p>14108.0</text:p>
          </table:table-cell>
          <table:table-cell office:value-type="float" office:value="21333" calcext:value-type="float">
            <text:p>21333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5042" calcext:value-type="float">
            <text:p>15042.0</text:p>
          </table:table-cell>
          <table:table-cell office:value-type="float" office:value="19706" calcext:value-type="float">
            <text:p>19706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8313" calcext:value-type="float">
            <text:p>8313.0</text:p>
          </table:table-cell>
          <table:table-cell office:value-type="float" office:value="20642" calcext:value-type="float">
            <text:p>20642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6290" calcext:value-type="float">
            <text:p>16290.0</text:p>
          </table:table-cell>
          <table:table-cell office:value-type="float" office:value="19623" calcext:value-type="float">
            <text:p>19623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5385" calcext:value-type="float">
            <text:p>15385.0</text:p>
          </table:table-cell>
          <table:table-cell office:value-type="float" office:value="16299" calcext:value-type="float">
            <text:p>16299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4093" calcext:value-type="float">
            <text:p>14093.0</text:p>
          </table:table-cell>
          <table:table-cell office:value-type="float" office:value="21351" calcext:value-type="float">
            <text:p>21351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15076" calcext:value-type="float">
            <text:p>15076.0</text:p>
          </table:table-cell>
          <table:table-cell office:value-type="float" office:value="19731" calcext:value-type="float">
            <text:p>1973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5039" calcext:value-type="float">
            <text:p>15039.0</text:p>
          </table:table-cell>
          <table:table-cell office:value-type="float" office:value="19700" calcext:value-type="float">
            <text:p>19700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8301" calcext:value-type="float">
            <text:p>8301.0</text:p>
          </table:table-cell>
          <table:table-cell office:value-type="float" office:value="20638" calcext:value-type="float">
            <text:p>20638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19650" calcext:value-type="float">
            <text:p>19650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5377" calcext:value-type="float">
            <text:p>15377.0</text:p>
          </table:table-cell>
          <table:table-cell office:value-type="float" office:value="16277" calcext:value-type="float">
            <text:p>16277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4086" calcext:value-type="float">
            <text:p>14086.0</text:p>
          </table:table-cell>
          <table:table-cell office:value-type="float" office:value="21368" calcext:value-type="float">
            <text:p>21368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15086" calcext:value-type="float">
            <text:p>15086.0</text:p>
          </table:table-cell>
          <table:table-cell office:value-type="float" office:value="19734" calcext:value-type="float">
            <text:p>1973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5039" calcext:value-type="float">
            <text:p>15039.0</text:p>
          </table:table-cell>
          <table:table-cell office:value-type="float" office:value="19698" calcext:value-type="float">
            <text:p>19698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8284" calcext:value-type="float">
            <text:p>8284.0</text:p>
          </table:table-cell>
          <table:table-cell office:value-type="float" office:value="20627" calcext:value-type="float">
            <text:p>20627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1"/>
          <table:table-cell office:value-type="float" office:value="16291" calcext:value-type="float">
            <text:p>16291.0</text:p>
          </table:table-cell>
          <table:table-cell office:value-type="float" office:value="19681" calcext:value-type="float">
            <text:p>19681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5372" calcext:value-type="float">
            <text:p>15372.0</text:p>
          </table:table-cell>
          <table:table-cell office:value-type="float" office:value="16267" calcext:value-type="float">
            <text:p>16267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4082" calcext:value-type="float">
            <text:p>14082.0</text:p>
          </table:table-cell>
          <table:table-cell office:value-type="float" office:value="21385" calcext:value-type="float">
            <text:p>21385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5136" calcext:value-type="float">
            <text:p>15136.0</text:p>
          </table:table-cell>
          <table:table-cell office:value-type="float" office:value="19776" calcext:value-type="float">
            <text:p>1977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5034" calcext:value-type="float">
            <text:p>15034.0</text:p>
          </table:table-cell>
          <table:table-cell office:value-type="float" office:value="19674" calcext:value-type="float">
            <text:p>19674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8272" calcext:value-type="float">
            <text:p>8272.0</text:p>
          </table:table-cell>
          <table:table-cell office:value-type="float" office:value="20608" calcext:value-type="float">
            <text:p>20608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6306" calcext:value-type="float">
            <text:p>16306.0</text:p>
          </table:table-cell>
          <table:table-cell office:value-type="float" office:value="19714" calcext:value-type="float">
            <text:p>19714.0</text:p>
          </table:table-cell>
          <table:table-cell office:value-type="float" office:value="209" calcext:value-type="float">
            <text:p>209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5360" calcext:value-type="float">
            <text:p>15360.0</text:p>
          </table:table-cell>
          <table:table-cell office:value-type="float" office:value="16245" calcext:value-type="float">
            <text:p>16245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4068" calcext:value-type="float">
            <text:p>14068.0</text:p>
          </table:table-cell>
          <table:table-cell office:value-type="float" office:value="21417" calcext:value-type="float">
            <text:p>21417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5199" calcext:value-type="float">
            <text:p>15199.0</text:p>
          </table:table-cell>
          <table:table-cell office:value-type="float" office:value="19799" calcext:value-type="float">
            <text:p>19799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66" calcext:value-type="float">
            <text:p>1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5039" calcext:value-type="float">
            <text:p>15039.0</text:p>
          </table:table-cell>
          <table:table-cell office:value-type="float" office:value="19655" calcext:value-type="float">
            <text:p>1965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8245" calcext:value-type="float">
            <text:p>8245.0</text:p>
          </table:table-cell>
          <table:table-cell office:value-type="float" office:value="20582" calcext:value-type="float">
            <text:p>20582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6315" calcext:value-type="float">
            <text:p>16315.0</text:p>
          </table:table-cell>
          <table:table-cell office:value-type="float" office:value="19730" calcext:value-type="float">
            <text:p>19730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5345" calcext:value-type="float">
            <text:p>15345.0</text:p>
          </table:table-cell>
          <table:table-cell office:value-type="float" office:value="16235" calcext:value-type="float">
            <text:p>16235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4064" calcext:value-type="float">
            <text:p>14064.0</text:p>
          </table:table-cell>
          <table:table-cell office:value-type="float" office:value="21473" calcext:value-type="float">
            <text:p>21473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5276" calcext:value-type="float">
            <text:p>15276.0</text:p>
          </table:table-cell>
          <table:table-cell office:value-type="float" office:value="19825" calcext:value-type="float">
            <text:p>1982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5047" calcext:value-type="float">
            <text:p>15047.0</text:p>
          </table:table-cell>
          <table:table-cell office:value-type="float" office:value="19692" calcext:value-type="float">
            <text:p>19692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8208" calcext:value-type="float">
            <text:p>8208.0</text:p>
          </table:table-cell>
          <table:table-cell office:value-type="float" office:value="20225" calcext:value-type="float">
            <text:p>20225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6331" calcext:value-type="float">
            <text:p>16331.0</text:p>
          </table:table-cell>
          <table:table-cell office:value-type="float" office:value="19748" calcext:value-type="float">
            <text:p>19748.0</text:p>
          </table:table-cell>
          <table:table-cell office:value-type="float" office:value="207" calcext:value-type="float">
            <text:p>207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5337" calcext:value-type="float">
            <text:p>15337.0</text:p>
          </table:table-cell>
          <table:table-cell office:value-type="float" office:value="16174" calcext:value-type="float">
            <text:p>16174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4059" calcext:value-type="float">
            <text:p>14059.0</text:p>
          </table:table-cell>
          <table:table-cell office:value-type="float" office:value="21521" calcext:value-type="float">
            <text:p>21521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15347" calcext:value-type="float">
            <text:p>15347.0</text:p>
          </table:table-cell>
          <table:table-cell office:value-type="float" office:value="19830" calcext:value-type="float">
            <text:p>1983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1"/>
          <table:table-cell office:value-type="float" office:value="15048" calcext:value-type="float">
            <text:p>15048.0</text:p>
          </table:table-cell>
          <table:table-cell office:value-type="float" office:value="19689" calcext:value-type="float">
            <text:p>1968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8199" calcext:value-type="float">
            <text:p>8199.0</text:p>
          </table:table-cell>
          <table:table-cell office:value-type="float" office:value="20211" calcext:value-type="float">
            <text:p>20211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6345" calcext:value-type="float">
            <text:p>16345.0</text:p>
          </table:table-cell>
          <table:table-cell office:value-type="float" office:value="19759" calcext:value-type="float">
            <text:p>19759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5325" calcext:value-type="float">
            <text:p>15325.0</text:p>
          </table:table-cell>
          <table:table-cell office:value-type="float" office:value="16122" calcext:value-type="float">
            <text:p>1612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14057" calcext:value-type="float">
            <text:p>14057.0</text:p>
          </table:table-cell>
          <table:table-cell office:value-type="float" office:value="21606" calcext:value-type="float">
            <text:p>21606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5399" calcext:value-type="float">
            <text:p>15399.0</text:p>
          </table:table-cell>
          <table:table-cell office:value-type="float" office:value="19823" calcext:value-type="float">
            <text:p>1982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5062" calcext:value-type="float">
            <text:p>15062.0</text:p>
          </table:table-cell>
          <table:table-cell office:value-type="float" office:value="19716" calcext:value-type="float">
            <text:p>19716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8183" calcext:value-type="float">
            <text:p>8183.0</text:p>
          </table:table-cell>
          <table:table-cell office:value-type="float" office:value="20199" calcext:value-type="float">
            <text:p>20199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16348" calcext:value-type="float">
            <text:p>16348.0</text:p>
          </table:table-cell>
          <table:table-cell office:value-type="float" office:value="19762" calcext:value-type="float">
            <text:p>19762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5312" calcext:value-type="float">
            <text:p>15312.0</text:p>
          </table:table-cell>
          <table:table-cell office:value-type="float" office:value="16121" calcext:value-type="float">
            <text:p>1612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14033" calcext:value-type="float">
            <text:p>14033.0</text:p>
          </table:table-cell>
          <table:table-cell office:value-type="float" office:value="21647" calcext:value-type="float">
            <text:p>21647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15493" calcext:value-type="float">
            <text:p>15493.0</text:p>
          </table:table-cell>
          <table:table-cell office:value-type="float" office:value="19828" calcext:value-type="float">
            <text:p>19828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15068" calcext:value-type="float">
            <text:p>15068.0</text:p>
          </table:table-cell>
          <table:table-cell office:value-type="float" office:value="19721" calcext:value-type="float">
            <text:p>1972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8160" calcext:value-type="float">
            <text:p>8160.0</text:p>
          </table:table-cell>
          <table:table-cell office:value-type="float" office:value="20183" calcext:value-type="float">
            <text:p>2018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16359" calcext:value-type="float">
            <text:p>16359.0</text:p>
          </table:table-cell>
          <table:table-cell office:value-type="float" office:value="19781" calcext:value-type="float">
            <text:p>19781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15326" calcext:value-type="float">
            <text:p>15326.0</text:p>
          </table:table-cell>
          <table:table-cell office:value-type="float" office:value="16128" calcext:value-type="float">
            <text:p>16128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14022" calcext:value-type="float">
            <text:p>14022.0</text:p>
          </table:table-cell>
          <table:table-cell office:value-type="float" office:value="21729" calcext:value-type="float">
            <text:p>21729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5524" calcext:value-type="float">
            <text:p>15524.0</text:p>
          </table:table-cell>
          <table:table-cell office:value-type="float" office:value="19814" calcext:value-type="float">
            <text:p>1981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15071" calcext:value-type="float">
            <text:p>15071.0</text:p>
          </table:table-cell>
          <table:table-cell office:value-type="float" office:value="19724" calcext:value-type="float">
            <text:p>19724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8150" calcext:value-type="float">
            <text:p>8150.0</text:p>
          </table:table-cell>
          <table:table-cell office:value-type="float" office:value="20173" calcext:value-type="float">
            <text:p>20173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"/>
          <table:table-cell office:value-type="float" office:value="16359" calcext:value-type="float">
            <text:p>16359.0</text:p>
          </table:table-cell>
          <table:table-cell office:value-type="float" office:value="19825" calcext:value-type="float">
            <text:p>19825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5330" calcext:value-type="float">
            <text:p>15330.0</text:p>
          </table:table-cell>
          <table:table-cell office:value-type="float" office:value="16108" calcext:value-type="float">
            <text:p>16108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14004" calcext:value-type="float">
            <text:p>14004.0</text:p>
          </table:table-cell>
          <table:table-cell office:value-type="float" office:value="21816" calcext:value-type="float">
            <text:p>21816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1"/>
          <table:table-cell office:value-type="float" office:value="15531" calcext:value-type="float">
            <text:p>15531.0</text:p>
          </table:table-cell>
          <table:table-cell office:value-type="float" office:value="19807" calcext:value-type="float">
            <text:p>1980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15081" calcext:value-type="float">
            <text:p>15081.0</text:p>
          </table:table-cell>
          <table:table-cell office:value-type="float" office:value="19741" calcext:value-type="float">
            <text:p>19741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8127" calcext:value-type="float">
            <text:p>8127.0</text:p>
          </table:table-cell>
          <table:table-cell office:value-type="float" office:value="20142" calcext:value-type="float">
            <text:p>20142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16371" calcext:value-type="float">
            <text:p>16371.0</text:p>
          </table:table-cell>
          <table:table-cell office:value-type="float" office:value="19834" calcext:value-type="float">
            <text:p>19834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15313" calcext:value-type="float">
            <text:p>15313.0</text:p>
          </table:table-cell>
          <table:table-cell office:value-type="float" office:value="16090" calcext:value-type="float">
            <text:p>16090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993" calcext:value-type="float">
            <text:p>13993.0</text:p>
          </table:table-cell>
          <table:table-cell office:value-type="float" office:value="21882" calcext:value-type="float">
            <text:p>21882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15532" calcext:value-type="float">
            <text:p>15532.0</text:p>
          </table:table-cell>
          <table:table-cell office:value-type="float" office:value="19806" calcext:value-type="float">
            <text:p>19806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15095" calcext:value-type="float">
            <text:p>15095.0</text:p>
          </table:table-cell>
          <table:table-cell office:value-type="float" office:value="19786" calcext:value-type="float">
            <text:p>19786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8105" calcext:value-type="float">
            <text:p>8105.0</text:p>
          </table:table-cell>
          <table:table-cell office:value-type="float" office:value="20119" calcext:value-type="float">
            <text:p>20119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16383" calcext:value-type="float">
            <text:p>16383.0</text:p>
          </table:table-cell>
          <table:table-cell office:value-type="float" office:value="19850" calcext:value-type="float">
            <text:p>19850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15308" calcext:value-type="float">
            <text:p>15308.0</text:p>
          </table:table-cell>
          <table:table-cell office:value-type="float" office:value="16085" calcext:value-type="float">
            <text:p>16085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942" calcext:value-type="float">
            <text:p>13942.0</text:p>
          </table:table-cell>
          <table:table-cell office:value-type="float" office:value="21984" calcext:value-type="float">
            <text:p>21984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36" calcext:value-type="float">
            <text:p>15536.0</text:p>
          </table:table-cell>
          <table:table-cell office:value-type="float" office:value="19802" calcext:value-type="float">
            <text:p>19802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"/>
          <table:table-cell office:value-type="float" office:value="15152" calcext:value-type="float">
            <text:p>15152.0</text:p>
          </table:table-cell>
          <table:table-cell office:value-type="float" office:value="19893" calcext:value-type="float">
            <text:p>19893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8097" calcext:value-type="float">
            <text:p>8097.0</text:p>
          </table:table-cell>
          <table:table-cell office:value-type="float" office:value="20102" calcext:value-type="float">
            <text:p>20102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16392" calcext:value-type="float">
            <text:p>16392.0</text:p>
          </table:table-cell>
          <table:table-cell office:value-type="float" office:value="19858" calcext:value-type="float">
            <text:p>19858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15273" calcext:value-type="float">
            <text:p>15273.0</text:p>
          </table:table-cell>
          <table:table-cell office:value-type="float" office:value="16033" calcext:value-type="float">
            <text:p>16033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856" calcext:value-type="float">
            <text:p>13856.0</text:p>
          </table:table-cell>
          <table:table-cell office:value-type="float" office:value="22071" calcext:value-type="float">
            <text:p>22071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15537" calcext:value-type="float">
            <text:p>15537.0</text:p>
          </table:table-cell>
          <table:table-cell office:value-type="float" office:value="19798" calcext:value-type="float">
            <text:p>19798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1"/>
          <table:table-cell office:value-type="float" office:value="15158" calcext:value-type="float">
            <text:p>15158.0</text:p>
          </table:table-cell>
          <table:table-cell office:value-type="float" office:value="19890" calcext:value-type="float">
            <text:p>19890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1"/>
          <table:table-cell office:value-type="float" office:value="15173" calcext:value-type="float">
            <text:p>15173.0</text:p>
          </table:table-cell>
          <table:table-cell office:value-type="float" office:value="19921" calcext:value-type="float">
            <text:p>19921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1"/>
          <table:table-cell office:value-type="float" office:value="8085" calcext:value-type="float">
            <text:p>8085.0</text:p>
          </table:table-cell>
          <table:table-cell office:value-type="float" office:value="20082" calcext:value-type="float">
            <text:p>20082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1"/>
          <table:table-cell office:value-type="float" office:value="16427" calcext:value-type="float">
            <text:p>16427.0</text:p>
          </table:table-cell>
          <table:table-cell office:value-type="float" office:value="19897" calcext:value-type="float">
            <text:p>19897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423" calcext:value-type="float">
            <text:p>1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1"/>
          <table:table-cell office:value-type="float" office:value="15243" calcext:value-type="float">
            <text:p>15243.0</text:p>
          </table:table-cell>
          <table:table-cell office:value-type="float" office:value="16033" calcext:value-type="float">
            <text:p>16033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1"/>
          <table:table-cell office:value-type="float" office:value="13855" calcext:value-type="float">
            <text:p>13855.0</text:p>
          </table:table-cell>
          <table:table-cell office:value-type="float" office:value="22070" calcext:value-type="float">
            <text:p>22070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1"/>
          <table:table-cell office:value-type="float" office:value="13813" calcext:value-type="float">
            <text:p>13813.0</text:p>
          </table:table-cell>
          <table:table-cell office:value-type="float" office:value="22126" calcext:value-type="float">
            <text:p>22126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1"/>
          <table:table-cell office:value-type="float" office:value="15586" calcext:value-type="float">
            <text:p>15586.0</text:p>
          </table:table-cell>
          <table:table-cell office:value-type="float" office:value="19790" calcext:value-type="float">
            <text:p>19790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1"/>
          <table:table-cell office:value-type="float" office:value="15158" calcext:value-type="float">
            <text:p>15158.0</text:p>
          </table:table-cell>
          <table:table-cell office:value-type="float" office:value="19890" calcext:value-type="float">
            <text:p>1989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1"/>
          <table:table-cell office:value-type="float" office:value="15182" calcext:value-type="float">
            <text:p>15182.0</text:p>
          </table:table-cell>
          <table:table-cell office:value-type="float" office:value="19935" calcext:value-type="float">
            <text:p>19935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1"/>
          <table:table-cell office:value-type="float" office:value="8067" calcext:value-type="float">
            <text:p>8067.0</text:p>
          </table:table-cell>
          <table:table-cell office:value-type="float" office:value="20070" calcext:value-type="float">
            <text:p>2007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1"/>
          <table:table-cell office:value-type="float" office:value="16465" calcext:value-type="float">
            <text:p>16465.0</text:p>
          </table:table-cell>
          <table:table-cell office:value-type="float" office:value="19929" calcext:value-type="float">
            <text:p>19929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1"/>
          <table:table-cell office:value-type="float" office:value="15235" calcext:value-type="float">
            <text:p>15235.0</text:p>
          </table:table-cell>
          <table:table-cell office:value-type="float" office:value="16029" calcext:value-type="float">
            <text:p>16029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431" calcext:value-type="float">
            <text:p>1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"/>
          <table:table-cell office:value-type="float" office:value="13855" calcext:value-type="float">
            <text:p>13855.0</text:p>
          </table:table-cell>
          <table:table-cell office:value-type="float" office:value="22070" calcext:value-type="float">
            <text:p>22070.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432" calcext:value-type="float">
            <text:p>1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1"/>
          <table:table-cell office:value-type="float" office:value="13813" calcext:value-type="float">
            <text:p>13813.0</text:p>
          </table:table-cell>
          <table:table-cell office:value-type="float" office:value="22137" calcext:value-type="float">
            <text:p>22137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1433" calcext:value-type="float">
            <text:p>1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1"/>
          <table:table-cell office:value-type="float" office:value="15633" calcext:value-type="float">
            <text:p>15633.0</text:p>
          </table:table-cell>
          <table:table-cell office:value-type="float" office:value="19805" calcext:value-type="float">
            <text:p>19805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1"/>
          <table:table-cell office:value-type="float" office:value="15158" calcext:value-type="float">
            <text:p>15158.0</text:p>
          </table:table-cell>
          <table:table-cell office:value-type="float" office:value="19890" calcext:value-type="float">
            <text:p>19890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1"/>
          <table:table-cell office:value-type="float" office:value="15201" calcext:value-type="float">
            <text:p>15201.0</text:p>
          </table:table-cell>
          <table:table-cell office:value-type="float" office:value="19957" calcext:value-type="float">
            <text:p>1995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436" calcext:value-type="float">
            <text:p>1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1"/>
          <table:table-cell office:value-type="float" office:value="8055" calcext:value-type="float">
            <text:p>8055.0</text:p>
          </table:table-cell>
          <table:table-cell office:value-type="float" office:value="20059" calcext:value-type="float">
            <text:p>20059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1"/>
          <table:table-cell office:value-type="float" office:value="16524" calcext:value-type="float">
            <text:p>16524.0</text:p>
          </table:table-cell>
          <table:table-cell office:value-type="float" office:value="19984" calcext:value-type="float">
            <text:p>19984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1"/>
          <table:table-cell office:value-type="float" office:value="15213" calcext:value-type="float">
            <text:p>15213.0</text:p>
          </table:table-cell>
          <table:table-cell office:value-type="float" office:value="16030" calcext:value-type="float">
            <text:p>16030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1"/>
          <table:table-cell office:value-type="float" office:value="13855" calcext:value-type="float">
            <text:p>13855.0</text:p>
          </table:table-cell>
          <table:table-cell office:value-type="float" office:value="22070" calcext:value-type="float">
            <text:p>22070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1"/>
          <table:table-cell office:value-type="float" office:value="13806" calcext:value-type="float">
            <text:p>13806.0</text:p>
          </table:table-cell>
          <table:table-cell office:value-type="float" office:value="22159" calcext:value-type="float">
            <text:p>22159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1"/>
          <table:table-cell office:value-type="float" office:value="15671" calcext:value-type="float">
            <text:p>15671.0</text:p>
          </table:table-cell>
          <table:table-cell office:value-type="float" office:value="19849" calcext:value-type="float">
            <text:p>1984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442" calcext:value-type="float">
            <text:p>1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1"/>
          <table:table-cell office:value-type="float" office:value="15164" calcext:value-type="float">
            <text:p>15164.0</text:p>
          </table:table-cell>
          <table:table-cell office:value-type="float" office:value="19886" calcext:value-type="float">
            <text:p>19886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443" calcext:value-type="float">
            <text:p>1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13" calcext:value-type="float">
            <text:p>15213.0</text:p>
          </table:table-cell>
          <table:table-cell office:value-type="float" office:value="19972" calcext:value-type="float">
            <text:p>19972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1"/>
          <table:table-cell office:value-type="float" office:value="8048" calcext:value-type="float">
            <text:p>8048.0</text:p>
          </table:table-cell>
          <table:table-cell office:value-type="float" office:value="20055" calcext:value-type="float">
            <text:p>20055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1"/>
          <table:table-cell office:value-type="float" office:value="16566" calcext:value-type="float">
            <text:p>16566.0</text:p>
          </table:table-cell>
          <table:table-cell office:value-type="float" office:value="20035" calcext:value-type="float">
            <text:p>20035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1446" calcext:value-type="float">
            <text:p>1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1"/>
          <table:table-cell office:value-type="float" office:value="15204" calcext:value-type="float">
            <text:p>15204.0</text:p>
          </table:table-cell>
          <table:table-cell office:value-type="float" office:value="16026" calcext:value-type="float">
            <text:p>16026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1"/>
          <table:table-cell office:value-type="float" office:value="13855" calcext:value-type="float">
            <text:p>13855.0</text:p>
          </table:table-cell>
          <table:table-cell office:value-type="float" office:value="22070" calcext:value-type="float">
            <text:p>22070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1448" calcext:value-type="float">
            <text:p>1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1"/>
          <table:table-cell office:value-type="float" office:value="13806" calcext:value-type="float">
            <text:p>13806.0</text:p>
          </table:table-cell>
          <table:table-cell office:value-type="float" office:value="22219" calcext:value-type="float">
            <text:p>22219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1"/>
          <table:table-cell office:value-type="float" office:value="15692" calcext:value-type="float">
            <text:p>15692.0</text:p>
          </table:table-cell>
          <table:table-cell office:value-type="float" office:value="19873" calcext:value-type="float">
            <text:p>19873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1"/>
          <table:table-cell office:value-type="float" office:value="15170" calcext:value-type="float">
            <text:p>15170.0</text:p>
          </table:table-cell>
          <table:table-cell office:value-type="float" office:value="19881" calcext:value-type="float">
            <text:p>19881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451" calcext:value-type="float">
            <text:p>1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24" calcext:value-type="float">
            <text:p>15224.0</text:p>
          </table:table-cell>
          <table:table-cell office:value-type="float" office:value="20006" calcext:value-type="float">
            <text:p>20006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452" calcext:value-type="float">
            <text:p>145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1"/>
          <table:table-cell office:value-type="float" office:value="8039" calcext:value-type="float">
            <text:p>8039.0</text:p>
          </table:table-cell>
          <table:table-cell office:value-type="float" office:value="20050" calcext:value-type="float">
            <text:p>20050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1"/>
          <table:table-cell office:value-type="float" office:value="16593" calcext:value-type="float">
            <text:p>16593.0</text:p>
          </table:table-cell>
          <table:table-cell office:value-type="float" office:value="20071" calcext:value-type="float">
            <text:p>20071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1"/>
          <table:table-cell office:value-type="float" office:value="15168" calcext:value-type="float">
            <text:p>15168.0</text:p>
          </table:table-cell>
          <table:table-cell office:value-type="float" office:value="16006" calcext:value-type="float">
            <text:p>16006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1"/>
          <table:table-cell office:value-type="float" office:value="13882" calcext:value-type="float">
            <text:p>13882.0</text:p>
          </table:table-cell>
          <table:table-cell office:value-type="float" office:value="22070" calcext:value-type="float">
            <text:p>22070.0</text:p>
          </table:table-cell>
          <table:table-cell office:value-type="float" office:value="108" calcext:value-type="float">
            <text:p>108.0</text:p>
          </table:table-cell>
          <table:table-cell office:value-type="float" office:value="0" calcext:value-type="float">
            <text:p>0</text:p>
          </table:table-cell>
          <table:table-cell office:value-type="float" office:value="1456" calcext:value-type="float">
            <text:p>1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1"/>
          <table:table-cell office:value-type="float" office:value="13813" calcext:value-type="float">
            <text:p>13813.0</text:p>
          </table:table-cell>
          <table:table-cell office:value-type="float" office:value="22250" calcext:value-type="float">
            <text:p>22250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1"/>
          <table:table-cell office:value-type="float" office:value="15706" calcext:value-type="float">
            <text:p>15706.0</text:p>
          </table:table-cell>
          <table:table-cell office:value-type="float" office:value="19895" calcext:value-type="float">
            <text:p>1989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458" calcext:value-type="float">
            <text:p>1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1"/>
          <table:table-cell office:value-type="float" office:value="15166" calcext:value-type="float">
            <text:p>15166.0</text:p>
          </table:table-cell>
          <table:table-cell office:value-type="float" office:value="19865" calcext:value-type="float">
            <text:p>19865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1"/>
          <table:table-cell office:value-type="float" office:value="15236" calcext:value-type="float">
            <text:p>15236.0</text:p>
          </table:table-cell>
          <table:table-cell office:value-type="float" office:value="20033" calcext:value-type="float">
            <text:p>20033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1"/>
          <table:table-cell office:value-type="float" office:value="8027" calcext:value-type="float">
            <text:p>8027.0</text:p>
          </table:table-cell>
          <table:table-cell office:value-type="float" office:value="20047" calcext:value-type="float">
            <text:p>20047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1"/>
          <table:table-cell office:value-type="float" office:value="16617" calcext:value-type="float">
            <text:p>16617.0</text:p>
          </table:table-cell>
          <table:table-cell office:value-type="float" office:value="20104" calcext:value-type="float">
            <text:p>20104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1"/>
          <table:table-cell office:value-type="float" office:value="15087" calcext:value-type="float">
            <text:p>15087.0</text:p>
          </table:table-cell>
          <table:table-cell office:value-type="float" office:value="15958" calcext:value-type="float">
            <text:p>15958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463" calcext:value-type="float">
            <text:p>1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1"/>
          <table:table-cell office:value-type="float" office:value="13884" calcext:value-type="float">
            <text:p>13884.0</text:p>
          </table:table-cell>
          <table:table-cell office:value-type="float" office:value="22069" calcext:value-type="float">
            <text:p>22069.0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1"/>
          <table:table-cell office:value-type="float" office:value="13825" calcext:value-type="float">
            <text:p>13825.0</text:p>
          </table:table-cell>
          <table:table-cell office:value-type="float" office:value="22282" calcext:value-type="float">
            <text:p>22282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1"/>
          <table:table-cell office:value-type="float" office:value="15710" calcext:value-type="float">
            <text:p>15710.0</text:p>
          </table:table-cell>
          <table:table-cell office:value-type="float" office:value="19910" calcext:value-type="float">
            <text:p>19910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1"/>
          <table:table-cell office:value-type="float" office:value="15250" calcext:value-type="float">
            <text:p>15250.0</text:p>
          </table:table-cell>
          <table:table-cell office:value-type="float" office:value="20077" calcext:value-type="float">
            <text:p>20077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1"/>
          <table:table-cell office:value-type="float" office:value="8019" calcext:value-type="float">
            <text:p>8019.0</text:p>
          </table:table-cell>
          <table:table-cell office:value-type="float" office:value="20046" calcext:value-type="float">
            <text:p>20046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1"/>
          <table:table-cell office:value-type="float" office:value="16630" calcext:value-type="float">
            <text:p>16630.0</text:p>
          </table:table-cell>
          <table:table-cell office:value-type="float" office:value="20130" calcext:value-type="float">
            <text:p>20130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1"/>
          <table:table-cell office:value-type="float" office:value="15039" calcext:value-type="float">
            <text:p>15039.0</text:p>
          </table:table-cell>
          <table:table-cell office:value-type="float" office:value="15924" calcext:value-type="float">
            <text:p>15924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1"/>
          <table:table-cell office:value-type="float" office:value="13883" calcext:value-type="float">
            <text:p>13883.0</text:p>
          </table:table-cell>
          <table:table-cell office:value-type="float" office:value="22069" calcext:value-type="float">
            <text:p>22069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1"/>
          <table:table-cell office:value-type="float" office:value="13844" calcext:value-type="float">
            <text:p>13844.0</text:p>
          </table:table-cell>
          <table:table-cell office:value-type="float" office:value="22351" calcext:value-type="float">
            <text:p>22351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1"/>
          <table:table-cell office:value-type="float" office:value="15747" calcext:value-type="float">
            <text:p>15747.0</text:p>
          </table:table-cell>
          <table:table-cell office:value-type="float" office:value="19949" calcext:value-type="float">
            <text:p>19949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1"/>
          <table:table-cell office:value-type="float" office:value="15261" calcext:value-type="float">
            <text:p>15261.0</text:p>
          </table:table-cell>
          <table:table-cell office:value-type="float" office:value="20109" calcext:value-type="float">
            <text:p>2010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475" calcext:value-type="float">
            <text:p>1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1"/>
          <table:table-cell office:value-type="float" office:value="8002" calcext:value-type="float">
            <text:p>8002.0</text:p>
          </table:table-cell>
          <table:table-cell office:value-type="float" office:value="20036" calcext:value-type="float">
            <text:p>20036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1"/>
          <table:table-cell office:value-type="float" office:value="16650" calcext:value-type="float">
            <text:p>16650.0</text:p>
          </table:table-cell>
          <table:table-cell office:value-type="float" office:value="20146" calcext:value-type="float">
            <text:p>20146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1477" calcext:value-type="float">
            <text:p>1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1"/>
          <table:table-cell office:value-type="float" office:value="15039" calcext:value-type="float">
            <text:p>15039.0</text:p>
          </table:table-cell>
          <table:table-cell office:value-type="float" office:value="15934" calcext:value-type="float">
            <text:p>15934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1"/>
          <table:table-cell office:value-type="float" office:value="13895" calcext:value-type="float">
            <text:p>13895.0</text:p>
          </table:table-cell>
          <table:table-cell office:value-type="float" office:value="22063" calcext:value-type="float">
            <text:p>22063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1"/>
          <table:table-cell office:value-type="float" office:value="13843" calcext:value-type="float">
            <text:p>13843.0</text:p>
          </table:table-cell>
          <table:table-cell office:value-type="float" office:value="22411" calcext:value-type="float">
            <text:p>22411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1"/>
          <table:table-cell office:value-type="float" office:value="15807" calcext:value-type="float">
            <text:p>15807.0</text:p>
          </table:table-cell>
          <table:table-cell office:value-type="float" office:value="19975" calcext:value-type="float">
            <text:p>1997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1"/>
          <table:table-cell office:value-type="float" office:value="15260" calcext:value-type="float">
            <text:p>15260.0</text:p>
          </table:table-cell>
          <table:table-cell office:value-type="float" office:value="20155" calcext:value-type="float">
            <text:p>2015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1"/>
          <table:table-cell office:value-type="float" office:value="7992" calcext:value-type="float">
            <text:p>7992.0</text:p>
          </table:table-cell>
          <table:table-cell office:value-type="float" office:value="20027" calcext:value-type="float">
            <text:p>20027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1"/>
          <table:table-cell office:value-type="float" office:value="16673" calcext:value-type="float">
            <text:p>16673.0</text:p>
          </table:table-cell>
          <table:table-cell office:value-type="float" office:value="20182" calcext:value-type="float">
            <text:p>20182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1"/>
          <table:table-cell office:value-type="float" office:value="15029" calcext:value-type="float">
            <text:p>15029.0</text:p>
          </table:table-cell>
          <table:table-cell office:value-type="float" office:value="15943" calcext:value-type="float">
            <text:p>15943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1"/>
          <table:table-cell office:value-type="float" office:value="13897" calcext:value-type="float">
            <text:p>13897.0</text:p>
          </table:table-cell>
          <table:table-cell office:value-type="float" office:value="22062" calcext:value-type="float">
            <text:p>22062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1"/>
          <table:table-cell office:value-type="float" office:value="13840" calcext:value-type="float">
            <text:p>13840.0</text:p>
          </table:table-cell>
          <table:table-cell office:value-type="float" office:value="22461" calcext:value-type="float">
            <text:p>22461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487" calcext:value-type="float">
            <text:p>1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865" calcext:value-type="float">
            <text:p>15865.0</text:p>
          </table:table-cell>
          <table:table-cell office:value-type="float" office:value="19966" calcext:value-type="float">
            <text:p>19966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488" calcext:value-type="float">
            <text:p>148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1"/>
          <table:table-cell office:value-type="float" office:value="15261" calcext:value-type="float">
            <text:p>15261.0</text:p>
          </table:table-cell>
          <table:table-cell office:value-type="float" office:value="20204" calcext:value-type="float">
            <text:p>2020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1"/>
          <table:table-cell office:value-type="float" office:value="7969" calcext:value-type="float">
            <text:p>7969.0</text:p>
          </table:table-cell>
          <table:table-cell office:value-type="float" office:value="20009" calcext:value-type="float">
            <text:p>20009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1"/>
          <table:table-cell office:value-type="float" office:value="16704" calcext:value-type="float">
            <text:p>16704.0</text:p>
          </table:table-cell>
          <table:table-cell office:value-type="float" office:value="20227" calcext:value-type="float">
            <text:p>20227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1"/>
          <table:table-cell office:value-type="float" office:value="14987" calcext:value-type="float">
            <text:p>14987.0</text:p>
          </table:table-cell>
          <table:table-cell office:value-type="float" office:value="15892" calcext:value-type="float">
            <text:p>15892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492" calcext:value-type="float">
            <text:p>1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/>
          <table:table-cell office:value-type="float" office:value="13916" calcext:value-type="float">
            <text:p>13916.0</text:p>
          </table:table-cell>
          <table:table-cell office:value-type="float" office:value="22050" calcext:value-type="float">
            <text:p>22050.0</text:p>
          </table:table-cell>
          <table:table-cell office:value-type="float" office:value="103" calcext:value-type="float">
            <text:p>103.0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1"/>
          <table:table-cell office:value-type="float" office:value="13811" calcext:value-type="float">
            <text:p>13811.0</text:p>
          </table:table-cell>
          <table:table-cell office:value-type="float" office:value="22506" calcext:value-type="float">
            <text:p>22506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1"/>
          <table:table-cell office:value-type="float" office:value="15922" calcext:value-type="float">
            <text:p>15922.0</text:p>
          </table:table-cell>
          <table:table-cell office:value-type="float" office:value="19966" calcext:value-type="float">
            <text:p>19966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1"/>
          <table:table-cell office:value-type="float" office:value="15270" calcext:value-type="float">
            <text:p>15270.0</text:p>
          </table:table-cell>
          <table:table-cell office:value-type="float" office:value="20266" calcext:value-type="float">
            <text:p>20266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1"/>
          <table:table-cell office:value-type="float" office:value="7951" calcext:value-type="float">
            <text:p>7951.0</text:p>
          </table:table-cell>
          <table:table-cell office:value-type="float" office:value="19994" calcext:value-type="float">
            <text:p>19994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1"/>
          <table:table-cell office:value-type="float" office:value="16719" calcext:value-type="float">
            <text:p>16719.0</text:p>
          </table:table-cell>
          <table:table-cell office:value-type="float" office:value="20251" calcext:value-type="float">
            <text:p>20251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1"/>
          <table:table-cell office:value-type="float" office:value="14954" calcext:value-type="float">
            <text:p>14954.0</text:p>
          </table:table-cell>
          <table:table-cell office:value-type="float" office:value="15873" calcext:value-type="float">
            <text:p>15873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499" calcext:value-type="float">
            <text:p>1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1"/>
          <table:table-cell office:value-type="float" office:value="13916" calcext:value-type="float">
            <text:p>13916.0</text:p>
          </table:table-cell>
          <table:table-cell office:value-type="float" office:value="22050" calcext:value-type="float">
            <text:p>22050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1"/>
          <table:table-cell office:value-type="float" office:value="13807" calcext:value-type="float">
            <text:p>13807.0</text:p>
          </table:table-cell>
          <table:table-cell office:value-type="float" office:value="22603" calcext:value-type="float">
            <text:p>22603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1"/>
          <table:table-cell office:value-type="float" office:value="15960" calcext:value-type="float">
            <text:p>15960.0</text:p>
          </table:table-cell>
          <table:table-cell office:value-type="float" office:value="19966" calcext:value-type="float">
            <text:p>19966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1"/>
          <table:table-cell office:value-type="float" office:value="15303" calcext:value-type="float">
            <text:p>15303.0</text:p>
          </table:table-cell>
          <table:table-cell office:value-type="float" office:value="20309" calcext:value-type="float">
            <text:p>2030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03" calcext:value-type="float">
            <text:p>1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1"/>
          <table:table-cell office:value-type="float" office:value="7946" calcext:value-type="float">
            <text:p>7946.0</text:p>
          </table:table-cell>
          <table:table-cell office:value-type="float" office:value="19981" calcext:value-type="float">
            <text:p>19981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504" calcext:value-type="float">
            <text:p>1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1"/>
          <table:table-cell office:value-type="float" office:value="16739" calcext:value-type="float">
            <text:p>16739.0</text:p>
          </table:table-cell>
          <table:table-cell office:value-type="float" office:value="20287" calcext:value-type="float">
            <text:p>20287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1"/>
          <table:table-cell office:value-type="float" office:value="14950" calcext:value-type="float">
            <text:p>14950.0</text:p>
          </table:table-cell>
          <table:table-cell office:value-type="float" office:value="15877" calcext:value-type="float">
            <text:p>15877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1"/>
          <table:table-cell office:value-type="float" office:value="13918" calcext:value-type="float">
            <text:p>13918.0</text:p>
          </table:table-cell>
          <table:table-cell office:value-type="float" office:value="22047" calcext:value-type="float">
            <text:p>22047.0</text:p>
          </table:table-cell>
          <table:table-cell office:value-type="float" office:value="101" calcext:value-type="float">
            <text:p>101.0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1"/>
          <table:table-cell office:value-type="float" office:value="13819" calcext:value-type="float">
            <text:p>13819.0</text:p>
          </table:table-cell>
          <table:table-cell office:value-type="float" office:value="22634" calcext:value-type="float">
            <text:p>22634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1"/>
          <table:table-cell office:value-type="float" office:value="16017" calcext:value-type="float">
            <text:p>16017.0</text:p>
          </table:table-cell>
          <table:table-cell office:value-type="float" office:value="19966" calcext:value-type="float">
            <text:p>19966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1"/>
          <table:table-cell office:value-type="float" office:value="15324" calcext:value-type="float">
            <text:p>15324.0</text:p>
          </table:table-cell>
          <table:table-cell office:value-type="float" office:value="20352" calcext:value-type="float">
            <text:p>20352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1"/>
          <table:table-cell office:value-type="float" office:value="7941" calcext:value-type="float">
            <text:p>7941.0</text:p>
          </table:table-cell>
          <table:table-cell office:value-type="float" office:value="19974" calcext:value-type="float">
            <text:p>19974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1"/>
          <table:table-cell office:value-type="float" office:value="16770" calcext:value-type="float">
            <text:p>16770.0</text:p>
          </table:table-cell>
          <table:table-cell office:value-type="float" office:value="20333" calcext:value-type="float">
            <text:p>20333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1"/>
          <table:table-cell office:value-type="float" office:value="14931" calcext:value-type="float">
            <text:p>14931.0</text:p>
          </table:table-cell>
          <table:table-cell office:value-type="float" office:value="15888" calcext:value-type="float">
            <text:p>15888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1"/>
          <table:table-cell office:value-type="float" office:value="13919" calcext:value-type="float">
            <text:p>13919.0</text:p>
          </table:table-cell>
          <table:table-cell office:value-type="float" office:value="22044" calcext:value-type="float">
            <text:p>22044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1"/>
          <table:table-cell office:value-type="float" office:value="13837" calcext:value-type="float">
            <text:p>13837.0</text:p>
          </table:table-cell>
          <table:table-cell office:value-type="float" office:value="22652" calcext:value-type="float">
            <text:p>22652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1"/>
          <table:table-cell office:value-type="float" office:value="16090" calcext:value-type="float">
            <text:p>16090.0</text:p>
          </table:table-cell>
          <table:table-cell office:value-type="float" office:value="19949" calcext:value-type="float">
            <text:p>1994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1"/>
          <table:table-cell office:value-type="float" office:value="15347" calcext:value-type="float">
            <text:p>15347.0</text:p>
          </table:table-cell>
          <table:table-cell office:value-type="float" office:value="20413" calcext:value-type="float">
            <text:p>2041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1"/>
          <table:table-cell office:value-type="float" office:value="7932" calcext:value-type="float">
            <text:p>7932.0</text:p>
          </table:table-cell>
          <table:table-cell office:value-type="float" office:value="19959" calcext:value-type="float">
            <text:p>19959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1"/>
          <table:table-cell office:value-type="float" office:value="16788" calcext:value-type="float">
            <text:p>16788.0</text:p>
          </table:table-cell>
          <table:table-cell office:value-type="float" office:value="20347" calcext:value-type="float">
            <text:p>20347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1"/>
          <table:table-cell office:value-type="float" office:value="14915" calcext:value-type="float">
            <text:p>14915.0</text:p>
          </table:table-cell>
          <table:table-cell office:value-type="float" office:value="15905" calcext:value-type="float">
            <text:p>15905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1"/>
          <table:table-cell office:value-type="float" office:value="13923" calcext:value-type="float">
            <text:p>13923.0</text:p>
          </table:table-cell>
          <table:table-cell office:value-type="float" office:value="22045" calcext:value-type="float">
            <text:p>22045.0</text:p>
          </table:table-cell>
          <table:table-cell office:value-type="float" office:value="99" calcext:value-type="float">
            <text:p>99.0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1"/>
          <table:table-cell office:value-type="float" office:value="13851" calcext:value-type="float">
            <text:p>13851.0</text:p>
          </table:table-cell>
          <table:table-cell office:value-type="float" office:value="22687" calcext:value-type="float">
            <text:p>22687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1"/>
          <table:table-cell office:value-type="float" office:value="16109" calcext:value-type="float">
            <text:p>16109.0</text:p>
          </table:table-cell>
          <table:table-cell office:value-type="float" office:value="19939" calcext:value-type="float">
            <text:p>19939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1"/>
          <table:table-cell office:value-type="float" office:value="15349" calcext:value-type="float">
            <text:p>15349.0</text:p>
          </table:table-cell>
          <table:table-cell office:value-type="float" office:value="20424" calcext:value-type="float">
            <text:p>2042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1"/>
          <table:table-cell office:value-type="float" office:value="7929" calcext:value-type="float">
            <text:p>7929.0</text:p>
          </table:table-cell>
          <table:table-cell office:value-type="float" office:value="19949" calcext:value-type="float">
            <text:p>19949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1"/>
          <table:table-cell office:value-type="float" office:value="16805" calcext:value-type="float">
            <text:p>16805.0</text:p>
          </table:table-cell>
          <table:table-cell office:value-type="float" office:value="20364" calcext:value-type="float">
            <text:p>20364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1"/>
          <table:table-cell office:value-type="float" office:value="14875" calcext:value-type="float">
            <text:p>14875.0</text:p>
          </table:table-cell>
          <table:table-cell office:value-type="float" office:value="15907" calcext:value-type="float">
            <text:p>15907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1"/>
          <table:table-cell office:value-type="float" office:value="13933" calcext:value-type="float">
            <text:p>13933.0</text:p>
          </table:table-cell>
          <table:table-cell office:value-type="float" office:value="22048" calcext:value-type="float">
            <text:p>22048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1"/>
          <table:table-cell office:value-type="float" office:value="13879" calcext:value-type="float">
            <text:p>13879.0</text:p>
          </table:table-cell>
          <table:table-cell office:value-type="float" office:value="22738" calcext:value-type="float">
            <text:p>22738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529" calcext:value-type="float">
            <text:p>1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1"/>
          <table:table-cell office:value-type="float" office:value="16131" calcext:value-type="float">
            <text:p>16131.0</text:p>
          </table:table-cell>
          <table:table-cell office:value-type="float" office:value="19940" calcext:value-type="float">
            <text:p>1994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530" calcext:value-type="float">
            <text:p>1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1"/>
          <table:table-cell office:value-type="float" office:value="15345" calcext:value-type="float">
            <text:p>15345.0</text:p>
          </table:table-cell>
          <table:table-cell office:value-type="float" office:value="20445" calcext:value-type="float">
            <text:p>2044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1"/>
          <table:table-cell office:value-type="float" office:value="15327" calcext:value-type="float">
            <text:p>15327.0</text:p>
          </table:table-cell>
          <table:table-cell office:value-type="float" office:value="20425" calcext:value-type="float">
            <text:p>2042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531" calcext:value-type="float">
            <text:p>1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1"/>
          <table:table-cell office:value-type="float" office:value="7916" calcext:value-type="float">
            <text:p>7916.0</text:p>
          </table:table-cell>
          <table:table-cell office:value-type="float" office:value="19935" calcext:value-type="float">
            <text:p>1993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1"/>
          <table:table-cell office:value-type="float" office:value="16838" calcext:value-type="float">
            <text:p>16838.0</text:p>
          </table:table-cell>
          <table:table-cell office:value-type="float" office:value="20395" calcext:value-type="float">
            <text:p>20395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1533" calcext:value-type="float">
            <text:p>1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1"/>
          <table:table-cell office:value-type="float" office:value="14832" calcext:value-type="float">
            <text:p>14832.0</text:p>
          </table:table-cell>
          <table:table-cell office:value-type="float" office:value="15913" calcext:value-type="float">
            <text:p>15913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1"/>
          <table:table-cell office:value-type="float" office:value="13893" calcext:value-type="float">
            <text:p>13893.0</text:p>
          </table:table-cell>
          <table:table-cell office:value-type="float" office:value="22776" calcext:value-type="float">
            <text:p>22776.0</text:p>
          </table:table-cell>
          <table:table-cell office:value-type="float" office:value="114" calcext:value-type="float">
            <text:p>114.0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1"/>
          <table:table-cell office:value-type="float" office:value="16159" calcext:value-type="float">
            <text:p>16159.0</text:p>
          </table:table-cell>
          <table:table-cell office:value-type="float" office:value="19930" calcext:value-type="float">
            <text:p>1993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37" calcext:value-type="float">
            <text:p>1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1"/>
          <table:table-cell office:value-type="float" office:value="15351" calcext:value-type="float">
            <text:p>15351.0</text:p>
          </table:table-cell>
          <table:table-cell office:value-type="float" office:value="20462" calcext:value-type="float">
            <text:p>2046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538" calcext:value-type="float">
            <text:p>1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1"/>
          <table:table-cell office:value-type="float" office:value="15295" calcext:value-type="float">
            <text:p>15295.0</text:p>
          </table:table-cell>
          <table:table-cell office:value-type="float" office:value="20425" calcext:value-type="float">
            <text:p>2042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1"/>
          <table:table-cell office:value-type="float" office:value="7910" calcext:value-type="float">
            <text:p>7910.0</text:p>
          </table:table-cell>
          <table:table-cell office:value-type="float" office:value="19929" calcext:value-type="float">
            <text:p>19929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1"/>
          <table:table-cell office:value-type="float" office:value="16852" calcext:value-type="float">
            <text:p>16852.0</text:p>
          </table:table-cell>
          <table:table-cell office:value-type="float" office:value="20408" calcext:value-type="float">
            <text:p>20408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1"/>
          <table:table-cell office:value-type="float" office:value="14808" calcext:value-type="float">
            <text:p>14808.0</text:p>
          </table:table-cell>
          <table:table-cell office:value-type="float" office:value="15920" calcext:value-type="float">
            <text:p>15920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542" calcext:value-type="float">
            <text:p>15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1"/>
          <table:table-cell office:value-type="float" office:value="13906" calcext:value-type="float">
            <text:p>13906.0</text:p>
          </table:table-cell>
          <table:table-cell office:value-type="float" office:value="22801" calcext:value-type="float">
            <text:p>22801.0</text:p>
          </table:table-cell>
          <table:table-cell office:value-type="float" office:value="115" calcext:value-type="float">
            <text:p>115.0</text:p>
          </table:table-cell>
          <table:table-cell office:value-type="float" office:value="0" calcext:value-type="float">
            <text:p>0</text:p>
          </table:table-cell>
          <table:table-cell office:value-type="float" office:value="1543" calcext:value-type="float">
            <text:p>1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1"/>
          <table:table-cell office:value-type="float" office:value="16218" calcext:value-type="float">
            <text:p>16218.0</text:p>
          </table:table-cell>
          <table:table-cell office:value-type="float" office:value="19935" calcext:value-type="float">
            <text:p>19935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44" calcext:value-type="float">
            <text:p>1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1"/>
          <table:table-cell office:value-type="float" office:value="15353" calcext:value-type="float">
            <text:p>15353.0</text:p>
          </table:table-cell>
          <table:table-cell office:value-type="float" office:value="20482" calcext:value-type="float">
            <text:p>2048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1"/>
          <table:table-cell office:value-type="float" office:value="15294" calcext:value-type="float">
            <text:p>15294.0</text:p>
          </table:table-cell>
          <table:table-cell office:value-type="float" office:value="20427" calcext:value-type="float">
            <text:p>2042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46" calcext:value-type="float">
            <text:p>1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1"/>
          <table:table-cell office:value-type="float" office:value="7906" calcext:value-type="float">
            <text:p>7906.0</text:p>
          </table:table-cell>
          <table:table-cell office:value-type="float" office:value="19920" calcext:value-type="float">
            <text:p>19920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1"/>
          <table:table-cell office:value-type="float" office:value="16873" calcext:value-type="float">
            <text:p>16873.0</text:p>
          </table:table-cell>
          <table:table-cell office:value-type="float" office:value="20411" calcext:value-type="float">
            <text:p>20411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548" calcext:value-type="float">
            <text:p>1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1"/>
          <table:table-cell office:value-type="float" office:value="14770" calcext:value-type="float">
            <text:p>14770.0</text:p>
          </table:table-cell>
          <table:table-cell office:value-type="float" office:value="15938" calcext:value-type="float">
            <text:p>15938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549" calcext:value-type="float">
            <text:p>1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1"/>
          <table:table-cell office:value-type="float" office:value="13904" calcext:value-type="float">
            <text:p>13904.0</text:p>
          </table:table-cell>
          <table:table-cell office:value-type="float" office:value="22807" calcext:value-type="float">
            <text:p>22807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1"/>
          <table:table-cell office:value-type="float" office:value="16256" calcext:value-type="float">
            <text:p>16256.0</text:p>
          </table:table-cell>
          <table:table-cell office:value-type="float" office:value="19960" calcext:value-type="float">
            <text:p>1996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1"/>
          <table:table-cell office:value-type="float" office:value="15355" calcext:value-type="float">
            <text:p>15355.0</text:p>
          </table:table-cell>
          <table:table-cell office:value-type="float" office:value="20509" calcext:value-type="float">
            <text:p>20509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1"/>
          <table:table-cell office:value-type="float" office:value="15292" calcext:value-type="float">
            <text:p>15292.0</text:p>
          </table:table-cell>
          <table:table-cell office:value-type="float" office:value="20438" calcext:value-type="float">
            <text:p>20438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1"/>
          <table:table-cell office:value-type="float" office:value="7905" calcext:value-type="float">
            <text:p>7905.0</text:p>
          </table:table-cell>
          <table:table-cell office:value-type="float" office:value="19904" calcext:value-type="float">
            <text:p>19904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1"/>
          <table:table-cell office:value-type="float" office:value="16879" calcext:value-type="float">
            <text:p>16879.0</text:p>
          </table:table-cell>
          <table:table-cell office:value-type="float" office:value="20417" calcext:value-type="float">
            <text:p>20417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555" calcext:value-type="float">
            <text:p>1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1"/>
          <table:table-cell office:value-type="float" office:value="14749" calcext:value-type="float">
            <text:p>14749.0</text:p>
          </table:table-cell>
          <table:table-cell office:value-type="float" office:value="15949" calcext:value-type="float">
            <text:p>15949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1"/>
          <table:table-cell office:value-type="float" office:value="13906" calcext:value-type="float">
            <text:p>13906.0</text:p>
          </table:table-cell>
          <table:table-cell office:value-type="float" office:value="22810" calcext:value-type="float">
            <text:p>22810.0</text:p>
          </table:table-cell>
          <table:table-cell office:value-type="float" office:value="117" calcext:value-type="float">
            <text:p>117.0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1"/>
          <table:table-cell office:value-type="float" office:value="16304" calcext:value-type="float">
            <text:p>16304.0</text:p>
          </table:table-cell>
          <table:table-cell office:value-type="float" office:value="20012" calcext:value-type="float">
            <text:p>2001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58" calcext:value-type="float">
            <text:p>1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1"/>
          <table:table-cell office:value-type="float" office:value="15354" calcext:value-type="float">
            <text:p>15354.0</text:p>
          </table:table-cell>
          <table:table-cell office:value-type="float" office:value="20550" calcext:value-type="float">
            <text:p>20550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559" calcext:value-type="float">
            <text:p>1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5292" calcext:value-type="float">
            <text:p>15292.0</text:p>
          </table:table-cell>
          <table:table-cell office:value-type="float" office:value="20442" calcext:value-type="float">
            <text:p>2044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1"/>
          <table:table-cell office:value-type="float" office:value="7899" calcext:value-type="float">
            <text:p>7899.0</text:p>
          </table:table-cell>
          <table:table-cell office:value-type="float" office:value="19895" calcext:value-type="float">
            <text:p>19895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1"/>
          <table:table-cell office:value-type="float" office:value="16893" calcext:value-type="float">
            <text:p>16893.0</text:p>
          </table:table-cell>
          <table:table-cell office:value-type="float" office:value="20434" calcext:value-type="float">
            <text:p>20434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15949" calcext:value-type="float">
            <text:p>15949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1"/>
          <table:table-cell office:value-type="float" office:value="13913" calcext:value-type="float">
            <text:p>13913.0</text:p>
          </table:table-cell>
          <table:table-cell office:value-type="float" office:value="22821" calcext:value-type="float">
            <text:p>22821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1564" calcext:value-type="float">
            <text:p>1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1"/>
          <table:table-cell office:value-type="float" office:value="16331" calcext:value-type="float">
            <text:p>16331.0</text:p>
          </table:table-cell>
          <table:table-cell office:value-type="float" office:value="20062" calcext:value-type="float">
            <text:p>2006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565" calcext:value-type="float">
            <text:p>1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1"/>
          <table:table-cell office:value-type="float" office:value="15341" calcext:value-type="float">
            <text:p>15341.0</text:p>
          </table:table-cell>
          <table:table-cell office:value-type="float" office:value="20581" calcext:value-type="float">
            <text:p>20581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1"/>
          <table:table-cell office:value-type="float" office:value="7895" calcext:value-type="float">
            <text:p>7895.0</text:p>
          </table:table-cell>
          <table:table-cell office:value-type="float" office:value="19885" calcext:value-type="float">
            <text:p>19885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1"/>
          <table:table-cell office:value-type="float" office:value="16931" calcext:value-type="float">
            <text:p>16931.0</text:p>
          </table:table-cell>
          <table:table-cell office:value-type="float" office:value="20456" calcext:value-type="float">
            <text:p>20456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569" calcext:value-type="float">
            <text:p>1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1"/>
          <table:table-cell office:value-type="float" office:value="14728" calcext:value-type="float">
            <text:p>14728.0</text:p>
          </table:table-cell>
          <table:table-cell office:value-type="float" office:value="15964" calcext:value-type="float">
            <text:p>15964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1"/>
          <table:table-cell office:value-type="float" office:value="13924" calcext:value-type="float">
            <text:p>13924.0</text:p>
          </table:table-cell>
          <table:table-cell office:value-type="float" office:value="22831" calcext:value-type="float">
            <text:p>22831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1"/>
          <table:table-cell office:value-type="float" office:value="16351" calcext:value-type="float">
            <text:p>16351.0</text:p>
          </table:table-cell>
          <table:table-cell office:value-type="float" office:value="20080" calcext:value-type="float">
            <text:p>2008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1"/>
          <table:table-cell office:value-type="float" office:value="15334" calcext:value-type="float">
            <text:p>15334.0</text:p>
          </table:table-cell>
          <table:table-cell office:value-type="float" office:value="20610" calcext:value-type="float">
            <text:p>2061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573" calcext:value-type="float">
            <text:p>1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1"/>
          <table:table-cell office:value-type="float" office:value="7873" calcext:value-type="float">
            <text:p>7873.0</text:p>
          </table:table-cell>
          <table:table-cell office:value-type="float" office:value="19868" calcext:value-type="float">
            <text:p>19868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1"/>
          <table:table-cell office:value-type="float" office:value="16960" calcext:value-type="float">
            <text:p>16960.0</text:p>
          </table:table-cell>
          <table:table-cell office:value-type="float" office:value="20475" calcext:value-type="float">
            <text:p>20475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1"/>
          <table:table-cell office:value-type="float" office:value="14715" calcext:value-type="float">
            <text:p>14715.0</text:p>
          </table:table-cell>
          <table:table-cell office:value-type="float" office:value="15969" calcext:value-type="float">
            <text:p>15969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1576" calcext:value-type="float">
            <text:p>1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1"/>
          <table:table-cell office:value-type="float" office:value="13930" calcext:value-type="float">
            <text:p>13930.0</text:p>
          </table:table-cell>
          <table:table-cell office:value-type="float" office:value="22841" calcext:value-type="float">
            <text:p>22841.0</text:p>
          </table:table-cell>
          <table:table-cell office:value-type="float" office:value="120" calcext:value-type="float">
            <text:p>120.0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1"/>
          <table:table-cell office:value-type="float" office:value="16358" calcext:value-type="float">
            <text:p>16358.0</text:p>
          </table:table-cell>
          <table:table-cell office:value-type="float" office:value="20085" calcext:value-type="float">
            <text:p>20085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1"/>
          <table:table-cell office:value-type="float" office:value="15331" calcext:value-type="float">
            <text:p>15331.0</text:p>
          </table:table-cell>
          <table:table-cell office:value-type="float" office:value="20653" calcext:value-type="float">
            <text:p>2065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1"/>
          <table:table-cell office:value-type="float" office:value="7860" calcext:value-type="float">
            <text:p>7860.0</text:p>
          </table:table-cell>
          <table:table-cell office:value-type="float" office:value="19857" calcext:value-type="float">
            <text:p>19857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1"/>
          <table:table-cell office:value-type="float" office:value="16975" calcext:value-type="float">
            <text:p>16975.0</text:p>
          </table:table-cell>
          <table:table-cell office:value-type="float" office:value="20487" calcext:value-type="float">
            <text:p>20487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1"/>
          <table:table-cell office:value-type="float" office:value="14668" calcext:value-type="float">
            <text:p>14668.0</text:p>
          </table:table-cell>
          <table:table-cell office:value-type="float" office:value="15975" calcext:value-type="float">
            <text:p>15975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582" calcext:value-type="float">
            <text:p>1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1"/>
          <table:table-cell office:value-type="float" office:value="13939" calcext:value-type="float">
            <text:p>13939.0</text:p>
          </table:table-cell>
          <table:table-cell office:value-type="float" office:value="22858" calcext:value-type="float">
            <text:p>22858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1583" calcext:value-type="float">
            <text:p>1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1"/>
          <table:table-cell office:value-type="float" office:value="16370" calcext:value-type="float">
            <text:p>16370.0</text:p>
          </table:table-cell>
          <table:table-cell office:value-type="float" office:value="20093" calcext:value-type="float">
            <text:p>20093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1"/>
          <table:table-cell office:value-type="float" office:value="15311" calcext:value-type="float">
            <text:p>15311.0</text:p>
          </table:table-cell>
          <table:table-cell office:value-type="float" office:value="20724" calcext:value-type="float">
            <text:p>20724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1"/>
          <table:table-cell office:value-type="float" office:value="7847" calcext:value-type="float">
            <text:p>7847.0</text:p>
          </table:table-cell>
          <table:table-cell office:value-type="float" office:value="19835" calcext:value-type="float">
            <text:p>19835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1"/>
          <table:table-cell office:value-type="float" office:value="16996" calcext:value-type="float">
            <text:p>16996.0</text:p>
          </table:table-cell>
          <table:table-cell office:value-type="float" office:value="20497" calcext:value-type="float">
            <text:p>20497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587" calcext:value-type="float">
            <text:p>1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1"/>
          <table:table-cell office:value-type="float" office:value="14593" calcext:value-type="float">
            <text:p>14593.0</text:p>
          </table:table-cell>
          <table:table-cell office:value-type="float" office:value="15970" calcext:value-type="float">
            <text:p>15970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1"/>
          <table:table-cell office:value-type="float" office:value="13946" calcext:value-type="float">
            <text:p>13946.0</text:p>
          </table:table-cell>
          <table:table-cell office:value-type="float" office:value="22872" calcext:value-type="float">
            <text:p>22872.0</text:p>
          </table:table-cell>
          <table:table-cell office:value-type="float" office:value="122" calcext:value-type="float">
            <text:p>122.0</text:p>
          </table:table-cell>
          <table:table-cell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1"/>
          <table:table-cell office:value-type="float" office:value="16383" calcext:value-type="float">
            <text:p>16383.0</text:p>
          </table:table-cell>
          <table:table-cell office:value-type="float" office:value="20109" calcext:value-type="float">
            <text:p>20109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590" calcext:value-type="float">
            <text:p>1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1"/>
          <table:table-cell office:value-type="float" office:value="15313" calcext:value-type="float">
            <text:p>15313.0</text:p>
          </table:table-cell>
          <table:table-cell office:value-type="float" office:value="20732" calcext:value-type="float">
            <text:p>2073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591" calcext:value-type="float">
            <text:p>1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1"/>
          <table:table-cell office:value-type="float" office:value="7836" calcext:value-type="float">
            <text:p>7836.0</text:p>
          </table:table-cell>
          <table:table-cell office:value-type="float" office:value="19829" calcext:value-type="float">
            <text:p>19829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1"/>
          <table:table-cell office:value-type="float" office:value="17010" calcext:value-type="float">
            <text:p>17010.0</text:p>
          </table:table-cell>
          <table:table-cell office:value-type="float" office:value="20506" calcext:value-type="float">
            <text:p>20506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/>
          <table:table-cell office:value-type="float" office:value="14578" calcext:value-type="float">
            <text:p>14578.0</text:p>
          </table:table-cell>
          <table:table-cell office:value-type="float" office:value="15966" calcext:value-type="float">
            <text:p>15966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1"/>
          <table:table-cell office:value-type="float" office:value="13945" calcext:value-type="float">
            <text:p>13945.0</text:p>
          </table:table-cell>
          <table:table-cell office:value-type="float" office:value="22878" calcext:value-type="float">
            <text:p>22878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1595" calcext:value-type="float">
            <text:p>1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1"/>
          <table:table-cell office:value-type="float" office:value="16431" calcext:value-type="float">
            <text:p>16431.0</text:p>
          </table:table-cell>
          <table:table-cell office:value-type="float" office:value="20151" calcext:value-type="float">
            <text:p>2015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1"/>
          <table:table-cell office:value-type="float" office:value="15299" calcext:value-type="float">
            <text:p>15299.0</text:p>
          </table:table-cell>
          <table:table-cell office:value-type="float" office:value="20746" calcext:value-type="float">
            <text:p>2074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1"/>
          <table:table-cell office:value-type="float" office:value="7809" calcext:value-type="float">
            <text:p>7809.0</text:p>
          </table:table-cell>
          <table:table-cell office:value-type="float" office:value="19815" calcext:value-type="float">
            <text:p>19815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1"/>
          <table:table-cell office:value-type="float" office:value="17029" calcext:value-type="float">
            <text:p>17029.0</text:p>
          </table:table-cell>
          <table:table-cell office:value-type="float" office:value="20513" calcext:value-type="float">
            <text:p>20513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599" calcext:value-type="float">
            <text:p>1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1"/>
          <table:table-cell office:value-type="float" office:value="14568" calcext:value-type="float">
            <text:p>14568.0</text:p>
          </table:table-cell>
          <table:table-cell office:value-type="float" office:value="15963" calcext:value-type="float">
            <text:p>15963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1"/>
          <table:table-cell office:value-type="float" office:value="13943" calcext:value-type="float">
            <text:p>13943.0</text:p>
          </table:table-cell>
          <table:table-cell office:value-type="float" office:value="22881" calcext:value-type="float">
            <text:p>22881.0</text:p>
          </table:table-cell>
          <table:table-cell office:value-type="float" office:value="124" calcext:value-type="float">
            <text:p>124.0</text:p>
          </table:table-cell>
          <table:table-cell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1"/>
          <table:table-cell office:value-type="float" office:value="16484" calcext:value-type="float">
            <text:p>16484.0</text:p>
          </table:table-cell>
          <table:table-cell office:value-type="float" office:value="20186" calcext:value-type="float">
            <text:p>20186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1"/>
          <table:table-cell office:value-type="float" office:value="15295" calcext:value-type="float">
            <text:p>15295.0</text:p>
          </table:table-cell>
          <table:table-cell office:value-type="float" office:value="20759" calcext:value-type="float">
            <text:p>2075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1"/>
          <table:table-cell office:value-type="float" office:value="7775" calcext:value-type="float">
            <text:p>7775.0</text:p>
          </table:table-cell>
          <table:table-cell office:value-type="float" office:value="19796" calcext:value-type="float">
            <text:p>19796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1"/>
          <table:table-cell office:value-type="float" office:value="17038" calcext:value-type="float">
            <text:p>17038.0</text:p>
          </table:table-cell>
          <table:table-cell office:value-type="float" office:value="20526" calcext:value-type="float">
            <text:p>20526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605" calcext:value-type="float">
            <text:p>1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1"/>
          <table:table-cell office:value-type="float" office:value="14564" calcext:value-type="float">
            <text:p>14564.0</text:p>
          </table:table-cell>
          <table:table-cell office:value-type="float" office:value="15971" calcext:value-type="float">
            <text:p>15971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1"/>
          <table:table-cell office:value-type="float" office:value="13946" calcext:value-type="float">
            <text:p>13946.0</text:p>
          </table:table-cell>
          <table:table-cell office:value-type="float" office:value="22902" calcext:value-type="float">
            <text:p>22902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1607" calcext:value-type="float">
            <text:p>1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1"/>
          <table:table-cell office:value-type="float" office:value="16504" calcext:value-type="float">
            <text:p>16504.0</text:p>
          </table:table-cell>
          <table:table-cell office:value-type="float" office:value="20198" calcext:value-type="float">
            <text:p>20198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608" calcext:value-type="float">
            <text:p>1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1"/>
          <table:table-cell office:value-type="float" office:value="15293" calcext:value-type="float">
            <text:p>15293.0</text:p>
          </table:table-cell>
          <table:table-cell office:value-type="float" office:value="20780" calcext:value-type="float">
            <text:p>20780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1"/>
          <table:table-cell office:value-type="float" office:value="7758" calcext:value-type="float">
            <text:p>7758.0</text:p>
          </table:table-cell>
          <table:table-cell office:value-type="float" office:value="19779" calcext:value-type="float">
            <text:p>19779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1"/>
          <table:table-cell office:value-type="float" office:value="17045" calcext:value-type="float">
            <text:p>17045.0</text:p>
          </table:table-cell>
          <table:table-cell office:value-type="float" office:value="20532" calcext:value-type="float">
            <text:p>20532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1"/>
          <table:table-cell office:value-type="float" office:value="14545" calcext:value-type="float">
            <text:p>14545.0</text:p>
          </table:table-cell>
          <table:table-cell office:value-type="float" office:value="15929" calcext:value-type="float">
            <text:p>15929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1612" calcext:value-type="float">
            <text:p>1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1"/>
          <table:table-cell office:value-type="float" office:value="13960" calcext:value-type="float">
            <text:p>13960.0</text:p>
          </table:table-cell>
          <table:table-cell office:value-type="float" office:value="22922" calcext:value-type="float">
            <text:p>22922.0</text:p>
          </table:table-cell>
          <table:table-cell office:value-type="float" office:value="126" calcext:value-type="float">
            <text:p>126.0</text:p>
          </table:table-cell>
          <table:table-cell office:value-type="float" office:value="0" calcext:value-type="float">
            <text:p>0</text:p>
          </table:table-cell>
          <table:table-cell office:value-type="float" office:value="1613" calcext:value-type="float">
            <text:p>16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style-name="ce1"/>
          <table:table-cell office:value-type="float" office:value="16509" calcext:value-type="float">
            <text:p>16509.0</text:p>
          </table:table-cell>
          <table:table-cell office:value-type="float" office:value="20202" calcext:value-type="float">
            <text:p>20202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614" calcext:value-type="float">
            <text:p>16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1"/>
          <table:table-cell office:value-type="float" office:value="15285" calcext:value-type="float">
            <text:p>15285.0</text:p>
          </table:table-cell>
          <table:table-cell office:value-type="float" office:value="20811" calcext:value-type="float">
            <text:p>2081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1"/>
          <table:table-cell office:value-type="float" office:value="7737" calcext:value-type="float">
            <text:p>7737.0</text:p>
          </table:table-cell>
          <table:table-cell office:value-type="float" office:value="19759" calcext:value-type="float">
            <text:p>19759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1"/>
          <table:table-cell office:value-type="float" office:value="17055" calcext:value-type="float">
            <text:p>17055.0</text:p>
          </table:table-cell>
          <table:table-cell office:value-type="float" office:value="20532" calcext:value-type="float">
            <text:p>20532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617" calcext:value-type="float">
            <text:p>1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1"/>
          <table:table-cell office:value-type="float" office:value="14545" calcext:value-type="float">
            <text:p>14545.0</text:p>
          </table:table-cell>
          <table:table-cell office:value-type="float" office:value="15926" calcext:value-type="float">
            <text:p>15926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1618" calcext:value-type="float">
            <text:p>1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1"/>
          <table:table-cell office:value-type="float" office:value="13982" calcext:value-type="float">
            <text:p>13982.0</text:p>
          </table:table-cell>
          <table:table-cell office:value-type="float" office:value="22942" calcext:value-type="float">
            <text:p>22942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1619" calcext:value-type="float">
            <text:p>1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1"/>
          <table:table-cell office:value-type="float" office:value="16525" calcext:value-type="float">
            <text:p>16525.0</text:p>
          </table:table-cell>
          <table:table-cell office:value-type="float" office:value="20208" calcext:value-type="float">
            <text:p>20208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620" calcext:value-type="float">
            <text:p>1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1"/>
          <table:table-cell office:value-type="float" office:value="15287" calcext:value-type="float">
            <text:p>15287.0</text:p>
          </table:table-cell>
          <table:table-cell office:value-type="float" office:value="20821" calcext:value-type="float">
            <text:p>2082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1"/>
          <table:table-cell office:value-type="float" office:value="7711" calcext:value-type="float">
            <text:p>7711.0</text:p>
          </table:table-cell>
          <table:table-cell office:value-type="float" office:value="19744" calcext:value-type="float">
            <text:p>1974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1"/>
          <table:table-cell office:value-type="float" office:value="17074" calcext:value-type="float">
            <text:p>17074.0</text:p>
          </table:table-cell>
          <table:table-cell office:value-type="float" office:value="20536" calcext:value-type="float">
            <text:p>20536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623" calcext:value-type="float">
            <text:p>1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1"/>
          <table:table-cell office:value-type="float" office:value="14534" calcext:value-type="float">
            <text:p>14534.0</text:p>
          </table:table-cell>
          <table:table-cell office:value-type="float" office:value="15915" calcext:value-type="float">
            <text:p>1591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1"/>
          <table:table-cell office:value-type="float" office:value="13995" calcext:value-type="float">
            <text:p>13995.0</text:p>
          </table:table-cell>
          <table:table-cell office:value-type="float" office:value="22951" calcext:value-type="float">
            <text:p>22951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1"/>
          <table:table-cell office:value-type="float" office:value="16546" calcext:value-type="float">
            <text:p>16546.0</text:p>
          </table:table-cell>
          <table:table-cell office:value-type="float" office:value="20218" calcext:value-type="float">
            <text:p>20218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1"/>
          <table:table-cell office:value-type="float" office:value="15278" calcext:value-type="float">
            <text:p>15278.0</text:p>
          </table:table-cell>
          <table:table-cell office:value-type="float" office:value="20853" calcext:value-type="float">
            <text:p>20853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1"/>
          <table:table-cell office:value-type="float" office:value="7693" calcext:value-type="float">
            <text:p>7693.0</text:p>
          </table:table-cell>
          <table:table-cell office:value-type="float" office:value="19728" calcext:value-type="float">
            <text:p>19728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1"/>
          <table:table-cell office:value-type="float" office:value="17084" calcext:value-type="float">
            <text:p>17084.0</text:p>
          </table:table-cell>
          <table:table-cell office:value-type="float" office:value="20542" calcext:value-type="float">
            <text:p>20542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1"/>
          <table:table-cell office:value-type="float" office:value="14525" calcext:value-type="float">
            <text:p>14525.0</text:p>
          </table:table-cell>
          <table:table-cell office:value-type="float" office:value="15897" calcext:value-type="float">
            <text:p>15897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1"/>
          <table:table-cell office:value-type="float" office:value="13997" calcext:value-type="float">
            <text:p>13997.0</text:p>
          </table:table-cell>
          <table:table-cell office:value-type="float" office:value="22949" calcext:value-type="float">
            <text:p>22949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1"/>
          <table:table-cell office:value-type="float" office:value="16559" calcext:value-type="float">
            <text:p>16559.0</text:p>
          </table:table-cell>
          <table:table-cell office:value-type="float" office:value="20219" calcext:value-type="float">
            <text:p>20219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1"/>
          <table:table-cell office:value-type="float" office:value="15259" calcext:value-type="float">
            <text:p>15259.0</text:p>
          </table:table-cell>
          <table:table-cell office:value-type="float" office:value="20927" calcext:value-type="float">
            <text:p>2092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1"/>
          <table:table-cell office:value-type="float" office:value="7660" calcext:value-type="float">
            <text:p>7660.0</text:p>
          </table:table-cell>
          <table:table-cell office:value-type="float" office:value="19712" calcext:value-type="float">
            <text:p>19712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1"/>
          <table:table-cell office:value-type="float" office:value="17105" calcext:value-type="float">
            <text:p>17105.0</text:p>
          </table:table-cell>
          <table:table-cell office:value-type="float" office:value="20560" calcext:value-type="float">
            <text:p>20560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1"/>
          <table:table-cell office:value-type="float" office:value="14494" calcext:value-type="float">
            <text:p>14494.0</text:p>
          </table:table-cell>
          <table:table-cell office:value-type="float" office:value="15871" calcext:value-type="float">
            <text:p>15871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1"/>
          <table:table-cell office:value-type="float" office:value="14008" calcext:value-type="float">
            <text:p>14008.0</text:p>
          </table:table-cell>
          <table:table-cell office:value-type="float" office:value="22960" calcext:value-type="float">
            <text:p>22960.0</text:p>
          </table:table-cell>
          <table:table-cell office:value-type="float" office:value="130" calcext:value-type="float">
            <text:p>130.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1"/>
          <table:table-cell office:value-type="float" office:value="16565" calcext:value-type="float">
            <text:p>16565.0</text:p>
          </table:table-cell>
          <table:table-cell office:value-type="float" office:value="20218" calcext:value-type="float">
            <text:p>20218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1"/>
          <table:table-cell office:value-type="float" office:value="15218" calcext:value-type="float">
            <text:p>15218.0</text:p>
          </table:table-cell>
          <table:table-cell office:value-type="float" office:value="20960" calcext:value-type="float">
            <text:p>2096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1"/>
          <table:table-cell office:value-type="float" office:value="15262" calcext:value-type="float">
            <text:p>15262.0</text:p>
          </table:table-cell>
          <table:table-cell office:value-type="float" office:value="20934" calcext:value-type="float">
            <text:p>20934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1"/>
          <table:table-cell office:value-type="float" office:value="7621" calcext:value-type="float">
            <text:p>7621.0</text:p>
          </table:table-cell>
          <table:table-cell office:value-type="float" office:value="19692" calcext:value-type="float">
            <text:p>19692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1"/>
          <table:table-cell office:value-type="float" office:value="17136" calcext:value-type="float">
            <text:p>17136.0</text:p>
          </table:table-cell>
          <table:table-cell office:value-type="float" office:value="20583" calcext:value-type="float">
            <text:p>20583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1"/>
          <table:table-cell office:value-type="float" office:value="14482" calcext:value-type="float">
            <text:p>14482.0</text:p>
          </table:table-cell>
          <table:table-cell office:value-type="float" office:value="15865" calcext:value-type="float">
            <text:p>1586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1"/>
          <table:table-cell office:value-type="float" office:value="14009" calcext:value-type="float">
            <text:p>14009.0</text:p>
          </table:table-cell>
          <table:table-cell office:value-type="float" office:value="22961" calcext:value-type="float">
            <text:p>22961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1"/>
          <table:table-cell office:value-type="float" office:value="16604" calcext:value-type="float">
            <text:p>16604.0</text:p>
          </table:table-cell>
          <table:table-cell office:value-type="float" office:value="20273" calcext:value-type="float">
            <text:p>20273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1"/>
          <table:table-cell office:value-type="float" office:value="15147" calcext:value-type="float">
            <text:p>15147.0</text:p>
          </table:table-cell>
          <table:table-cell office:value-type="float" office:value="21000" calcext:value-type="float">
            <text:p>2100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1"/>
          <table:table-cell office:value-type="float" office:value="15262" calcext:value-type="float">
            <text:p>15262.0</text:p>
          </table:table-cell>
          <table:table-cell office:value-type="float" office:value="20949" calcext:value-type="float">
            <text:p>20949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646" calcext:value-type="float">
            <text:p>1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1"/>
          <table:table-cell office:value-type="float" office:value="7598" calcext:value-type="float">
            <text:p>7598.0</text:p>
          </table:table-cell>
          <table:table-cell office:value-type="float" office:value="19677" calcext:value-type="float">
            <text:p>19677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1"/>
          <table:table-cell office:value-type="float" office:value="17160" calcext:value-type="float">
            <text:p>17160.0</text:p>
          </table:table-cell>
          <table:table-cell office:value-type="float" office:value="20618" calcext:value-type="float">
            <text:p>20618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1"/>
          <table:table-cell office:value-type="float" office:value="14464" calcext:value-type="float">
            <text:p>14464.0</text:p>
          </table:table-cell>
          <table:table-cell office:value-type="float" office:value="15864" calcext:value-type="float">
            <text:p>15864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1"/>
          <table:table-cell office:value-type="float" office:value="14012" calcext:value-type="float">
            <text:p>14012.0</text:p>
          </table:table-cell>
          <table:table-cell office:value-type="float" office:value="22964" calcext:value-type="float">
            <text:p>22964.0</text:p>
          </table:table-cell>
          <table:table-cell office:value-type="float" office:value="132" calcext:value-type="float">
            <text:p>132.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1"/>
          <table:table-cell office:value-type="float" office:value="16649" calcext:value-type="float">
            <text:p>16649.0</text:p>
          </table:table-cell>
          <table:table-cell office:value-type="float" office:value="20349" calcext:value-type="float">
            <text:p>2034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1"/>
          <table:table-cell office:value-type="float" office:value="15089" calcext:value-type="float">
            <text:p>15089.0</text:p>
          </table:table-cell>
          <table:table-cell office:value-type="float" office:value="21050" calcext:value-type="float">
            <text:p>21050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1"/>
          <table:table-cell office:value-type="float" office:value="15262" calcext:value-type="float">
            <text:p>15262.0</text:p>
          </table:table-cell>
          <table:table-cell office:value-type="float" office:value="20959" calcext:value-type="float">
            <text:p>20959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1653" calcext:value-type="float">
            <text:p>1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1"/>
          <table:table-cell office:value-type="float" office:value="7557" calcext:value-type="float">
            <text:p>7557.0</text:p>
          </table:table-cell>
          <table:table-cell office:value-type="float" office:value="19656" calcext:value-type="float">
            <text:p>19656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1"/>
          <table:table-cell office:value-type="float" office:value="17171" calcext:value-type="float">
            <text:p>17171.0</text:p>
          </table:table-cell>
          <table:table-cell office:value-type="float" office:value="20634" calcext:value-type="float">
            <text:p>20634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655" calcext:value-type="float">
            <text:p>1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1"/>
          <table:table-cell office:value-type="float" office:value="14460" calcext:value-type="float">
            <text:p>14460.0</text:p>
          </table:table-cell>
          <table:table-cell office:value-type="float" office:value="15861" calcext:value-type="float">
            <text:p>15861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1"/>
          <table:table-cell office:value-type="float" office:value="14024" calcext:value-type="float">
            <text:p>14024.0</text:p>
          </table:table-cell>
          <table:table-cell office:value-type="float" office:value="22980" calcext:value-type="float">
            <text:p>22980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1"/>
          <table:table-cell office:value-type="float" office:value="16698" calcext:value-type="float">
            <text:p>16698.0</text:p>
          </table:table-cell>
          <table:table-cell office:value-type="float" office:value="20451" calcext:value-type="float">
            <text:p>20451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1658" calcext:value-type="float">
            <text:p>1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1"/>
          <table:table-cell office:value-type="float" office:value="15045" calcext:value-type="float">
            <text:p>15045.0</text:p>
          </table:table-cell>
          <table:table-cell office:value-type="float" office:value="21052" calcext:value-type="float">
            <text:p>21052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1659" calcext:value-type="float">
            <text:p>1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1"/>
          <table:table-cell office:value-type="float" office:value="15264" calcext:value-type="float">
            <text:p>15264.0</text:p>
          </table:table-cell>
          <table:table-cell office:value-type="float" office:value="20971" calcext:value-type="float">
            <text:p>20971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1"/>
          <table:table-cell office:value-type="float" office:value="7538" calcext:value-type="float">
            <text:p>7538.0</text:p>
          </table:table-cell>
          <table:table-cell office:value-type="float" office:value="19644" calcext:value-type="float">
            <text:p>19644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1"/>
          <table:table-cell office:value-type="float" office:value="17202" calcext:value-type="float">
            <text:p>17202.0</text:p>
          </table:table-cell>
          <table:table-cell office:value-type="float" office:value="20677" calcext:value-type="float">
            <text:p>20677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662" calcext:value-type="float">
            <text:p>1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15864" calcext:value-type="float">
            <text:p>15864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663" calcext:value-type="float">
            <text:p>1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1"/>
          <table:table-cell office:value-type="float" office:value="14025" calcext:value-type="float">
            <text:p>14025.0</text:p>
          </table:table-cell>
          <table:table-cell office:value-type="float" office:value="22986" calcext:value-type="float">
            <text:p>22986.0</text:p>
          </table:table-cell>
          <table:table-cell office:value-type="float" office:value="134" calcext:value-type="float">
            <text:p>134.0</text:p>
          </table:table-cell>
          <table:table-cell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1"/>
          <table:table-cell office:value-type="float" office:value="16722" calcext:value-type="float">
            <text:p>16722.0</text:p>
          </table:table-cell>
          <table:table-cell office:value-type="float" office:value="20500" calcext:value-type="float">
            <text:p>20500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1"/>
          <table:table-cell office:value-type="float" office:value="14994" calcext:value-type="float">
            <text:p>14994.0</text:p>
          </table:table-cell>
          <table:table-cell office:value-type="float" office:value="21054" calcext:value-type="float">
            <text:p>21054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1"/>
          <table:table-cell office:value-type="float" office:value="15260" calcext:value-type="float">
            <text:p>15260.0</text:p>
          </table:table-cell>
          <table:table-cell office:value-type="float" office:value="20982" calcext:value-type="float">
            <text:p>20982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667" calcext:value-type="float">
            <text:p>1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1"/>
          <table:table-cell office:value-type="float" office:value="7474" calcext:value-type="float">
            <text:p>7474.0</text:p>
          </table:table-cell>
          <table:table-cell office:value-type="float" office:value="19621" calcext:value-type="float">
            <text:p>19621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668" calcext:value-type="float">
            <text:p>1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1"/>
          <table:table-cell office:value-type="float" office:value="17234" calcext:value-type="float">
            <text:p>17234.0</text:p>
          </table:table-cell>
          <table:table-cell office:value-type="float" office:value="20707" calcext:value-type="float">
            <text:p>20707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1"/>
          <table:table-cell office:value-type="float" office:value="14420" calcext:value-type="float">
            <text:p>14420.0</text:p>
          </table:table-cell>
          <table:table-cell office:value-type="float" office:value="15855" calcext:value-type="float">
            <text:p>15855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1"/>
          <table:table-cell office:value-type="float" office:value="14033" calcext:value-type="float">
            <text:p>14033.0</text:p>
          </table:table-cell>
          <table:table-cell office:value-type="float" office:value="23013" calcext:value-type="float">
            <text:p>23013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1"/>
          <table:table-cell office:value-type="float" office:value="16752" calcext:value-type="float">
            <text:p>16752.0</text:p>
          </table:table-cell>
          <table:table-cell office:value-type="float" office:value="20516" calcext:value-type="float">
            <text:p>2051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1"/>
          <table:table-cell office:value-type="float" office:value="14943" calcext:value-type="float">
            <text:p>14943.0</text:p>
          </table:table-cell>
          <table:table-cell office:value-type="float" office:value="21062" calcext:value-type="float">
            <text:p>2106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673" calcext:value-type="float">
            <text:p>16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1"/>
          <table:table-cell office:value-type="float" office:value="15257" calcext:value-type="float">
            <text:p>15257.0</text:p>
          </table:table-cell>
          <table:table-cell office:value-type="float" office:value="20993" calcext:value-type="float">
            <text:p>20993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1"/>
          <table:table-cell office:value-type="float" office:value="7459" calcext:value-type="float">
            <text:p>7459.0</text:p>
          </table:table-cell>
          <table:table-cell office:value-type="float" office:value="19580" calcext:value-type="float">
            <text:p>19580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1"/>
          <table:table-cell office:value-type="float" office:value="17252" calcext:value-type="float">
            <text:p>17252.0</text:p>
          </table:table-cell>
          <table:table-cell office:value-type="float" office:value="20734" calcext:value-type="float">
            <text:p>20734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1"/>
          <table:table-cell office:value-type="float" office:value="14415" calcext:value-type="float">
            <text:p>14415.0</text:p>
          </table:table-cell>
          <table:table-cell office:value-type="float" office:value="15856" calcext:value-type="float">
            <text:p>15856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1"/>
          <table:table-cell office:value-type="float" office:value="14045" calcext:value-type="float">
            <text:p>14045.0</text:p>
          </table:table-cell>
          <table:table-cell office:value-type="float" office:value="23010" calcext:value-type="float">
            <text:p>23010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1"/>
          <table:table-cell office:value-type="float" office:value="16774" calcext:value-type="float">
            <text:p>16774.0</text:p>
          </table:table-cell>
          <table:table-cell office:value-type="float" office:value="20530" calcext:value-type="float">
            <text:p>20530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1"/>
          <table:table-cell office:value-type="float" office:value="14920" calcext:value-type="float">
            <text:p>14920.0</text:p>
          </table:table-cell>
          <table:table-cell office:value-type="float" office:value="21060" calcext:value-type="float">
            <text:p>21060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1"/>
          <table:table-cell office:value-type="float" office:value="15259" calcext:value-type="float">
            <text:p>15259.0</text:p>
          </table:table-cell>
          <table:table-cell office:value-type="float" office:value="21004" calcext:value-type="float">
            <text:p>2100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681" calcext:value-type="float">
            <text:p>1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1"/>
          <table:table-cell office:value-type="float" office:value="7417" calcext:value-type="float">
            <text:p>7417.0</text:p>
          </table:table-cell>
          <table:table-cell office:value-type="float" office:value="19543" calcext:value-type="float">
            <text:p>19543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1"/>
          <table:table-cell office:value-type="float" office:value="17276" calcext:value-type="float">
            <text:p>17276.0</text:p>
          </table:table-cell>
          <table:table-cell office:value-type="float" office:value="20763" calcext:value-type="float">
            <text:p>20763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683" calcext:value-type="float">
            <text:p>1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1"/>
          <table:table-cell office:value-type="float" office:value="14408" calcext:value-type="float">
            <text:p>14408.0</text:p>
          </table:table-cell>
          <table:table-cell office:value-type="float" office:value="15859" calcext:value-type="float">
            <text:p>15859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1"/>
          <table:table-cell office:value-type="float" office:value="14078" calcext:value-type="float">
            <text:p>14078.0</text:p>
          </table:table-cell>
          <table:table-cell office:value-type="float" office:value="23075" calcext:value-type="float">
            <text:p>23075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1685" calcext:value-type="float">
            <text:p>1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1"/>
          <table:table-cell office:value-type="float" office:value="16802" calcext:value-type="float">
            <text:p>16802.0</text:p>
          </table:table-cell>
          <table:table-cell office:value-type="float" office:value="20540" calcext:value-type="float">
            <text:p>20540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686" calcext:value-type="float">
            <text:p>1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1"/>
          <table:table-cell office:value-type="float" office:value="14899" calcext:value-type="float">
            <text:p>14899.0</text:p>
          </table:table-cell>
          <table:table-cell office:value-type="float" office:value="21060" calcext:value-type="float">
            <text:p>21060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1"/>
          <table:table-cell office:value-type="float" office:value="15265" calcext:value-type="float">
            <text:p>15265.0</text:p>
          </table:table-cell>
          <table:table-cell office:value-type="float" office:value="21012" calcext:value-type="float">
            <text:p>21012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1"/>
          <table:table-cell office:value-type="float" office:value="7399" calcext:value-type="float">
            <text:p>7399.0</text:p>
          </table:table-cell>
          <table:table-cell office:value-type="float" office:value="19526" calcext:value-type="float">
            <text:p>19526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1"/>
          <table:table-cell office:value-type="float" office:value="17303" calcext:value-type="float">
            <text:p>17303.0</text:p>
          </table:table-cell>
          <table:table-cell office:value-type="float" office:value="20778" calcext:value-type="float">
            <text:p>20778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1"/>
          <table:table-cell office:value-type="float" office:value="14397" calcext:value-type="float">
            <text:p>14397.0</text:p>
          </table:table-cell>
          <table:table-cell office:value-type="float" office:value="15853" calcext:value-type="float">
            <text:p>15853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1"/>
          <table:table-cell office:value-type="float" office:value="14100" calcext:value-type="float">
            <text:p>14100.0</text:p>
          </table:table-cell>
          <table:table-cell office:value-type="float" office:value="23138" calcext:value-type="float">
            <text:p>23138.0</text:p>
          </table:table-cell>
          <table:table-cell office:value-type="float" office:value="137" calcext:value-type="float">
            <text:p>137.0</text:p>
          </table:table-cell>
          <table:table-cell office:value-type="float" office:value="0" calcext:value-type="float">
            <text:p>0</text:p>
          </table:table-cell>
          <table:table-cell office:value-type="float" office:value="1692" calcext:value-type="float">
            <text:p>1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/>
          <table:table-cell office:value-type="float" office:value="16823" calcext:value-type="float">
            <text:p>16823.0</text:p>
          </table:table-cell>
          <table:table-cell office:value-type="float" office:value="20545" calcext:value-type="float">
            <text:p>20545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1"/>
          <table:table-cell office:value-type="float" office:value="14885" calcext:value-type="float">
            <text:p>14885.0</text:p>
          </table:table-cell>
          <table:table-cell office:value-type="float" office:value="21058" calcext:value-type="float">
            <text:p>2105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694" calcext:value-type="float">
            <text:p>1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1"/>
          <table:table-cell office:value-type="float" office:value="15270" calcext:value-type="float">
            <text:p>15270.0</text:p>
          </table:table-cell>
          <table:table-cell office:value-type="float" office:value="21019" calcext:value-type="float">
            <text:p>21019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1"/>
          <table:table-cell office:value-type="float" office:value="7382" calcext:value-type="float">
            <text:p>7382.0</text:p>
          </table:table-cell>
          <table:table-cell office:value-type="float" office:value="19513" calcext:value-type="float">
            <text:p>19513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1"/>
          <table:table-cell office:value-type="float" office:value="17337" calcext:value-type="float">
            <text:p>17337.0</text:p>
          </table:table-cell>
          <table:table-cell office:value-type="float" office:value="20813" calcext:value-type="float">
            <text:p>20813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1"/>
          <table:table-cell office:value-type="float" office:value="14384" calcext:value-type="float">
            <text:p>14384.0</text:p>
          </table:table-cell>
          <table:table-cell office:value-type="float" office:value="15855" calcext:value-type="float">
            <text:p>15855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1"/>
          <table:table-cell office:value-type="float" office:value="14108" calcext:value-type="float">
            <text:p>14108.0</text:p>
          </table:table-cell>
          <table:table-cell office:value-type="float" office:value="23141" calcext:value-type="float">
            <text:p>23141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1699" calcext:value-type="float">
            <text:p>1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1"/>
          <table:table-cell office:value-type="float" office:value="16840" calcext:value-type="float">
            <text:p>16840.0</text:p>
          </table:table-cell>
          <table:table-cell office:value-type="float" office:value="20541" calcext:value-type="float">
            <text:p>20541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1"/>
          <table:table-cell office:value-type="float" office:value="14804" calcext:value-type="float">
            <text:p>14804.0</text:p>
          </table:table-cell>
          <table:table-cell office:value-type="float" office:value="21092" calcext:value-type="float">
            <text:p>2109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1"/>
          <table:table-cell office:value-type="float" office:value="15285" calcext:value-type="float">
            <text:p>15285.0</text:p>
          </table:table-cell>
          <table:table-cell office:value-type="float" office:value="21028" calcext:value-type="float">
            <text:p>21028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1"/>
          <table:table-cell office:value-type="float" office:value="7362" calcext:value-type="float">
            <text:p>7362.0</text:p>
          </table:table-cell>
          <table:table-cell office:value-type="float" office:value="19507" calcext:value-type="float">
            <text:p>19507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703" calcext:value-type="float">
            <text:p>1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1"/>
          <table:table-cell office:value-type="float" office:value="17361" calcext:value-type="float">
            <text:p>17361.0</text:p>
          </table:table-cell>
          <table:table-cell office:value-type="float" office:value="20833" calcext:value-type="float">
            <text:p>20833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15859" calcext:value-type="float">
            <text:p>15859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1"/>
          <table:table-cell office:value-type="float" office:value="14114" calcext:value-type="float">
            <text:p>14114.0</text:p>
          </table:table-cell>
          <table:table-cell office:value-type="float" office:value="23163" calcext:value-type="float">
            <text:p>23163.0</text:p>
          </table:table-cell>
          <table:table-cell office:value-type="float" office:value="140" calcext:value-type="float">
            <text:p>140.0</text:p>
          </table:table-cell>
          <table:table-cell office:value-type="float" office:value="0" calcext:value-type="float">
            <text:p>0</text:p>
          </table:table-cell>
          <table:table-cell office:value-type="float" office:value="1706" calcext:value-type="float">
            <text:p>1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1"/>
          <table:table-cell office:value-type="float" office:value="16855" calcext:value-type="float">
            <text:p>16855.0</text:p>
          </table:table-cell>
          <table:table-cell office:value-type="float" office:value="20544" calcext:value-type="float">
            <text:p>20544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1"/>
          <table:table-cell office:value-type="float" office:value="14731" calcext:value-type="float">
            <text:p>14731.0</text:p>
          </table:table-cell>
          <table:table-cell office:value-type="float" office:value="21131" calcext:value-type="float">
            <text:p>21131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1"/>
          <table:table-cell office:value-type="float" office:value="15309" calcext:value-type="float">
            <text:p>15309.0</text:p>
          </table:table-cell>
          <table:table-cell office:value-type="float" office:value="21040" calcext:value-type="float">
            <text:p>21040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1"/>
          <table:table-cell office:value-type="float" office:value="7342" calcext:value-type="float">
            <text:p>7342.0</text:p>
          </table:table-cell>
          <table:table-cell office:value-type="float" office:value="19507" calcext:value-type="float">
            <text:p>19507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1"/>
          <table:table-cell office:value-type="float" office:value="17380" calcext:value-type="float">
            <text:p>17380.0</text:p>
          </table:table-cell>
          <table:table-cell office:value-type="float" office:value="20857" calcext:value-type="float">
            <text:p>20857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711" calcext:value-type="float">
            <text:p>1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1"/>
          <table:table-cell office:value-type="float" office:value="14386" calcext:value-type="float">
            <text:p>14386.0</text:p>
          </table:table-cell>
          <table:table-cell office:value-type="float" office:value="15873" calcext:value-type="float">
            <text:p>15873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712" calcext:value-type="float">
            <text:p>1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1"/>
          <table:table-cell office:value-type="float" office:value="14152" calcext:value-type="float">
            <text:p>14152.0</text:p>
          </table:table-cell>
          <table:table-cell office:value-type="float" office:value="23234" calcext:value-type="float">
            <text:p>23234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1713" calcext:value-type="float">
            <text:p>1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1"/>
          <table:table-cell office:value-type="float" office:value="16882" calcext:value-type="float">
            <text:p>16882.0</text:p>
          </table:table-cell>
          <table:table-cell office:value-type="float" office:value="20544" calcext:value-type="float">
            <text:p>20544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1"/>
          <table:table-cell office:value-type="float" office:value="14695" calcext:value-type="float">
            <text:p>14695.0</text:p>
          </table:table-cell>
          <table:table-cell office:value-type="float" office:value="21156" calcext:value-type="float">
            <text:p>2115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1715" calcext:value-type="float">
            <text:p>1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1"/>
          <table:table-cell office:value-type="float" office:value="15335" calcext:value-type="float">
            <text:p>15335.0</text:p>
          </table:table-cell>
          <table:table-cell office:value-type="float" office:value="21053" calcext:value-type="float">
            <text:p>21053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716" calcext:value-type="float">
            <text:p>1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1"/>
          <table:table-cell office:value-type="float" office:value="7342" calcext:value-type="float">
            <text:p>7342.0</text:p>
          </table:table-cell>
          <table:table-cell office:value-type="float" office:value="19477" calcext:value-type="float">
            <text:p>19477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1"/>
          <table:table-cell office:value-type="float" office:value="17406" calcext:value-type="float">
            <text:p>17406.0</text:p>
          </table:table-cell>
          <table:table-cell office:value-type="float" office:value="20929" calcext:value-type="float">
            <text:p>20929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718" calcext:value-type="float">
            <text:p>1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82" calcext:value-type="float">
            <text:p>14382.0</text:p>
          </table:table-cell>
          <table:table-cell office:value-type="float" office:value="15870" calcext:value-type="float">
            <text:p>1587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1"/>
          <table:table-cell office:value-type="float" office:value="14174" calcext:value-type="float">
            <text:p>14174.0</text:p>
          </table:table-cell>
          <table:table-cell office:value-type="float" office:value="23296" calcext:value-type="float">
            <text:p>23296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1"/>
          <table:table-cell office:value-type="float" office:value="16883" calcext:value-type="float">
            <text:p>16883.0</text:p>
          </table:table-cell>
          <table:table-cell office:value-type="float" office:value="20544" calcext:value-type="float">
            <text:p>20544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1"/>
          <table:table-cell office:value-type="float" office:value="14683" calcext:value-type="float">
            <text:p>14683.0</text:p>
          </table:table-cell>
          <table:table-cell office:value-type="float" office:value="21172" calcext:value-type="float">
            <text:p>21172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722" calcext:value-type="float">
            <text:p>1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373" calcext:value-type="float">
            <text:p>15373.0</text:p>
          </table:table-cell>
          <table:table-cell office:value-type="float" office:value="21066" calcext:value-type="float">
            <text:p>21066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1"/>
          <table:table-cell office:value-type="float" office:value="7318" calcext:value-type="float">
            <text:p>7318.0</text:p>
          </table:table-cell>
          <table:table-cell office:value-type="float" office:value="19460" calcext:value-type="float">
            <text:p>19460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1"/>
          <table:table-cell office:value-type="float" office:value="17424" calcext:value-type="float">
            <text:p>17424.0</text:p>
          </table:table-cell>
          <table:table-cell office:value-type="float" office:value="20987" calcext:value-type="float">
            <text:p>20987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1"/>
          <table:table-cell office:value-type="float" office:value="14378" calcext:value-type="float">
            <text:p>14378.0</text:p>
          </table:table-cell>
          <table:table-cell office:value-type="float" office:value="15862" calcext:value-type="float">
            <text:p>15862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726" calcext:value-type="float">
            <text:p>1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1"/>
          <table:table-cell office:value-type="float" office:value="14203" calcext:value-type="float">
            <text:p>14203.0</text:p>
          </table:table-cell>
          <table:table-cell office:value-type="float" office:value="23328" calcext:value-type="float">
            <text:p>23328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1727" calcext:value-type="float">
            <text:p>1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1"/>
          <table:table-cell office:value-type="float" office:value="16903" calcext:value-type="float">
            <text:p>16903.0</text:p>
          </table:table-cell>
          <table:table-cell office:value-type="float" office:value="20542" calcext:value-type="float">
            <text:p>20542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1"/>
          <table:table-cell office:value-type="float" office:value="14602" calcext:value-type="float">
            <text:p>14602.0</text:p>
          </table:table-cell>
          <table:table-cell office:value-type="float" office:value="21199" calcext:value-type="float">
            <text:p>2119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729" calcext:value-type="float">
            <text:p>1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1"/>
          <table:table-cell office:value-type="float" office:value="15393" calcext:value-type="float">
            <text:p>15393.0</text:p>
          </table:table-cell>
          <table:table-cell office:value-type="float" office:value="21078" calcext:value-type="float">
            <text:p>21078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1"/>
          <table:table-cell office:value-type="float" office:value="7285" calcext:value-type="float">
            <text:p>7285.0</text:p>
          </table:table-cell>
          <table:table-cell office:value-type="float" office:value="19441" calcext:value-type="float">
            <text:p>19441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1"/>
          <table:table-cell office:value-type="float" office:value="17436" calcext:value-type="float">
            <text:p>17436.0</text:p>
          </table:table-cell>
          <table:table-cell office:value-type="float" office:value="20987" calcext:value-type="float">
            <text:p>20987.0</text:p>
          </table:table-cell>
          <table:table-cell office:value-type="float" office:value="159" calcext:value-type="float">
            <text:p>159.0</text:p>
          </table:table-cell>
          <table:table-cell office:value-type="float" office:value="0" calcext:value-type="float">
            <text:p>0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1"/>
          <table:table-cell office:value-type="float" office:value="14375" calcext:value-type="float">
            <text:p>14375.0</text:p>
          </table:table-cell>
          <table:table-cell office:value-type="float" office:value="15857" calcext:value-type="float">
            <text:p>15857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733" calcext:value-type="float">
            <text:p>1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1"/>
          <table:table-cell office:value-type="float" office:value="14212" calcext:value-type="float">
            <text:p>14212.0</text:p>
          </table:table-cell>
          <table:table-cell office:value-type="float" office:value="23354" calcext:value-type="float">
            <text:p>23354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1"/>
          <table:table-cell office:value-type="float" office:value="16916" calcext:value-type="float">
            <text:p>16916.0</text:p>
          </table:table-cell>
          <table:table-cell office:value-type="float" office:value="20526" calcext:value-type="float">
            <text:p>20526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735" calcext:value-type="float">
            <text:p>1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1"/>
          <table:table-cell office:value-type="float" office:value="14501" calcext:value-type="float">
            <text:p>14501.0</text:p>
          </table:table-cell>
          <table:table-cell office:value-type="float" office:value="21230" calcext:value-type="float">
            <text:p>21230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1"/>
          <table:table-cell office:value-type="float" office:value="15414" calcext:value-type="float">
            <text:p>15414.0</text:p>
          </table:table-cell>
          <table:table-cell office:value-type="float" office:value="21094" calcext:value-type="float">
            <text:p>21094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1"/>
          <table:table-cell office:value-type="float" office:value="7272" calcext:value-type="float">
            <text:p>7272.0</text:p>
          </table:table-cell>
          <table:table-cell office:value-type="float" office:value="19424" calcext:value-type="float">
            <text:p>19424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1"/>
          <table:table-cell office:value-type="float" office:value="17440" calcext:value-type="float">
            <text:p>17440.0</text:p>
          </table:table-cell>
          <table:table-cell office:value-type="float" office:value="21000" calcext:value-type="float">
            <text:p>21000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1"/>
          <table:table-cell office:value-type="float" office:value="14373" calcext:value-type="float">
            <text:p>14373.0</text:p>
          </table:table-cell>
          <table:table-cell office:value-type="float" office:value="15840" calcext:value-type="float">
            <text:p>15840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1"/>
          <table:table-cell office:value-type="float" office:value="14227" calcext:value-type="float">
            <text:p>14227.0</text:p>
          </table:table-cell>
          <table:table-cell office:value-type="float" office:value="23367" calcext:value-type="float">
            <text:p>23367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1741" calcext:value-type="float">
            <text:p>17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1"/>
          <table:table-cell office:value-type="float" office:value="16925" calcext:value-type="float">
            <text:p>16925.0</text:p>
          </table:table-cell>
          <table:table-cell office:value-type="float" office:value="20517" calcext:value-type="float">
            <text:p>20517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1"/>
          <table:table-cell office:value-type="float" office:value="14427" calcext:value-type="float">
            <text:p>14427.0</text:p>
          </table:table-cell>
          <table:table-cell office:value-type="float" office:value="21259" calcext:value-type="float">
            <text:p>2125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1743" calcext:value-type="float">
            <text:p>1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1"/>
          <table:table-cell office:value-type="float" office:value="15409" calcext:value-type="float">
            <text:p>15409.0</text:p>
          </table:table-cell>
          <table:table-cell office:value-type="float" office:value="21105" calcext:value-type="float">
            <text:p>21105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1"/>
          <table:table-cell office:value-type="float" office:value="7256" calcext:value-type="float">
            <text:p>7256.0</text:p>
          </table:table-cell>
          <table:table-cell office:value-type="float" office:value="19410" calcext:value-type="float">
            <text:p>19410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1"/>
          <table:table-cell office:value-type="float" office:value="17461" calcext:value-type="float">
            <text:p>17461.0</text:p>
          </table:table-cell>
          <table:table-cell office:value-type="float" office:value="21067" calcext:value-type="float">
            <text:p>21067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746" calcext:value-type="float">
            <text:p>1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1"/>
          <table:table-cell office:value-type="float" office:value="14364" calcext:value-type="float">
            <text:p>14364.0</text:p>
          </table:table-cell>
          <table:table-cell office:value-type="float" office:value="15827" calcext:value-type="float">
            <text:p>15827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1"/>
          <table:table-cell office:value-type="float" office:value="14231" calcext:value-type="float">
            <text:p>14231.0</text:p>
          </table:table-cell>
          <table:table-cell office:value-type="float" office:value="23369" calcext:value-type="float">
            <text:p>23369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1"/>
          <table:table-cell office:value-type="float" office:value="16933" calcext:value-type="float">
            <text:p>16933.0</text:p>
          </table:table-cell>
          <table:table-cell office:value-type="float" office:value="20514" calcext:value-type="float">
            <text:p>20514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1"/>
          <table:table-cell office:value-type="float" office:value="14416" calcext:value-type="float">
            <text:p>14416.0</text:p>
          </table:table-cell>
          <table:table-cell office:value-type="float" office:value="21272" calcext:value-type="float">
            <text:p>2127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1"/>
          <table:table-cell office:value-type="float" office:value="14428" calcext:value-type="float">
            <text:p>14428.0</text:p>
          </table:table-cell>
          <table:table-cell office:value-type="float" office:value="21250" calcext:value-type="float">
            <text:p>21250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1"/>
          <table:table-cell office:value-type="float" office:value="15430" calcext:value-type="float">
            <text:p>15430.0</text:p>
          </table:table-cell>
          <table:table-cell office:value-type="float" office:value="21112" calcext:value-type="float">
            <text:p>2111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1"/>
          <table:table-cell office:value-type="float" office:value="7242" calcext:value-type="float">
            <text:p>7242.0</text:p>
          </table:table-cell>
          <table:table-cell office:value-type="float" office:value="19400" calcext:value-type="float">
            <text:p>19400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1"/>
          <table:table-cell office:value-type="float" office:value="17489" calcext:value-type="float">
            <text:p>17489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1"/>
          <table:table-cell office:value-type="float" office:value="14361" calcext:value-type="float">
            <text:p>14361.0</text:p>
          </table:table-cell>
          <table:table-cell office:value-type="float" office:value="15814" calcext:value-type="float">
            <text:p>1581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1"/>
          <table:table-cell office:value-type="float" office:value="14239" calcext:value-type="float">
            <text:p>14239.0</text:p>
          </table:table-cell>
          <table:table-cell office:value-type="float" office:value="23376" calcext:value-type="float">
            <text:p>23376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1"/>
          <table:table-cell office:value-type="float" office:value="16943" calcext:value-type="float">
            <text:p>16943.0</text:p>
          </table:table-cell>
          <table:table-cell office:value-type="float" office:value="20509" calcext:value-type="float">
            <text:p>20509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1"/>
          <table:table-cell office:value-type="float" office:value="14409" calcext:value-type="float">
            <text:p>14409.0</text:p>
          </table:table-cell>
          <table:table-cell office:value-type="float" office:value="21279" calcext:value-type="float">
            <text:p>21279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1757" calcext:value-type="float">
            <text:p>1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1"/>
          <table:table-cell office:value-type="float" office:value="14426" calcext:value-type="float">
            <text:p>14426.0</text:p>
          </table:table-cell>
          <table:table-cell office:value-type="float" office:value="21251" calcext:value-type="float">
            <text:p>21251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1"/>
          <table:table-cell office:value-type="float" office:value="15489" calcext:value-type="float">
            <text:p>15489.0</text:p>
          </table:table-cell>
          <table:table-cell office:value-type="float" office:value="21146" calcext:value-type="float">
            <text:p>2114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759" calcext:value-type="float">
            <text:p>1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1"/>
          <table:table-cell office:value-type="float" office:value="7225" calcext:value-type="float">
            <text:p>7225.0</text:p>
          </table:table-cell>
          <table:table-cell office:value-type="float" office:value="19394" calcext:value-type="float">
            <text:p>19394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760" calcext:value-type="float">
            <text:p>1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1"/>
          <table:table-cell office:value-type="float" office:value="17522" calcext:value-type="float">
            <text:p>17522.0</text:p>
          </table:table-cell>
          <table:table-cell office:value-type="float" office:value="21127" calcext:value-type="float">
            <text:p>21127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style-name="ce1"/>
          <table:table-cell office:value-type="float" office:value="14354" calcext:value-type="float">
            <text:p>14354.0</text:p>
          </table:table-cell>
          <table:table-cell office:value-type="float" office:value="15800" calcext:value-type="float">
            <text:p>15800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style-name="ce1"/>
          <table:table-cell office:value-type="float" office:value="14253" calcext:value-type="float">
            <text:p>14253.0</text:p>
          </table:table-cell>
          <table:table-cell office:value-type="float" office:value="23381" calcext:value-type="float">
            <text:p>23381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style-name="ce1"/>
          <table:table-cell office:value-type="float" office:value="16957" calcext:value-type="float">
            <text:p>16957.0</text:p>
          </table:table-cell>
          <table:table-cell office:value-type="float" office:value="20499" calcext:value-type="float">
            <text:p>20499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style-name="ce1"/>
          <table:table-cell office:value-type="float" office:value="14404" calcext:value-type="float">
            <text:p>14404.0</text:p>
          </table:table-cell>
          <table:table-cell office:value-type="float" office:value="21291" calcext:value-type="float">
            <text:p>21291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style-name="ce1"/>
          <table:table-cell office:value-type="float" office:value="14427" calcext:value-type="float">
            <text:p>14427.0</text:p>
          </table:table-cell>
          <table:table-cell office:value-type="float" office:value="21249" calcext:value-type="float">
            <text:p>21249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1766" calcext:value-type="float">
            <text:p>1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style-name="ce1"/>
          <table:table-cell office:value-type="float" office:value="15532" calcext:value-type="float">
            <text:p>15532.0</text:p>
          </table:table-cell>
          <table:table-cell office:value-type="float" office:value="21173" calcext:value-type="float">
            <text:p>2117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style-name="ce1"/>
          <table:table-cell office:value-type="float" office:value="7197" calcext:value-type="float">
            <text:p>7197.0</text:p>
          </table:table-cell>
          <table:table-cell office:value-type="float" office:value="19379" calcext:value-type="float">
            <text:p>19379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style-name="ce1"/>
          <table:table-cell office:value-type="float" office:value="17545" calcext:value-type="float">
            <text:p>17545.0</text:p>
          </table:table-cell>
          <table:table-cell office:value-type="float" office:value="21152" calcext:value-type="float">
            <text:p>21152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style-name="ce1"/>
          <table:table-cell office:value-type="float" office:value="14350" calcext:value-type="float">
            <text:p>14350.0</text:p>
          </table:table-cell>
          <table:table-cell office:value-type="float" office:value="15778" calcext:value-type="float">
            <text:p>15778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style-name="ce1"/>
          <table:table-cell office:value-type="float" office:value="14263" calcext:value-type="float">
            <text:p>14263.0</text:p>
          </table:table-cell>
          <table:table-cell office:value-type="float" office:value="23389" calcext:value-type="float">
            <text:p>23389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1771" calcext:value-type="float">
            <text:p>1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style-name="ce1"/>
          <table:table-cell office:value-type="float" office:value="16980" calcext:value-type="float">
            <text:p>16980.0</text:p>
          </table:table-cell>
          <table:table-cell office:value-type="float" office:value="20499" calcext:value-type="float">
            <text:p>20499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772" calcext:value-type="float">
            <text:p>1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style-name="ce1"/>
          <table:table-cell office:value-type="float" office:value="14393" calcext:value-type="float">
            <text:p>14393.0</text:p>
          </table:table-cell>
          <table:table-cell office:value-type="float" office:value="21309" calcext:value-type="float">
            <text:p>2130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style-name="ce1"/>
          <table:table-cell office:value-type="float" office:value="14409" calcext:value-type="float">
            <text:p>14409.0</text:p>
          </table:table-cell>
          <table:table-cell office:value-type="float" office:value="21254" calcext:value-type="float">
            <text:p>2125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1774" calcext:value-type="float">
            <text:p>1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style-name="ce1"/>
          <table:table-cell office:value-type="float" office:value="15553" calcext:value-type="float">
            <text:p>15553.0</text:p>
          </table:table-cell>
          <table:table-cell office:value-type="float" office:value="21196" calcext:value-type="float">
            <text:p>21196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style-name="ce1"/>
          <table:table-cell office:value-type="float" office:value="7176" calcext:value-type="float">
            <text:p>7176.0</text:p>
          </table:table-cell>
          <table:table-cell office:value-type="float" office:value="19366" calcext:value-type="float">
            <text:p>19366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style-name="ce1"/>
          <table:table-cell office:value-type="float" office:value="17577" calcext:value-type="float">
            <text:p>17577.0</text:p>
          </table:table-cell>
          <table:table-cell office:value-type="float" office:value="21206" calcext:value-type="float">
            <text:p>21206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style-name="ce1"/>
          <table:table-cell office:value-type="float" office:value="14347" calcext:value-type="float">
            <text:p>14347.0</text:p>
          </table:table-cell>
          <table:table-cell office:value-type="float" office:value="15764" calcext:value-type="float">
            <text:p>15764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778" calcext:value-type="float">
            <text:p>1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style-name="ce1"/>
          <table:table-cell office:value-type="float" office:value="14279" calcext:value-type="float">
            <text:p>14279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style-name="ce1"/>
          <table:table-cell office:value-type="float" office:value="16995" calcext:value-type="float">
            <text:p>16995.0</text:p>
          </table:table-cell>
          <table:table-cell office:value-type="float" office:value="20491" calcext:value-type="float">
            <text:p>20491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style-name="ce1"/>
          <table:table-cell office:value-type="float" office:value="14385" calcext:value-type="float">
            <text:p>14385.0</text:p>
          </table:table-cell>
          <table:table-cell office:value-type="float" office:value="21319" calcext:value-type="float">
            <text:p>21319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781" calcext:value-type="float">
            <text:p>1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style-name="ce1"/>
          <table:table-cell office:value-type="float" office:value="14380" calcext:value-type="float">
            <text:p>14380.0</text:p>
          </table:table-cell>
          <table:table-cell office:value-type="float" office:value="21267" calcext:value-type="float">
            <text:p>21267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style-name="ce1"/>
          <table:table-cell office:value-type="float" office:value="15615" calcext:value-type="float">
            <text:p>15615.0</text:p>
          </table:table-cell>
          <table:table-cell office:value-type="float" office:value="21234" calcext:value-type="float">
            <text:p>2123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style-name="ce1"/>
          <table:table-cell office:value-type="float" office:value="7149" calcext:value-type="float">
            <text:p>7149.0</text:p>
          </table:table-cell>
          <table:table-cell office:value-type="float" office:value="19345" calcext:value-type="float">
            <text:p>19345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style-name="ce1"/>
          <table:table-cell office:value-type="float" office:value="17581" calcext:value-type="float">
            <text:p>17581.0</text:p>
          </table:table-cell>
          <table:table-cell office:value-type="float" office:value="21228" calcext:value-type="float">
            <text:p>21228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15735" calcext:value-type="float">
            <text:p>15735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786" calcext:value-type="float">
            <text:p>1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style-name="ce1"/>
          <table:table-cell office:value-type="float" office:value="14283" calcext:value-type="float">
            <text:p>14283.0</text:p>
          </table:table-cell>
          <table:table-cell office:value-type="float" office:value="23395" calcext:value-type="float">
            <text:p>23395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1787" calcext:value-type="float">
            <text:p>1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style-name="ce1"/>
          <table:table-cell office:value-type="float" office:value="17012" calcext:value-type="float">
            <text:p>17012.0</text:p>
          </table:table-cell>
          <table:table-cell office:value-type="float" office:value="20499" calcext:value-type="float">
            <text:p>20499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788" calcext:value-type="float">
            <text:p>1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style-name="ce1"/>
          <table:table-cell office:value-type="float" office:value="14337" calcext:value-type="float">
            <text:p>14337.0</text:p>
          </table:table-cell>
          <table:table-cell office:value-type="float" office:value="21355" calcext:value-type="float">
            <text:p>2135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style-name="ce1"/>
          <table:table-cell office:value-type="float" office:value="14366" calcext:value-type="float">
            <text:p>14366.0</text:p>
          </table:table-cell>
          <table:table-cell office:value-type="float" office:value="21271" calcext:value-type="float">
            <text:p>2127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style-name="ce1"/>
          <table:table-cell office:value-type="float" office:value="15666" calcext:value-type="float">
            <text:p>15666.0</text:p>
          </table:table-cell>
          <table:table-cell office:value-type="float" office:value="21272" calcext:value-type="float">
            <text:p>2127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/>
          <table:table-cell office:value-type="float" office:value="7132" calcext:value-type="float">
            <text:p>7132.0</text:p>
          </table:table-cell>
          <table:table-cell office:value-type="float" office:value="19336" calcext:value-type="float">
            <text:p>19336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style-name="ce1"/>
          <table:table-cell office:value-type="float" office:value="17597" calcext:value-type="float">
            <text:p>17597.0</text:p>
          </table:table-cell>
          <table:table-cell office:value-type="float" office:value="21280" calcext:value-type="float">
            <text:p>21280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15709" calcext:value-type="float">
            <text:p>15709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style-name="ce1"/>
          <table:table-cell office:value-type="float" office:value="14283" calcext:value-type="float">
            <text:p>14283.0</text:p>
          </table:table-cell>
          <table:table-cell office:value-type="float" office:value="23387" calcext:value-type="float">
            <text:p>23387.0</text:p>
          </table:table-cell>
          <table:table-cell office:value-type="float" office:value="151" calcext:value-type="float">
            <text:p>151.0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style-name="ce1"/>
          <table:table-cell office:value-type="float" office:value="17069" calcext:value-type="float">
            <text:p>17069.0</text:p>
          </table:table-cell>
          <table:table-cell office:value-type="float" office:value="20522" calcext:value-type="float">
            <text:p>20522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796" calcext:value-type="float">
            <text:p>1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style-name="ce1"/>
          <table:table-cell office:value-type="float" office:value="14257" calcext:value-type="float">
            <text:p>14257.0</text:p>
          </table:table-cell>
          <table:table-cell office:value-type="float" office:value="21402" calcext:value-type="float">
            <text:p>2140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21279" calcext:value-type="float">
            <text:p>21279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1798" calcext:value-type="float">
            <text:p>17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style-name="ce1"/>
          <table:table-cell office:value-type="float" office:value="15757" calcext:value-type="float">
            <text:p>15757.0</text:p>
          </table:table-cell>
          <table:table-cell office:value-type="float" office:value="21296" calcext:value-type="float">
            <text:p>21296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style-name="ce1"/>
          <table:table-cell office:value-type="float" office:value="7117" calcext:value-type="float">
            <text:p>7117.0</text:p>
          </table:table-cell>
          <table:table-cell office:value-type="float" office:value="19320" calcext:value-type="float">
            <text:p>19320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1"/>
          <table:table-cell office:value-type="float" office:value="17616" calcext:value-type="float">
            <text:p>17616.0</text:p>
          </table:table-cell>
          <table:table-cell office:value-type="float" office:value="21327" calcext:value-type="float">
            <text:p>21327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1"/>
          <table:table-cell office:value-type="float" office:value="14356" calcext:value-type="float">
            <text:p>14356.0</text:p>
          </table:table-cell>
          <table:table-cell office:value-type="float" office:value="15688" calcext:value-type="float">
            <text:p>15688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802" calcext:value-type="float">
            <text:p>1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style-name="ce1"/>
          <table:table-cell office:value-type="float" office:value="14298" calcext:value-type="float">
            <text:p>14298.0</text:p>
          </table:table-cell>
          <table:table-cell office:value-type="float" office:value="23388" calcext:value-type="float">
            <text:p>23388.0</text:p>
          </table:table-cell>
          <table:table-cell office:value-type="float" office:value="153" calcext:value-type="float">
            <text:p>153.0</text:p>
          </table:table-cell>
          <table:table-cell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style-name="ce1"/>
          <table:table-cell office:value-type="float" office:value="17129" calcext:value-type="float">
            <text:p>17129.0</text:p>
          </table:table-cell>
          <table:table-cell office:value-type="float" office:value="20545" calcext:value-type="float">
            <text:p>20545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style-name="ce1"/>
          <table:table-cell office:value-type="float" office:value="17061" calcext:value-type="float">
            <text:p>17061.0</text:p>
          </table:table-cell>
          <table:table-cell office:value-type="float" office:value="20513" calcext:value-type="float">
            <text:p>20513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style-name="ce1"/>
          <table:table-cell office:value-type="float" office:value="14198" calcext:value-type="float">
            <text:p>14198.0</text:p>
          </table:table-cell>
          <table:table-cell office:value-type="float" office:value="21455" calcext:value-type="float">
            <text:p>2145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style-name="ce1"/>
          <table:table-cell office:value-type="float" office:value="14358" calcext:value-type="float">
            <text:p>14358.0</text:p>
          </table:table-cell>
          <table:table-cell office:value-type="float" office:value="21279" calcext:value-type="float">
            <text:p>2127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style-name="ce1"/>
          <table:table-cell office:value-type="float" office:value="15851" calcext:value-type="float">
            <text:p>15851.0</text:p>
          </table:table-cell>
          <table:table-cell office:value-type="float" office:value="21324" calcext:value-type="float">
            <text:p>2132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807" calcext:value-type="float">
            <text:p>1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style-name="ce1"/>
          <table:table-cell office:value-type="float" office:value="7111" calcext:value-type="float">
            <text:p>7111.0</text:p>
          </table:table-cell>
          <table:table-cell office:value-type="float" office:value="19314" calcext:value-type="float">
            <text:p>19314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style-name="ce1"/>
          <table:table-cell office:value-type="float" office:value="17634" calcext:value-type="float">
            <text:p>17634.0</text:p>
          </table:table-cell>
          <table:table-cell office:value-type="float" office:value="21356" calcext:value-type="float">
            <text:p>21356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809" calcext:value-type="float">
            <text:p>1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style-name="ce1"/>
          <table:table-cell office:value-type="float" office:value="14351" calcext:value-type="float">
            <text:p>14351.0</text:p>
          </table:table-cell>
          <table:table-cell office:value-type="float" office:value="15670" calcext:value-type="float">
            <text:p>15670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1"/>
          <table:table-cell office:value-type="float" office:value="14301" calcext:value-type="float">
            <text:p>14301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1811" calcext:value-type="float">
            <text:p>1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style-name="ce1"/>
          <table:table-cell office:value-type="float" office:value="17201" calcext:value-type="float">
            <text:p>17201.0</text:p>
          </table:table-cell>
          <table:table-cell office:value-type="float" office:value="20575" calcext:value-type="float">
            <text:p>20575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style-name="ce1"/>
          <table:table-cell office:value-type="float" office:value="17057" calcext:value-type="float">
            <text:p>17057.0</text:p>
          </table:table-cell>
          <table:table-cell office:value-type="float" office:value="20506" calcext:value-type="float">
            <text:p>20506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813" calcext:value-type="float">
            <text:p>1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style-name="ce1"/>
          <table:table-cell office:value-type="float" office:value="14343" calcext:value-type="float">
            <text:p>14343.0</text:p>
          </table:table-cell>
          <table:table-cell office:value-type="float" office:value="21269" calcext:value-type="float">
            <text:p>21269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style-name="ce1"/>
          <table:table-cell office:value-type="float" office:value="15980" calcext:value-type="float">
            <text:p>15980.0</text:p>
          </table:table-cell>
          <table:table-cell office:value-type="float" office:value="21362" calcext:value-type="float">
            <text:p>21362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style-name="ce1"/>
          <table:table-cell office:value-type="float" office:value="7100" calcext:value-type="float">
            <text:p>7100.0</text:p>
          </table:table-cell>
          <table:table-cell office:value-type="float" office:value="19306" calcext:value-type="float">
            <text:p>19306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style-name="ce1"/>
          <table:table-cell office:value-type="float" office:value="17650" calcext:value-type="float">
            <text:p>17650.0</text:p>
          </table:table-cell>
          <table:table-cell office:value-type="float" office:value="21404" calcext:value-type="float">
            <text:p>21404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style-name="ce1"/>
          <table:table-cell office:value-type="float" office:value="14348" calcext:value-type="float">
            <text:p>14348.0</text:p>
          </table:table-cell>
          <table:table-cell office:value-type="float" office:value="15661" calcext:value-type="float">
            <text:p>15661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style-name="ce1"/>
          <table:table-cell office:value-type="float" office:value="14311" calcext:value-type="float">
            <text:p>14311.0</text:p>
          </table:table-cell>
          <table:table-cell office:value-type="float" office:value="23406" calcext:value-type="float">
            <text:p>23406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style-name="ce1"/>
          <table:table-cell office:value-type="float" office:value="17249" calcext:value-type="float">
            <text:p>17249.0</text:p>
          </table:table-cell>
          <table:table-cell office:value-type="float" office:value="20610" calcext:value-type="float">
            <text:p>20610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821" calcext:value-type="float">
            <text:p>1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1"/>
          <table:table-cell office:value-type="float" office:value="17082" calcext:value-type="float">
            <text:p>17082.0</text:p>
          </table:table-cell>
          <table:table-cell office:value-type="float" office:value="20501" calcext:value-type="float">
            <text:p>20501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822" calcext:value-type="float">
            <text:p>1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style-name="ce1"/>
          <table:table-cell office:value-type="float" office:value="14343" calcext:value-type="float">
            <text:p>14343.0</text:p>
          </table:table-cell>
          <table:table-cell office:value-type="float" office:value="21261" calcext:value-type="float">
            <text:p>21261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style-name="ce1"/>
          <table:table-cell office:value-type="float" office:value="16009" calcext:value-type="float">
            <text:p>16009.0</text:p>
          </table:table-cell>
          <table:table-cell office:value-type="float" office:value="21378" calcext:value-type="float">
            <text:p>21378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style-name="ce1"/>
          <table:table-cell office:value-type="float" office:value="7095" calcext:value-type="float">
            <text:p>7095.0</text:p>
          </table:table-cell>
          <table:table-cell office:value-type="float" office:value="19302" calcext:value-type="float">
            <text:p>19302.0</text:p>
          </table:table-cell>
          <table:table-cell office:value-type="float" office:value="494" calcext:value-type="float">
            <text:p>494.0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style-name="ce1"/>
          <table:table-cell office:value-type="float" office:value="17668" calcext:value-type="float">
            <text:p>17668.0</text:p>
          </table:table-cell>
          <table:table-cell office:value-type="float" office:value="21434" calcext:value-type="float">
            <text:p>21434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826" calcext:value-type="float">
            <text:p>1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1"/>
          <table:table-cell office:value-type="float" office:value="14340" calcext:value-type="float">
            <text:p>14340.0</text:p>
          </table:table-cell>
          <table:table-cell office:value-type="float" office:value="15647" calcext:value-type="float">
            <text:p>15647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827" calcext:value-type="float">
            <text:p>1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style-name="ce1"/>
          <table:table-cell office:value-type="float" office:value="14314" calcext:value-type="float">
            <text:p>14314.0</text:p>
          </table:table-cell>
          <table:table-cell office:value-type="float" office:value="23415" calcext:value-type="float">
            <text:p>23415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39" calcext:value-type="float">
            <text:p>17339.0</text:p>
          </table:table-cell>
          <table:table-cell office:value-type="float" office:value="20656" calcext:value-type="float">
            <text:p>20656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style-name="ce1"/>
          <table:table-cell office:value-type="float" office:value="17089" calcext:value-type="float">
            <text:p>17089.0</text:p>
          </table:table-cell>
          <table:table-cell office:value-type="float" office:value="20497" calcext:value-type="float">
            <text:p>20497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style-name="ce1"/>
          <table:table-cell office:value-type="float" office:value="14336" calcext:value-type="float">
            <text:p>14336.0</text:p>
          </table:table-cell>
          <table:table-cell office:value-type="float" office:value="21247" calcext:value-type="float">
            <text:p>21247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1831" calcext:value-type="float">
            <text:p>1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1"/>
          <table:table-cell office:value-type="float" office:value="16018" calcext:value-type="float">
            <text:p>16018.0</text:p>
          </table:table-cell>
          <table:table-cell office:value-type="float" office:value="21384" calcext:value-type="float">
            <text:p>21384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style-name="ce1"/>
          <table:table-cell office:value-type="float" office:value="7083" calcext:value-type="float">
            <text:p>7083.0</text:p>
          </table:table-cell>
          <table:table-cell office:value-type="float" office:value="19271" calcext:value-type="float">
            <text:p>19271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style-name="ce1"/>
          <table:table-cell office:value-type="float" office:value="17667" calcext:value-type="float">
            <text:p>17667.0</text:p>
          </table:table-cell>
          <table:table-cell office:value-type="float" office:value="21438" calcext:value-type="float">
            <text:p>21438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style-name="ce1"/>
          <table:table-cell office:value-type="float" office:value="14334" calcext:value-type="float">
            <text:p>14334.0</text:p>
          </table:table-cell>
          <table:table-cell office:value-type="float" office:value="15640" calcext:value-type="float">
            <text:p>15640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835" calcext:value-type="float">
            <text:p>1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style-name="ce1"/>
          <table:table-cell office:value-type="float" office:value="14322" calcext:value-type="float">
            <text:p>14322.0</text:p>
          </table:table-cell>
          <table:table-cell office:value-type="float" office:value="23428" calcext:value-type="float">
            <text:p>23428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1836" calcext:value-type="float">
            <text:p>1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style-name="ce1"/>
          <table:table-cell office:value-type="float" office:value="17359" calcext:value-type="float">
            <text:p>17359.0</text:p>
          </table:table-cell>
          <table:table-cell office:value-type="float" office:value="20674" calcext:value-type="float">
            <text:p>20674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style-name="ce1"/>
          <table:table-cell office:value-type="float" office:value="17096" calcext:value-type="float">
            <text:p>17096.0</text:p>
          </table:table-cell>
          <table:table-cell office:value-type="float" office:value="20491" calcext:value-type="float">
            <text:p>20491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838" calcext:value-type="float">
            <text:p>1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style-name="ce1"/>
          <table:table-cell office:value-type="float" office:value="14336" calcext:value-type="float">
            <text:p>14336.0</text:p>
          </table:table-cell>
          <table:table-cell office:value-type="float" office:value="21247" calcext:value-type="float">
            <text:p>21247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1839" calcext:value-type="float">
            <text:p>1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style-name="ce1"/>
          <table:table-cell office:value-type="float" office:value="16055" calcext:value-type="float">
            <text:p>16055.0</text:p>
          </table:table-cell>
          <table:table-cell office:value-type="float" office:value="21407" calcext:value-type="float">
            <text:p>2140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style-name="ce1"/>
          <table:table-cell office:value-type="float" office:value="7069" calcext:value-type="float">
            <text:p>7069.0</text:p>
          </table:table-cell>
          <table:table-cell office:value-type="float" office:value="19258" calcext:value-type="float">
            <text:p>19258.0</text:p>
          </table:table-cell>
          <table:table-cell office:value-type="float" office:value="497" calcext:value-type="float">
            <text:p>497.0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1"/>
          <table:table-cell office:value-type="float" office:value="17673" calcext:value-type="float">
            <text:p>17673.0</text:p>
          </table:table-cell>
          <table:table-cell office:value-type="float" office:value="21494" calcext:value-type="float">
            <text:p>21494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842" calcext:value-type="float">
            <text:p>1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1"/>
          <table:table-cell office:value-type="float" office:value="14328" calcext:value-type="float">
            <text:p>14328.0</text:p>
          </table:table-cell>
          <table:table-cell office:value-type="float" office:value="15638" calcext:value-type="float">
            <text:p>15638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style-name="ce1"/>
          <table:table-cell office:value-type="float" office:value="14336" calcext:value-type="float">
            <text:p>14336.0</text:p>
          </table:table-cell>
          <table:table-cell office:value-type="float" office:value="23428" calcext:value-type="float">
            <text:p>23428.0</text:p>
          </table:table-cell>
          <table:table-cell office:value-type="float" office:value="158" calcext:value-type="float">
            <text:p>158.0</text:p>
          </table:table-cell>
          <table:table-cell office:value-type="float" office:value="0" calcext:value-type="float">
            <text:p>0</text:p>
          </table:table-cell>
          <table:table-cell office:value-type="float" office:value="1844" calcext:value-type="float">
            <text:p>18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style-name="ce1"/>
          <table:table-cell office:value-type="float" office:value="17367" calcext:value-type="float">
            <text:p>17367.0</text:p>
          </table:table-cell>
          <table:table-cell office:value-type="float" office:value="20689" calcext:value-type="float">
            <text:p>20689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style-name="ce1"/>
          <table:table-cell office:value-type="float" office:value="17097" calcext:value-type="float">
            <text:p>17097.0</text:p>
          </table:table-cell>
          <table:table-cell office:value-type="float" office:value="20477" calcext:value-type="float">
            <text:p>2047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846" calcext:value-type="float">
            <text:p>1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1"/>
          <table:table-cell office:value-type="float" office:value="14333" calcext:value-type="float">
            <text:p>14333.0</text:p>
          </table:table-cell>
          <table:table-cell office:value-type="float" office:value="21239" calcext:value-type="float">
            <text:p>21239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1847" calcext:value-type="float">
            <text:p>1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style-name="ce1"/>
          <table:table-cell office:value-type="float" office:value="16059" calcext:value-type="float">
            <text:p>16059.0</text:p>
          </table:table-cell>
          <table:table-cell office:value-type="float" office:value="21418" calcext:value-type="float">
            <text:p>21418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1848" calcext:value-type="float">
            <text:p>1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style-name="ce1"/>
          <table:table-cell office:value-type="float" office:value="7062" calcext:value-type="float">
            <text:p>7062.0</text:p>
          </table:table-cell>
          <table:table-cell office:value-type="float" office:value="19252" calcext:value-type="float">
            <text:p>19252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849" calcext:value-type="float">
            <text:p>18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style-name="ce1"/>
          <table:table-cell office:value-type="float" office:value="17675" calcext:value-type="float">
            <text:p>17675.0</text:p>
          </table:table-cell>
          <table:table-cell office:value-type="float" office:value="21513" calcext:value-type="float">
            <text:p>21513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style-name="ce1"/>
          <table:table-cell office:value-type="float" office:value="14320" calcext:value-type="float">
            <text:p>14320.0</text:p>
          </table:table-cell>
          <table:table-cell office:value-type="float" office:value="15632" calcext:value-type="float">
            <text:p>15632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1851" calcext:value-type="float">
            <text:p>1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1"/>
          <table:table-cell office:value-type="float" office:value="14349" calcext:value-type="float">
            <text:p>14349.0</text:p>
          </table:table-cell>
          <table:table-cell office:value-type="float" office:value="23420" calcext:value-type="float">
            <text:p>23420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style-name="ce1"/>
          <table:table-cell office:value-type="float" office:value="17383" calcext:value-type="float">
            <text:p>17383.0</text:p>
          </table:table-cell>
          <table:table-cell office:value-type="float" office:value="20718" calcext:value-type="float">
            <text:p>20718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style-name="ce1"/>
          <table:table-cell office:value-type="float" office:value="17108" calcext:value-type="float">
            <text:p>17108.0</text:p>
          </table:table-cell>
          <table:table-cell office:value-type="float" office:value="20433" calcext:value-type="float">
            <text:p>20433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style-name="ce1"/>
          <table:table-cell office:value-type="float" office:value="14327" calcext:value-type="float">
            <text:p>14327.0</text:p>
          </table:table-cell>
          <table:table-cell office:value-type="float" office:value="21224" calcext:value-type="float">
            <text:p>21224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style-name="ce1"/>
          <table:table-cell office:value-type="float" office:value="16069" calcext:value-type="float">
            <text:p>16069.0</text:p>
          </table:table-cell>
          <table:table-cell office:value-type="float" office:value="21432" calcext:value-type="float">
            <text:p>21432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1856" calcext:value-type="float">
            <text:p>1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style-name="ce1"/>
          <table:table-cell office:value-type="float" office:value="7054" calcext:value-type="float">
            <text:p>7054.0</text:p>
          </table:table-cell>
          <table:table-cell office:value-type="float" office:value="19238" calcext:value-type="float">
            <text:p>19238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style-name="ce1"/>
          <table:table-cell office:value-type="float" office:value="17709" calcext:value-type="float">
            <text:p>17709.0</text:p>
          </table:table-cell>
          <table:table-cell office:value-type="float" office:value="21563" calcext:value-type="float">
            <text:p>21563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style-name="ce1"/>
          <table:table-cell office:value-type="float" office:value="14315" calcext:value-type="float">
            <text:p>14315.0</text:p>
          </table:table-cell>
          <table:table-cell office:value-type="float" office:value="15626" calcext:value-type="float">
            <text:p>15626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859" calcext:value-type="float">
            <text:p>1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style-name="ce1"/>
          <table:table-cell office:value-type="float" office:value="14364" calcext:value-type="float">
            <text:p>14364.0</text:p>
          </table:table-cell>
          <table:table-cell office:value-type="float" office:value="23440" calcext:value-type="float">
            <text:p>23440.0</text:p>
          </table:table-cell>
          <table:table-cell office:value-type="float" office:value="161" calcext:value-type="float">
            <text:p>161.0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0717" calcext:value-type="float">
            <text:p>20717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1"/>
          <table:table-cell office:value-type="float" office:value="17106" calcext:value-type="float">
            <text:p>17106.0</text:p>
          </table:table-cell>
          <table:table-cell office:value-type="float" office:value="20432" calcext:value-type="float">
            <text:p>20432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style-name="ce1"/>
          <table:table-cell office:value-type="float" office:value="14325" calcext:value-type="float">
            <text:p>14325.0</text:p>
          </table:table-cell>
          <table:table-cell office:value-type="float" office:value="21219" calcext:value-type="float">
            <text:p>21219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086" calcext:value-type="float">
            <text:p>16086.0</text:p>
          </table:table-cell>
          <table:table-cell office:value-type="float" office:value="21455" calcext:value-type="float">
            <text:p>21455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style-name="ce1"/>
          <table:table-cell office:value-type="float" office:value="7035" calcext:value-type="float">
            <text:p>7035.0</text:p>
          </table:table-cell>
          <table:table-cell office:value-type="float" office:value="19241" calcext:value-type="float">
            <text:p>19241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865" calcext:value-type="float">
            <text:p>1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7729" calcext:value-type="float">
            <text:p>17729.0</text:p>
          </table:table-cell>
          <table:table-cell office:value-type="float" office:value="21613" calcext:value-type="float">
            <text:p>21613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style-name="ce1"/>
          <table:table-cell office:value-type="float" office:value="14310" calcext:value-type="float">
            <text:p>14310.0</text:p>
          </table:table-cell>
          <table:table-cell office:value-type="float" office:value="15626" calcext:value-type="float">
            <text:p>15626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style-name="ce1"/>
          <table:table-cell office:value-type="float" office:value="14377" calcext:value-type="float">
            <text:p>14377.0</text:p>
          </table:table-cell>
          <table:table-cell office:value-type="float" office:value="23446" calcext:value-type="float">
            <text:p>23446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0719" calcext:value-type="float">
            <text:p>20719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17105" calcext:value-type="float">
            <text:p>17105.0</text:p>
          </table:table-cell>
          <table:table-cell office:value-type="float" office:value="20421" calcext:value-type="float">
            <text:p>20421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style-name="ce1"/>
          <table:table-cell office:value-type="float" office:value="14319" calcext:value-type="float">
            <text:p>14319.0</text:p>
          </table:table-cell>
          <table:table-cell office:value-type="float" office:value="21209" calcext:value-type="float">
            <text:p>21209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1871" calcext:value-type="float">
            <text:p>1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1"/>
          <table:table-cell office:value-type="float" office:value="16115" calcext:value-type="float">
            <text:p>16115.0</text:p>
          </table:table-cell>
          <table:table-cell office:value-type="float" office:value="21501" calcext:value-type="float">
            <text:p>21501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872" calcext:value-type="float">
            <text:p>1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1"/>
          <table:table-cell office:value-type="float" office:value="6985" calcext:value-type="float">
            <text:p>6985.0</text:p>
          </table:table-cell>
          <table:table-cell office:value-type="float" office:value="19231" calcext:value-type="float">
            <text:p>19231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1"/>
          <table:table-cell office:value-type="float" office:value="14298" calcext:value-type="float">
            <text:p>14298.0</text:p>
          </table:table-cell>
          <table:table-cell office:value-type="float" office:value="15617" calcext:value-type="float">
            <text:p>15617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1"/>
          <table:table-cell office:value-type="float" office:value="14380" calcext:value-type="float">
            <text:p>14380.0</text:p>
          </table:table-cell>
          <table:table-cell office:value-type="float" office:value="23447" calcext:value-type="float">
            <text:p>23447.0</text:p>
          </table:table-cell>
          <table:table-cell office:value-type="float" office:value="163" calcext:value-type="float">
            <text:p>163.0</text:p>
          </table:table-cell>
          <table:table-cell office:value-type="float" office:value="0" calcext:value-type="float">
            <text:p>0</text:p>
          </table:table-cell>
          <table:table-cell office:value-type="float" office:value="1876" calcext:value-type="float">
            <text:p>1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0721" calcext:value-type="float">
            <text:p>20721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7101" calcext:value-type="float">
            <text:p>17101.0</text:p>
          </table:table-cell>
          <table:table-cell office:value-type="float" office:value="20417" calcext:value-type="float">
            <text:p>20417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1"/>
          <table:table-cell office:value-type="float" office:value="14319" calcext:value-type="float">
            <text:p>14319.0</text:p>
          </table:table-cell>
          <table:table-cell office:value-type="float" office:value="21210" calcext:value-type="float">
            <text:p>21210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1879" calcext:value-type="float">
            <text:p>1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1"/>
          <table:table-cell office:value-type="float" office:value="16134" calcext:value-type="float">
            <text:p>16134.0</text:p>
          </table:table-cell>
          <table:table-cell office:value-type="float" office:value="21518" calcext:value-type="float">
            <text:p>21518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1"/>
          <table:table-cell office:value-type="float" office:value="6973" calcext:value-type="float">
            <text:p>6973.0</text:p>
          </table:table-cell>
          <table:table-cell office:value-type="float" office:value="19226" calcext:value-type="float">
            <text:p>19226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1"/>
          <table:table-cell office:value-type="float" office:value="14302" calcext:value-type="float">
            <text:p>14302.0</text:p>
          </table:table-cell>
          <table:table-cell office:value-type="float" office:value="15619" calcext:value-type="float">
            <text:p>15619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882" calcext:value-type="float">
            <text:p>1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1"/>
          <table:table-cell office:value-type="float" office:value="14395" calcext:value-type="float">
            <text:p>14395.0</text:p>
          </table:table-cell>
          <table:table-cell office:value-type="float" office:value="23447" calcext:value-type="float">
            <text:p>23447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1"/>
          <table:table-cell office:value-type="float" office:value="17397" calcext:value-type="float">
            <text:p>17397.0</text:p>
          </table:table-cell>
          <table:table-cell office:value-type="float" office:value="20703" calcext:value-type="float">
            <text:p>20703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1"/>
          <table:table-cell office:value-type="float" office:value="14318" calcext:value-type="float">
            <text:p>14318.0</text:p>
          </table:table-cell>
          <table:table-cell office:value-type="float" office:value="21207" calcext:value-type="float">
            <text:p>21207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1"/>
          <table:table-cell office:value-type="float" office:value="16142" calcext:value-type="float">
            <text:p>16142.0</text:p>
          </table:table-cell>
          <table:table-cell office:value-type="float" office:value="21525" calcext:value-type="float">
            <text:p>21525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887" calcext:value-type="float">
            <text:p>1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1"/>
          <table:table-cell office:value-type="float" office:value="6962" calcext:value-type="float">
            <text:p>6962.0</text:p>
          </table:table-cell>
          <table:table-cell office:value-type="float" office:value="19218" calcext:value-type="float">
            <text:p>19218.0</text:p>
          </table:table-cell>
          <table:table-cell office:value-type="float" office:value="502" calcext:value-type="float">
            <text:p>502.0</text:p>
          </table:table-cell>
          <table:table-cell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1"/>
          <table:table-cell office:value-type="float" office:value="14276" calcext:value-type="float">
            <text:p>14276.0</text:p>
          </table:table-cell>
          <table:table-cell office:value-type="float" office:value="15626" calcext:value-type="float">
            <text:p>15626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889" calcext:value-type="float">
            <text:p>1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1"/>
          <table:table-cell office:value-type="float" office:value="14409" calcext:value-type="float">
            <text:p>14409.0</text:p>
          </table:table-cell>
          <table:table-cell office:value-type="float" office:value="23459" calcext:value-type="float">
            <text:p>23459.0</text:p>
          </table:table-cell>
          <table:table-cell office:value-type="float" office:value="165" calcext:value-type="float">
            <text:p>165.0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1"/>
          <table:table-cell office:value-type="float" office:value="17403" calcext:value-type="float">
            <text:p>17403.0</text:p>
          </table:table-cell>
          <table:table-cell office:value-type="float" office:value="20708" calcext:value-type="float">
            <text:p>20708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1"/>
          <table:table-cell office:value-type="float" office:value="14315" calcext:value-type="float">
            <text:p>14315.0</text:p>
          </table:table-cell>
          <table:table-cell office:value-type="float" office:value="21204" calcext:value-type="float">
            <text:p>21204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1892" calcext:value-type="float">
            <text:p>1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1"/>
          <table:table-cell office:value-type="float" office:value="16136" calcext:value-type="float">
            <text:p>16136.0</text:p>
          </table:table-cell>
          <table:table-cell office:value-type="float" office:value="21526" calcext:value-type="float">
            <text:p>21526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/>
          <table:table-cell office:value-type="float" office:value="6942" calcext:value-type="float">
            <text:p>6942.0</text:p>
          </table:table-cell>
          <table:table-cell office:value-type="float" office:value="19213" calcext:value-type="float">
            <text:p>19213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1"/>
          <table:table-cell office:value-type="float" office:value="14256" calcext:value-type="float">
            <text:p>14256.0</text:p>
          </table:table-cell>
          <table:table-cell office:value-type="float" office:value="15613" calcext:value-type="float">
            <text:p>15613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1"/>
          <table:table-cell office:value-type="float" office:value="14432" calcext:value-type="float">
            <text:p>14432.0</text:p>
          </table:table-cell>
          <table:table-cell office:value-type="float" office:value="23455" calcext:value-type="float">
            <text:p>23455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1896" calcext:value-type="float">
            <text:p>1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1"/>
          <table:table-cell office:value-type="float" office:value="17400" calcext:value-type="float">
            <text:p>17400.0</text:p>
          </table:table-cell>
          <table:table-cell office:value-type="float" office:value="20732" calcext:value-type="float">
            <text:p>20732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1"/>
          <table:table-cell office:value-type="float" office:value="14298" calcext:value-type="float">
            <text:p>14298.0</text:p>
          </table:table-cell>
          <table:table-cell office:value-type="float" office:value="21188" calcext:value-type="float">
            <text:p>21188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1"/>
          <table:table-cell office:value-type="float" office:value="16139" calcext:value-type="float">
            <text:p>16139.0</text:p>
          </table:table-cell>
          <table:table-cell office:value-type="float" office:value="21529" calcext:value-type="float">
            <text:p>21529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1899" calcext:value-type="float">
            <text:p>1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1"/>
          <table:table-cell office:value-type="float" office:value="6936" calcext:value-type="float">
            <text:p>6936.0</text:p>
          </table:table-cell>
          <table:table-cell office:value-type="float" office:value="19202" calcext:value-type="float">
            <text:p>19202.0</text:p>
          </table:table-cell>
          <table:table-cell office:value-type="float" office:value="504" calcext:value-type="float">
            <text:p>504.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1"/>
          <table:table-cell office:value-type="float" office:value="14241" calcext:value-type="float">
            <text:p>14241.0</text:p>
          </table:table-cell>
          <table:table-cell office:value-type="float" office:value="15599" calcext:value-type="float">
            <text:p>15599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1"/>
          <table:table-cell office:value-type="float" office:value="14472" calcext:value-type="float">
            <text:p>14472.0</text:p>
          </table:table-cell>
          <table:table-cell office:value-type="float" office:value="23459" calcext:value-type="float">
            <text:p>23459.0</text:p>
          </table:table-cell>
          <table:table-cell office:value-type="float" office:value="167" calcext:value-type="float">
            <text:p>167.0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1"/>
          <table:table-cell office:value-type="float" office:value="17394" calcext:value-type="float">
            <text:p>17394.0</text:p>
          </table:table-cell>
          <table:table-cell office:value-type="float" office:value="20746" calcext:value-type="float">
            <text:p>20746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21188" calcext:value-type="float">
            <text:p>21188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904" calcext:value-type="float">
            <text:p>1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1"/>
          <table:table-cell office:value-type="float" office:value="16151" calcext:value-type="float">
            <text:p>16151.0</text:p>
          </table:table-cell>
          <table:table-cell office:value-type="float" office:value="21543" calcext:value-type="float">
            <text:p>21543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1"/>
          <table:table-cell office:value-type="float" office:value="6902" calcext:value-type="float">
            <text:p>6902.0</text:p>
          </table:table-cell>
          <table:table-cell office:value-type="float" office:value="19175" calcext:value-type="float">
            <text:p>19175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1"/>
          <table:table-cell office:value-type="float" office:value="14208" calcext:value-type="float">
            <text:p>14208.0</text:p>
          </table:table-cell>
          <table:table-cell office:value-type="float" office:value="15562" calcext:value-type="float">
            <text:p>15562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907" calcext:value-type="float">
            <text:p>1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1"/>
          <table:table-cell office:value-type="float" office:value="14481" calcext:value-type="float">
            <text:p>14481.0</text:p>
          </table:table-cell>
          <table:table-cell office:value-type="float" office:value="23456" calcext:value-type="float">
            <text:p>23456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0768" calcext:value-type="float">
            <text:p>20768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1"/>
          <table:table-cell office:value-type="float" office:value="14255" calcext:value-type="float">
            <text:p>14255.0</text:p>
          </table:table-cell>
          <table:table-cell office:value-type="float" office:value="21164" calcext:value-type="float">
            <text:p>21164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1"/>
          <table:table-cell office:value-type="float" office:value="16196" calcext:value-type="float">
            <text:p>16196.0</text:p>
          </table:table-cell>
          <table:table-cell office:value-type="float" office:value="21593" calcext:value-type="float">
            <text:p>21593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1"/>
          <table:table-cell office:value-type="float" office:value="6887" calcext:value-type="float">
            <text:p>6887.0</text:p>
          </table:table-cell>
          <table:table-cell office:value-type="float" office:value="19154" calcext:value-type="float">
            <text:p>19154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912" calcext:value-type="float">
            <text:p>1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1"/>
          <table:table-cell office:value-type="float" office:value="14193" calcext:value-type="float">
            <text:p>14193.0</text:p>
          </table:table-cell>
          <table:table-cell office:value-type="float" office:value="15557" calcext:value-type="float">
            <text:p>15557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1"/>
          <table:table-cell office:value-type="float" office:value="14502" calcext:value-type="float">
            <text:p>14502.0</text:p>
          </table:table-cell>
          <table:table-cell office:value-type="float" office:value="23456" calcext:value-type="float">
            <text:p>23456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1914" calcext:value-type="float">
            <text:p>1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1"/>
          <table:table-cell office:value-type="float" office:value="17386" calcext:value-type="float">
            <text:p>17386.0</text:p>
          </table:table-cell>
          <table:table-cell office:value-type="float" office:value="20813" calcext:value-type="float">
            <text:p>20813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915" calcext:value-type="float">
            <text:p>1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244" calcext:value-type="float">
            <text:p>14244.0</text:p>
          </table:table-cell>
          <table:table-cell office:value-type="float" office:value="21158" calcext:value-type="float">
            <text:p>21158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1"/>
          <table:table-cell office:value-type="float" office:value="16216" calcext:value-type="float">
            <text:p>16216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1"/>
          <table:table-cell office:value-type="float" office:value="6881" calcext:value-type="float">
            <text:p>6881.0</text:p>
          </table:table-cell>
          <table:table-cell office:value-type="float" office:value="19149" calcext:value-type="float">
            <text:p>19149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1"/>
          <table:table-cell office:value-type="float" office:value="14507" calcext:value-type="float">
            <text:p>14507.0</text:p>
          </table:table-cell>
          <table:table-cell office:value-type="float" office:value="23459" calcext:value-type="float">
            <text:p>23459.0</text:p>
          </table:table-cell>
          <table:table-cell office:value-type="float" office:value="170" calcext:value-type="float">
            <text:p>170.0</text:p>
          </table:table-cell>
          <table:table-cell office:value-type="float" office:value="0" calcext:value-type="float">
            <text:p>0</text:p>
          </table:table-cell>
          <table:table-cell office:value-type="float" office:value="1920" calcext:value-type="float">
            <text:p>1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1"/>
          <table:table-cell office:value-type="float" office:value="17355" calcext:value-type="float">
            <text:p>17355.0</text:p>
          </table:table-cell>
          <table:table-cell office:value-type="float" office:value="20835" calcext:value-type="float">
            <text:p>20835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1"/>
          <table:table-cell office:value-type="float" office:value="14247" calcext:value-type="float">
            <text:p>14247.0</text:p>
          </table:table-cell>
          <table:table-cell office:value-type="float" office:value="21149" calcext:value-type="float">
            <text:p>21149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1"/>
          <table:table-cell office:value-type="float" office:value="16226" calcext:value-type="float">
            <text:p>16226.0</text:p>
          </table:table-cell>
          <table:table-cell office:value-type="float" office:value="21630" calcext:value-type="float">
            <text:p>21630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1923" calcext:value-type="float">
            <text:p>1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1"/>
          <table:table-cell office:value-type="float" office:value="6877" calcext:value-type="float">
            <text:p>6877.0</text:p>
          </table:table-cell>
          <table:table-cell office:value-type="float" office:value="19137" calcext:value-type="float">
            <text:p>19137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924" calcext:value-type="float">
            <text:p>1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1"/>
          <table:table-cell office:value-type="float" office:value="14535" calcext:value-type="float">
            <text:p>14535.0</text:p>
          </table:table-cell>
          <table:table-cell office:value-type="float" office:value="23467" calcext:value-type="float">
            <text:p>23467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34" calcext:value-type="float">
            <text:p>17334.0</text:p>
          </table:table-cell>
          <table:table-cell office:value-type="float" office:value="20864" calcext:value-type="float">
            <text:p>20864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926" calcext:value-type="float">
            <text:p>192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1"/>
          <table:table-cell office:value-type="float" office:value="14220" calcext:value-type="float">
            <text:p>14220.0</text:p>
          </table:table-cell>
          <table:table-cell office:value-type="float" office:value="21134" calcext:value-type="float">
            <text:p>21134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1"/>
          <table:table-cell office:value-type="float" office:value="16230" calcext:value-type="float">
            <text:p>16230.0</text:p>
          </table:table-cell>
          <table:table-cell office:value-type="float" office:value="21643" calcext:value-type="float">
            <text:p>21643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1"/>
          <table:table-cell office:value-type="float" office:value="6831" calcext:value-type="float">
            <text:p>6831.0</text:p>
          </table:table-cell>
          <table:table-cell office:value-type="float" office:value="19110" calcext:value-type="float">
            <text:p>19110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1"/>
          <table:table-cell office:value-type="float" office:value="14570" calcext:value-type="float">
            <text:p>14570.0</text:p>
          </table:table-cell>
          <table:table-cell office:value-type="float" office:value="23487" calcext:value-type="float">
            <text:p>23487.0</text:p>
          </table:table-cell>
          <table:table-cell office:value-type="float" office:value="172" calcext:value-type="float">
            <text:p>172.0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1"/>
          <table:table-cell office:value-type="float" office:value="17292" calcext:value-type="float">
            <text:p>17292.0</text:p>
          </table:table-cell>
          <table:table-cell office:value-type="float" office:value="20930" calcext:value-type="float">
            <text:p>20930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931" calcext:value-type="float">
            <text:p>1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1"/>
          <table:table-cell office:value-type="float" office:value="14214" calcext:value-type="float">
            <text:p>14214.0</text:p>
          </table:table-cell>
          <table:table-cell office:value-type="float" office:value="21123" calcext:value-type="float">
            <text:p>21123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932" calcext:value-type="float">
            <text:p>1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1"/>
          <table:table-cell office:value-type="float" office:value="16236" calcext:value-type="float">
            <text:p>16236.0</text:p>
          </table:table-cell>
          <table:table-cell office:value-type="float" office:value="21662" calcext:value-type="float">
            <text:p>21662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1933" calcext:value-type="float">
            <text:p>1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1"/>
          <table:table-cell office:value-type="float" office:value="6807" calcext:value-type="float">
            <text:p>6807.0</text:p>
          </table:table-cell>
          <table:table-cell office:value-type="float" office:value="19093" calcext:value-type="float">
            <text:p>19093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934" calcext:value-type="float">
            <text:p>1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1"/>
          <table:table-cell office:value-type="float" office:value="14578" calcext:value-type="float">
            <text:p>14578.0</text:p>
          </table:table-cell>
          <table:table-cell office:value-type="float" office:value="23499" calcext:value-type="float">
            <text:p>23499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1"/>
          <table:table-cell office:value-type="float" office:value="17277" calcext:value-type="float">
            <text:p>17277.0</text:p>
          </table:table-cell>
          <table:table-cell office:value-type="float" office:value="20954" calcext:value-type="float">
            <text:p>20954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1"/>
          <table:table-cell office:value-type="float" office:value="14208" calcext:value-type="float">
            <text:p>14208.0</text:p>
          </table:table-cell>
          <table:table-cell office:value-type="float" office:value="21118" calcext:value-type="float">
            <text:p>21118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937" calcext:value-type="float">
            <text:p>1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1"/>
          <table:table-cell office:value-type="float" office:value="16249" calcext:value-type="float">
            <text:p>16249.0</text:p>
          </table:table-cell>
          <table:table-cell office:value-type="float" office:value="21673" calcext:value-type="float">
            <text:p>21673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1938" calcext:value-type="float">
            <text:p>1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1"/>
          <table:table-cell office:value-type="float" office:value="6771" calcext:value-type="float">
            <text:p>6771.0</text:p>
          </table:table-cell>
          <table:table-cell office:value-type="float" office:value="19073" calcext:value-type="float">
            <text:p>19073.0</text:p>
          </table:table-cell>
          <table:table-cell office:value-type="float" office:value="510" calcext:value-type="float">
            <text:p>510.0</text:p>
          </table:table-cell>
          <table:table-cell office:value-type="float" office:value="0" calcext:value-type="float">
            <text:p>0</text:p>
          </table:table-cell>
          <table:table-cell office:value-type="float" office:value="1939" calcext:value-type="float">
            <text:p>1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1"/>
          <table:table-cell office:value-type="float" office:value="14582" calcext:value-type="float">
            <text:p>14582.0</text:p>
          </table:table-cell>
          <table:table-cell office:value-type="float" office:value="23512" calcext:value-type="float">
            <text:p>23512.0</text:p>
          </table:table-cell>
          <table:table-cell office:value-type="float" office:value="174" calcext:value-type="float">
            <text:p>174.0</text:p>
          </table:table-cell>
          <table:table-cell office:value-type="float" office:value="0" calcext:value-type="float">
            <text:p>0</text:p>
          </table:table-cell>
          <table:table-cell office:value-type="float" office:value="1940" calcext:value-type="float">
            <text:p>1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1"/>
          <table:table-cell office:value-type="float" office:value="17270" calcext:value-type="float">
            <text:p>17270.0</text:p>
          </table:table-cell>
          <table:table-cell office:value-type="float" office:value="20965" calcext:value-type="float">
            <text:p>20965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941" calcext:value-type="float">
            <text:p>1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1"/>
          <table:table-cell office:value-type="float" office:value="14207" calcext:value-type="float">
            <text:p>14207.0</text:p>
          </table:table-cell>
          <table:table-cell office:value-type="float" office:value="21114" calcext:value-type="float">
            <text:p>21114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1"/>
          <table:table-cell office:value-type="float" office:value="16255" calcext:value-type="float">
            <text:p>16255.0</text:p>
          </table:table-cell>
          <table:table-cell office:value-type="float" office:value="21679" calcext:value-type="float">
            <text:p>21679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1"/>
          <table:table-cell office:value-type="float" office:value="6750" calcext:value-type="float">
            <text:p>6750.0</text:p>
          </table:table-cell>
          <table:table-cell office:value-type="float" office:value="19057" calcext:value-type="float">
            <text:p>19057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944" calcext:value-type="float">
            <text:p>1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1"/>
          <table:table-cell office:value-type="float" office:value="14583" calcext:value-type="float">
            <text:p>14583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1"/>
          <table:table-cell office:value-type="float" office:value="17264" calcext:value-type="float">
            <text:p>17264.0</text:p>
          </table:table-cell>
          <table:table-cell office:value-type="float" office:value="20974" calcext:value-type="float">
            <text:p>20974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946" calcext:value-type="float">
            <text:p>19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1"/>
          <table:table-cell office:value-type="float" office:value="14185" calcext:value-type="float">
            <text:p>14185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1"/>
          <table:table-cell office:value-type="float" office:value="16262" calcext:value-type="float">
            <text:p>16262.0</text:p>
          </table:table-cell>
          <table:table-cell office:value-type="float" office:value="21681" calcext:value-type="float">
            <text:p>21681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1"/>
          <table:table-cell office:value-type="float" office:value="6746" calcext:value-type="float">
            <text:p>6746.0</text:p>
          </table:table-cell>
          <table:table-cell office:value-type="float" office:value="19054" calcext:value-type="float">
            <text:p>19054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1"/>
          <table:table-cell office:value-type="float" office:value="14585" calcext:value-type="float">
            <text:p>14585.0</text:p>
          </table:table-cell>
          <table:table-cell office:value-type="float" office:value="23528" calcext:value-type="float">
            <text:p>23528.0</text:p>
          </table:table-cell>
          <table:table-cell office:value-type="float" office:value="176" calcext:value-type="float">
            <text:p>176.0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1"/>
          <table:table-cell office:value-type="float" office:value="17244" calcext:value-type="float">
            <text:p>17244.0</text:p>
          </table:table-cell>
          <table:table-cell office:value-type="float" office:value="20989" calcext:value-type="float">
            <text:p>20989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951" calcext:value-type="float">
            <text:p>1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1"/>
          <table:table-cell office:value-type="float" office:value="14180" calcext:value-type="float">
            <text:p>14180.0</text:p>
          </table:table-cell>
          <table:table-cell office:value-type="float" office:value="21093" calcext:value-type="float">
            <text:p>21093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1"/>
          <table:table-cell office:value-type="float" office:value="16272" calcext:value-type="float">
            <text:p>16272.0</text:p>
          </table:table-cell>
          <table:table-cell office:value-type="float" office:value="21685" calcext:value-type="float">
            <text:p>21685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1953" calcext:value-type="float">
            <text:p>1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1"/>
          <table:table-cell office:value-type="float" office:value="6733" calcext:value-type="float">
            <text:p>6733.0</text:p>
          </table:table-cell>
          <table:table-cell office:value-type="float" office:value="19051" calcext:value-type="float">
            <text:p>19051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954" calcext:value-type="float">
            <text:p>1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23550" calcext:value-type="float">
            <text:p>23550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1"/>
          <table:table-cell office:value-type="float" office:value="17237" calcext:value-type="float">
            <text:p>17237.0</text:p>
          </table:table-cell>
          <table:table-cell office:value-type="float" office:value="20993" calcext:value-type="float">
            <text:p>20993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956" calcext:value-type="float">
            <text:p>1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1"/>
          <table:table-cell office:value-type="float" office:value="14164" calcext:value-type="float">
            <text:p>14164.0</text:p>
          </table:table-cell>
          <table:table-cell office:value-type="float" office:value="21082" calcext:value-type="float">
            <text:p>21082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1"/>
          <table:table-cell office:value-type="float" office:value="16288" calcext:value-type="float">
            <text:p>16288.0</text:p>
          </table:table-cell>
          <table:table-cell office:value-type="float" office:value="21689" calcext:value-type="float">
            <text:p>21689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1958" calcext:value-type="float">
            <text:p>1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1"/>
          <table:table-cell office:value-type="float" office:value="6699" calcext:value-type="float">
            <text:p>6699.0</text:p>
          </table:table-cell>
          <table:table-cell office:value-type="float" office:value="19031" calcext:value-type="float">
            <text:p>19031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959" calcext:value-type="float">
            <text:p>1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1"/>
          <table:table-cell office:value-type="float" office:value="14603" calcext:value-type="float">
            <text:p>14603.0</text:p>
          </table:table-cell>
          <table:table-cell office:value-type="float" office:value="23548" calcext:value-type="float">
            <text:p>23548.0</text:p>
          </table:table-cell>
          <table:table-cell office:value-type="float" office:value="178" calcext:value-type="float">
            <text:p>178.0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1"/>
          <table:table-cell office:value-type="float" office:value="17228" calcext:value-type="float">
            <text:p>17228.0</text:p>
          </table:table-cell>
          <table:table-cell office:value-type="float" office:value="21012" calcext:value-type="float">
            <text:p>21012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1"/>
          <table:table-cell office:value-type="float" office:value="14133" calcext:value-type="float">
            <text:p>14133.0</text:p>
          </table:table-cell>
          <table:table-cell office:value-type="float" office:value="21062" calcext:value-type="float">
            <text:p>21062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962" calcext:value-type="float">
            <text:p>1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1"/>
          <table:table-cell office:value-type="float" office:value="16295" calcext:value-type="float">
            <text:p>16295.0</text:p>
          </table:table-cell>
          <table:table-cell office:value-type="float" office:value="21696" calcext:value-type="float">
            <text:p>21696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963" calcext:value-type="float">
            <text:p>1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1"/>
          <table:table-cell office:value-type="float" office:value="6683" calcext:value-type="float">
            <text:p>6683.0</text:p>
          </table:table-cell>
          <table:table-cell office:value-type="float" office:value="19029" calcext:value-type="float">
            <text:p>19029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964" calcext:value-type="float">
            <text:p>1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1"/>
          <table:table-cell office:value-type="float" office:value="14603" calcext:value-type="float">
            <text:p>14603.0</text:p>
          </table:table-cell>
          <table:table-cell office:value-type="float" office:value="23548" calcext:value-type="float">
            <text:p>23548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21" calcext:value-type="float">
            <text:p>17221.0</text:p>
          </table:table-cell>
          <table:table-cell office:value-type="float" office:value="21035" calcext:value-type="float">
            <text:p>21035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1"/>
          <table:table-cell office:value-type="float" office:value="14142" calcext:value-type="float">
            <text:p>14142.0</text:p>
          </table:table-cell>
          <table:table-cell office:value-type="float" office:value="21061" calcext:value-type="float">
            <text:p>21061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1"/>
          <table:table-cell office:value-type="float" office:value="14195" calcext:value-type="float">
            <text:p>14195.0</text:p>
          </table:table-cell>
          <table:table-cell office:value-type="float" office:value="21045" calcext:value-type="float">
            <text:p>21045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967" calcext:value-type="float">
            <text:p>1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1"/>
          <table:table-cell office:value-type="float" office:value="16304" calcext:value-type="float">
            <text:p>16304.0</text:p>
          </table:table-cell>
          <table:table-cell office:value-type="float" office:value="21694" calcext:value-type="float">
            <text:p>21694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1"/>
          <table:table-cell office:value-type="float" office:value="6670" calcext:value-type="float">
            <text:p>6670.0</text:p>
          </table:table-cell>
          <table:table-cell office:value-type="float" office:value="19020" calcext:value-type="float">
            <text:p>19020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607" calcext:value-type="float">
            <text:p>14607.0</text:p>
          </table:table-cell>
          <table:table-cell office:value-type="float" office:value="23552" calcext:value-type="float">
            <text:p>23552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1"/>
          <table:table-cell office:value-type="float" office:value="17220" calcext:value-type="float">
            <text:p>17220.0</text:p>
          </table:table-cell>
          <table:table-cell office:value-type="float" office:value="21038" calcext:value-type="float">
            <text:p>21038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1"/>
          <table:table-cell office:value-type="float" office:value="14142" calcext:value-type="float">
            <text:p>14142.0</text:p>
          </table:table-cell>
          <table:table-cell office:value-type="float" office:value="21051" calcext:value-type="float">
            <text:p>21051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1"/>
          <table:table-cell office:value-type="float" office:value="14207" calcext:value-type="float">
            <text:p>14207.0</text:p>
          </table:table-cell>
          <table:table-cell office:value-type="float" office:value="21036" calcext:value-type="float">
            <text:p>2103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973" calcext:value-type="float">
            <text:p>1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1"/>
          <table:table-cell office:value-type="float" office:value="16310" calcext:value-type="float">
            <text:p>16310.0</text:p>
          </table:table-cell>
          <table:table-cell office:value-type="float" office:value="21694" calcext:value-type="float">
            <text:p>21694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style-name="ce1"/>
          <table:table-cell office:value-type="float" office:value="6670" calcext:value-type="float">
            <text:p>6670.0</text:p>
          </table:table-cell>
          <table:table-cell office:value-type="float" office:value="19017" calcext:value-type="float">
            <text:p>19017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975" calcext:value-type="float">
            <text:p>1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style-name="ce1"/>
          <table:table-cell office:value-type="float" office:value="14613" calcext:value-type="float">
            <text:p>14613.0</text:p>
          </table:table-cell>
          <table:table-cell office:value-type="float" office:value="23565" calcext:value-type="float">
            <text:p>23565.0</text:p>
          </table:table-cell>
          <table:table-cell office:value-type="float" office:value="182" calcext:value-type="float">
            <text:p>182.0</text:p>
          </table:table-cell>
          <table:table-cell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1"/>
          <table:table-cell office:value-type="float" office:value="17221" calcext:value-type="float">
            <text:p>17221.0</text:p>
          </table:table-cell>
          <table:table-cell office:value-type="float" office:value="21044" calcext:value-type="float">
            <text:p>21044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977" calcext:value-type="float">
            <text:p>1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style-name="ce1"/>
          <table:table-cell office:value-type="float" office:value="14115" calcext:value-type="float">
            <text:p>14115.0</text:p>
          </table:table-cell>
          <table:table-cell office:value-type="float" office:value="21041" calcext:value-type="float">
            <text:p>21041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style-name="ce1"/>
          <table:table-cell office:value-type="float" office:value="14231" calcext:value-type="float">
            <text:p>14231.0</text:p>
          </table:table-cell>
          <table:table-cell office:value-type="float" office:value="21024" calcext:value-type="float">
            <text:p>21024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979" calcext:value-type="float">
            <text:p>1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style-name="ce1"/>
          <table:table-cell office:value-type="float" office:value="16343" calcext:value-type="float">
            <text:p>16343.0</text:p>
          </table:table-cell>
          <table:table-cell office:value-type="float" office:value="21709" calcext:value-type="float">
            <text:p>21709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1"/>
          <table:table-cell office:value-type="float" office:value="6657" calcext:value-type="float">
            <text:p>6657.0</text:p>
          </table:table-cell>
          <table:table-cell office:value-type="float" office:value="18993" calcext:value-type="float">
            <text:p>18993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981" calcext:value-type="float">
            <text:p>1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ce1"/>
          <table:table-cell office:value-type="float" office:value="14621" calcext:value-type="float">
            <text:p>14621.0</text:p>
          </table:table-cell>
          <table:table-cell office:value-type="float" office:value="23573" calcext:value-type="float">
            <text:p>23573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style-name="ce1"/>
          <table:table-cell office:value-type="float" office:value="17220" calcext:value-type="float">
            <text:p>17220.0</text:p>
          </table:table-cell>
          <table:table-cell office:value-type="float" office:value="21054" calcext:value-type="float">
            <text:p>21054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1"/>
          <table:table-cell office:value-type="float" office:value="14094" calcext:value-type="float">
            <text:p>14094.0</text:p>
          </table:table-cell>
          <table:table-cell office:value-type="float" office:value="21033" calcext:value-type="float">
            <text:p>21033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984" calcext:value-type="float">
            <text:p>1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1"/>
          <table:table-cell office:value-type="float" office:value="14261" calcext:value-type="float">
            <text:p>14261.0</text:p>
          </table:table-cell>
          <table:table-cell office:value-type="float" office:value="21025" calcext:value-type="float">
            <text:p>2102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style-name="ce1"/>
          <table:table-cell office:value-type="float" office:value="16353" calcext:value-type="float">
            <text:p>16353.0</text:p>
          </table:table-cell>
          <table:table-cell office:value-type="float" office:value="21707" calcext:value-type="float">
            <text:p>21707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style-name="ce1"/>
          <table:table-cell office:value-type="float" office:value="6647" calcext:value-type="float">
            <text:p>6647.0</text:p>
          </table:table-cell>
          <table:table-cell office:value-type="float" office:value="18981" calcext:value-type="float">
            <text:p>1898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987" calcext:value-type="float">
            <text:p>1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style-name="ce1"/>
          <table:table-cell office:value-type="float" office:value="14625" calcext:value-type="float">
            <text:p>14625.0</text:p>
          </table:table-cell>
          <table:table-cell office:value-type="float" office:value="23591" calcext:value-type="float">
            <text:p>23591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1"/>
          <table:table-cell office:value-type="float" office:value="17217" calcext:value-type="float">
            <text:p>17217.0</text:p>
          </table:table-cell>
          <table:table-cell office:value-type="float" office:value="21076" calcext:value-type="float">
            <text:p>21076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989" calcext:value-type="float">
            <text:p>1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/>
          <table:table-cell office:value-type="float" office:value="14084" calcext:value-type="float">
            <text:p>14084.0</text:p>
          </table:table-cell>
          <table:table-cell office:value-type="float" office:value="21024" calcext:value-type="float">
            <text:p>21024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"/>
          <table:table-cell office:value-type="float" office:value="14263" calcext:value-type="float">
            <text:p>14263.0</text:p>
          </table:table-cell>
          <table:table-cell office:value-type="float" office:value="21027" calcext:value-type="float">
            <text:p>21027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/>
          <table:table-cell office:value-type="float" office:value="16390" calcext:value-type="float">
            <text:p>16390.0</text:p>
          </table:table-cell>
          <table:table-cell office:value-type="float" office:value="21714" calcext:value-type="float">
            <text:p>21714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1"/>
          <table:table-cell office:value-type="float" office:value="6635" calcext:value-type="float">
            <text:p>6635.0</text:p>
          </table:table-cell>
          <table:table-cell office:value-type="float" office:value="18964" calcext:value-type="float">
            <text:p>18964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/>
          <table:table-cell office:value-type="float" office:value="14636" calcext:value-type="float">
            <text:p>14636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1"/>
          <table:table-cell office:value-type="float" office:value="17210" calcext:value-type="float">
            <text:p>17210.0</text:p>
          </table:table-cell>
          <table:table-cell office:value-type="float" office:value="21087" calcext:value-type="float">
            <text:p>21087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/>
          <table:table-cell office:value-type="float" office:value="14080" calcext:value-type="float">
            <text:p>14080.0</text:p>
          </table:table-cell>
          <table:table-cell office:value-type="float" office:value="21026" calcext:value-type="float">
            <text:p>21026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996" calcext:value-type="float">
            <text:p>1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1"/>
          <table:table-cell office:value-type="float" office:value="14280" calcext:value-type="float">
            <text:p>14280.0</text:p>
          </table:table-cell>
          <table:table-cell office:value-type="float" office:value="21030" calcext:value-type="float">
            <text:p>2103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997" calcext:value-type="float">
            <text:p>1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"/>
          <table:table-cell office:value-type="float" office:value="16411" calcext:value-type="float">
            <text:p>16411.0</text:p>
          </table:table-cell>
          <table:table-cell office:value-type="float" office:value="21718" calcext:value-type="float">
            <text:p>21718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/>
          <table:table-cell office:value-type="float" office:value="6625" calcext:value-type="float">
            <text:p>6625.0</text:p>
          </table:table-cell>
          <table:table-cell office:value-type="float" office:value="18953" calcext:value-type="float">
            <text:p>18953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14639" calcext:value-type="float">
            <text:p>14639.0</text:p>
          </table:table-cell>
          <table:table-cell office:value-type="float" office:value="23601" calcext:value-type="float">
            <text:p>23601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/>
          <table:table-cell office:value-type="float" office:value="17205" calcext:value-type="float">
            <text:p>17205.0</text:p>
          </table:table-cell>
          <table:table-cell office:value-type="float" office:value="21099" calcext:value-type="float">
            <text:p>21099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/>
          <table:table-cell office:value-type="float" office:value="14076" calcext:value-type="float">
            <text:p>14076.0</text:p>
          </table:table-cell>
          <table:table-cell office:value-type="float" office:value="21025" calcext:value-type="float">
            <text:p>21025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21028" calcext:value-type="float">
            <text:p>21028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/>
          <table:table-cell office:value-type="float" office:value="16444" calcext:value-type="float">
            <text:p>16444.0</text:p>
          </table:table-cell>
          <table:table-cell office:value-type="float" office:value="21720" calcext:value-type="float">
            <text:p>21720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/>
          <table:table-cell office:value-type="float" office:value="6597" calcext:value-type="float">
            <text:p>6597.0</text:p>
          </table:table-cell>
          <table:table-cell office:value-type="float" office:value="18940" calcext:value-type="float">
            <text:p>18940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/>
          <table:table-cell office:value-type="float" office:value="14649" calcext:value-type="float">
            <text:p>14649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/>
          <table:table-cell office:value-type="float" office:value="17198" calcext:value-type="float">
            <text:p>17198.0</text:p>
          </table:table-cell>
          <table:table-cell office:value-type="float" office:value="21099" calcext:value-type="float">
            <text:p>21099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2007" calcext:value-type="float">
            <text:p>2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/>
          <table:table-cell office:value-type="float" office:value="14300" calcext:value-type="float">
            <text:p>14300.0</text:p>
          </table:table-cell>
          <table:table-cell office:value-type="float" office:value="21031" calcext:value-type="float">
            <text:p>21031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/>
          <table:table-cell office:value-type="float" office:value="16467" calcext:value-type="float">
            <text:p>16467.0</text:p>
          </table:table-cell>
          <table:table-cell office:value-type="float" office:value="21716" calcext:value-type="float">
            <text:p>21716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/>
          <table:table-cell office:value-type="float" office:value="6579" calcext:value-type="float">
            <text:p>6579.0</text:p>
          </table:table-cell>
          <table:table-cell office:value-type="float" office:value="18919" calcext:value-type="float">
            <text:p>18919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/>
          <table:table-cell office:value-type="float" office:value="14687" calcext:value-type="float">
            <text:p>14687.0</text:p>
          </table:table-cell>
          <table:table-cell office:value-type="float" office:value="23657" calcext:value-type="float">
            <text:p>23657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/>
          <table:table-cell office:value-type="float" office:value="17192" calcext:value-type="float">
            <text:p>17192.0</text:p>
          </table:table-cell>
          <table:table-cell office:value-type="float" office:value="21120" calcext:value-type="float">
            <text:p>21120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/>
          <table:table-cell office:value-type="float" office:value="14313" calcext:value-type="float">
            <text:p>14313.0</text:p>
          </table:table-cell>
          <table:table-cell office:value-type="float" office:value="21033" calcext:value-type="float">
            <text:p>21033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1"/>
          <table:table-cell office:value-type="float" office:value="16481" calcext:value-type="float">
            <text:p>16481.0</text:p>
          </table:table-cell>
          <table:table-cell office:value-type="float" office:value="21724" calcext:value-type="float">
            <text:p>21724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/>
          <table:table-cell office:value-type="float" office:value="6559" calcext:value-type="float">
            <text:p>6559.0</text:p>
          </table:table-cell>
          <table:table-cell office:value-type="float" office:value="18897" calcext:value-type="float">
            <text:p>18897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/>
          <table:table-cell office:value-type="float" office:value="14701" calcext:value-type="float">
            <text:p>14701.0</text:p>
          </table:table-cell>
          <table:table-cell office:value-type="float" office:value="23666" calcext:value-type="float">
            <text:p>23666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1"/>
          <table:table-cell office:value-type="float" office:value="17190" calcext:value-type="float">
            <text:p>17190.0</text:p>
          </table:table-cell>
          <table:table-cell office:value-type="float" office:value="21137" calcext:value-type="float">
            <text:p>21137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"/>
          <table:table-cell office:value-type="float" office:value="14332" calcext:value-type="float">
            <text:p>14332.0</text:p>
          </table:table-cell>
          <table:table-cell office:value-type="float" office:value="21030" calcext:value-type="float">
            <text:p>21030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"/>
          <table:table-cell office:value-type="float" office:value="16487" calcext:value-type="float">
            <text:p>16487.0</text:p>
          </table:table-cell>
          <table:table-cell office:value-type="float" office:value="21732" calcext:value-type="float">
            <text:p>2173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style-name="ce1"/>
          <table:table-cell office:value-type="float" office:value="6528" calcext:value-type="float">
            <text:p>6528.0</text:p>
          </table:table-cell>
          <table:table-cell office:value-type="float" office:value="18866" calcext:value-type="float">
            <text:p>18866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style-name="ce1"/>
          <table:table-cell office:value-type="float" office:value="14701" calcext:value-type="float">
            <text:p>14701.0</text:p>
          </table:table-cell>
          <table:table-cell office:value-type="float" office:value="23666" calcext:value-type="float">
            <text:p>23666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style-name="ce1"/>
          <table:table-cell office:value-type="float" office:value="17173" calcext:value-type="float">
            <text:p>17173.0</text:p>
          </table:table-cell>
          <table:table-cell office:value-type="float" office:value="21163" calcext:value-type="float">
            <text:p>21163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style-name="ce1"/>
          <table:table-cell office:value-type="float" office:value="14340" calcext:value-type="float">
            <text:p>14340.0</text:p>
          </table:table-cell>
          <table:table-cell office:value-type="float" office:value="21028" calcext:value-type="float">
            <text:p>21028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style-name="ce1"/>
          <table:table-cell office:value-type="float" office:value="16502" calcext:value-type="float">
            <text:p>16502.0</text:p>
          </table:table-cell>
          <table:table-cell office:value-type="float" office:value="21739" calcext:value-type="float">
            <text:p>21739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style-name="ce1"/>
          <table:table-cell office:value-type="float" office:value="6513" calcext:value-type="float">
            <text:p>6513.0</text:p>
          </table:table-cell>
          <table:table-cell office:value-type="float" office:value="18856" calcext:value-type="float">
            <text:p>18856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2026" calcext:value-type="float">
            <text:p>2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style-name="ce1"/>
          <table:table-cell office:value-type="float" office:value="14715" calcext:value-type="float">
            <text:p>14715.0</text:p>
          </table:table-cell>
          <table:table-cell office:value-type="float" office:value="23667" calcext:value-type="float">
            <text:p>23667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1"/>
          <table:table-cell office:value-type="float" office:value="17167" calcext:value-type="float">
            <text:p>17167.0</text:p>
          </table:table-cell>
          <table:table-cell office:value-type="float" office:value="21080" calcext:value-type="float">
            <text:p>21080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style-name="ce1"/>
          <table:table-cell office:value-type="float" office:value="17100" calcext:value-type="float">
            <text:p>17100.0</text:p>
          </table:table-cell>
          <table:table-cell office:value-type="float" office:value="21216" calcext:value-type="float">
            <text:p>21216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style-name="ce1"/>
          <table:table-cell office:value-type="float" office:value="14345" calcext:value-type="float">
            <text:p>14345.0</text:p>
          </table:table-cell>
          <table:table-cell office:value-type="float" office:value="21032" calcext:value-type="float">
            <text:p>21032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style-name="ce1"/>
          <table:table-cell office:value-type="float" office:value="16519" calcext:value-type="float">
            <text:p>16519.0</text:p>
          </table:table-cell>
          <table:table-cell office:value-type="float" office:value="21747" calcext:value-type="float">
            <text:p>21747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style-name="ce1"/>
          <table:table-cell office:value-type="float" office:value="6465" calcext:value-type="float">
            <text:p>6465.0</text:p>
          </table:table-cell>
          <table:table-cell office:value-type="float" office:value="18819" calcext:value-type="float">
            <text:p>18819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style-name="ce1"/>
          <table:table-cell office:value-type="float" office:value="14737" calcext:value-type="float">
            <text:p>14737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style-name="ce1"/>
          <table:table-cell office:value-type="float" office:value="14722" calcext:value-type="float">
            <text:p>14722.0</text:p>
          </table:table-cell>
          <table:table-cell office:value-type="float" office:value="23653" calcext:value-type="float">
            <text:p>23653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032" calcext:value-type="float">
            <text:p>2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style-name="ce1"/>
          <table:table-cell office:value-type="float" office:value="17162" calcext:value-type="float">
            <text:p>17162.0</text:p>
          </table:table-cell>
          <table:table-cell office:value-type="float" office:value="21061" calcext:value-type="float">
            <text:p>21061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style-name="ce1"/>
          <table:table-cell office:value-type="float" office:value="17086" calcext:value-type="float">
            <text:p>17086.0</text:p>
          </table:table-cell>
          <table:table-cell office:value-type="float" office:value="21246" calcext:value-type="float">
            <text:p>2124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4353" calcext:value-type="float">
            <text:p>14353.0</text:p>
          </table:table-cell>
          <table:table-cell office:value-type="float" office:value="21037" calcext:value-type="float">
            <text:p>21037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style-name="ce1"/>
          <table:table-cell office:value-type="float" office:value="16531" calcext:value-type="float">
            <text:p>16531.0</text:p>
          </table:table-cell>
          <table:table-cell office:value-type="float" office:value="21753" calcext:value-type="float">
            <text:p>21753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/>
          <table:table-cell office:value-type="float" office:value="6457" calcext:value-type="float">
            <text:p>6457.0</text:p>
          </table:table-cell>
          <table:table-cell office:value-type="float" office:value="18815" calcext:value-type="float">
            <text:p>18815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style-name="ce1"/>
          <table:table-cell office:value-type="float" office:value="14750" calcext:value-type="float">
            <text:p>14750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038" calcext:value-type="float">
            <text:p>2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style-name="ce1"/>
          <table:table-cell office:value-type="float" office:value="14722" calcext:value-type="float">
            <text:p>14722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2039" calcext:value-type="float">
            <text:p>2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style-name="ce1"/>
          <table:table-cell office:value-type="float" office:value="17156" calcext:value-type="float">
            <text:p>17156.0</text:p>
          </table:table-cell>
          <table:table-cell office:value-type="float" office:value="21048" calcext:value-type="float">
            <text:p>21048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/>
          <table:table-cell office:value-type="float" office:value="17070" calcext:value-type="float">
            <text:p>17070.0</text:p>
          </table:table-cell>
          <table:table-cell office:value-type="float" office:value="21284" calcext:value-type="float">
            <text:p>21284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style-name="ce1"/>
          <table:table-cell office:value-type="float" office:value="16542" calcext:value-type="float">
            <text:p>16542.0</text:p>
          </table:table-cell>
          <table:table-cell office:value-type="float" office:value="21752" calcext:value-type="float">
            <text:p>21752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style-name="ce1"/>
          <table:table-cell office:value-type="float" office:value="6443" calcext:value-type="float">
            <text:p>6443.0</text:p>
          </table:table-cell>
          <table:table-cell office:value-type="float" office:value="18795" calcext:value-type="float">
            <text:p>18795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style-name="ce1"/>
          <table:table-cell office:value-type="float" office:value="14785" calcext:value-type="float">
            <text:p>14785.0</text:p>
          </table:table-cell>
          <table:table-cell office:value-type="float" office:value="23747" calcext:value-type="float">
            <text:p>23747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style-name="ce1"/>
          <table:table-cell office:value-type="float" office:value="14721" calcext:value-type="float">
            <text:p>14721.0</text:p>
          </table:table-cell>
          <table:table-cell office:value-type="float" office:value="23639" calcext:value-type="float">
            <text:p>23639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style-name="ce1"/>
          <table:table-cell office:value-type="float" office:value="17146" calcext:value-type="float">
            <text:p>17146.0</text:p>
          </table:table-cell>
          <table:table-cell office:value-type="float" office:value="21035" calcext:value-type="float">
            <text:p>21035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style-name="ce1"/>
          <table:table-cell office:value-type="float" office:value="17076" calcext:value-type="float">
            <text:p>17076.0</text:p>
          </table:table-cell>
          <table:table-cell office:value-type="float" office:value="21330" calcext:value-type="float">
            <text:p>21330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style-name="ce1"/>
          <table:table-cell office:value-type="float" office:value="16558" calcext:value-type="float">
            <text:p>16558.0</text:p>
          </table:table-cell>
          <table:table-cell office:value-type="float" office:value="21757" calcext:value-type="float">
            <text:p>21757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style-name="ce1"/>
          <table:table-cell office:value-type="float" office:value="6438" calcext:value-type="float">
            <text:p>6438.0</text:p>
          </table:table-cell>
          <table:table-cell office:value-type="float" office:value="18787" calcext:value-type="float">
            <text:p>18787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style-name="ce1"/>
          <table:table-cell office:value-type="float" office:value="14803" calcext:value-type="float">
            <text:p>14803.0</text:p>
          </table:table-cell>
          <table:table-cell office:value-type="float" office:value="23756" calcext:value-type="float">
            <text:p>23756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style-name="ce1"/>
          <table:table-cell office:value-type="float" office:value="14720" calcext:value-type="float">
            <text:p>14720.0</text:p>
          </table:table-cell>
          <table:table-cell office:value-type="float" office:value="23647" calcext:value-type="float">
            <text:p>23647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052" calcext:value-type="float">
            <text:p>2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style-name="ce1"/>
          <table:table-cell office:value-type="float" office:value="17145" calcext:value-type="float">
            <text:p>17145.0</text:p>
          </table:table-cell>
          <table:table-cell office:value-type="float" office:value="21030" calcext:value-type="float">
            <text:p>21030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style-name="ce1"/>
          <table:table-cell office:value-type="float" office:value="17160" calcext:value-type="float">
            <text:p>17160.0</text:p>
          </table:table-cell>
          <table:table-cell office:value-type="float" office:value="21384" calcext:value-type="float">
            <text:p>21384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054" calcext:value-type="float">
            <text:p>2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style-name="ce1"/>
          <table:table-cell office:value-type="float" office:value="16570" calcext:value-type="float">
            <text:p>16570.0</text:p>
          </table:table-cell>
          <table:table-cell office:value-type="float" office:value="21746" calcext:value-type="float">
            <text:p>21746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style-name="ce1"/>
          <table:table-cell office:value-type="float" office:value="6425" calcext:value-type="float">
            <text:p>6425.0</text:p>
          </table:table-cell>
          <table:table-cell office:value-type="float" office:value="18779" calcext:value-type="float">
            <text:p>18779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style-name="ce1"/>
          <table:table-cell office:value-type="float" office:value="14813" calcext:value-type="float">
            <text:p>14813.0</text:p>
          </table:table-cell>
          <table:table-cell office:value-type="float" office:value="23767" calcext:value-type="float">
            <text:p>23767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style-name="ce1"/>
          <table:table-cell office:value-type="float" office:value="14720" calcext:value-type="float">
            <text:p>14720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02" calcext:value-type="float">
            <text:p>17202.0</text:p>
          </table:table-cell>
          <table:table-cell office:value-type="float" office:value="21398" calcext:value-type="float">
            <text:p>21398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style-name="ce1"/>
          <table:table-cell office:value-type="float" office:value="16576" calcext:value-type="float">
            <text:p>16576.0</text:p>
          </table:table-cell>
          <table:table-cell office:value-type="float" office:value="21747" calcext:value-type="float">
            <text:p>21747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style-name="ce1"/>
          <table:table-cell office:value-type="float" office:value="6420" calcext:value-type="float">
            <text:p>6420.0</text:p>
          </table:table-cell>
          <table:table-cell office:value-type="float" office:value="18775" calcext:value-type="float">
            <text:p>18775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style-name="ce1"/>
          <table:table-cell office:value-type="float" office:value="14832" calcext:value-type="float">
            <text:p>14832.0</text:p>
          </table:table-cell>
          <table:table-cell office:value-type="float" office:value="23779" calcext:value-type="float">
            <text:p>2377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style-name="ce1"/>
          <table:table-cell office:value-type="float" office:value="14722" calcext:value-type="float">
            <text:p>14722.0</text:p>
          </table:table-cell>
          <table:table-cell office:value-type="float" office:value="23660" calcext:value-type="float">
            <text:p>23660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style-name="ce1"/>
          <table:table-cell office:value-type="float" office:value="17212" calcext:value-type="float">
            <text:p>17212.0</text:p>
          </table:table-cell>
          <table:table-cell office:value-type="float" office:value="21392" calcext:value-type="float">
            <text:p>21392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style-name="ce1"/>
          <table:table-cell office:value-type="float" office:value="16581" calcext:value-type="float">
            <text:p>16581.0</text:p>
          </table:table-cell>
          <table:table-cell office:value-type="float" office:value="21749" calcext:value-type="float">
            <text:p>21749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style-name="ce1"/>
          <table:table-cell office:value-type="float" office:value="6403" calcext:value-type="float">
            <text:p>6403.0</text:p>
          </table:table-cell>
          <table:table-cell office:value-type="float" office:value="18731" calcext:value-type="float">
            <text:p>18731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style-name="ce1"/>
          <table:table-cell office:value-type="float" office:value="14870" calcext:value-type="float">
            <text:p>14870.0</text:p>
          </table:table-cell>
          <table:table-cell office:value-type="float" office:value="23809" calcext:value-type="float">
            <text:p>23809.0</text:p>
          </table:table-cell>
          <table:table-cell office:value-type="float" office:value="184" calcext:value-type="float">
            <text:p>184.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style-name="ce1"/>
          <table:table-cell office:value-type="float" office:value="14725" calcext:value-type="float">
            <text:p>14725.0</text:p>
          </table:table-cell>
          <table:table-cell office:value-type="float" office:value="23662" calcext:value-type="float">
            <text:p>23662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style-name="ce1"/>
          <table:table-cell office:value-type="float" office:value="17212" calcext:value-type="float">
            <text:p>17212.0</text:p>
          </table:table-cell>
          <table:table-cell office:value-type="float" office:value="21392" calcext:value-type="float">
            <text:p>21392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style-name="ce1"/>
          <table:table-cell office:value-type="float" office:value="16592" calcext:value-type="float">
            <text:p>16592.0</text:p>
          </table:table-cell>
          <table:table-cell office:value-type="float" office:value="21753" calcext:value-type="float">
            <text:p>21753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style-name="ce1"/>
          <table:table-cell office:value-type="float" office:value="6411" calcext:value-type="float">
            <text:p>6411.0</text:p>
          </table:table-cell>
          <table:table-cell office:value-type="float" office:value="18766" calcext:value-type="float">
            <text:p>18766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style-name="ce1"/>
          <table:table-cell office:value-type="float" office:value="14918" calcext:value-type="float">
            <text:p>14918.0</text:p>
          </table:table-cell>
          <table:table-cell office:value-type="float" office:value="23830" calcext:value-type="float">
            <text:p>23830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style-name="ce1"/>
          <table:table-cell office:value-type="float" office:value="14732" calcext:value-type="float">
            <text:p>14732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style-name="ce1"/>
          <table:table-cell office:value-type="float" office:value="17224" calcext:value-type="float">
            <text:p>17224.0</text:p>
          </table:table-cell>
          <table:table-cell office:value-type="float" office:value="21312" calcext:value-type="float">
            <text:p>21312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style-name="ce1"/>
          <table:table-cell office:value-type="float" office:value="16615" calcext:value-type="float">
            <text:p>16615.0</text:p>
          </table:table-cell>
          <table:table-cell office:value-type="float" office:value="21753" calcext:value-type="float">
            <text:p>21753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style-name="ce1"/>
          <table:table-cell office:value-type="float" office:value="6398" calcext:value-type="float">
            <text:p>6398.0</text:p>
          </table:table-cell>
          <table:table-cell office:value-type="float" office:value="18721" calcext:value-type="float">
            <text:p>18721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style-name="ce1"/>
          <table:table-cell office:value-type="float" office:value="14938" calcext:value-type="float">
            <text:p>14938.0</text:p>
          </table:table-cell>
          <table:table-cell office:value-type="float" office:value="23832" calcext:value-type="float">
            <text:p>23832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style-name="ce1"/>
          <table:table-cell office:value-type="float" office:value="14742" calcext:value-type="float">
            <text:p>14742.0</text:p>
          </table:table-cell>
          <table:table-cell office:value-type="float" office:value="23659" calcext:value-type="float">
            <text:p>23659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2079" calcext:value-type="float">
            <text:p>2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style-name="ce1"/>
          <table:table-cell office:value-type="float" office:value="17228" calcext:value-type="float">
            <text:p>17228.0</text:p>
          </table:table-cell>
          <table:table-cell office:value-type="float" office:value="21286" calcext:value-type="float">
            <text:p>2128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style-name="ce1"/>
          <table:table-cell office:value-type="float" office:value="16630" calcext:value-type="float">
            <text:p>16630.0</text:p>
          </table:table-cell>
          <table:table-cell office:value-type="float" office:value="21755" calcext:value-type="float">
            <text:p>21755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style-name="ce1"/>
          <table:table-cell office:value-type="float" office:value="6389" calcext:value-type="float">
            <text:p>6389.0</text:p>
          </table:table-cell>
          <table:table-cell office:value-type="float" office:value="18716" calcext:value-type="float">
            <text:p>18716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style-name="ce1"/>
          <table:table-cell office:value-type="float" office:value="14947" calcext:value-type="float">
            <text:p>14947.0</text:p>
          </table:table-cell>
          <table:table-cell office:value-type="float" office:value="23835" calcext:value-type="float">
            <text:p>23835.0</text:p>
          </table:table-cell>
          <table:table-cell office:value-type="float" office:value="187" calcext:value-type="float">
            <text:p>187.0</text:p>
          </table:table-cell>
          <table:table-cell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style-name="ce1"/>
          <table:table-cell office:value-type="float" office:value="14751" calcext:value-type="float">
            <text:p>14751.0</text:p>
          </table:table-cell>
          <table:table-cell office:value-type="float" office:value="23649" calcext:value-type="float">
            <text:p>23649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2084" calcext:value-type="float">
            <text:p>2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style-name="ce1"/>
          <table:table-cell office:value-type="float" office:value="17231" calcext:value-type="float">
            <text:p>17231.0</text:p>
          </table:table-cell>
          <table:table-cell office:value-type="float" office:value="21277" calcext:value-type="float">
            <text:p>2127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style-name="ce1"/>
          <table:table-cell office:value-type="float" office:value="16643" calcext:value-type="float">
            <text:p>16643.0</text:p>
          </table:table-cell>
          <table:table-cell office:value-type="float" office:value="21749" calcext:value-type="float">
            <text:p>21749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style-name="ce1"/>
          <table:table-cell office:value-type="float" office:value="6383" calcext:value-type="float">
            <text:p>6383.0</text:p>
          </table:table-cell>
          <table:table-cell office:value-type="float" office:value="18705" calcext:value-type="float">
            <text:p>18705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2087" calcext:value-type="float">
            <text:p>2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style-name="ce1"/>
          <table:table-cell office:value-type="float" office:value="14958" calcext:value-type="float">
            <text:p>14958.0</text:p>
          </table:table-cell>
          <table:table-cell office:value-type="float" office:value="23834" calcext:value-type="float">
            <text:p>23834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style-name="ce1"/>
          <table:table-cell office:value-type="float" office:value="14759" calcext:value-type="float">
            <text:p>14759.0</text:p>
          </table:table-cell>
          <table:table-cell office:value-type="float" office:value="23646" calcext:value-type="float">
            <text:p>23646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style-name="ce1"/>
          <table:table-cell office:value-type="float" office:value="17224" calcext:value-type="float">
            <text:p>17224.0</text:p>
          </table:table-cell>
          <table:table-cell office:value-type="float" office:value="21265" calcext:value-type="float">
            <text:p>21265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style-name="ce1"/>
          <table:table-cell office:value-type="float" office:value="16660" calcext:value-type="float">
            <text:p>16660.0</text:p>
          </table:table-cell>
          <table:table-cell office:value-type="float" office:value="21745" calcext:value-type="float">
            <text:p>21745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style-name="ce1"/>
          <table:table-cell office:value-type="float" office:value="6384" calcext:value-type="float">
            <text:p>6384.0</text:p>
          </table:table-cell>
          <table:table-cell office:value-type="float" office:value="18708" calcext:value-type="float">
            <text:p>18708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style-name="ce1"/>
          <table:table-cell office:value-type="float" office:value="14970" calcext:value-type="float">
            <text:p>14970.0</text:p>
          </table:table-cell>
          <table:table-cell office:value-type="float" office:value="23834" calcext:value-type="float">
            <text:p>23834.0</text:p>
          </table:table-cell>
          <table:table-cell office:value-type="float" office:value="189" calcext:value-type="float">
            <text:p>189.0</text:p>
          </table:table-cell>
          <table:table-cell office:value-type="float" office:value="0" calcext:value-type="float">
            <text:p>0</text:p>
          </table:table-cell>
          <table:table-cell office:value-type="float" office:value="2093" calcext:value-type="float">
            <text:p>2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style-name="ce1"/>
          <table:table-cell office:value-type="float" office:value="14757" calcext:value-type="float">
            <text:p>14757.0</text:p>
          </table:table-cell>
          <table:table-cell office:value-type="float" office:value="23640" calcext:value-type="float">
            <text:p>23640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2094" calcext:value-type="float">
            <text:p>2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/>
          <table:table-cell office:value-type="float" office:value="17220" calcext:value-type="float">
            <text:p>17220.0</text:p>
          </table:table-cell>
          <table:table-cell office:value-type="float" office:value="21257" calcext:value-type="float">
            <text:p>21257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style-name="ce1"/>
          <table:table-cell office:value-type="float" office:value="16670" calcext:value-type="float">
            <text:p>16670.0</text:p>
          </table:table-cell>
          <table:table-cell office:value-type="float" office:value="21739" calcext:value-type="float">
            <text:p>2173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style-name="ce1"/>
          <table:table-cell office:value-type="float" office:value="6375" calcext:value-type="float">
            <text:p>6375.0</text:p>
          </table:table-cell>
          <table:table-cell office:value-type="float" office:value="18703" calcext:value-type="float">
            <text:p>18703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style-name="ce1"/>
          <table:table-cell office:value-type="float" office:value="14981" calcext:value-type="float">
            <text:p>14981.0</text:p>
          </table:table-cell>
          <table:table-cell office:value-type="float" office:value="23839" calcext:value-type="float">
            <text:p>23839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style-name="ce1"/>
          <table:table-cell office:value-type="float" office:value="14764" calcext:value-type="float">
            <text:p>14764.0</text:p>
          </table:table-cell>
          <table:table-cell office:value-type="float" office:value="23637" calcext:value-type="float">
            <text:p>23637.0</text:p>
          </table:table-cell>
          <table:table-cell office:value-type="float" office:value="206" calcext:value-type="float">
            <text:p>206.0</text:p>
          </table:table-cell>
          <table:table-cell office:value-type="float" office:value="0" calcext:value-type="float">
            <text:p>0</text:p>
          </table:table-cell>
          <table:table-cell office:value-type="float" office:value="2099" calcext:value-type="float">
            <text:p>2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style-name="ce1"/>
          <table:table-cell office:value-type="float" office:value="17228" calcext:value-type="float">
            <text:p>17228.0</text:p>
          </table:table-cell>
          <table:table-cell office:value-type="float" office:value="21246" calcext:value-type="float">
            <text:p>21246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style-name="ce1"/>
          <table:table-cell office:value-type="float" office:value="16682" calcext:value-type="float">
            <text:p>16682.0</text:p>
          </table:table-cell>
          <table:table-cell office:value-type="float" office:value="21736" calcext:value-type="float">
            <text:p>21736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style-name="ce1"/>
          <table:table-cell office:value-type="float" office:value="6364" calcext:value-type="float">
            <text:p>6364.0</text:p>
          </table:table-cell>
          <table:table-cell office:value-type="float" office:value="18700" calcext:value-type="float">
            <text:p>18700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style-name="ce1"/>
          <table:table-cell office:value-type="float" office:value="14983" calcext:value-type="float">
            <text:p>14983.0</text:p>
          </table:table-cell>
          <table:table-cell office:value-type="float" office:value="23836" calcext:value-type="float">
            <text:p>23836.0</text:p>
          </table:table-cell>
          <table:table-cell office:value-type="float" office:value="191" calcext:value-type="float">
            <text:p>191.0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style-name="ce1"/>
          <table:table-cell office:value-type="float" office:value="14764" calcext:value-type="float">
            <text:p>14764.0</text:p>
          </table:table-cell>
          <table:table-cell office:value-type="float" office:value="23630" calcext:value-type="float">
            <text:p>23630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2104" calcext:value-type="float">
            <text:p>2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29" calcext:value-type="float">
            <text:p>17229.0</text:p>
          </table:table-cell>
          <table:table-cell office:value-type="float" office:value="21241" calcext:value-type="float">
            <text:p>21241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2105" calcext:value-type="float">
            <text:p>210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style-name="ce1"/>
          <table:table-cell office:value-type="float" office:value="16702" calcext:value-type="float">
            <text:p>16702.0</text:p>
          </table:table-cell>
          <table:table-cell office:value-type="float" office:value="21717" calcext:value-type="float">
            <text:p>21717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style-name="ce1"/>
          <table:table-cell office:value-type="float" office:value="6359" calcext:value-type="float">
            <text:p>6359.0</text:p>
          </table:table-cell>
          <table:table-cell office:value-type="float" office:value="18695" calcext:value-type="float">
            <text:p>18695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style-name="ce1"/>
          <table:table-cell office:value-type="float" office:value="14994" calcext:value-type="float">
            <text:p>14994.0</text:p>
          </table:table-cell>
          <table:table-cell office:value-type="float" office:value="23828" calcext:value-type="float">
            <text:p>23828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style-name="ce1"/>
          <table:table-cell office:value-type="float" office:value="14770" calcext:value-type="float">
            <text:p>14770.0</text:p>
          </table:table-cell>
          <table:table-cell office:value-type="float" office:value="23620" calcext:value-type="float">
            <text:p>23620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style-name="ce1"/>
          <table:table-cell office:value-type="float" office:value="17227" calcext:value-type="float">
            <text:p>17227.0</text:p>
          </table:table-cell>
          <table:table-cell office:value-type="float" office:value="21223" calcext:value-type="float">
            <text:p>21223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style-name="ce1"/>
          <table:table-cell office:value-type="float" office:value="16719" calcext:value-type="float">
            <text:p>16719.0</text:p>
          </table:table-cell>
          <table:table-cell office:value-type="float" office:value="21716" calcext:value-type="float">
            <text:p>21716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2111" calcext:value-type="float">
            <text:p>2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style-name="ce1"/>
          <table:table-cell office:value-type="float" office:value="6345" calcext:value-type="float">
            <text:p>6345.0</text:p>
          </table:table-cell>
          <table:table-cell office:value-type="float" office:value="18686" calcext:value-type="float">
            <text:p>18686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2112" calcext:value-type="float">
            <text:p>2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style-name="ce1"/>
          <table:table-cell office:value-type="float" office:value="14994" calcext:value-type="float">
            <text:p>14994.0</text:p>
          </table:table-cell>
          <table:table-cell office:value-type="float" office:value="23828" calcext:value-type="float">
            <text:p>23828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style-name="ce1"/>
          <table:table-cell office:value-type="float" office:value="14777" calcext:value-type="float">
            <text:p>14777.0</text:p>
          </table:table-cell>
          <table:table-cell office:value-type="float" office:value="23615" calcext:value-type="float">
            <text:p>23615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2114" calcext:value-type="float">
            <text:p>2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style-name="ce1"/>
          <table:table-cell office:value-type="float" office:value="17227" calcext:value-type="float">
            <text:p>17227.0</text:p>
          </table:table-cell>
          <table:table-cell office:value-type="float" office:value="21223" calcext:value-type="float">
            <text:p>2122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style-name="ce1"/>
          <table:table-cell office:value-type="float" office:value="16740" calcext:value-type="float">
            <text:p>16740.0</text:p>
          </table:table-cell>
          <table:table-cell office:value-type="float" office:value="21699" calcext:value-type="float">
            <text:p>21699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2116" calcext:value-type="float">
            <text:p>2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style-name="ce1"/>
          <table:table-cell office:value-type="float" office:value="6342" calcext:value-type="float">
            <text:p>6342.0</text:p>
          </table:table-cell>
          <table:table-cell office:value-type="float" office:value="18682" calcext:value-type="float">
            <text:p>18682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style-name="ce1"/>
          <table:table-cell office:value-type="float" office:value="14996" calcext:value-type="float">
            <text:p>14996.0</text:p>
          </table:table-cell>
          <table:table-cell office:value-type="float" office:value="23826" calcext:value-type="float">
            <text:p>23826.0</text:p>
          </table:table-cell>
          <table:table-cell office:value-type="float" office:value="194" calcext:value-type="float">
            <text:p>194.0</text:p>
          </table:table-cell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style-name="ce1"/>
          <table:table-cell office:value-type="float" office:value="14780" calcext:value-type="float">
            <text:p>14780.0</text:p>
          </table:table-cell>
          <table:table-cell office:value-type="float" office:value="23611" calcext:value-type="float">
            <text:p>23611.0</text:p>
          </table:table-cell>
          <table:table-cell office:value-type="float" office:value="212" calcext:value-type="float">
            <text:p>212.0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style-name="ce1"/>
          <table:table-cell office:value-type="float" office:value="17228" calcext:value-type="float">
            <text:p>17228.0</text:p>
          </table:table-cell>
          <table:table-cell office:value-type="float" office:value="21245" calcext:value-type="float">
            <text:p>2124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120" calcext:value-type="float">
            <text:p>2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style-name="ce1"/>
          <table:table-cell office:value-type="float" office:value="16828" calcext:value-type="float">
            <text:p>16828.0</text:p>
          </table:table-cell>
          <table:table-cell office:value-type="float" office:value="21701" calcext:value-type="float">
            <text:p>21701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2121" calcext:value-type="float">
            <text:p>2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style-name="ce1"/>
          <table:table-cell office:value-type="float" office:value="6328" calcext:value-type="float">
            <text:p>6328.0</text:p>
          </table:table-cell>
          <table:table-cell office:value-type="float" office:value="18673" calcext:value-type="float">
            <text:p>18673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2122" calcext:value-type="float">
            <text:p>2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style-name="ce1"/>
          <table:table-cell office:value-type="float" office:value="15001" calcext:value-type="float">
            <text:p>15001.0</text:p>
          </table:table-cell>
          <table:table-cell office:value-type="float" office:value="23819" calcext:value-type="float">
            <text:p>23819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2123" calcext:value-type="float">
            <text:p>2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style-name="ce1"/>
          <table:table-cell office:value-type="float" office:value="14777" calcext:value-type="float">
            <text:p>14777.0</text:p>
          </table:table-cell>
          <table:table-cell office:value-type="float" office:value="23610" calcext:value-type="float">
            <text:p>23610.0</text:p>
          </table:table-cell>
          <table:table-cell office:value-type="float" office:value="214" calcext:value-type="float">
            <text:p>214.0</text:p>
          </table:table-cell>
          <table:table-cell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style-name="ce1"/>
          <table:table-cell office:value-type="float" office:value="17244" calcext:value-type="float">
            <text:p>17244.0</text:p>
          </table:table-cell>
          <table:table-cell office:value-type="float" office:value="21263" calcext:value-type="float">
            <text:p>21263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925" calcext:value-type="float">
            <text:p>16925.0</text:p>
          </table:table-cell>
          <table:table-cell office:value-type="float" office:value="21677" calcext:value-type="float">
            <text:p>21677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2126" calcext:value-type="float">
            <text:p>212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style-name="ce1"/>
          <table:table-cell office:value-type="float" office:value="6316" calcext:value-type="float">
            <text:p>6316.0</text:p>
          </table:table-cell>
          <table:table-cell office:value-type="float" office:value="18675" calcext:value-type="float">
            <text:p>18675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2127" calcext:value-type="float">
            <text:p>2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23818" calcext:value-type="float">
            <text:p>23818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23607" calcext:value-type="float">
            <text:p>23607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style-name="ce1"/>
          <table:table-cell office:value-type="float" office:value="17243" calcext:value-type="float">
            <text:p>17243.0</text:p>
          </table:table-cell>
          <table:table-cell office:value-type="float" office:value="21283" calcext:value-type="float">
            <text:p>21283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style-name="ce1"/>
          <table:table-cell office:value-type="float" office:value="16982" calcext:value-type="float">
            <text:p>16982.0</text:p>
          </table:table-cell>
          <table:table-cell office:value-type="float" office:value="21650" calcext:value-type="float">
            <text:p>21650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style-name="ce1"/>
          <table:table-cell office:value-type="float" office:value="6302" calcext:value-type="float">
            <text:p>6302.0</text:p>
          </table:table-cell>
          <table:table-cell office:value-type="float" office:value="18664" calcext:value-type="float">
            <text:p>18664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style-name="ce1"/>
          <table:table-cell office:value-type="float" office:value="15010" calcext:value-type="float">
            <text:p>15010.0</text:p>
          </table:table-cell>
          <table:table-cell office:value-type="float" office:value="23819" calcext:value-type="float">
            <text:p>23819.0</text:p>
          </table:table-cell>
          <table:table-cell office:value-type="float" office:value="197" calcext:value-type="float">
            <text:p>197.0</text:p>
          </table:table-cell>
          <table:table-cell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style-name="ce1"/>
          <table:table-cell office:value-type="float" office:value="14800" calcext:value-type="float">
            <text:p>14800.0</text:p>
          </table:table-cell>
          <table:table-cell office:value-type="float" office:value="23603" calcext:value-type="float">
            <text:p>23603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style-name="ce1"/>
          <table:table-cell office:value-type="float" office:value="17227" calcext:value-type="float">
            <text:p>17227.0</text:p>
          </table:table-cell>
          <table:table-cell office:value-type="float" office:value="21304" calcext:value-type="float">
            <text:p>21304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style-name="ce1"/>
          <table:table-cell office:value-type="float" office:value="16982" calcext:value-type="float">
            <text:p>16982.0</text:p>
          </table:table-cell>
          <table:table-cell office:value-type="float" office:value="21650" calcext:value-type="float">
            <text:p>21650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style-name="ce1"/>
          <table:table-cell office:value-type="float" office:value="6287" calcext:value-type="float">
            <text:p>6287.0</text:p>
          </table:table-cell>
          <table:table-cell office:value-type="float" office:value="18651" calcext:value-type="float">
            <text:p>18651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style-name="ce1"/>
          <table:table-cell office:value-type="float" office:value="15008" calcext:value-type="float">
            <text:p>15008.0</text:p>
          </table:table-cell>
          <table:table-cell office:value-type="float" office:value="23833" calcext:value-type="float">
            <text:p>23833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style-name="ce1"/>
          <table:table-cell office:value-type="float" office:value="14823" calcext:value-type="float">
            <text:p>14823.0</text:p>
          </table:table-cell>
          <table:table-cell office:value-type="float" office:value="23616" calcext:value-type="float">
            <text:p>23616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2139" calcext:value-type="float">
            <text:p>2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style-name="ce1"/>
          <table:table-cell office:value-type="float" office:value="17188" calcext:value-type="float">
            <text:p>17188.0</text:p>
          </table:table-cell>
          <table:table-cell office:value-type="float" office:value="21370" calcext:value-type="float">
            <text:p>21370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140" calcext:value-type="float">
            <text:p>2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style-name="ce1"/>
          <table:table-cell office:value-type="float" office:value="16985" calcext:value-type="float">
            <text:p>16985.0</text:p>
          </table:table-cell>
          <table:table-cell office:value-type="float" office:value="21649" calcext:value-type="float">
            <text:p>2164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2141" calcext:value-type="float">
            <text:p>2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style-name="ce1"/>
          <table:table-cell office:value-type="float" office:value="6284" calcext:value-type="float">
            <text:p>6284.0</text:p>
          </table:table-cell>
          <table:table-cell office:value-type="float" office:value="18643" calcext:value-type="float">
            <text:p>18643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23842" calcext:value-type="float">
            <text:p>23842.0</text:p>
          </table:table-cell>
          <table:table-cell office:value-type="float" office:value="199" calcext:value-type="float">
            <text:p>199.0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style-name="ce1"/>
          <table:table-cell office:value-type="float" office:value="14824" calcext:value-type="float">
            <text:p>14824.0</text:p>
          </table:table-cell>
          <table:table-cell office:value-type="float" office:value="23620" calcext:value-type="float">
            <text:p>23620.0</text:p>
          </table:table-cell>
          <table:table-cell office:value-type="float" office:value="219" calcext:value-type="float">
            <text:p>219.0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style-name="ce1"/>
          <table:table-cell office:value-type="float" office:value="17179" calcext:value-type="float">
            <text:p>17179.0</text:p>
          </table:table-cell>
          <table:table-cell office:value-type="float" office:value="21406" calcext:value-type="float">
            <text:p>21406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style-name="ce1"/>
          <table:table-cell office:value-type="float" office:value="16985" calcext:value-type="float">
            <text:p>16985.0</text:p>
          </table:table-cell>
          <table:table-cell office:value-type="float" office:value="21649" calcext:value-type="float">
            <text:p>2164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style-name="ce1"/>
          <table:table-cell office:value-type="float" office:value="6270" calcext:value-type="float">
            <text:p>6270.0</text:p>
          </table:table-cell>
          <table:table-cell office:value-type="float" office:value="18610" calcext:value-type="float">
            <text:p>18610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2147" calcext:value-type="float">
            <text:p>2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style-name="ce1"/>
          <table:table-cell office:value-type="float" office:value="15006" calcext:value-type="float">
            <text:p>15006.0</text:p>
          </table:table-cell>
          <table:table-cell office:value-type="float" office:value="23852" calcext:value-type="float">
            <text:p>23852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2148" calcext:value-type="float">
            <text:p>2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style-name="ce1"/>
          <table:table-cell office:value-type="float" office:value="14836" calcext:value-type="float">
            <text:p>14836.0</text:p>
          </table:table-cell>
          <table:table-cell office:value-type="float" office:value="23639" calcext:value-type="float">
            <text:p>23639.0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style-name="ce1"/>
          <table:table-cell office:value-type="float" office:value="17175" calcext:value-type="float">
            <text:p>17175.0</text:p>
          </table:table-cell>
          <table:table-cell office:value-type="float" office:value="21437" calcext:value-type="float">
            <text:p>21437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21647" calcext:value-type="float">
            <text:p>2164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2151" calcext:value-type="float">
            <text:p>2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style-name="ce1"/>
          <table:table-cell office:value-type="float" office:value="6246" calcext:value-type="float">
            <text:p>6246.0</text:p>
          </table:table-cell>
          <table:table-cell office:value-type="float" office:value="18590" calcext:value-type="float">
            <text:p>18590.0</text:p>
          </table:table-cell>
          <table:table-cell office:value-type="float" office:value="549" calcext:value-type="float">
            <text:p>549.0</text:p>
          </table:table-cell>
          <table:table-cell office:value-type="float" office:value="0" calcext:value-type="float">
            <text:p>0</text:p>
          </table:table-cell>
          <table:table-cell office:value-type="float" office:value="2152" calcext:value-type="float">
            <text:p>2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style-name="ce1"/>
          <table:table-cell office:value-type="float" office:value="15005" calcext:value-type="float">
            <text:p>15005.0</text:p>
          </table:table-cell>
          <table:table-cell office:value-type="float" office:value="23860" calcext:value-type="float">
            <text:p>23860.0</text:p>
          </table:table-cell>
          <table:table-cell office:value-type="float" office:value="201" calcext:value-type="float">
            <text:p>201.0</text:p>
          </table:table-cell>
          <table:table-cell office:value-type="float" office:value="0" calcext:value-type="float">
            <text:p>0</text:p>
          </table:table-cell>
          <table:table-cell office:value-type="float" office:value="2153" calcext:value-type="float">
            <text:p>2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style-name="ce1"/>
          <table:table-cell office:value-type="float" office:value="14856" calcext:value-type="float">
            <text:p>14856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style-name="ce1"/>
          <table:table-cell office:value-type="float" office:value="17165" calcext:value-type="float">
            <text:p>17165.0</text:p>
          </table:table-cell>
          <table:table-cell office:value-type="float" office:value="21462" calcext:value-type="float">
            <text:p>2146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style-name="ce1"/>
          <table:table-cell office:value-type="float" office:value="17023" calcext:value-type="float">
            <text:p>17023.0</text:p>
          </table:table-cell>
          <table:table-cell office:value-type="float" office:value="21648" calcext:value-type="float">
            <text:p>21648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style-name="ce1"/>
          <table:table-cell office:value-type="float" office:value="6229" calcext:value-type="float">
            <text:p>6229.0</text:p>
          </table:table-cell>
          <table:table-cell office:value-type="float" office:value="18582" calcext:value-type="float">
            <text:p>18582.0</text:p>
          </table:table-cell>
          <table:table-cell office:value-type="float" office:value="548" calcext:value-type="float">
            <text:p>548.0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style-name="ce1"/>
          <table:table-cell office:value-type="float" office:value="15015" calcext:value-type="float">
            <text:p>15015.0</text:p>
          </table:table-cell>
          <table:table-cell office:value-type="float" office:value="23892" calcext:value-type="float">
            <text:p>23892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2158" calcext:value-type="float">
            <text:p>2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style-name="ce1"/>
          <table:table-cell office:value-type="float" office:value="14873" calcext:value-type="float">
            <text:p>14873.0</text:p>
          </table:table-cell>
          <table:table-cell office:value-type="float" office:value="23669" calcext:value-type="float">
            <text:p>23669.0</text:p>
          </table:table-cell>
          <table:table-cell office:value-type="float" office:value="222" calcext:value-type="float">
            <text:p>222.0</text:p>
          </table:table-cell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style-name="ce1"/>
          <table:table-cell office:value-type="float" office:value="17156" calcext:value-type="float">
            <text:p>17156.0</text:p>
          </table:table-cell>
          <table:table-cell office:value-type="float" office:value="21476" calcext:value-type="float">
            <text:p>21476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style-name="ce1"/>
          <table:table-cell office:value-type="float" office:value="17023" calcext:value-type="float">
            <text:p>17023.0</text:p>
          </table:table-cell>
          <table:table-cell office:value-type="float" office:value="21648" calcext:value-type="float">
            <text:p>21648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style-name="ce1"/>
          <table:table-cell office:value-type="float" office:value="6217" calcext:value-type="float">
            <text:p>6217.0</text:p>
          </table:table-cell>
          <table:table-cell office:value-type="float" office:value="18580" calcext:value-type="float">
            <text:p>18580.0</text:p>
          </table:table-cell>
          <table:table-cell office:value-type="float" office:value="547" calcext:value-type="float">
            <text:p>547.0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style-name="ce1"/>
          <table:table-cell office:value-type="float" office:value="15020" calcext:value-type="float">
            <text:p>15020.0</text:p>
          </table:table-cell>
          <table:table-cell office:value-type="float" office:value="23934" calcext:value-type="float">
            <text:p>23934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style-name="ce1"/>
          <table:table-cell office:value-type="float" office:value="14874" calcext:value-type="float">
            <text:p>14874.0</text:p>
          </table:table-cell>
          <table:table-cell office:value-type="float" office:value="23671" calcext:value-type="float">
            <text:p>23671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144" calcext:value-type="float">
            <text:p>17144.0</text:p>
          </table:table-cell>
          <table:table-cell office:value-type="float" office:value="21492" calcext:value-type="float">
            <text:p>21492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style-name="ce1"/>
          <table:table-cell office:value-type="float" office:value="17023" calcext:value-type="float">
            <text:p>17023.0</text:p>
          </table:table-cell>
          <table:table-cell office:value-type="float" office:value="21648" calcext:value-type="float">
            <text:p>21648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style-name="ce1"/>
          <table:table-cell office:value-type="float" office:value="6210" calcext:value-type="float">
            <text:p>6210.0</text:p>
          </table:table-cell>
          <table:table-cell office:value-type="float" office:value="18575" calcext:value-type="float">
            <text:p>18575.0</text:p>
          </table:table-cell>
          <table:table-cell office:value-type="float" office:value="546" calcext:value-type="float">
            <text:p>546.0</text:p>
          </table:table-cell>
          <table:table-cell office:value-type="float" office:value="0" calcext:value-type="float">
            <text:p>0</text:p>
          </table:table-cell>
          <table:table-cell office:value-type="float" office:value="2167" calcext:value-type="float">
            <text:p>2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23920" calcext:value-type="float">
            <text:p>23920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style-name="ce1"/>
          <table:table-cell office:value-type="float" office:value="14885" calcext:value-type="float">
            <text:p>14885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2169" calcext:value-type="float">
            <text:p>2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style-name="ce1"/>
          <table:table-cell office:value-type="float" office:value="17144" calcext:value-type="float">
            <text:p>17144.0</text:p>
          </table:table-cell>
          <table:table-cell office:value-type="float" office:value="21503" calcext:value-type="float">
            <text:p>2150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170" calcext:value-type="float">
            <text:p>2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style-name="ce1"/>
          <table:table-cell office:value-type="float" office:value="17023" calcext:value-type="float">
            <text:p>17023.0</text:p>
          </table:table-cell>
          <table:table-cell office:value-type="float" office:value="21648" calcext:value-type="float">
            <text:p>21648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style-name="ce1"/>
          <table:table-cell office:value-type="float" office:value="6201" calcext:value-type="float">
            <text:p>6201.0</text:p>
          </table:table-cell>
          <table:table-cell office:value-type="float" office:value="18572" calcext:value-type="float">
            <text:p>18572.0</text:p>
          </table:table-cell>
          <table:table-cell office:value-type="float" office:value="545" calcext:value-type="float">
            <text:p>545.0</text:p>
          </table:table-cell>
          <table:table-cell office:value-type="float" office:value="0" calcext:value-type="float">
            <text:p>0</text:p>
          </table:table-cell>
          <table:table-cell office:value-type="float" office:value="2172" calcext:value-type="float">
            <text:p>2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style-name="ce1"/>
          <table:table-cell office:value-type="float" office:value="15027" calcext:value-type="float">
            <text:p>15027.0</text:p>
          </table:table-cell>
          <table:table-cell office:value-type="float" office:value="23932" calcext:value-type="float">
            <text:p>23932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2173" calcext:value-type="float">
            <text:p>2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style-name="ce1"/>
          <table:table-cell office:value-type="float" office:value="14888" calcext:value-type="float">
            <text:p>14888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2174" calcext:value-type="float">
            <text:p>2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style-name="ce1"/>
          <table:table-cell office:value-type="float" office:value="17136" calcext:value-type="float">
            <text:p>17136.0</text:p>
          </table:table-cell>
          <table:table-cell office:value-type="float" office:value="21509" calcext:value-type="float">
            <text:p>21509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style-name="ce1"/>
          <table:table-cell office:value-type="float" office:value="17032" calcext:value-type="float">
            <text:p>17032.0</text:p>
          </table:table-cell>
          <table:table-cell office:value-type="float" office:value="21645" calcext:value-type="float">
            <text:p>21645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style-name="ce1"/>
          <table:table-cell office:value-type="float" office:value="6191" calcext:value-type="float">
            <text:p>6191.0</text:p>
          </table:table-cell>
          <table:table-cell office:value-type="float" office:value="18565" calcext:value-type="float">
            <text:p>18565.0</text:p>
          </table:table-cell>
          <table:table-cell office:value-type="float" office:value="544" calcext:value-type="float">
            <text:p>544.0</text:p>
          </table:table-cell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style-name="ce1"/>
          <table:table-cell office:value-type="float" office:value="14884" calcext:value-type="float">
            <text:p>14884.0</text:p>
          </table:table-cell>
          <table:table-cell office:value-type="float" office:value="23674" calcext:value-type="float">
            <text:p>23674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style-name="ce1"/>
          <table:table-cell office:value-type="float" office:value="17124" calcext:value-type="float">
            <text:p>17124.0</text:p>
          </table:table-cell>
          <table:table-cell office:value-type="float" office:value="21522" calcext:value-type="float">
            <text:p>21522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style-name="ce1"/>
          <table:table-cell office:value-type="float" office:value="17064" calcext:value-type="float">
            <text:p>17064.0</text:p>
          </table:table-cell>
          <table:table-cell office:value-type="float" office:value="21646" calcext:value-type="float">
            <text:p>21646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style-name="ce1"/>
          <table:table-cell office:value-type="float" office:value="6173" calcext:value-type="float">
            <text:p>6173.0</text:p>
          </table:table-cell>
          <table:table-cell office:value-type="float" office:value="18554" calcext:value-type="float">
            <text:p>18554.0</text:p>
          </table:table-cell>
          <table:table-cell office:value-type="float" office:value="543" calcext:value-type="float">
            <text:p>543.0</text:p>
          </table:table-cell>
          <table:table-cell office:value-type="float" office:value="0" calcext:value-type="float">
            <text:p>0</text:p>
          </table:table-cell>
          <table:table-cell office:value-type="float" office:value="2182" calcext:value-type="float">
            <text:p>2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style-name="ce1"/>
          <table:table-cell office:value-type="float" office:value="14891" calcext:value-type="float">
            <text:p>14891.0</text:p>
          </table:table-cell>
          <table:table-cell office:value-type="float" office:value="23686" calcext:value-type="float">
            <text:p>23686.0</text:p>
          </table:table-cell>
          <table:table-cell office:value-type="float" office:value="227" calcext:value-type="float">
            <text:p>227.0</text:p>
          </table:table-cell>
          <table:table-cell office:value-type="float" office:value="0" calcext:value-type="float">
            <text:p>0</text:p>
          </table:table-cell>
          <table:table-cell office:value-type="float" office:value="2183" calcext:value-type="float">
            <text:p>2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style-name="ce1"/>
          <table:table-cell office:value-type="float" office:value="17125" calcext:value-type="float">
            <text:p>17125.0</text:p>
          </table:table-cell>
          <table:table-cell office:value-type="float" office:value="21568" calcext:value-type="float">
            <text:p>21568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style-name="ce1"/>
          <table:table-cell office:value-type="float" office:value="17091" calcext:value-type="float">
            <text:p>17091.0</text:p>
          </table:table-cell>
          <table:table-cell office:value-type="float" office:value="21658" calcext:value-type="float">
            <text:p>21658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185" calcext:value-type="float">
            <text:p>2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style-name="ce1"/>
          <table:table-cell office:value-type="float" office:value="6141" calcext:value-type="float">
            <text:p>6141.0</text:p>
          </table:table-cell>
          <table:table-cell office:value-type="float" office:value="18532" calcext:value-type="float">
            <text:p>18532.0</text:p>
          </table:table-cell>
          <table:table-cell office:value-type="float" office:value="542" calcext:value-type="float">
            <text:p>542.0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style-name="ce1"/>
          <table:table-cell office:value-type="float" office:value="14912" calcext:value-type="float">
            <text:p>14912.0</text:p>
          </table:table-cell>
          <table:table-cell office:value-type="float" office:value="23695" calcext:value-type="float">
            <text:p>23695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2187" calcext:value-type="float">
            <text:p>2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style-name="ce1"/>
          <table:table-cell office:value-type="float" office:value="17133" calcext:value-type="float">
            <text:p>17133.0</text:p>
          </table:table-cell>
          <table:table-cell office:value-type="float" office:value="21624" calcext:value-type="float">
            <text:p>21624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style-name="ce1"/>
          <table:table-cell office:value-type="float" office:value="17107" calcext:value-type="float">
            <text:p>17107.0</text:p>
          </table:table-cell>
          <table:table-cell office:value-type="float" office:value="21664" calcext:value-type="float">
            <text:p>21664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style-name="ce1"/>
          <table:table-cell office:value-type="float" office:value="6140" calcext:value-type="float">
            <text:p>6140.0</text:p>
          </table:table-cell>
          <table:table-cell office:value-type="float" office:value="18526" calcext:value-type="float">
            <text:p>18526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style-name="ce1"/>
          <table:table-cell office:value-type="float" office:value="14927" calcext:value-type="float">
            <text:p>14927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2191" calcext:value-type="float">
            <text:p>2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style-name="ce1"/>
          <table:table-cell office:value-type="float" office:value="17136" calcext:value-type="float">
            <text:p>17136.0</text:p>
          </table:table-cell>
          <table:table-cell office:value-type="float" office:value="21629" calcext:value-type="float">
            <text:p>21629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192" calcext:value-type="float">
            <text:p>2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style-name="ce1"/>
          <table:table-cell office:value-type="float" office:value="17135" calcext:value-type="float">
            <text:p>17135.0</text:p>
          </table:table-cell>
          <table:table-cell office:value-type="float" office:value="21679" calcext:value-type="float">
            <text:p>21679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style-name="ce1"/>
          <table:table-cell office:value-type="float" office:value="6121" calcext:value-type="float">
            <text:p>6121.0</text:p>
          </table:table-cell>
          <table:table-cell office:value-type="float" office:value="18505" calcext:value-type="float">
            <text:p>18505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style-name="ce1"/>
          <table:table-cell office:value-type="float" office:value="14935" calcext:value-type="float">
            <text:p>14935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/>
          <table:table-cell office:value-type="float" office:value="17164" calcext:value-type="float">
            <text:p>17164.0</text:p>
          </table:table-cell>
          <table:table-cell office:value-type="float" office:value="21667" calcext:value-type="float">
            <text:p>21667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196" calcext:value-type="float">
            <text:p>2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style-name="ce1"/>
          <table:table-cell office:value-type="float" office:value="17157" calcext:value-type="float">
            <text:p>17157.0</text:p>
          </table:table-cell>
          <table:table-cell office:value-type="float" office:value="21692" calcext:value-type="float">
            <text:p>21692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style-name="ce1"/>
          <table:table-cell office:value-type="float" office:value="6077" calcext:value-type="float">
            <text:p>6077.0</text:p>
          </table:table-cell>
          <table:table-cell office:value-type="float" office:value="18486" calcext:value-type="float">
            <text:p>18486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"/>
          <table:table-cell office:value-type="float" office:value="14946" calcext:value-type="float">
            <text:p>14946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231" calcext:value-type="float">
            <text:p>231.0</text:p>
          </table:table-cell>
          <table:table-cell office:value-type="float" office:value="0" calcext:value-type="float">
            <text:p>0</text:p>
          </table:table-cell>
          <table:table-cell office:value-type="float" office:value="2199" calcext:value-type="float">
            <text:p>2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style-name="ce1"/>
          <table:table-cell office:value-type="float" office:value="17192" calcext:value-type="float">
            <text:p>17192.0</text:p>
          </table:table-cell>
          <table:table-cell office:value-type="float" office:value="21693" calcext:value-type="float">
            <text:p>2169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style-name="ce1"/>
          <table:table-cell office:value-type="float" office:value="17167" calcext:value-type="float">
            <text:p>17167.0</text:p>
          </table:table-cell>
          <table:table-cell office:value-type="float" office:value="21694" calcext:value-type="float">
            <text:p>2169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201" calcext:value-type="float">
            <text:p>2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style-name="ce1"/>
          <table:table-cell office:value-type="float" office:value="6048" calcext:value-type="float">
            <text:p>6048.0</text:p>
          </table:table-cell>
          <table:table-cell office:value-type="float" office:value="18470" calcext:value-type="float">
            <text:p>18470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2202" calcext:value-type="float">
            <text:p>2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style-name="ce1"/>
          <table:table-cell office:value-type="float" office:value="14953" calcext:value-type="float">
            <text:p>14953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style-name="ce1"/>
          <table:table-cell office:value-type="float" office:value="17196" calcext:value-type="float">
            <text:p>17196.0</text:p>
          </table:table-cell>
          <table:table-cell office:value-type="float" office:value="21697" calcext:value-type="float">
            <text:p>2169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style-name="ce1"/>
          <table:table-cell office:value-type="float" office:value="17178" calcext:value-type="float">
            <text:p>17178.0</text:p>
          </table:table-cell>
          <table:table-cell office:value-type="float" office:value="21699" calcext:value-type="float">
            <text:p>21699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style-name="ce1"/>
          <table:table-cell office:value-type="float" office:value="6005" calcext:value-type="float">
            <text:p>6005.0</text:p>
          </table:table-cell>
          <table:table-cell office:value-type="float" office:value="18460" calcext:value-type="float">
            <text:p>18460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style-name="ce1"/>
          <table:table-cell office:value-type="float" office:value="14959" calcext:value-type="float">
            <text:p>14959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style-name="ce1"/>
          <table:table-cell office:value-type="float" office:value="17205" calcext:value-type="float">
            <text:p>17205.0</text:p>
          </table:table-cell>
          <table:table-cell office:value-type="float" office:value="21697" calcext:value-type="float">
            <text:p>21697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208" calcext:value-type="float">
            <text:p>2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style-name="ce1"/>
          <table:table-cell office:value-type="float" office:value="17185" calcext:value-type="float">
            <text:p>17185.0</text:p>
          </table:table-cell>
          <table:table-cell office:value-type="float" office:value="21697" calcext:value-type="float">
            <text:p>2169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style-name="ce1"/>
          <table:table-cell office:value-type="float" office:value="14967" calcext:value-type="float">
            <text:p>14967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style-name="ce1"/>
          <table:table-cell office:value-type="float" office:value="17225" calcext:value-type="float">
            <text:p>17225.0</text:p>
          </table:table-cell>
          <table:table-cell office:value-type="float" office:value="21708" calcext:value-type="float">
            <text:p>21708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style-name="ce1"/>
          <table:table-cell office:value-type="float" office:value="17198" calcext:value-type="float">
            <text:p>17198.0</text:p>
          </table:table-cell>
          <table:table-cell office:value-type="float" office:value="21703" calcext:value-type="float">
            <text:p>21703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style-name="ce1"/>
          <table:table-cell office:value-type="float" office:value="14972" calcext:value-type="float">
            <text:p>14972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style-name="ce1"/>
          <table:table-cell office:value-type="float" office:value="17231" calcext:value-type="float">
            <text:p>17231.0</text:p>
          </table:table-cell>
          <table:table-cell office:value-type="float" office:value="21708" calcext:value-type="float">
            <text:p>21708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style-name="ce1"/>
          <table:table-cell office:value-type="float" office:value="17214" calcext:value-type="float">
            <text:p>17214.0</text:p>
          </table:table-cell>
          <table:table-cell office:value-type="float" office:value="21707" calcext:value-type="float">
            <text:p>2170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style-name="ce1"/>
          <table:table-cell office:value-type="float" office:value="14977" calcext:value-type="float">
            <text:p>14977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style-name="ce1"/>
          <table:table-cell office:value-type="float" office:value="17240" calcext:value-type="float">
            <text:p>17240.0</text:p>
          </table:table-cell>
          <table:table-cell office:value-type="float" office:value="21711" calcext:value-type="float">
            <text:p>21711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218" calcext:value-type="float">
            <text:p>2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style-name="ce1"/>
          <table:table-cell office:value-type="float" office:value="17236" calcext:value-type="float">
            <text:p>17236.0</text:p>
          </table:table-cell>
          <table:table-cell office:value-type="float" office:value="21700" calcext:value-type="float">
            <text:p>21700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style-name="ce1"/>
          <table:table-cell office:value-type="float" office:value="14980" calcext:value-type="float">
            <text:p>14980.0</text:p>
          </table:table-cell>
          <table:table-cell office:value-type="float" office:value="23690" calcext:value-type="float">
            <text:p>23690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style-name="ce1"/>
          <table:table-cell office:value-type="float" office:value="17254" calcext:value-type="float">
            <text:p>17254.0</text:p>
          </table:table-cell>
          <table:table-cell office:value-type="float" office:value="21714" calcext:value-type="float">
            <text:p>21714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style-name="ce1"/>
          <table:table-cell office:value-type="float" office:value="17260" calcext:value-type="float">
            <text:p>17260.0</text:p>
          </table:table-cell>
          <table:table-cell office:value-type="float" office:value="21697" calcext:value-type="float">
            <text:p>21697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style-name="ce1"/>
          <table:table-cell office:value-type="float" office:value="14982" calcext:value-type="float">
            <text:p>14982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style-name="ce1"/>
          <table:table-cell office:value-type="float" office:value="17267" calcext:value-type="float">
            <text:p>17267.0</text:p>
          </table:table-cell>
          <table:table-cell office:value-type="float" office:value="21725" calcext:value-type="float">
            <text:p>2172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style-name="ce1"/>
          <table:table-cell office:value-type="float" office:value="17288" calcext:value-type="float">
            <text:p>17288.0</text:p>
          </table:table-cell>
          <table:table-cell office:value-type="float" office:value="21682" calcext:value-type="float">
            <text:p>21682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style-name="ce1"/>
          <table:table-cell office:value-type="float" office:value="14993" calcext:value-type="float">
            <text:p>14993.0</text:p>
          </table:table-cell>
          <table:table-cell office:value-type="float" office:value="23684" calcext:value-type="float">
            <text:p>23684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226" calcext:value-type="float">
            <text:p>2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style-name="ce1"/>
          <table:table-cell office:value-type="float" office:value="17278" calcext:value-type="float">
            <text:p>17278.0</text:p>
          </table:table-cell>
          <table:table-cell office:value-type="float" office:value="21737" calcext:value-type="float">
            <text:p>21737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227" calcext:value-type="float">
            <text:p>2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style-name="ce1"/>
          <table:table-cell office:value-type="float" office:value="17332" calcext:value-type="float">
            <text:p>17332.0</text:p>
          </table:table-cell>
          <table:table-cell office:value-type="float" office:value="21632" calcext:value-type="float">
            <text:p>21632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style-name="ce1"/>
          <table:table-cell office:value-type="float" office:value="17317" calcext:value-type="float">
            <text:p>17317.0</text:p>
          </table:table-cell>
          <table:table-cell office:value-type="float" office:value="21664" calcext:value-type="float">
            <text:p>21664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style-name="ce1"/>
          <table:table-cell office:value-type="float" office:value="14998" calcext:value-type="float">
            <text:p>14998.0</text:p>
          </table:table-cell>
          <table:table-cell office:value-type="float" office:value="23682" calcext:value-type="float">
            <text:p>23682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style-name="ce1"/>
          <table:table-cell office:value-type="float" office:value="17281" calcext:value-type="float">
            <text:p>17281.0</text:p>
          </table:table-cell>
          <table:table-cell office:value-type="float" office:value="21739" calcext:value-type="float">
            <text:p>21739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style-name="ce1"/>
          <table:table-cell office:value-type="float" office:value="17340" calcext:value-type="float">
            <text:p>17340.0</text:p>
          </table:table-cell>
          <table:table-cell office:value-type="float" office:value="21620" calcext:value-type="float">
            <text:p>21620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style-name="ce1"/>
          <table:table-cell office:value-type="float" office:value="17318" calcext:value-type="float">
            <text:p>17318.0</text:p>
          </table:table-cell>
          <table:table-cell office:value-type="float" office:value="21661" calcext:value-type="float">
            <text:p>21661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2232" calcext:value-type="float">
            <text:p>2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style-name="ce1"/>
          <table:table-cell office:value-type="float" office:value="15008" calcext:value-type="float">
            <text:p>15008.0</text:p>
          </table:table-cell>
          <table:table-cell office:value-type="float" office:value="23680" calcext:value-type="float">
            <text:p>23680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2233" calcext:value-type="float">
            <text:p>2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style-name="ce1"/>
          <table:table-cell office:value-type="float" office:value="17294" calcext:value-type="float">
            <text:p>17294.0</text:p>
          </table:table-cell>
          <table:table-cell office:value-type="float" office:value="21750" calcext:value-type="float">
            <text:p>21750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2234" calcext:value-type="float">
            <text:p>2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style-name="ce1"/>
          <table:table-cell office:value-type="float" office:value="17339" calcext:value-type="float">
            <text:p>17339.0</text:p>
          </table:table-cell>
          <table:table-cell office:value-type="float" office:value="21617" calcext:value-type="float">
            <text:p>21617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35" calcext:value-type="float">
            <text:p>17335.0</text:p>
          </table:table-cell>
          <table:table-cell office:value-type="float" office:value="21659" calcext:value-type="float">
            <text:p>21659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2236" calcext:value-type="float">
            <text:p>223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style-name="ce1"/>
          <table:table-cell office:value-type="float" office:value="15017" calcext:value-type="float">
            <text:p>15017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2237" calcext:value-type="float">
            <text:p>2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style-name="ce1"/>
          <table:table-cell office:value-type="float" office:value="17302" calcext:value-type="float">
            <text:p>17302.0</text:p>
          </table:table-cell>
          <table:table-cell office:value-type="float" office:value="21752" calcext:value-type="float">
            <text:p>21752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style-name="ce1"/>
          <table:table-cell office:value-type="float" office:value="17338" calcext:value-type="float">
            <text:p>17338.0</text:p>
          </table:table-cell>
          <table:table-cell office:value-type="float" office:value="21617" calcext:value-type="float">
            <text:p>2161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style-name="ce1"/>
          <table:table-cell office:value-type="float" office:value="17340" calcext:value-type="float">
            <text:p>17340.0</text:p>
          </table:table-cell>
          <table:table-cell office:value-type="float" office:value="21656" calcext:value-type="float">
            <text:p>21656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style-name="ce1"/>
          <table:table-cell office:value-type="float" office:value="15019" calcext:value-type="float">
            <text:p>15019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2241" calcext:value-type="float">
            <text:p>2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1765" calcext:value-type="float">
            <text:p>21765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2242" calcext:value-type="float">
            <text:p>2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style-name="ce1"/>
          <table:table-cell office:value-type="float" office:value="17332" calcext:value-type="float">
            <text:p>17332.0</text:p>
          </table:table-cell>
          <table:table-cell office:value-type="float" office:value="21620" calcext:value-type="float">
            <text:p>21620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2243" calcext:value-type="float">
            <text:p>2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style-name="ce1"/>
          <table:table-cell office:value-type="float" office:value="17353" calcext:value-type="float">
            <text:p>17353.0</text:p>
          </table:table-cell>
          <table:table-cell office:value-type="float" office:value="21649" calcext:value-type="float">
            <text:p>21649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23678" calcext:value-type="float">
            <text:p>23678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style-name="ce1"/>
          <table:table-cell office:value-type="float" office:value="17318" calcext:value-type="float">
            <text:p>17318.0</text:p>
          </table:table-cell>
          <table:table-cell office:value-type="float" office:value="21767" calcext:value-type="float">
            <text:p>21767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style-name="ce1"/>
          <table:table-cell office:value-type="float" office:value="17332" calcext:value-type="float">
            <text:p>17332.0</text:p>
          </table:table-cell>
          <table:table-cell office:value-type="float" office:value="21598" calcext:value-type="float">
            <text:p>21598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style-name="ce1"/>
          <table:table-cell office:value-type="float" office:value="17371" calcext:value-type="float">
            <text:p>17371.0</text:p>
          </table:table-cell>
          <table:table-cell office:value-type="float" office:value="21646" calcext:value-type="float">
            <text:p>21646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style-name="ce1"/>
          <table:table-cell office:value-type="float" office:value="15022" calcext:value-type="float">
            <text:p>15022.0</text:p>
          </table:table-cell>
          <table:table-cell office:value-type="float" office:value="23676" calcext:value-type="float">
            <text:p>23676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style-name="ce1"/>
          <table:table-cell office:value-type="float" office:value="17325" calcext:value-type="float">
            <text:p>17325.0</text:p>
          </table:table-cell>
          <table:table-cell office:value-type="float" office:value="21767" calcext:value-type="float">
            <text:p>21767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style-name="ce1"/>
          <table:table-cell office:value-type="float" office:value="17318" calcext:value-type="float">
            <text:p>17318.0</text:p>
          </table:table-cell>
          <table:table-cell office:value-type="float" office:value="21584" calcext:value-type="float">
            <text:p>21584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style-name="ce1"/>
          <table:table-cell office:value-type="float" office:value="17364" calcext:value-type="float">
            <text:p>17364.0</text:p>
          </table:table-cell>
          <table:table-cell office:value-type="float" office:value="21650" calcext:value-type="float">
            <text:p>21650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style-name="ce1"/>
          <table:table-cell office:value-type="float" office:value="15025" calcext:value-type="float">
            <text:p>15025.0</text:p>
          </table:table-cell>
          <table:table-cell office:value-type="float" office:value="23671" calcext:value-type="float">
            <text:p>23671.0</text:p>
          </table:table-cell>
          <table:table-cell office:value-type="float" office:value="248" calcext:value-type="float">
            <text:p>248.0</text:p>
          </table:table-cell>
          <table:table-cell office:value-type="float" office:value="0" calcext:value-type="float">
            <text:p>0</text:p>
          </table:table-cell>
          <table:table-cell office:value-type="float" office:value="2253" calcext:value-type="float">
            <text:p>2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style-name="ce1"/>
          <table:table-cell office:value-type="float" office:value="17350" calcext:value-type="float">
            <text:p>17350.0</text:p>
          </table:table-cell>
          <table:table-cell office:value-type="float" office:value="21777" calcext:value-type="float">
            <text:p>2177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1571" calcext:value-type="float">
            <text:p>21571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style-name="ce1"/>
          <table:table-cell office:value-type="float" office:value="17370" calcext:value-type="float">
            <text:p>17370.0</text:p>
          </table:table-cell>
          <table:table-cell office:value-type="float" office:value="21650" calcext:value-type="float">
            <text:p>21650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2256" calcext:value-type="float">
            <text:p>2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style-name="ce1"/>
          <table:table-cell office:value-type="float" office:value="15024" calcext:value-type="float">
            <text:p>15024.0</text:p>
          </table:table-cell>
          <table:table-cell office:value-type="float" office:value="23672" calcext:value-type="float">
            <text:p>23672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style-name="ce1"/>
          <table:table-cell office:value-type="float" office:value="17356" calcext:value-type="float">
            <text:p>17356.0</text:p>
          </table:table-cell>
          <table:table-cell office:value-type="float" office:value="21774" calcext:value-type="float">
            <text:p>21774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2258" calcext:value-type="float">
            <text:p>2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style-name="ce1"/>
          <table:table-cell office:value-type="float" office:value="17286" calcext:value-type="float">
            <text:p>17286.0</text:p>
          </table:table-cell>
          <table:table-cell office:value-type="float" office:value="21543" calcext:value-type="float">
            <text:p>21543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259" calcext:value-type="float">
            <text:p>2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1643" calcext:value-type="float">
            <text:p>21643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style-name="ce1"/>
          <table:table-cell office:value-type="float" office:value="15023" calcext:value-type="float">
            <text:p>15023.0</text:p>
          </table:table-cell>
          <table:table-cell office:value-type="float" office:value="23674" calcext:value-type="float">
            <text:p>23674.0</text:p>
          </table:table-cell>
          <table:table-cell office:value-type="float" office:value="250" calcext:value-type="float">
            <text:p>250.0</text:p>
          </table:table-cell>
          <table:table-cell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style-name="ce1"/>
          <table:table-cell office:value-type="float" office:value="17354" calcext:value-type="float">
            <text:p>17354.0</text:p>
          </table:table-cell>
          <table:table-cell office:value-type="float" office:value="21782" calcext:value-type="float">
            <text:p>21782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2262" calcext:value-type="float">
            <text:p>2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style-name="ce1"/>
          <table:table-cell office:value-type="float" office:value="17292" calcext:value-type="float">
            <text:p>17292.0</text:p>
          </table:table-cell>
          <table:table-cell office:value-type="float" office:value="21539" calcext:value-type="float">
            <text:p>21539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style-name="ce1"/>
          <table:table-cell office:value-type="float" office:value="17420" calcext:value-type="float">
            <text:p>17420.0</text:p>
          </table:table-cell>
          <table:table-cell office:value-type="float" office:value="21631" calcext:value-type="float">
            <text:p>2163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style-name="ce1"/>
          <table:table-cell office:value-type="float" office:value="15022" calcext:value-type="float">
            <text:p>15022.0</text:p>
          </table:table-cell>
          <table:table-cell office:value-type="float" office:value="23670" calcext:value-type="float">
            <text:p>23670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style-name="ce1"/>
          <table:table-cell office:value-type="float" office:value="17370" calcext:value-type="float">
            <text:p>17370.0</text:p>
          </table:table-cell>
          <table:table-cell office:value-type="float" office:value="21791" calcext:value-type="float">
            <text:p>21791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style-name="ce1"/>
          <table:table-cell office:value-type="float" office:value="17295" calcext:value-type="float">
            <text:p>17295.0</text:p>
          </table:table-cell>
          <table:table-cell office:value-type="float" office:value="21540" calcext:value-type="float">
            <text:p>21540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style-name="ce1"/>
          <table:table-cell office:value-type="float" office:value="17445" calcext:value-type="float">
            <text:p>17445.0</text:p>
          </table:table-cell>
          <table:table-cell office:value-type="float" office:value="21617" calcext:value-type="float">
            <text:p>21617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style-name="ce1"/>
          <table:table-cell office:value-type="float" office:value="15032" calcext:value-type="float">
            <text:p>15032.0</text:p>
          </table:table-cell>
          <table:table-cell office:value-type="float" office:value="23661" calcext:value-type="float">
            <text:p>23661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2269" calcext:value-type="float">
            <text:p>2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style-name="ce1"/>
          <table:table-cell office:value-type="float" office:value="17390" calcext:value-type="float">
            <text:p>17390.0</text:p>
          </table:table-cell>
          <table:table-cell office:value-type="float" office:value="21821" calcext:value-type="float">
            <text:p>21821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2270" calcext:value-type="float">
            <text:p>2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style-name="ce1"/>
          <table:table-cell office:value-type="float" office:value="17295" calcext:value-type="float">
            <text:p>17295.0</text:p>
          </table:table-cell>
          <table:table-cell office:value-type="float" office:value="21546" calcext:value-type="float">
            <text:p>21546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2271" calcext:value-type="float">
            <text:p>2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style-name="ce1"/>
          <table:table-cell office:value-type="float" office:value="17483" calcext:value-type="float">
            <text:p>17483.0</text:p>
          </table:table-cell>
          <table:table-cell office:value-type="float" office:value="21604" calcext:value-type="float">
            <text:p>21604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272" calcext:value-type="float">
            <text:p>2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style-name="ce1"/>
          <table:table-cell office:value-type="float" office:value="15034" calcext:value-type="float">
            <text:p>15034.0</text:p>
          </table:table-cell>
          <table:table-cell office:value-type="float" office:value="23669" calcext:value-type="float">
            <text:p>23669.0</text:p>
          </table:table-cell>
          <table:table-cell office:value-type="float" office:value="253" calcext:value-type="float">
            <text:p>253.0</text:p>
          </table:table-cell>
          <table:table-cell office:value-type="float" office:value="0" calcext:value-type="float">
            <text:p>0</text:p>
          </table:table-cell>
          <table:table-cell office:value-type="float" office:value="2273" calcext:value-type="float">
            <text:p>2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style-name="ce1"/>
          <table:table-cell office:value-type="float" office:value="17392" calcext:value-type="float">
            <text:p>17392.0</text:p>
          </table:table-cell>
          <table:table-cell office:value-type="float" office:value="21833" calcext:value-type="float">
            <text:p>21833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style-name="ce1"/>
          <table:table-cell office:value-type="float" office:value="17296" calcext:value-type="float">
            <text:p>17296.0</text:p>
          </table:table-cell>
          <table:table-cell office:value-type="float" office:value="21554" calcext:value-type="float">
            <text:p>21554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style-name="ce1"/>
          <table:table-cell office:value-type="float" office:value="17514" calcext:value-type="float">
            <text:p>17514.0</text:p>
          </table:table-cell>
          <table:table-cell office:value-type="float" office:value="21602" calcext:value-type="float">
            <text:p>21602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276" calcext:value-type="float">
            <text:p>2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style-name="ce1"/>
          <table:table-cell office:value-type="float" office:value="15034" calcext:value-type="float">
            <text:p>15034.0</text:p>
          </table:table-cell>
          <table:table-cell office:value-type="float" office:value="23668" calcext:value-type="float">
            <text:p>23668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2277" calcext:value-type="float">
            <text:p>2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92" calcext:value-type="float">
            <text:p>17392.0</text:p>
          </table:table-cell>
          <table:table-cell office:value-type="float" office:value="21835" calcext:value-type="float">
            <text:p>21835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2278" calcext:value-type="float">
            <text:p>227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style-name="ce1"/>
          <table:table-cell office:value-type="float" office:value="17298" calcext:value-type="float">
            <text:p>17298.0</text:p>
          </table:table-cell>
          <table:table-cell office:value-type="float" office:value="21561" calcext:value-type="float">
            <text:p>2156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2279" calcext:value-type="float">
            <text:p>2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style-name="ce1"/>
          <table:table-cell office:value-type="float" office:value="17526" calcext:value-type="float">
            <text:p>17526.0</text:p>
          </table:table-cell>
          <table:table-cell office:value-type="float" office:value="21595" calcext:value-type="float">
            <text:p>2159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style-name="ce1"/>
          <table:table-cell office:value-type="float" office:value="15037" calcext:value-type="float">
            <text:p>15037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style-name="ce1"/>
          <table:table-cell office:value-type="float" office:value="17392" calcext:value-type="float">
            <text:p>17392.0</text:p>
          </table:table-cell>
          <table:table-cell office:value-type="float" office:value="21832" calcext:value-type="float">
            <text:p>21832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style-name="ce1"/>
          <table:table-cell office:value-type="float" office:value="17543" calcext:value-type="float">
            <text:p>17543.0</text:p>
          </table:table-cell>
          <table:table-cell office:value-type="float" office:value="21588" calcext:value-type="float">
            <text:p>21588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style-name="ce1"/>
          <table:table-cell office:value-type="float" office:value="15038" calcext:value-type="float">
            <text:p>15038.0</text:p>
          </table:table-cell>
          <table:table-cell office:value-type="float" office:value="23675" calcext:value-type="float">
            <text:p>23675.0</text:p>
          </table:table-cell>
          <table:table-cell office:value-type="float" office:value="256" calcext:value-type="float">
            <text:p>256.0</text:p>
          </table:table-cell>
          <table:table-cell office:value-type="float" office:value="0" calcext:value-type="float">
            <text:p>0</text:p>
          </table:table-cell>
          <table:table-cell office:value-type="float" office:value="2285" calcext:value-type="float">
            <text:p>2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style-name="ce1"/>
          <table:table-cell office:value-type="float" office:value="17397" calcext:value-type="float">
            <text:p>17397.0</text:p>
          </table:table-cell>
          <table:table-cell office:value-type="float" office:value="21851" calcext:value-type="float">
            <text:p>21851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2286" calcext:value-type="float">
            <text:p>2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style-name="ce1"/>
          <table:table-cell office:value-type="float" office:value="15043" calcext:value-type="float">
            <text:p>15043.0</text:p>
          </table:table-cell>
          <table:table-cell office:value-type="float" office:value="23683" calcext:value-type="float">
            <text:p>23683.0</text:p>
          </table:table-cell>
          <table:table-cell office:value-type="float" office:value="258" calcext:value-type="float">
            <text:p>258.0</text:p>
          </table:table-cell>
          <table:table-cell office:value-type="float" office:value="0" calcext:value-type="float">
            <text:p>0</text:p>
          </table:table-cell>
          <table:table-cell office:value-type="float" office:value="2288" calcext:value-type="float">
            <text:p>2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style-name="ce1"/>
          <table:table-cell office:value-type="float" office:value="17397" calcext:value-type="float">
            <text:p>17397.0</text:p>
          </table:table-cell>
          <table:table-cell office:value-type="float" office:value="21851" calcext:value-type="float">
            <text:p>21851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2289" calcext:value-type="float">
            <text:p>2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style-name="ce1"/>
          <table:table-cell office:value-type="float" office:value="15047" calcext:value-type="float">
            <text:p>15047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style-name="ce1"/>
          <table:table-cell office:value-type="float" office:value="17401" calcext:value-type="float">
            <text:p>17401.0</text:p>
          </table:table-cell>
          <table:table-cell office:value-type="float" office:value="21851" calcext:value-type="float">
            <text:p>21851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style-name="ce1"/>
          <table:table-cell office:value-type="float" office:value="15051" calcext:value-type="float">
            <text:p>15051.0</text:p>
          </table:table-cell>
          <table:table-cell office:value-type="float" office:value="23687" calcext:value-type="float">
            <text:p>23687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style-name="ce1"/>
          <table:table-cell office:value-type="float" office:value="17400" calcext:value-type="float">
            <text:p>17400.0</text:p>
          </table:table-cell>
          <table:table-cell office:value-type="float" office:value="21850" calcext:value-type="float">
            <text:p>21850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style-name="ce1"/>
          <table:table-cell office:value-type="float" office:value="15063" calcext:value-type="float">
            <text:p>15063.0</text:p>
          </table:table-cell>
          <table:table-cell office:value-type="float" office:value="23694" calcext:value-type="float">
            <text:p>23694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style-name="ce1"/>
          <table:table-cell office:value-type="float" office:value="17389" calcext:value-type="float">
            <text:p>17389.0</text:p>
          </table:table-cell>
          <table:table-cell office:value-type="float" office:value="21853" calcext:value-type="float">
            <text:p>2185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style-name="ce1"/>
          <table:table-cell office:value-type="float" office:value="15069" calcext:value-type="float">
            <text:p>15069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2296" calcext:value-type="float">
            <text:p>2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style-name="ce1"/>
          <table:table-cell office:value-type="float" office:value="17384" calcext:value-type="float">
            <text:p>17384.0</text:p>
          </table:table-cell>
          <table:table-cell office:value-type="float" office:value="21857" calcext:value-type="float">
            <text:p>21857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"/>
          <table:table-cell office:value-type="float" office:value="15078" calcext:value-type="float">
            <text:p>15078.0</text:p>
          </table:table-cell>
          <table:table-cell office:value-type="float" office:value="23694" calcext:value-type="float">
            <text:p>23694.0</text:p>
          </table:table-cell>
          <table:table-cell office:value-type="float" office:value="263" calcext:value-type="float">
            <text:p>263.0</text:p>
          </table:table-cell>
          <table:table-cell office:value-type="float" office:value="0" calcext:value-type="float">
            <text:p>0</text:p>
          </table:table-cell>
          <table:table-cell office:value-type="float" office:value="2298" calcext:value-type="float">
            <text:p>2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style-name="ce1"/>
          <table:table-cell office:value-type="float" office:value="17379" calcext:value-type="float">
            <text:p>17379.0</text:p>
          </table:table-cell>
          <table:table-cell office:value-type="float" office:value="21863" calcext:value-type="float">
            <text:p>21863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style-name="ce1"/>
          <table:table-cell office:value-type="float" office:value="15091" calcext:value-type="float">
            <text:p>15091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style-name="ce1"/>
          <table:table-cell office:value-type="float" office:value="17380" calcext:value-type="float">
            <text:p>17380.0</text:p>
          </table:table-cell>
          <table:table-cell office:value-type="float" office:value="21880" calcext:value-type="float">
            <text:p>21880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style-name="ce1"/>
          <table:table-cell office:value-type="float" office:value="15101" calcext:value-type="float">
            <text:p>15101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265" calcext:value-type="float">
            <text:p>265.0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style-name="ce1"/>
          <table:table-cell office:value-type="float" office:value="17384" calcext:value-type="float">
            <text:p>17384.0</text:p>
          </table:table-cell>
          <table:table-cell office:value-type="float" office:value="21881" calcext:value-type="float">
            <text:p>21881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style-name="ce1"/>
          <table:table-cell office:value-type="float" office:value="15109" calcext:value-type="float">
            <text:p>15109.0</text:p>
          </table:table-cell>
          <table:table-cell office:value-type="float" office:value="23692" calcext:value-type="float">
            <text:p>23692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style-name="ce1"/>
          <table:table-cell office:value-type="float" office:value="17375" calcext:value-type="float">
            <text:p>17375.0</text:p>
          </table:table-cell>
          <table:table-cell office:value-type="float" office:value="21887" calcext:value-type="float">
            <text:p>21887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2305" calcext:value-type="float">
            <text:p>2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style-name="ce1"/>
          <table:table-cell office:value-type="float" office:value="15114" calcext:value-type="float">
            <text:p>15114.0</text:p>
          </table:table-cell>
          <table:table-cell office:value-type="float" office:value="23692" calcext:value-type="float">
            <text:p>23692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style-name="ce1"/>
          <table:table-cell office:value-type="float" office:value="17364" calcext:value-type="float">
            <text:p>17364.0</text:p>
          </table:table-cell>
          <table:table-cell office:value-type="float" office:value="21891" calcext:value-type="float">
            <text:p>21891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style-name="ce1"/>
          <table:table-cell office:value-type="float" office:value="15128" calcext:value-type="float">
            <text:p>15128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style-name="ce1"/>
          <table:table-cell office:value-type="float" office:value="17374" calcext:value-type="float">
            <text:p>17374.0</text:p>
          </table:table-cell>
          <table:table-cell office:value-type="float" office:value="21907" calcext:value-type="float">
            <text:p>21907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style-name="ce1"/>
          <table:table-cell office:value-type="float" office:value="15137" calcext:value-type="float">
            <text:p>15137.0</text:p>
          </table:table-cell>
          <table:table-cell office:value-type="float" office:value="23687" calcext:value-type="float">
            <text:p>23687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2310" calcext:value-type="float">
            <text:p>2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style-name="ce1"/>
          <table:table-cell office:value-type="float" office:value="17372" calcext:value-type="float">
            <text:p>17372.0</text:p>
          </table:table-cell>
          <table:table-cell office:value-type="float" office:value="21911" calcext:value-type="float">
            <text:p>21911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style-name="ce1"/>
          <table:table-cell office:value-type="float" office:value="15138" calcext:value-type="float">
            <text:p>15138.0</text:p>
          </table:table-cell>
          <table:table-cell office:value-type="float" office:value="23687" calcext:value-type="float">
            <text:p>23687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style-name="ce1"/>
          <table:table-cell office:value-type="float" office:value="17378" calcext:value-type="float">
            <text:p>17378.0</text:p>
          </table:table-cell>
          <table:table-cell office:value-type="float" office:value="21921" calcext:value-type="float">
            <text:p>21921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2313" calcext:value-type="float">
            <text:p>2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style-name="ce1"/>
          <table:table-cell office:value-type="float" office:value="15138" calcext:value-type="float">
            <text:p>15138.0</text:p>
          </table:table-cell>
          <table:table-cell office:value-type="float" office:value="23686" calcext:value-type="float">
            <text:p>23686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style-name="ce1"/>
          <table:table-cell office:value-type="float" office:value="17380" calcext:value-type="float">
            <text:p>17380.0</text:p>
          </table:table-cell>
          <table:table-cell office:value-type="float" office:value="21929" calcext:value-type="float">
            <text:p>21929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2315" calcext:value-type="float">
            <text:p>2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style-name="ce1"/>
          <table:table-cell office:value-type="float" office:value="15133" calcext:value-type="float">
            <text:p>15133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style-name="ce1"/>
          <table:table-cell office:value-type="float" office:value="17387" calcext:value-type="float">
            <text:p>17387.0</text:p>
          </table:table-cell>
          <table:table-cell office:value-type="float" office:value="21930" calcext:value-type="float">
            <text:p>21930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style-name="ce1"/>
          <table:table-cell office:value-type="float" office:value="15145" calcext:value-type="float">
            <text:p>15145.0</text:p>
          </table:table-cell>
          <table:table-cell office:value-type="float" office:value="23681" calcext:value-type="float">
            <text:p>23681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style-name="ce1"/>
          <table:table-cell office:value-type="float" office:value="17393" calcext:value-type="float">
            <text:p>17393.0</text:p>
          </table:table-cell>
          <table:table-cell office:value-type="float" office:value="21940" calcext:value-type="float">
            <text:p>21940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2319" calcext:value-type="float">
            <text:p>2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style-name="ce1"/>
          <table:table-cell office:value-type="float" office:value="15151" calcext:value-type="float">
            <text:p>15151.0</text:p>
          </table:table-cell>
          <table:table-cell office:value-type="float" office:value="23690" calcext:value-type="float">
            <text:p>23690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style-name="ce1"/>
          <table:table-cell office:value-type="float" office:value="17408" calcext:value-type="float">
            <text:p>17408.0</text:p>
          </table:table-cell>
          <table:table-cell office:value-type="float" office:value="21947" calcext:value-type="float">
            <text:p>21947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2321" calcext:value-type="float">
            <text:p>2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style-name="ce1"/>
          <table:table-cell office:value-type="float" office:value="15155" calcext:value-type="float">
            <text:p>15155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2322" calcext:value-type="float">
            <text:p>2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style-name="ce1"/>
          <table:table-cell office:value-type="float" office:value="17416" calcext:value-type="float">
            <text:p>17416.0</text:p>
          </table:table-cell>
          <table:table-cell office:value-type="float" office:value="21948" calcext:value-type="float">
            <text:p>21948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style-name="ce1"/>
          <table:table-cell office:value-type="float" office:value="15165" calcext:value-type="float">
            <text:p>15165.0</text:p>
          </table:table-cell>
          <table:table-cell office:value-type="float" office:value="23688" calcext:value-type="float">
            <text:p>23688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style-name="ce1"/>
          <table:table-cell office:value-type="float" office:value="17425" calcext:value-type="float">
            <text:p>17425.0</text:p>
          </table:table-cell>
          <table:table-cell office:value-type="float" office:value="21946" calcext:value-type="float">
            <text:p>21946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style-name="ce1"/>
          <table:table-cell office:value-type="float" office:value="15165" calcext:value-type="float">
            <text:p>15165.0</text:p>
          </table:table-cell>
          <table:table-cell office:value-type="float" office:value="23688" calcext:value-type="float">
            <text:p>23688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2326" calcext:value-type="float">
            <text:p>2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style-name="ce1"/>
          <table:table-cell office:value-type="float" office:value="17429" calcext:value-type="float">
            <text:p>17429.0</text:p>
          </table:table-cell>
          <table:table-cell office:value-type="float" office:value="21956" calcext:value-type="float">
            <text:p>21956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2327" calcext:value-type="float">
            <text:p>2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169" calcext:value-type="float">
            <text:p>15169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style-name="ce1"/>
          <table:table-cell office:value-type="float" office:value="17436" calcext:value-type="float">
            <text:p>17436.0</text:p>
          </table:table-cell>
          <table:table-cell office:value-type="float" office:value="21964" calcext:value-type="float">
            <text:p>21964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style-name="ce1"/>
          <table:table-cell office:value-type="float" office:value="15169" calcext:value-type="float">
            <text:p>15169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2330" calcext:value-type="float">
            <text:p>2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style-name="ce1"/>
          <table:table-cell office:value-type="float" office:value="17440" calcext:value-type="float">
            <text:p>17440.0</text:p>
          </table:table-cell>
          <table:table-cell office:value-type="float" office:value="21966" calcext:value-type="float">
            <text:p>21966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style-name="ce1"/>
          <table:table-cell office:value-type="float" office:value="15188" calcext:value-type="float">
            <text:p>15188.0</text:p>
          </table:table-cell>
          <table:table-cell office:value-type="float" office:value="23723" calcext:value-type="float">
            <text:p>23723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style-name="ce1"/>
          <table:table-cell office:value-type="float" office:value="17441" calcext:value-type="float">
            <text:p>17441.0</text:p>
          </table:table-cell>
          <table:table-cell office:value-type="float" office:value="21961" calcext:value-type="float">
            <text:p>21961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2333" calcext:value-type="float">
            <text:p>2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style-name="ce1"/>
          <table:table-cell office:value-type="float" office:value="15191" calcext:value-type="float">
            <text:p>15191.0</text:p>
          </table:table-cell>
          <table:table-cell office:value-type="float" office:value="23709" calcext:value-type="float">
            <text:p>2370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style-name="ce1"/>
          <table:table-cell office:value-type="float" office:value="17441" calcext:value-type="float">
            <text:p>17441.0</text:p>
          </table:table-cell>
          <table:table-cell office:value-type="float" office:value="21960" calcext:value-type="float">
            <text:p>21960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style-name="ce1"/>
          <table:table-cell office:value-type="float" office:value="15191" calcext:value-type="float">
            <text:p>15191.0</text:p>
          </table:table-cell>
          <table:table-cell office:value-type="float" office:value="23717" calcext:value-type="float">
            <text:p>2371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style-name="ce1"/>
          <table:table-cell office:value-type="float" office:value="17427" calcext:value-type="float">
            <text:p>17427.0</text:p>
          </table:table-cell>
          <table:table-cell office:value-type="float" office:value="21956" calcext:value-type="float">
            <text:p>21956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2337" calcext:value-type="float">
            <text:p>2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style-name="ce1"/>
          <table:table-cell office:value-type="float" office:value="15202" calcext:value-type="float">
            <text:p>15202.0</text:p>
          </table:table-cell>
          <table:table-cell office:value-type="float" office:value="23711" calcext:value-type="float">
            <text:p>23711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2338" calcext:value-type="float">
            <text:p>2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style-name="ce1"/>
          <table:table-cell office:value-type="float" office:value="17440" calcext:value-type="float">
            <text:p>17440.0</text:p>
          </table:table-cell>
          <table:table-cell office:value-type="float" office:value="21963" calcext:value-type="float">
            <text:p>21963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style-name="ce1"/>
          <table:table-cell office:value-type="float" office:value="15196" calcext:value-type="float">
            <text:p>15196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2340" calcext:value-type="float">
            <text:p>2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style-name="ce1"/>
          <table:table-cell office:value-type="float" office:value="17440" calcext:value-type="float">
            <text:p>17440.0</text:p>
          </table:table-cell>
          <table:table-cell office:value-type="float" office:value="21963" calcext:value-type="float">
            <text:p>21963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style-name="ce1"/>
          <table:table-cell office:value-type="float" office:value="15199" calcext:value-type="float">
            <text:p>15199.0</text:p>
          </table:table-cell>
          <table:table-cell office:value-type="float" office:value="23688" calcext:value-type="float">
            <text:p>23688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style-name="ce1"/>
          <table:table-cell office:value-type="float" office:value="17440" calcext:value-type="float">
            <text:p>17440.0</text:p>
          </table:table-cell>
          <table:table-cell office:value-type="float" office:value="21963" calcext:value-type="float">
            <text:p>21963.0</text:p>
          </table:table-cell>
          <table:table-cell office:value-type="float" office:value="491" calcext:value-type="float">
            <text:p>491.0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style-name="ce1"/>
          <table:table-cell office:value-type="float" office:value="15205" calcext:value-type="float">
            <text:p>15205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style-name="ce1"/>
          <table:table-cell office:value-type="float" office:value="15206" calcext:value-type="float">
            <text:p>15206.0</text:p>
          </table:table-cell>
          <table:table-cell office:value-type="float" office:value="23692" calcext:value-type="float">
            <text:p>23692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2346" calcext:value-type="float">
            <text:p>2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style-name="ce1"/>
          <table:table-cell office:value-type="float" office:value="15206" calcext:value-type="float">
            <text:p>15206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2347" calcext:value-type="float">
            <text:p>2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style-name="ce1"/>
          <table:table-cell office:value-type="float" office:value="15208" calcext:value-type="float">
            <text:p>15208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style-name="ce1"/>
          <table:table-cell office:value-type="float" office:value="15217" calcext:value-type="float">
            <text:p>15217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style-name="ce1"/>
          <table:table-cell office:value-type="float" office:value="15225" calcext:value-type="float">
            <text:p>15225.0</text:p>
          </table:table-cell>
          <table:table-cell office:value-type="float" office:value="23695" calcext:value-type="float">
            <text:p>23695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style-name="ce1"/>
          <table:table-cell office:value-type="float" office:value="15226" calcext:value-type="float">
            <text:p>15226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style-name="ce1"/>
          <table:table-cell office:value-type="float" office:value="15232" calcext:value-type="float">
            <text:p>15232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style-name="ce1"/>
          <table:table-cell office:value-type="float" office:value="15232" calcext:value-type="float">
            <text:p>15232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style-name="ce1"/>
          <table:table-cell office:value-type="float" office:value="15234" calcext:value-type="float">
            <text:p>15234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style-name="ce1"/>
          <table:table-cell office:value-type="float" office:value="15241" calcext:value-type="float">
            <text:p>15241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2355" calcext:value-type="float">
            <text:p>2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style-name="ce1"/>
          <table:table-cell office:value-type="float" office:value="15246" calcext:value-type="float">
            <text:p>15246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2356" calcext:value-type="float">
            <text:p>2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style-name="ce1"/>
          <table:table-cell office:value-type="float" office:value="15249" calcext:value-type="float">
            <text:p>15249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style-name="ce1"/>
          <table:table-cell office:value-type="float" office:value="15255" calcext:value-type="float">
            <text:p>15255.0</text:p>
          </table:table-cell>
          <table:table-cell office:value-type="float" office:value="23672" calcext:value-type="float">
            <text:p>23672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style-name="ce1"/>
          <table:table-cell office:value-type="float" office:value="15267" calcext:value-type="float">
            <text:p>15267.0</text:p>
          </table:table-cell>
          <table:table-cell office:value-type="float" office:value="23664" calcext:value-type="float">
            <text:p>23664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2359" calcext:value-type="float">
            <text:p>2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style-name="ce1"/>
          <table:table-cell office:value-type="float" office:value="15282" calcext:value-type="float">
            <text:p>15282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style-name="ce1"/>
          <table:table-cell office:value-type="float" office:value="15285" calcext:value-type="float">
            <text:p>15285.0</text:p>
          </table:table-cell>
          <table:table-cell office:value-type="float" office:value="23650" calcext:value-type="float">
            <text:p>23650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2361" calcext:value-type="float">
            <text:p>2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style-name="ce1"/>
          <table:table-cell office:value-type="float" office:value="15292" calcext:value-type="float">
            <text:p>15292.0</text:p>
          </table:table-cell>
          <table:table-cell office:value-type="float" office:value="23644" calcext:value-type="float">
            <text:p>23644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2362" calcext:value-type="float">
            <text:p>2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style-name="ce1"/>
          <table:table-cell office:value-type="float" office:value="15295" calcext:value-type="float">
            <text:p>15295.0</text:p>
          </table:table-cell>
          <table:table-cell office:value-type="float" office:value="23642" calcext:value-type="float">
            <text:p>23642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style-name="ce1"/>
          <table:table-cell office:value-type="float" office:value="15302" calcext:value-type="float">
            <text:p>15302.0</text:p>
          </table:table-cell>
          <table:table-cell office:value-type="float" office:value="23639" calcext:value-type="float">
            <text:p>23639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2364" calcext:value-type="float">
            <text:p>2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style-name="ce1"/>
          <table:table-cell office:value-type="float" office:value="15309" calcext:value-type="float">
            <text:p>15309.0</text:p>
          </table:table-cell>
          <table:table-cell office:value-type="float" office:value="23633" calcext:value-type="float">
            <text:p>23633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365" calcext:value-type="float">
            <text:p>2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style-name="ce1"/>
          <table:table-cell office:value-type="float" office:value="15312" calcext:value-type="float">
            <text:p>15312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style-name="ce1"/>
          <table:table-cell office:value-type="float" office:value="15320" calcext:value-type="float">
            <text:p>15320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style-name="ce1"/>
          <table:table-cell office:value-type="float" office:value="15324" calcext:value-type="float">
            <text:p>15324.0</text:p>
          </table:table-cell>
          <table:table-cell office:value-type="float" office:value="23604" calcext:value-type="float">
            <text:p>23604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style-name="ce1"/>
          <table:table-cell office:value-type="float" office:value="15334" calcext:value-type="float">
            <text:p>15334.0</text:p>
          </table:table-cell>
          <table:table-cell office:value-type="float" office:value="23605" calcext:value-type="float">
            <text:p>23605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2369" calcext:value-type="float">
            <text:p>2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style-name="ce1"/>
          <table:table-cell office:value-type="float" office:value="15345" calcext:value-type="float">
            <text:p>15345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2370" calcext:value-type="float">
            <text:p>2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style-name="ce1"/>
          <table:table-cell office:value-type="float" office:value="15370" calcext:value-type="float">
            <text:p>15370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style-name="ce1"/>
          <table:table-cell office:value-type="float" office:value="15380" calcext:value-type="float">
            <text:p>15380.0</text:p>
          </table:table-cell>
          <table:table-cell office:value-type="float" office:value="23609" calcext:value-type="float">
            <text:p>23609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396" calcext:value-type="float">
            <text:p>15396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style-name="ce1"/>
          <table:table-cell office:value-type="float" office:value="15414" calcext:value-type="float">
            <text:p>15414.0</text:p>
          </table:table-cell>
          <table:table-cell office:value-type="float" office:value="23610" calcext:value-type="float">
            <text:p>23610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style-name="ce1"/>
          <table:table-cell office:value-type="float" office:value="15419" calcext:value-type="float">
            <text:p>15419.0</text:p>
          </table:table-cell>
          <table:table-cell office:value-type="float" office:value="23605" calcext:value-type="float">
            <text:p>23605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style-name="ce1"/>
          <table:table-cell office:value-type="float" office:value="15428" calcext:value-type="float">
            <text:p>15428.0</text:p>
          </table:table-cell>
          <table:table-cell office:value-type="float" office:value="23601" calcext:value-type="float">
            <text:p>23601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style-name="ce1"/>
          <table:table-cell office:value-type="float" office:value="15448" calcext:value-type="float">
            <text:p>15448.0</text:p>
          </table:table-cell>
          <table:table-cell office:value-type="float" office:value="23600" calcext:value-type="float">
            <text:p>23600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style-name="ce1"/>
          <table:table-cell office:value-type="float" office:value="15463" calcext:value-type="float">
            <text:p>15463.0</text:p>
          </table:table-cell>
          <table:table-cell office:value-type="float" office:value="23600" calcext:value-type="float">
            <text:p>23600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2378" calcext:value-type="float">
            <text:p>2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23609" calcext:value-type="float">
            <text:p>23609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style-name="ce1"/>
          <table:table-cell office:value-type="float" office:value="15495" calcext:value-type="float">
            <text:p>15495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style-name="ce1"/>
          <table:table-cell office:value-type="float" office:value="15505" calcext:value-type="float">
            <text:p>15505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style-name="ce1"/>
          <table:table-cell office:value-type="float" office:value="15505" calcext:value-type="float">
            <text:p>15505.0</text:p>
          </table:table-cell>
          <table:table-cell office:value-type="float" office:value="23616" calcext:value-type="float">
            <text:p>23616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2382" calcext:value-type="float">
            <text:p>2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style-name="ce1"/>
          <table:table-cell office:value-type="float" office:value="15518" calcext:value-type="float">
            <text:p>15518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2383" calcext:value-type="float">
            <text:p>2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style-name="ce1"/>
          <table:table-cell office:value-type="float" office:value="15531" calcext:value-type="float">
            <text:p>15531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style-name="ce1"/>
          <table:table-cell office:value-type="float" office:value="15546" calcext:value-type="float">
            <text:p>15546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style-name="ce1"/>
          <table:table-cell office:value-type="float" office:value="15559" calcext:value-type="float">
            <text:p>15559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style-name="ce1"/>
          <table:table-cell office:value-type="float" office:value="15576" calcext:value-type="float">
            <text:p>15576.0</text:p>
          </table:table-cell>
          <table:table-cell office:value-type="float" office:value="23620" calcext:value-type="float">
            <text:p>23620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387" calcext:value-type="float">
            <text:p>2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style-name="ce1"/>
          <table:table-cell office:value-type="float" office:value="15588" calcext:value-type="float">
            <text:p>15588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style-name="ce1"/>
          <table:table-cell office:value-type="float" office:value="15608" calcext:value-type="float">
            <text:p>15608.0</text:p>
          </table:table-cell>
          <table:table-cell office:value-type="float" office:value="23619" calcext:value-type="float">
            <text:p>23619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2389" calcext:value-type="float">
            <text:p>2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style-name="ce1"/>
          <table:table-cell office:value-type="float" office:value="15633" calcext:value-type="float">
            <text:p>15633.0</text:p>
          </table:table-cell>
          <table:table-cell office:value-type="float" office:value="23618" calcext:value-type="float">
            <text:p>23618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2390" calcext:value-type="float">
            <text:p>2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style-name="ce1"/>
          <table:table-cell office:value-type="float" office:value="15670" calcext:value-type="float">
            <text:p>15670.0</text:p>
          </table:table-cell>
          <table:table-cell office:value-type="float" office:value="23627" calcext:value-type="float">
            <text:p>23627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style-name="ce1"/>
          <table:table-cell office:value-type="float" office:value="15692" calcext:value-type="float">
            <text:p>15692.0</text:p>
          </table:table-cell>
          <table:table-cell office:value-type="float" office:value="23628" calcext:value-type="float">
            <text:p>2362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style-name="ce1"/>
          <table:table-cell office:value-type="float" office:value="15711" calcext:value-type="float">
            <text:p>15711.0</text:p>
          </table:table-cell>
          <table:table-cell office:value-type="float" office:value="23627" calcext:value-type="float">
            <text:p>2362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style-name="ce1"/>
          <table:table-cell office:value-type="float" office:value="15723" calcext:value-type="float">
            <text:p>15723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2394" calcext:value-type="float">
            <text:p>2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style-name="ce1"/>
          <table:table-cell office:value-type="float" office:value="15732" calcext:value-type="float">
            <text:p>15732.0</text:p>
          </table:table-cell>
          <table:table-cell office:value-type="float" office:value="23624" calcext:value-type="float">
            <text:p>23624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style-name="ce1"/>
          <table:table-cell office:value-type="float" office:value="15747" calcext:value-type="float">
            <text:p>15747.0</text:p>
          </table:table-cell>
          <table:table-cell office:value-type="float" office:value="23629" calcext:value-type="float">
            <text:p>2362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2396" calcext:value-type="float">
            <text:p>2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style-name="ce1"/>
          <table:table-cell office:value-type="float" office:value="15773" calcext:value-type="float">
            <text:p>15773.0</text:p>
          </table:table-cell>
          <table:table-cell office:value-type="float" office:value="23629" calcext:value-type="float">
            <text:p>23629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2397" calcext:value-type="float">
            <text:p>2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807" calcext:value-type="float">
            <text:p>15807.0</text:p>
          </table:table-cell>
          <table:table-cell office:value-type="float" office:value="23631" calcext:value-type="float">
            <text:p>2363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2398" calcext:value-type="float">
            <text:p>23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1"/>
          <table:table-cell office:value-type="float" office:value="15827" calcext:value-type="float">
            <text:p>15827.0</text:p>
          </table:table-cell>
          <table:table-cell office:value-type="float" office:value="23633" calcext:value-type="float">
            <text:p>23633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style-name="ce1"/>
          <table:table-cell office:value-type="float" office:value="15836" calcext:value-type="float">
            <text:p>15836.0</text:p>
          </table:table-cell>
          <table:table-cell office:value-type="float" office:value="23634" calcext:value-type="float">
            <text:p>23634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style-name="ce1"/>
          <table:table-cell office:value-type="float" office:value="15890" calcext:value-type="float">
            <text:p>15890.0</text:p>
          </table:table-cell>
          <table:table-cell office:value-type="float" office:value="23636" calcext:value-type="float">
            <text:p>23636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style-name="ce1"/>
          <table:table-cell office:value-type="float" office:value="15839" calcext:value-type="float">
            <text:p>15839.0</text:p>
          </table:table-cell>
          <table:table-cell office:value-type="float" office:value="23634" calcext:value-type="float">
            <text:p>23634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2401" calcext:value-type="float">
            <text:p>2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style-name="ce1"/>
          <table:table-cell office:value-type="float" office:value="15978" calcext:value-type="float">
            <text:p>15978.0</text:p>
          </table:table-cell>
          <table:table-cell office:value-type="float" office:value="23642" calcext:value-type="float">
            <text:p>23642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2402" calcext:value-type="float">
            <text:p>2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style-name="ce1"/>
          <table:table-cell office:value-type="float" office:value="15840" calcext:value-type="float">
            <text:p>15840.0</text:p>
          </table:table-cell>
          <table:table-cell office:value-type="float" office:value="23623" calcext:value-type="float">
            <text:p>23623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style-name="ce1"/>
          <table:table-cell office:value-type="float" office:value="16021" calcext:value-type="float">
            <text:p>16021.0</text:p>
          </table:table-cell>
          <table:table-cell office:value-type="float" office:value="23668" calcext:value-type="float">
            <text:p>23668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2404" calcext:value-type="float">
            <text:p>2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825" calcext:value-type="float">
            <text:p>15825.0</text:p>
          </table:table-cell>
          <table:table-cell office:value-type="float" office:value="23623" calcext:value-type="float">
            <text:p>23623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style-name="ce1"/>
          <table:table-cell office:value-type="float" office:value="16058" calcext:value-type="float">
            <text:p>16058.0</text:p>
          </table:table-cell>
          <table:table-cell office:value-type="float" office:value="23676" calcext:value-type="float">
            <text:p>23676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2406" calcext:value-type="float">
            <text:p>2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style-name="ce1"/>
          <table:table-cell office:value-type="float" office:value="15808" calcext:value-type="float">
            <text:p>15808.0</text:p>
          </table:table-cell>
          <table:table-cell office:value-type="float" office:value="23623" calcext:value-type="float">
            <text:p>2362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2407" calcext:value-type="float">
            <text:p>2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style-name="ce1"/>
          <table:table-cell office:value-type="float" office:value="16076" calcext:value-type="float">
            <text:p>16076.0</text:p>
          </table:table-cell>
          <table:table-cell office:value-type="float" office:value="23679" calcext:value-type="float">
            <text:p>2367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style-name="ce1"/>
          <table:table-cell office:value-type="float" office:value="15808" calcext:value-type="float">
            <text:p>15808.0</text:p>
          </table:table-cell>
          <table:table-cell office:value-type="float" office:value="23622" calcext:value-type="float">
            <text:p>2362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style-name="ce1"/>
          <table:table-cell office:value-type="float" office:value="16085" calcext:value-type="float">
            <text:p>16085.0</text:p>
          </table:table-cell>
          <table:table-cell office:value-type="float" office:value="23682" calcext:value-type="float">
            <text:p>23682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style-name="ce1"/>
          <table:table-cell office:value-type="float" office:value="15810" calcext:value-type="float">
            <text:p>15810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style-name="ce1"/>
          <table:table-cell office:value-type="float" office:value="16093" calcext:value-type="float">
            <text:p>16093.0</text:p>
          </table:table-cell>
          <table:table-cell office:value-type="float" office:value="23684" calcext:value-type="float">
            <text:p>2368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style-name="ce1"/>
          <table:table-cell office:value-type="float" office:value="15814" calcext:value-type="float">
            <text:p>15814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style-name="ce1"/>
          <table:table-cell office:value-type="float" office:value="16111" calcext:value-type="float">
            <text:p>16111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2414" calcext:value-type="float">
            <text:p>2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style-name="ce1"/>
          <table:table-cell office:value-type="float" office:value="16123" calcext:value-type="float">
            <text:p>16123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style-name="ce1"/>
          <table:table-cell office:value-type="float" office:value="16131" calcext:value-type="float">
            <text:p>16131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2417" calcext:value-type="float">
            <text:p>2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style-name="ce1"/>
          <table:table-cell office:value-type="float" office:value="16137" calcext:value-type="float">
            <text:p>16137.0</text:p>
          </table:table-cell>
          <table:table-cell office:value-type="float" office:value="23693" calcext:value-type="float">
            <text:p>23693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style-name="ce1"/>
          <table:table-cell office:value-type="float" office:value="16145" calcext:value-type="float">
            <text:p>16145.0</text:p>
          </table:table-cell>
          <table:table-cell office:value-type="float" office:value="23699" calcext:value-type="float">
            <text:p>2369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style-name="ce1"/>
          <table:table-cell office:value-type="float" office:value="16152" calcext:value-type="float">
            <text:p>16152.0</text:p>
          </table:table-cell>
          <table:table-cell office:value-type="float" office:value="23701" calcext:value-type="float">
            <text:p>2370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2420" calcext:value-type="float">
            <text:p>2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style-name="ce1"/>
          <table:table-cell office:value-type="float" office:value="16160" calcext:value-type="float">
            <text:p>16160.0</text:p>
          </table:table-cell>
          <table:table-cell office:value-type="float" office:value="23700" calcext:value-type="float">
            <text:p>23700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style-name="ce1"/>
          <table:table-cell office:value-type="float" office:value="16159" calcext:value-type="float">
            <text:p>16159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style-name="ce1"/>
          <table:table-cell office:value-type="float" office:value="16168" calcext:value-type="float">
            <text:p>16168.0</text:p>
          </table:table-cell>
          <table:table-cell office:value-type="float" office:value="23703" calcext:value-type="float">
            <text:p>23703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style-name="ce1"/>
          <table:table-cell office:value-type="float" office:value="16177" calcext:value-type="float">
            <text:p>16177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style-name="ce1"/>
          <table:table-cell office:value-type="float" office:value="16180" calcext:value-type="float">
            <text:p>16180.0</text:p>
          </table:table-cell>
          <table:table-cell office:value-type="float" office:value="23697" calcext:value-type="float">
            <text:p>23697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2425" calcext:value-type="float">
            <text:p>2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style-name="ce1"/>
          <table:table-cell office:value-type="float" office:value="16187" calcext:value-type="float">
            <text:p>16187.0</text:p>
          </table:table-cell>
          <table:table-cell office:value-type="float" office:value="23702" calcext:value-type="float">
            <text:p>2370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2426" calcext:value-type="float">
            <text:p>2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style-name="ce1"/>
          <table:table-cell office:value-type="float" office:value="16200" calcext:value-type="float">
            <text:p>16200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2427" calcext:value-type="float">
            <text:p>2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style-name="ce1"/>
          <table:table-cell office:value-type="float" office:value="16206" calcext:value-type="float">
            <text:p>16206.0</text:p>
          </table:table-cell>
          <table:table-cell office:value-type="float" office:value="23684" calcext:value-type="float">
            <text:p>23684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style-name="ce1"/>
          <table:table-cell office:value-type="float" office:value="16205" calcext:value-type="float">
            <text:p>16205.0</text:p>
          </table:table-cell>
          <table:table-cell office:value-type="float" office:value="23682" calcext:value-type="float">
            <text:p>2368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2429" calcext:value-type="float">
            <text:p>2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style-name="ce1"/>
          <table:table-cell office:value-type="float" office:value="16218" calcext:value-type="float">
            <text:p>16218.0</text:p>
          </table:table-cell>
          <table:table-cell office:value-type="float" office:value="23683" calcext:value-type="float">
            <text:p>23683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style-name="ce1"/>
          <table:table-cell office:value-type="float" office:value="16220" calcext:value-type="float">
            <text:p>16220.0</text:p>
          </table:table-cell>
          <table:table-cell office:value-type="float" office:value="23686" calcext:value-type="float">
            <text:p>23686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2431" calcext:value-type="float">
            <text:p>2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style-name="ce1"/>
          <table:table-cell office:value-type="float" office:value="16231" calcext:value-type="float">
            <text:p>16231.0</text:p>
          </table:table-cell>
          <table:table-cell office:value-type="float" office:value="23680" calcext:value-type="float">
            <text:p>2368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2432" calcext:value-type="float">
            <text:p>2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style-name="ce1"/>
          <table:table-cell office:value-type="float" office:value="16260" calcext:value-type="float">
            <text:p>16260.0</text:p>
          </table:table-cell>
          <table:table-cell office:value-type="float" office:value="23654" calcext:value-type="float">
            <text:p>23654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style-name="ce1"/>
          <table:table-cell office:value-type="float" office:value="16263" calcext:value-type="float">
            <text:p>16263.0</text:p>
          </table:table-cell>
          <table:table-cell office:value-type="float" office:value="23655" calcext:value-type="float">
            <text:p>23655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2434" calcext:value-type="float">
            <text:p>2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style-name="ce1"/>
          <table:table-cell office:value-type="float" office:value="16266" calcext:value-type="float">
            <text:p>16266.0</text:p>
          </table:table-cell>
          <table:table-cell office:value-type="float" office:value="23648" calcext:value-type="float">
            <text:p>23648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style-name="ce1"/>
          <table:table-cell office:value-type="float" office:value="16285" calcext:value-type="float">
            <text:p>16285.0</text:p>
          </table:table-cell>
          <table:table-cell office:value-type="float" office:value="23637" calcext:value-type="float">
            <text:p>23637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2436" calcext:value-type="float">
            <text:p>2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style-name="ce1"/>
          <table:table-cell office:value-type="float" office:value="16286" calcext:value-type="float">
            <text:p>16286.0</text:p>
          </table:table-cell>
          <table:table-cell office:value-type="float" office:value="23633" calcext:value-type="float">
            <text:p>23633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style-name="ce1"/>
          <table:table-cell office:value-type="float" office:value="16295" calcext:value-type="float">
            <text:p>16295.0</text:p>
          </table:table-cell>
          <table:table-cell office:value-type="float" office:value="23626" calcext:value-type="float">
            <text:p>23626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2438" calcext:value-type="float">
            <text:p>2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style-name="ce1"/>
          <table:table-cell office:value-type="float" office:value="16302" calcext:value-type="float">
            <text:p>16302.0</text:p>
          </table:table-cell>
          <table:table-cell office:value-type="float" office:value="23626" calcext:value-type="float">
            <text:p>23626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style-name="ce1"/>
          <table:table-cell office:value-type="float" office:value="16314" calcext:value-type="float">
            <text:p>16314.0</text:p>
          </table:table-cell>
          <table:table-cell office:value-type="float" office:value="23620" calcext:value-type="float">
            <text:p>2362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style-name="ce1"/>
          <table:table-cell office:value-type="float" office:value="16332" calcext:value-type="float">
            <text:p>16332.0</text:p>
          </table:table-cell>
          <table:table-cell office:value-type="float" office:value="23612" calcext:value-type="float">
            <text:p>23612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42" calcext:value-type="float">
            <text:p>16342.0</text:p>
          </table:table-cell>
          <table:table-cell office:value-type="float" office:value="23608" calcext:value-type="float">
            <text:p>23608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style-name="ce1"/>
          <table:table-cell office:value-type="float" office:value="16347" calcext:value-type="float">
            <text:p>16347.0</text:p>
          </table:table-cell>
          <table:table-cell office:value-type="float" office:value="23606" calcext:value-type="float">
            <text:p>23606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style-name="ce1"/>
          <table:table-cell office:value-type="float" office:value="16355" calcext:value-type="float">
            <text:p>16355.0</text:p>
          </table:table-cell>
          <table:table-cell office:value-type="float" office:value="23600" calcext:value-type="float">
            <text:p>23600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2444" calcext:value-type="float">
            <text:p>2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style-name="ce1"/>
          <table:table-cell office:value-type="float" office:value="16363" calcext:value-type="float">
            <text:p>16363.0</text:p>
          </table:table-cell>
          <table:table-cell office:value-type="float" office:value="23600" calcext:value-type="float">
            <text:p>23600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style-name="ce1"/>
          <table:table-cell office:value-type="float" office:value="16386" calcext:value-type="float">
            <text:p>16386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2446" calcext:value-type="float">
            <text:p>2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style-name="ce1"/>
          <table:table-cell office:value-type="float" office:value="16401" calcext:value-type="float">
            <text:p>16401.0</text:p>
          </table:table-cell>
          <table:table-cell office:value-type="float" office:value="23591" calcext:value-type="float">
            <text:p>23591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style-name="ce1"/>
          <table:table-cell office:value-type="float" office:value="16411" calcext:value-type="float">
            <text:p>16411.0</text:p>
          </table:table-cell>
          <table:table-cell office:value-type="float" office:value="23585" calcext:value-type="float">
            <text:p>23585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style-name="ce1"/>
          <table:table-cell office:value-type="float" office:value="16431" calcext:value-type="float">
            <text:p>16431.0</text:p>
          </table:table-cell>
          <table:table-cell office:value-type="float" office:value="23559" calcext:value-type="float">
            <text:p>23559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449" calcext:value-type="float">
            <text:p>2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style-name="ce1"/>
          <table:table-cell office:value-type="float" office:value="16431" calcext:value-type="float">
            <text:p>16431.0</text:p>
          </table:table-cell>
          <table:table-cell office:value-type="float" office:value="23558" calcext:value-type="float">
            <text:p>2355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style-name="ce1"/>
          <table:table-cell office:value-type="float" office:value="16438" calcext:value-type="float">
            <text:p>16438.0</text:p>
          </table:table-cell>
          <table:table-cell office:value-type="float" office:value="23548" calcext:value-type="float">
            <text:p>23548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style-name="ce1"/>
          <table:table-cell office:value-type="float" office:value="16457" calcext:value-type="float">
            <text:p>16457.0</text:p>
          </table:table-cell>
          <table:table-cell office:value-type="float" office:value="23528" calcext:value-type="float">
            <text:p>23528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2452" calcext:value-type="float">
            <text:p>2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style-name="ce1"/>
          <table:table-cell office:value-type="float" office:value="16465" calcext:value-type="float">
            <text:p>16465.0</text:p>
          </table:table-cell>
          <table:table-cell office:value-type="float" office:value="23520" calcext:value-type="float">
            <text:p>23520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style-name="ce1"/>
          <table:table-cell office:value-type="float" office:value="16472" calcext:value-type="float">
            <text:p>16472.0</text:p>
          </table:table-cell>
          <table:table-cell office:value-type="float" office:value="23518" calcext:value-type="float">
            <text:p>23518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style-name="ce1"/>
          <table:table-cell office:value-type="float" office:value="16513" calcext:value-type="float">
            <text:p>16513.0</text:p>
          </table:table-cell>
          <table:table-cell office:value-type="float" office:value="23498" calcext:value-type="float">
            <text:p>23498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style-name="ce1"/>
          <table:table-cell office:value-type="float" office:value="16535" calcext:value-type="float">
            <text:p>16535.0</text:p>
          </table:table-cell>
          <table:table-cell office:value-type="float" office:value="23490" calcext:value-type="float">
            <text:p>23490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style-name="ce1"/>
          <table:table-cell office:value-type="float" office:value="16566" calcext:value-type="float">
            <text:p>16566.0</text:p>
          </table:table-cell>
          <table:table-cell office:value-type="float" office:value="23484" calcext:value-type="float">
            <text:p>23484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style-name="ce1"/>
          <table:table-cell office:value-type="float" office:value="16580" calcext:value-type="float">
            <text:p>16580.0</text:p>
          </table:table-cell>
          <table:table-cell office:value-type="float" office:value="23478" calcext:value-type="float">
            <text:p>23478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style-name="ce1"/>
          <table:table-cell office:value-type="float" office:value="16607" calcext:value-type="float">
            <text:p>16607.0</text:p>
          </table:table-cell>
          <table:table-cell office:value-type="float" office:value="23471" calcext:value-type="float">
            <text:p>23471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2459" calcext:value-type="float">
            <text:p>2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style-name="ce1"/>
          <table:table-cell office:value-type="float" office:value="16624" calcext:value-type="float">
            <text:p>16624.0</text:p>
          </table:table-cell>
          <table:table-cell office:value-type="float" office:value="23472" calcext:value-type="float">
            <text:p>23472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style-name="ce1"/>
          <table:table-cell office:value-type="float" office:value="16643" calcext:value-type="float">
            <text:p>16643.0</text:p>
          </table:table-cell>
          <table:table-cell office:value-type="float" office:value="23461" calcext:value-type="float">
            <text:p>23461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style-name="ce1"/>
          <table:table-cell office:value-type="float" office:value="16662" calcext:value-type="float">
            <text:p>16662.0</text:p>
          </table:table-cell>
          <table:table-cell office:value-type="float" office:value="23460" calcext:value-type="float">
            <text:p>23460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style-name="ce1"/>
          <table:table-cell office:value-type="float" office:value="16681" calcext:value-type="float">
            <text:p>16681.0</text:p>
          </table:table-cell>
          <table:table-cell office:value-type="float" office:value="23461" calcext:value-type="float">
            <text:p>23461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2463" calcext:value-type="float">
            <text:p>2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style-name="ce1"/>
          <table:table-cell office:value-type="float" office:value="16688" calcext:value-type="float">
            <text:p>16688.0</text:p>
          </table:table-cell>
          <table:table-cell office:value-type="float" office:value="23460" calcext:value-type="float">
            <text:p>23460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style-name="ce1"/>
          <table:table-cell office:value-type="float" office:value="16702" calcext:value-type="float">
            <text:p>16702.0</text:p>
          </table:table-cell>
          <table:table-cell office:value-type="float" office:value="23458" calcext:value-type="float">
            <text:p>23458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style-name="ce1"/>
          <table:table-cell office:value-type="float" office:value="16710" calcext:value-type="float">
            <text:p>16710.0</text:p>
          </table:table-cell>
          <table:table-cell office:value-type="float" office:value="23455" calcext:value-type="float">
            <text:p>23455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style-name="ce1"/>
          <table:table-cell office:value-type="float" office:value="16718" calcext:value-type="float">
            <text:p>16718.0</text:p>
          </table:table-cell>
          <table:table-cell office:value-type="float" office:value="23454" calcext:value-type="float">
            <text:p>23454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style-name="ce1"/>
          <table:table-cell office:value-type="float" office:value="16722" calcext:value-type="float">
            <text:p>16722.0</text:p>
          </table:table-cell>
          <table:table-cell office:value-type="float" office:value="23455" calcext:value-type="float">
            <text:p>23455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style-name="ce1"/>
          <table:table-cell office:value-type="float" office:value="16743" calcext:value-type="float">
            <text:p>16743.0</text:p>
          </table:table-cell>
          <table:table-cell office:value-type="float" office:value="23220" calcext:value-type="float">
            <text:p>23220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469" calcext:value-type="float">
            <text:p>2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style-name="ce1"/>
          <table:table-cell office:value-type="float" office:value="16746" calcext:value-type="float">
            <text:p>16746.0</text:p>
          </table:table-cell>
          <table:table-cell office:value-type="float" office:value="23222" calcext:value-type="float">
            <text:p>23222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style-name="ce1"/>
          <table:table-cell office:value-type="float" office:value="16748" calcext:value-type="float">
            <text:p>16748.0</text:p>
          </table:table-cell>
          <table:table-cell office:value-type="float" office:value="23225" calcext:value-type="float">
            <text:p>2322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471" calcext:value-type="float">
            <text:p>2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style-name="ce1"/>
          <table:table-cell office:value-type="float" office:value="16752" calcext:value-type="float">
            <text:p>16752.0</text:p>
          </table:table-cell>
          <table:table-cell office:value-type="float" office:value="23228" calcext:value-type="float">
            <text:p>23228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2472" calcext:value-type="float">
            <text:p>2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style-name="ce1"/>
          <table:table-cell office:value-type="float" office:value="16762" calcext:value-type="float">
            <text:p>16762.0</text:p>
          </table:table-cell>
          <table:table-cell office:value-type="float" office:value="23231" calcext:value-type="float">
            <text:p>23231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style-name="ce1"/>
          <table:table-cell office:value-type="float" office:value="16772" calcext:value-type="float">
            <text:p>16772.0</text:p>
          </table:table-cell>
          <table:table-cell office:value-type="float" office:value="23234" calcext:value-type="float">
            <text:p>23234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style-name="ce1"/>
          <table:table-cell office:value-type="float" office:value="16780" calcext:value-type="float">
            <text:p>16780.0</text:p>
          </table:table-cell>
          <table:table-cell office:value-type="float" office:value="23231" calcext:value-type="float">
            <text:p>23231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style-name="ce1"/>
          <table:table-cell office:value-type="float" office:value="16788" calcext:value-type="float">
            <text:p>16788.0</text:p>
          </table:table-cell>
          <table:table-cell office:value-type="float" office:value="23237" calcext:value-type="float">
            <text:p>23237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style-name="ce1"/>
          <table:table-cell office:value-type="float" office:value="16791" calcext:value-type="float">
            <text:p>16791.0</text:p>
          </table:table-cell>
          <table:table-cell office:value-type="float" office:value="23233" calcext:value-type="float">
            <text:p>23233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477" calcext:value-type="float">
            <text:p>2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style-name="ce1"/>
          <table:table-cell office:value-type="float" office:value="16804" calcext:value-type="float">
            <text:p>16804.0</text:p>
          </table:table-cell>
          <table:table-cell office:value-type="float" office:value="23215" calcext:value-type="float">
            <text:p>23215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style-name="ce1"/>
          <table:table-cell office:value-type="float" office:value="16810" calcext:value-type="float">
            <text:p>16810.0</text:p>
          </table:table-cell>
          <table:table-cell office:value-type="float" office:value="23206" calcext:value-type="float">
            <text:p>23206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479" calcext:value-type="float">
            <text:p>24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style-name="ce1"/>
          <table:table-cell office:value-type="float" office:value="16823" calcext:value-type="float">
            <text:p>16823.0</text:p>
          </table:table-cell>
          <table:table-cell office:value-type="float" office:value="23206" calcext:value-type="float">
            <text:p>23206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style-name="ce1"/>
          <table:table-cell office:value-type="float" office:value="16838" calcext:value-type="float">
            <text:p>16838.0</text:p>
          </table:table-cell>
          <table:table-cell office:value-type="float" office:value="23195" calcext:value-type="float">
            <text:p>23195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481" calcext:value-type="float">
            <text:p>2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style-name="ce1"/>
          <table:table-cell office:value-type="float" office:value="16847" calcext:value-type="float">
            <text:p>16847.0</text:p>
          </table:table-cell>
          <table:table-cell office:value-type="float" office:value="23193" calcext:value-type="float">
            <text:p>2319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style-name="ce1"/>
          <table:table-cell office:value-type="float" office:value="16848" calcext:value-type="float">
            <text:p>16848.0</text:p>
          </table:table-cell>
          <table:table-cell office:value-type="float" office:value="23179" calcext:value-type="float">
            <text:p>23179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style-name="ce1"/>
          <table:table-cell office:value-type="float" office:value="16755" calcext:value-type="float">
            <text:p>16755.0</text:p>
          </table:table-cell>
          <table:table-cell office:value-type="float" office:value="23208" calcext:value-type="float">
            <text:p>23208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style-name="ce1"/>
          <table:table-cell office:value-type="float" office:value="16855" calcext:value-type="float">
            <text:p>16855.0</text:p>
          </table:table-cell>
          <table:table-cell office:value-type="float" office:value="23181" calcext:value-type="float">
            <text:p>23181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484" calcext:value-type="float">
            <text:p>2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style-name="ce1"/>
          <table:table-cell office:value-type="float" office:value="16645" calcext:value-type="float">
            <text:p>16645.0</text:p>
          </table:table-cell>
          <table:table-cell office:value-type="float" office:value="23247" calcext:value-type="float">
            <text:p>23247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485" calcext:value-type="float">
            <text:p>2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style-name="ce1"/>
          <table:table-cell office:value-type="float" office:value="16858" calcext:value-type="float">
            <text:p>16858.0</text:p>
          </table:table-cell>
          <table:table-cell office:value-type="float" office:value="23185" calcext:value-type="float">
            <text:p>23185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style-name="ce1"/>
          <table:table-cell office:value-type="float" office:value="16568" calcext:value-type="float">
            <text:p>16568.0</text:p>
          </table:table-cell>
          <table:table-cell office:value-type="float" office:value="23285" calcext:value-type="float">
            <text:p>2328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487" calcext:value-type="float">
            <text:p>2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style-name="ce1"/>
          <table:table-cell office:value-type="float" office:value="16866" calcext:value-type="float">
            <text:p>16866.0</text:p>
          </table:table-cell>
          <table:table-cell office:value-type="float" office:value="23183" calcext:value-type="float">
            <text:p>2318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2488" calcext:value-type="float">
            <text:p>2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style-name="ce1"/>
          <table:table-cell office:value-type="float" office:value="16529" calcext:value-type="float">
            <text:p>16529.0</text:p>
          </table:table-cell>
          <table:table-cell office:value-type="float" office:value="23349" calcext:value-type="float">
            <text:p>23349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style-name="ce1"/>
          <table:table-cell office:value-type="float" office:value="16877" calcext:value-type="float">
            <text:p>16877.0</text:p>
          </table:table-cell>
          <table:table-cell office:value-type="float" office:value="23179" calcext:value-type="float">
            <text:p>23179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2490" calcext:value-type="float">
            <text:p>2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style-name="ce1"/>
          <table:table-cell office:value-type="float" office:value="16523" calcext:value-type="float">
            <text:p>16523.0</text:p>
          </table:table-cell>
          <table:table-cell office:value-type="float" office:value="23349" calcext:value-type="float">
            <text:p>23349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491" calcext:value-type="float">
            <text:p>2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style-name="ce1"/>
          <table:table-cell office:value-type="float" office:value="16883" calcext:value-type="float">
            <text:p>16883.0</text:p>
          </table:table-cell>
          <table:table-cell office:value-type="float" office:value="23180" calcext:value-type="float">
            <text:p>23180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519" calcext:value-type="float">
            <text:p>16519.0</text:p>
          </table:table-cell>
          <table:table-cell office:value-type="float" office:value="23342" calcext:value-type="float">
            <text:p>23342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3180" calcext:value-type="float">
            <text:p>23180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style-name="ce1"/>
          <table:table-cell office:value-type="float" office:value="16511" calcext:value-type="float">
            <text:p>16511.0</text:p>
          </table:table-cell>
          <table:table-cell office:value-type="float" office:value="23341" calcext:value-type="float">
            <text:p>23341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2495" calcext:value-type="float">
            <text:p>2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style-name="ce1"/>
          <table:table-cell office:value-type="float" office:value="16888" calcext:value-type="float">
            <text:p>16888.0</text:p>
          </table:table-cell>
          <table:table-cell office:value-type="float" office:value="23174" calcext:value-type="float">
            <text:p>23174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style-name="ce1"/>
          <table:table-cell office:value-type="float" office:value="16501" calcext:value-type="float">
            <text:p>16501.0</text:p>
          </table:table-cell>
          <table:table-cell office:value-type="float" office:value="23344" calcext:value-type="float">
            <text:p>23344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2497" calcext:value-type="float">
            <text:p>2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1"/>
          <table:table-cell office:value-type="float" office:value="16892" calcext:value-type="float">
            <text:p>16892.0</text:p>
          </table:table-cell>
          <table:table-cell office:value-type="float" office:value="23167" calcext:value-type="float">
            <text:p>23167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style-name="ce1"/>
          <table:table-cell office:value-type="float" office:value="16496" calcext:value-type="float">
            <text:p>16496.0</text:p>
          </table:table-cell>
          <table:table-cell office:value-type="float" office:value="23349" calcext:value-type="float">
            <text:p>23349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2499" calcext:value-type="float">
            <text:p>2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style-name="ce1"/>
          <table:table-cell office:value-type="float" office:value="16910" calcext:value-type="float">
            <text:p>16910.0</text:p>
          </table:table-cell>
          <table:table-cell office:value-type="float" office:value="23167" calcext:value-type="float">
            <text:p>2316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style-name="ce1"/>
          <table:table-cell office:value-type="float" office:value="16484" calcext:value-type="float">
            <text:p>16484.0</text:p>
          </table:table-cell>
          <table:table-cell office:value-type="float" office:value="23341" calcext:value-type="float">
            <text:p>23341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01" calcext:value-type="float">
            <text:p>2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style-name="ce1"/>
          <table:table-cell office:value-type="float" office:value="16957" calcext:value-type="float">
            <text:p>16957.0</text:p>
          </table:table-cell>
          <table:table-cell office:value-type="float" office:value="23162" calcext:value-type="float">
            <text:p>23162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style-name="ce1"/>
          <table:table-cell office:value-type="float" office:value="16470" calcext:value-type="float">
            <text:p>16470.0</text:p>
          </table:table-cell>
          <table:table-cell office:value-type="float" office:value="23339" calcext:value-type="float">
            <text:p>23339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style-name="ce1"/>
          <table:table-cell office:value-type="float" office:value="17056" calcext:value-type="float">
            <text:p>17056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style-name="ce1"/>
          <table:table-cell office:value-type="float" office:value="16942" calcext:value-type="float">
            <text:p>16942.0</text:p>
          </table:table-cell>
          <table:table-cell office:value-type="float" office:value="23160" calcext:value-type="float">
            <text:p>23160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2504" calcext:value-type="float">
            <text:p>2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style-name="ce1"/>
          <table:table-cell office:value-type="float" office:value="16464" calcext:value-type="float">
            <text:p>16464.0</text:p>
          </table:table-cell>
          <table:table-cell office:value-type="float" office:value="23340" calcext:value-type="float">
            <text:p>23340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style-name="ce1"/>
          <table:table-cell office:value-type="float" office:value="17142" calcext:value-type="float">
            <text:p>17142.0</text:p>
          </table:table-cell>
          <table:table-cell office:value-type="float" office:value="23163" calcext:value-type="float">
            <text:p>23163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style-name="ce1"/>
          <table:table-cell office:value-type="float" office:value="16933" calcext:value-type="float">
            <text:p>16933.0</text:p>
          </table:table-cell>
          <table:table-cell office:value-type="float" office:value="23154" calcext:value-type="float">
            <text:p>23154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style-name="ce1"/>
          <table:table-cell office:value-type="float" office:value="16455" calcext:value-type="float">
            <text:p>16455.0</text:p>
          </table:table-cell>
          <table:table-cell office:value-type="float" office:value="23344" calcext:value-type="float">
            <text:p>23344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style-name="ce1"/>
          <table:table-cell office:value-type="float" office:value="17202" calcext:value-type="float">
            <text:p>17202.0</text:p>
          </table:table-cell>
          <table:table-cell office:value-type="float" office:value="23170" calcext:value-type="float">
            <text:p>23170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style-name="ce1"/>
          <table:table-cell office:value-type="float" office:value="16937" calcext:value-type="float">
            <text:p>16937.0</text:p>
          </table:table-cell>
          <table:table-cell office:value-type="float" office:value="23148" calcext:value-type="float">
            <text:p>23148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style-name="ce1"/>
          <table:table-cell office:value-type="float" office:value="16454" calcext:value-type="float">
            <text:p>16454.0</text:p>
          </table:table-cell>
          <table:table-cell office:value-type="float" office:value="23357" calcext:value-type="float">
            <text:p>23357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style-name="ce1"/>
          <table:table-cell office:value-type="float" office:value="17248" calcext:value-type="float">
            <text:p>17248.0</text:p>
          </table:table-cell>
          <table:table-cell office:value-type="float" office:value="23177" calcext:value-type="float">
            <text:p>23177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style-name="ce1"/>
          <table:table-cell office:value-type="float" office:value="16951" calcext:value-type="float">
            <text:p>16951.0</text:p>
          </table:table-cell>
          <table:table-cell office:value-type="float" office:value="23136" calcext:value-type="float">
            <text:p>23136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style-name="ce1"/>
          <table:table-cell office:value-type="float" office:value="16449" calcext:value-type="float">
            <text:p>16449.0</text:p>
          </table:table-cell>
          <table:table-cell office:value-type="float" office:value="23360" calcext:value-type="float">
            <text:p>23360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2514" calcext:value-type="float">
            <text:p>2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style-name="ce1"/>
          <table:table-cell office:value-type="float" office:value="17289" calcext:value-type="float">
            <text:p>17289.0</text:p>
          </table:table-cell>
          <table:table-cell office:value-type="float" office:value="23175" calcext:value-type="float">
            <text:p>2317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15" calcext:value-type="float">
            <text:p>2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style-name="ce1"/>
          <table:table-cell office:value-type="float" office:value="16949" calcext:value-type="float">
            <text:p>16949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2516" calcext:value-type="float">
            <text:p>2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style-name="ce1"/>
          <table:table-cell office:value-type="float" office:value="16440" calcext:value-type="float">
            <text:p>16440.0</text:p>
          </table:table-cell>
          <table:table-cell office:value-type="float" office:value="23359" calcext:value-type="float">
            <text:p>23359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style-name="ce1"/>
          <table:table-cell office:value-type="float" office:value="17336" calcext:value-type="float">
            <text:p>17336.0</text:p>
          </table:table-cell>
          <table:table-cell office:value-type="float" office:value="23176" calcext:value-type="float">
            <text:p>23176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18" calcext:value-type="float">
            <text:p>2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style-name="ce1"/>
          <table:table-cell office:value-type="float" office:value="16949" calcext:value-type="float">
            <text:p>16949.0</text:p>
          </table:table-cell>
          <table:table-cell office:value-type="float" office:value="23128" calcext:value-type="float">
            <text:p>23128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2519" calcext:value-type="float">
            <text:p>2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style-name="ce1"/>
          <table:table-cell office:value-type="float" office:value="16423" calcext:value-type="float">
            <text:p>16423.0</text:p>
          </table:table-cell>
          <table:table-cell office:value-type="float" office:value="23352" calcext:value-type="float">
            <text:p>23352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style-name="ce1"/>
          <table:table-cell office:value-type="float" office:value="17412" calcext:value-type="float">
            <text:p>17412.0</text:p>
          </table:table-cell>
          <table:table-cell office:value-type="float" office:value="23168" calcext:value-type="float">
            <text:p>23168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style-name="ce1"/>
          <table:table-cell office:value-type="float" office:value="16937" calcext:value-type="float">
            <text:p>16937.0</text:p>
          </table:table-cell>
          <table:table-cell office:value-type="float" office:value="23130" calcext:value-type="float">
            <text:p>23130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style-name="ce1"/>
          <table:table-cell office:value-type="float" office:value="16387" calcext:value-type="float">
            <text:p>16387.0</text:p>
          </table:table-cell>
          <table:table-cell office:value-type="float" office:value="23339" calcext:value-type="float">
            <text:p>23339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style-name="ce1"/>
          <table:table-cell office:value-type="float" office:value="17557" calcext:value-type="float">
            <text:p>17557.0</text:p>
          </table:table-cell>
          <table:table-cell office:value-type="float" office:value="23151" calcext:value-type="float">
            <text:p>23151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24" calcext:value-type="float">
            <text:p>2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style-name="ce1"/>
          <table:table-cell office:value-type="float" office:value="16934" calcext:value-type="float">
            <text:p>16934.0</text:p>
          </table:table-cell>
          <table:table-cell office:value-type="float" office:value="23136" calcext:value-type="float">
            <text:p>23136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style-name="ce1"/>
          <table:table-cell office:value-type="float" office:value="16357" calcext:value-type="float">
            <text:p>16357.0</text:p>
          </table:table-cell>
          <table:table-cell office:value-type="float" office:value="23324" calcext:value-type="float">
            <text:p>23324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644" calcext:value-type="float">
            <text:p>17644.0</text:p>
          </table:table-cell>
          <table:table-cell office:value-type="float" office:value="23188" calcext:value-type="float">
            <text:p>23188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27" calcext:value-type="float">
            <text:p>252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344" calcext:value-type="float">
            <text:p>16344.0</text:p>
          </table:table-cell>
          <table:table-cell office:value-type="float" office:value="23309" calcext:value-type="float">
            <text:p>23309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style-name="ce1"/>
          <table:table-cell office:value-type="float" office:value="17755" calcext:value-type="float">
            <text:p>17755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style-name="ce1"/>
          <table:table-cell office:value-type="float" office:value="16332" calcext:value-type="float">
            <text:p>16332.0</text:p>
          </table:table-cell>
          <table:table-cell office:value-type="float" office:value="23306" calcext:value-type="float">
            <text:p>23306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style-name="ce1"/>
          <table:table-cell office:value-type="float" office:value="17891" calcext:value-type="float">
            <text:p>17891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32" calcext:value-type="float">
            <text:p>2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style-name="ce1"/>
          <table:table-cell office:value-type="float" office:value="17753" calcext:value-type="float">
            <text:p>17753.0</text:p>
          </table:table-cell>
          <table:table-cell office:value-type="float" office:value="23219" calcext:value-type="float">
            <text:p>23219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2532" calcext:value-type="float">
            <text:p>2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style-name="ce1"/>
          <table:table-cell office:value-type="float" office:value="16321" calcext:value-type="float">
            <text:p>16321.0</text:p>
          </table:table-cell>
          <table:table-cell office:value-type="float" office:value="23297" calcext:value-type="float">
            <text:p>23297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2533" calcext:value-type="float">
            <text:p>2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style-name="ce1"/>
          <table:table-cell office:value-type="float" office:value="17929" calcext:value-type="float">
            <text:p>17929.0</text:p>
          </table:table-cell>
          <table:table-cell office:value-type="float" office:value="23215" calcext:value-type="float">
            <text:p>23215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style-name="ce1"/>
          <table:table-cell office:value-type="float" office:value="17749" calcext:value-type="float">
            <text:p>17749.0</text:p>
          </table:table-cell>
          <table:table-cell office:value-type="float" office:value="23219" calcext:value-type="float">
            <text:p>23219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style-name="ce1"/>
          <table:table-cell office:value-type="float" office:value="16299" calcext:value-type="float">
            <text:p>16299.0</text:p>
          </table:table-cell>
          <table:table-cell office:value-type="float" office:value="23288" calcext:value-type="float">
            <text:p>23288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style-name="ce1"/>
          <table:table-cell office:value-type="float" office:value="18013" calcext:value-type="float">
            <text:p>18013.0</text:p>
          </table:table-cell>
          <table:table-cell office:value-type="float" office:value="23200" calcext:value-type="float">
            <text:p>23200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style-name="ce1"/>
          <table:table-cell office:value-type="float" office:value="17745" calcext:value-type="float">
            <text:p>17745.0</text:p>
          </table:table-cell>
          <table:table-cell office:value-type="float" office:value="23227" calcext:value-type="float">
            <text:p>23227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style-name="ce1"/>
          <table:table-cell office:value-type="float" office:value="16282" calcext:value-type="float">
            <text:p>16282.0</text:p>
          </table:table-cell>
          <table:table-cell office:value-type="float" office:value="23278" calcext:value-type="float">
            <text:p>23278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2539" calcext:value-type="float">
            <text:p>25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style-name="ce1"/>
          <table:table-cell office:value-type="float" office:value="18073" calcext:value-type="float">
            <text:p>18073.0</text:p>
          </table:table-cell>
          <table:table-cell office:value-type="float" office:value="23171" calcext:value-type="float">
            <text:p>23171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style-name="ce1"/>
          <table:table-cell office:value-type="float" office:value="17760" calcext:value-type="float">
            <text:p>17760.0</text:p>
          </table:table-cell>
          <table:table-cell office:value-type="float" office:value="23241" calcext:value-type="float">
            <text:p>23241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style-name="ce1"/>
          <table:table-cell office:value-type="float" office:value="18174" calcext:value-type="float">
            <text:p>18174.0</text:p>
          </table:table-cell>
          <table:table-cell office:value-type="float" office:value="23085" calcext:value-type="float">
            <text:p>2308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style-name="ce1"/>
          <table:table-cell office:value-type="float" office:value="17762" calcext:value-type="float">
            <text:p>17762.0</text:p>
          </table:table-cell>
          <table:table-cell office:value-type="float" office:value="23244" calcext:value-type="float">
            <text:p>23244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style-name="ce1"/>
          <table:table-cell office:value-type="float" office:value="18228" calcext:value-type="float">
            <text:p>18228.0</text:p>
          </table:table-cell>
          <table:table-cell office:value-type="float" office:value="23045" calcext:value-type="float">
            <text:p>2304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style-name="ce1"/>
          <table:table-cell office:value-type="float" office:value="17767" calcext:value-type="float">
            <text:p>17767.0</text:p>
          </table:table-cell>
          <table:table-cell office:value-type="float" office:value="23248" calcext:value-type="float">
            <text:p>23248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546" calcext:value-type="float">
            <text:p>2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style-name="ce1"/>
          <table:table-cell office:value-type="float" office:value="18278" calcext:value-type="float">
            <text:p>18278.0</text:p>
          </table:table-cell>
          <table:table-cell office:value-type="float" office:value="23005" calcext:value-type="float">
            <text:p>2300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style-name="ce1"/>
          <table:table-cell office:value-type="float" office:value="17765" calcext:value-type="float">
            <text:p>17765.0</text:p>
          </table:table-cell>
          <table:table-cell office:value-type="float" office:value="23246" calcext:value-type="float">
            <text:p>23246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548" calcext:value-type="float">
            <text:p>2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style-name="ce1"/>
          <table:table-cell office:value-type="float" office:value="18308" calcext:value-type="float">
            <text:p>18308.0</text:p>
          </table:table-cell>
          <table:table-cell office:value-type="float" office:value="22982" calcext:value-type="float">
            <text:p>22982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49" calcext:value-type="float">
            <text:p>2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style-name="ce1"/>
          <table:table-cell office:value-type="float" office:value="17756" calcext:value-type="float">
            <text:p>17756.0</text:p>
          </table:table-cell>
          <table:table-cell office:value-type="float" office:value="23243" calcext:value-type="float">
            <text:p>23243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style-name="ce1"/>
          <table:table-cell office:value-type="float" office:value="18333" calcext:value-type="float">
            <text:p>18333.0</text:p>
          </table:table-cell>
          <table:table-cell office:value-type="float" office:value="22946" calcext:value-type="float">
            <text:p>22946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style-name="ce1"/>
          <table:table-cell office:value-type="float" office:value="17748" calcext:value-type="float">
            <text:p>17748.0</text:p>
          </table:table-cell>
          <table:table-cell office:value-type="float" office:value="23236" calcext:value-type="float">
            <text:p>23236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552" calcext:value-type="float">
            <text:p>2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style-name="ce1"/>
          <table:table-cell office:value-type="float" office:value="18361" calcext:value-type="float">
            <text:p>18361.0</text:p>
          </table:table-cell>
          <table:table-cell office:value-type="float" office:value="22911" calcext:value-type="float">
            <text:p>22911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53" calcext:value-type="float">
            <text:p>2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style-name="ce1"/>
          <table:table-cell office:value-type="float" office:value="17747" calcext:value-type="float">
            <text:p>17747.0</text:p>
          </table:table-cell>
          <table:table-cell office:value-type="float" office:value="23237" calcext:value-type="float">
            <text:p>23237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style-name="ce1"/>
          <table:table-cell office:value-type="float" office:value="18381" calcext:value-type="float">
            <text:p>18381.0</text:p>
          </table:table-cell>
          <table:table-cell office:value-type="float" office:value="22847" calcext:value-type="float">
            <text:p>22847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style-name="ce1"/>
          <table:table-cell office:value-type="float" office:value="17745" calcext:value-type="float">
            <text:p>17745.0</text:p>
          </table:table-cell>
          <table:table-cell office:value-type="float" office:value="23237" calcext:value-type="float">
            <text:p>23237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style-name="ce1"/>
          <table:table-cell office:value-type="float" office:value="18388" calcext:value-type="float">
            <text:p>18388.0</text:p>
          </table:table-cell>
          <table:table-cell office:value-type="float" office:value="22807" calcext:value-type="float">
            <text:p>22807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style-name="ce1"/>
          <table:table-cell office:value-type="float" office:value="17741" calcext:value-type="float">
            <text:p>17741.0</text:p>
          </table:table-cell>
          <table:table-cell office:value-type="float" office:value="23242" calcext:value-type="float">
            <text:p>2324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558" calcext:value-type="float">
            <text:p>2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style-name="ce1"/>
          <table:table-cell office:value-type="float" office:value="18401" calcext:value-type="float">
            <text:p>18401.0</text:p>
          </table:table-cell>
          <table:table-cell office:value-type="float" office:value="22765" calcext:value-type="float">
            <text:p>2276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59" calcext:value-type="float">
            <text:p>2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style-name="ce1"/>
          <table:table-cell office:value-type="float" office:value="18419" calcext:value-type="float">
            <text:p>18419.0</text:p>
          </table:table-cell>
          <table:table-cell office:value-type="float" office:value="22705" calcext:value-type="float">
            <text:p>22705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style-name="ce1"/>
          <table:table-cell office:value-type="float" office:value="18423" calcext:value-type="float">
            <text:p>18423.0</text:p>
          </table:table-cell>
          <table:table-cell office:value-type="float" office:value="22700" calcext:value-type="float">
            <text:p>22700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562" calcext:value-type="float">
            <text:p>2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style-name="ce1"/>
          <table:table-cell office:value-type="float" office:value="18428" calcext:value-type="float">
            <text:p>18428.0</text:p>
          </table:table-cell>
          <table:table-cell office:value-type="float" office:value="22642" calcext:value-type="float">
            <text:p>22642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style-name="ce1"/>
          <table:table-cell office:value-type="float" office:value="18433" calcext:value-type="float">
            <text:p>18433.0</text:p>
          </table:table-cell>
          <table:table-cell office:value-type="float" office:value="22620" calcext:value-type="float">
            <text:p>22620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style-name="ce1"/>
          <table:table-cell office:value-type="float" office:value="18442" calcext:value-type="float">
            <text:p>18442.0</text:p>
          </table:table-cell>
          <table:table-cell office:value-type="float" office:value="22608" calcext:value-type="float">
            <text:p>22608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style-name="ce1"/>
          <table:table-cell office:value-type="float" office:value="18447" calcext:value-type="float">
            <text:p>18447.0</text:p>
          </table:table-cell>
          <table:table-cell office:value-type="float" office:value="22600" calcext:value-type="float">
            <text:p>22600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2566" calcext:value-type="float">
            <text:p>2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style-name="ce1"/>
          <table:table-cell office:value-type="float" office:value="18468" calcext:value-type="float">
            <text:p>18468.0</text:p>
          </table:table-cell>
          <table:table-cell office:value-type="float" office:value="22590" calcext:value-type="float">
            <text:p>22590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style-name="ce1"/>
          <table:table-cell office:value-type="float" office:value="18490" calcext:value-type="float">
            <text:p>18490.0</text:p>
          </table:table-cell>
          <table:table-cell office:value-type="float" office:value="22562" calcext:value-type="float">
            <text:p>22562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style-name="ce1"/>
          <table:table-cell office:value-type="float" office:value="18496" calcext:value-type="float">
            <text:p>18496.0</text:p>
          </table:table-cell>
          <table:table-cell office:value-type="float" office:value="22553" calcext:value-type="float">
            <text:p>22553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540" calcext:value-type="float">
            <text:p>22540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style-name="ce1"/>
          <table:table-cell office:value-type="float" office:value="18499" calcext:value-type="float">
            <text:p>18499.0</text:p>
          </table:table-cell>
          <table:table-cell office:value-type="float" office:value="22538" calcext:value-type="float">
            <text:p>22538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style-name="ce1"/>
          <table:table-cell office:value-type="float" office:value="18501" calcext:value-type="float">
            <text:p>18501.0</text:p>
          </table:table-cell>
          <table:table-cell office:value-type="float" office:value="22535" calcext:value-type="float">
            <text:p>22535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style-name="ce1"/>
          <table:table-cell office:value-type="float" office:value="18502" calcext:value-type="float">
            <text:p>18502.0</text:p>
          </table:table-cell>
          <table:table-cell office:value-type="float" office:value="22528" calcext:value-type="float">
            <text:p>22528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style-name="ce1"/>
          <table:table-cell office:value-type="float" office:value="18507" calcext:value-type="float">
            <text:p>18507.0</text:p>
          </table:table-cell>
          <table:table-cell office:value-type="float" office:value="22512" calcext:value-type="float">
            <text:p>22512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574" calcext:value-type="float">
            <text:p>2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style-name="ce1"/>
          <table:table-cell office:value-type="float" office:value="18515" calcext:value-type="float">
            <text:p>18515.0</text:p>
          </table:table-cell>
          <table:table-cell office:value-type="float" office:value="22484" calcext:value-type="float">
            <text:p>22484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style-name="ce1"/>
          <table:table-cell office:value-type="float" office:value="18496" calcext:value-type="float">
            <text:p>18496.0</text:p>
          </table:table-cell>
          <table:table-cell office:value-type="float" office:value="22454" calcext:value-type="float">
            <text:p>22454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576" calcext:value-type="float">
            <text:p>2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style-name="ce1"/>
          <table:table-cell office:value-type="float" office:value="18467" calcext:value-type="float">
            <text:p>18467.0</text:p>
          </table:table-cell>
          <table:table-cell office:value-type="float" office:value="22421" calcext:value-type="float">
            <text:p>22421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577" calcext:value-type="float">
            <text:p>2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style-name="ce1"/>
          <table:table-cell office:value-type="float" office:value="18456" calcext:value-type="float">
            <text:p>18456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style-name="ce1"/>
          <table:table-cell office:value-type="float" office:value="18447" calcext:value-type="float">
            <text:p>18447.0</text:p>
          </table:table-cell>
          <table:table-cell office:value-type="float" office:value="22415" calcext:value-type="float">
            <text:p>22415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style-name="ce1"/>
          <table:table-cell office:value-type="float" office:value="18437" calcext:value-type="float">
            <text:p>18437.0</text:p>
          </table:table-cell>
          <table:table-cell office:value-type="float" office:value="22412" calcext:value-type="float">
            <text:p>22412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style-name="ce1"/>
          <table:table-cell office:value-type="float" office:value="18433" calcext:value-type="float">
            <text:p>18433.0</text:p>
          </table:table-cell>
          <table:table-cell office:value-type="float" office:value="22408" calcext:value-type="float">
            <text:p>22408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style-name="ce1"/>
          <table:table-cell office:value-type="float" office:value="18432" calcext:value-type="float">
            <text:p>18432.0</text:p>
          </table:table-cell>
          <table:table-cell office:value-type="float" office:value="22347" calcext:value-type="float">
            <text:p>22347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582" calcext:value-type="float">
            <text:p>2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style-name="ce1"/>
          <table:table-cell office:value-type="float" office:value="18439" calcext:value-type="float">
            <text:p>18439.0</text:p>
          </table:table-cell>
          <table:table-cell office:value-type="float" office:value="22302" calcext:value-type="float">
            <text:p>22302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style-name="ce1"/>
          <table:table-cell office:value-type="float" office:value="18402" calcext:value-type="float">
            <text:p>18402.0</text:p>
          </table:table-cell>
          <table:table-cell office:value-type="float" office:value="22259" calcext:value-type="float">
            <text:p>22259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style-name="ce1"/>
          <table:table-cell office:value-type="float" office:value="18392" calcext:value-type="float">
            <text:p>18392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style-name="ce1"/>
          <table:table-cell office:value-type="float" office:value="18392" calcext:value-type="float">
            <text:p>18392.0</text:p>
          </table:table-cell>
          <table:table-cell office:value-type="float" office:value="22194" calcext:value-type="float">
            <text:p>22194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style-name="ce1"/>
          <table:table-cell office:value-type="float" office:value="18407" calcext:value-type="float">
            <text:p>18407.0</text:p>
          </table:table-cell>
          <table:table-cell office:value-type="float" office:value="22170" calcext:value-type="float">
            <text:p>22170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style-name="ce1"/>
          <table:table-cell office:value-type="float" office:value="18398" calcext:value-type="float">
            <text:p>18398.0</text:p>
          </table:table-cell>
          <table:table-cell office:value-type="float" office:value="22187" calcext:value-type="float">
            <text:p>22187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2587" calcext:value-type="float">
            <text:p>2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style-name="ce1"/>
          <table:table-cell office:value-type="float" office:value="18408" calcext:value-type="float">
            <text:p>18408.0</text:p>
          </table:table-cell>
          <table:table-cell office:value-type="float" office:value="22168" calcext:value-type="float">
            <text:p>22168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588" calcext:value-type="float">
            <text:p>2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style-name="ce1"/>
          <table:table-cell office:value-type="float" office:value="18397" calcext:value-type="float">
            <text:p>18397.0</text:p>
          </table:table-cell>
          <table:table-cell office:value-type="float" office:value="22187" calcext:value-type="float">
            <text:p>22187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style-name="ce1"/>
          <table:table-cell office:value-type="float" office:value="18417" calcext:value-type="float">
            <text:p>18417.0</text:p>
          </table:table-cell>
          <table:table-cell office:value-type="float" office:value="22165" calcext:value-type="float">
            <text:p>22165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style-name="ce1"/>
          <table:table-cell office:value-type="float" office:value="18390" calcext:value-type="float">
            <text:p>18390.0</text:p>
          </table:table-cell>
          <table:table-cell office:value-type="float" office:value="22202" calcext:value-type="float">
            <text:p>22202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style-name="ce1"/>
          <table:table-cell office:value-type="float" office:value="18428" calcext:value-type="float">
            <text:p>18428.0</text:p>
          </table:table-cell>
          <table:table-cell office:value-type="float" office:value="22157" calcext:value-type="float">
            <text:p>2215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592" calcext:value-type="float">
            <text:p>2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style-name="ce1"/>
          <table:table-cell office:value-type="float" office:value="18397" calcext:value-type="float">
            <text:p>18397.0</text:p>
          </table:table-cell>
          <table:table-cell office:value-type="float" office:value="22215" calcext:value-type="float">
            <text:p>2221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593" calcext:value-type="float">
            <text:p>2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style-name="ce1"/>
          <table:table-cell office:value-type="float" office:value="18426" calcext:value-type="float">
            <text:p>18426.0</text:p>
          </table:table-cell>
          <table:table-cell office:value-type="float" office:value="22177" calcext:value-type="float">
            <text:p>22177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style-name="ce1"/>
          <table:table-cell office:value-type="float" office:value="18400" calcext:value-type="float">
            <text:p>18400.0</text:p>
          </table:table-cell>
          <table:table-cell office:value-type="float" office:value="22217" calcext:value-type="float">
            <text:p>2221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style-name="ce1"/>
          <table:table-cell office:value-type="float" office:value="18426" calcext:value-type="float">
            <text:p>18426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401" calcext:value-type="float">
            <text:p>18401.0</text:p>
          </table:table-cell>
          <table:table-cell office:value-type="float" office:value="22218" calcext:value-type="float">
            <text:p>22218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ce1"/>
          <table:table-cell office:value-type="float" office:value="18354" calcext:value-type="float">
            <text:p>18354.0</text:p>
          </table:table-cell>
          <table:table-cell office:value-type="float" office:value="22359" calcext:value-type="float">
            <text:p>22359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599" calcext:value-type="float">
            <text:p>2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style-name="ce1"/>
          <table:table-cell office:value-type="float" office:value="18354" calcext:value-type="float">
            <text:p>18354.0</text:p>
          </table:table-cell>
          <table:table-cell office:value-type="float" office:value="22363" calcext:value-type="float">
            <text:p>22363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style-name="ce1"/>
          <table:table-cell office:value-type="float" office:value="18358" calcext:value-type="float">
            <text:p>18358.0</text:p>
          </table:table-cell>
          <table:table-cell office:value-type="float" office:value="22362" calcext:value-type="float">
            <text:p>22362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style-name="ce1"/>
          <table:table-cell office:value-type="float" office:value="18358" calcext:value-type="float">
            <text:p>18358.0</text:p>
          </table:table-cell>
          <table:table-cell office:value-type="float" office:value="22366" calcext:value-type="float">
            <text:p>22366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 table:number-rows-repeated="104597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5:42:05.261885631</dc:date>
    <meta:document-statistic meta:table-count="1" meta:cell-count="15715" meta:object-count="0"/>
    <meta:generator>LibreOffice/4.2.8.2$Linux_X86_64 LibreOffice_project/420m0$Build-2</meta:generator>
  </office:meta>
</office:document-meta>
</file>